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6cm"/>
    </style:style>
    <style:style style:name="co2" style:family="table-column">
      <style:table-column-properties fo:break-before="auto" style:column-width="3.276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1.452cm"/>
    </style:style>
    <style:style style:name="co5" style:family="table-column">
      <style:table-column-properties fo:break-before="auto" style:column-width="3.385cm"/>
    </style:style>
    <style:style style:name="co6" style:family="table-column">
      <style:table-column-properties fo:break-before="auto" style:column-width="1.261cm"/>
    </style:style>
    <style:style style:name="co7" style:family="table-column">
      <style:table-column-properties fo:break-before="auto" style:column-width="1.207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2.24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01" table:style-name="ta1">
        <table:shapes>
          <draw:frame draw:z-index="0" draw:style-name="gr1" draw:text-style-name="P1" svg:width="22.716cm" svg:height="12.777cm" svg:x="24.385cm" svg:y="5.046cm">
            <draw:object draw:notify-on-update-of-ranges="test01.B1:test01.B1 test01.B2:test01.B894 test01.F1:test01.F1 test01.F2:test01.F894 test01.M1:test01.M1 test01.M2:test01.M89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2.5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01</text:p>
          </table:table-cell>
          <table:table-cell table:style-name="ce1" office:value-type="string" calcext:value-type="string">
            <text:p>Test model params</text:p>
          </table:table-cell>
          <table:table-cell/>
          <table:table-cell office:value-type="string" calcext:value-type="string">
            <text:p>Est (adjusted)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3.4054554068129" calcext:value-type="float">
            <text:p>43.4054554068129</text:p>
          </table:table-cell>
          <table:table-cell office:value-type="float" office:value="-97" calcext:value-type="float">
            <text:p>-9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75.8577575029184" calcext:value-type="float">
            <text:p>75.8577575029184</text:p>
          </table:table-cell>
          <table:table-cell table:number-columns-repeated="4"/>
          <table:table-cell office:value-type="string" calcext:value-type="string">
            <text:p>A</text:p>
          </table:table-cell>
          <table:table-cell office:value-type="float" office:value="-49" calcext:value-type="float">
            <text:p>-49</text:p>
          </table:table-cell>
          <table:table-cell table:formula="of:=10^(([.$L$2]-[.D2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43.4021755840081" calcext:value-type="float">
            <text:p>43.4021755840081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75.8577575029184" calcext:value-type="float">
            <text:p>75.8577575029184</text:p>
          </table:table-cell>
          <table:table-cell table:number-columns-repeated="4"/>
          <table:table-cell office:value-type="string" calcext:value-type="string">
            <text:p>n</text:p>
          </table:table-cell>
          <table:table-cell office:value-type="float" office:value="3" calcext:value-type="float">
            <text:p>3</text:p>
          </table:table-cell>
          <table:table-cell table:formula="of:=10^(([.$L$2]-[.D3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3.3923850761102" calcext:value-type="float">
            <text:p>43.3923850761102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75.8577575029184" calcext:value-type="float">
            <text:p>75.8577575029184</text:p>
          </table:table-cell>
          <table:table-cell table:number-columns-repeated="6"/>
          <table:table-cell table:formula="of:=10^(([.$L$2]-[.D4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3.3921289637132" calcext:value-type="float">
            <text:p>43.3921289637132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75.8577575029184" calcext:value-type="float">
            <text:p>75.8577575029184</text:p>
          </table:table-cell>
          <table:table-cell table:number-columns-repeated="6"/>
          <table:table-cell table:formula="of:=10^(([.$L$2]-[.D5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3.3897682929064" calcext:value-type="float">
            <text:p>43.3897682929064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75.8577575029184" calcext:value-type="float">
            <text:p>75.8577575029184</text:p>
          </table:table-cell>
          <table:table-cell table:number-columns-repeated="6"/>
          <table:table-cell table:formula="of:=10^(([.$L$2]-[.D6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.3878594765399" calcext:value-type="float">
            <text:p>43.3878594765399</text:p>
          </table:table-cell>
          <table:table-cell table:number-columns-repeated="3" office:value-type="float" office:value="-96" calcext:value-type="float">
            <text:p>-96</text:p>
          </table:table-cell>
          <table:table-cell office:value-type="float" office:value="75.8577575029184" calcext:value-type="float">
            <text:p>75.8577575029184</text:p>
          </table:table-cell>
          <table:table-cell table:number-columns-repeated="6"/>
          <table:table-cell table:formula="of:=10^(([.$L$2]-[.D7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43.3883928243815" calcext:value-type="float">
            <text:p>43.3883928243815</text:p>
          </table:table-cell>
          <table:table-cell office:value-type="float" office:value="-96" calcext:value-type="float">
            <text:p>-96</text:p>
          </table:table-cell>
          <table:table-cell office:value-type="float" office:value="-98" calcext:value-type="float">
            <text:p>-98</text:p>
          </table:table-cell>
          <table:table-cell office:value-type="float" office:value="-96.002" calcext:value-type="float">
            <text:p>-96.002</text:p>
          </table:table-cell>
          <table:table-cell office:value-type="float" office:value="75.8717323053348" calcext:value-type="float">
            <text:p>75.8717323053348</text:p>
          </table:table-cell>
          <table:table-cell table:number-columns-repeated="6"/>
          <table:table-cell table:formula="of:=10^(([.$L$2]-[.D8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43.3882632469228" calcext:value-type="float">
            <text:p>43.3882632469228</text:p>
          </table:table-cell>
          <table:table-cell office:value-type="float" office:value="-87" calcext:value-type="float">
            <text:p>-87</text:p>
          </table:table-cell>
          <table:table-cell office:value-type="float" office:value="-98" calcext:value-type="float">
            <text:p>-98</text:p>
          </table:table-cell>
          <table:table-cell office:value-type="float" office:value="-96.003998" calcext:value-type="float">
            <text:p>-96.003998</text:p>
          </table:table-cell>
          <table:table-cell office:value-type="float" office:value="75.8856957035792" calcext:value-type="float">
            <text:p>75.8856957035792</text:p>
          </table:table-cell>
          <table:table-cell table:number-columns-repeated="6"/>
          <table:table-cell table:formula="of:=10^(([.$L$2]-[.D9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43.3823565219605" calcext:value-type="float">
            <text:p>43.382356521960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05994002" calcext:value-type="float">
            <text:p>-96.005994002</text:p>
          </table:table-cell>
          <table:table-cell office:value-type="float" office:value="75.8996477043889" calcext:value-type="float">
            <text:p>75.8996477043889</text:p>
          </table:table-cell>
          <table:table-cell table:number-columns-repeated="6"/>
          <table:table-cell table:formula="of:=10^(([.$L$2]-[.D10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3.3822856694887" calcext:value-type="float">
            <text:p>43.3822856694887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6.008988007998" calcext:value-type="float">
            <text:p>-96.008988007998</text:p>
          </table:table-cell>
          <table:table-cell office:value-type="float" office:value="75.9205805363742" calcext:value-type="float">
            <text:p>75.9205805363742</text:p>
          </table:table-cell>
          <table:table-cell table:number-columns-repeated="6"/>
          <table:table-cell table:formula="of:=10^(([.$L$2]-[.D11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3.3829759446894" calcext:value-type="float">
            <text:p>43.3829759446894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6.01197901999" calcext:value-type="float">
            <text:p>-96.01197901999</text:p>
          </table:table-cell>
          <table:table-cell office:value-type="float" office:value="75.9414982000649" calcext:value-type="float">
            <text:p>75.9414982000649</text:p>
          </table:table-cell>
          <table:table-cell table:number-columns-repeated="6"/>
          <table:table-cell table:formula="of:=10^(([.$L$2]-[.D12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3.3850350117331" calcext:value-type="float">
            <text:p>43.3850350117331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.01396704097" calcext:value-type="float">
            <text:p>-96.01396704097</text:p>
          </table:table-cell>
          <table:table-cell office:value-type="float" office:value="75.9554046272179" calcext:value-type="float">
            <text:p>75.9554046272179</text:p>
          </table:table-cell>
          <table:table-cell table:number-columns-repeated="6"/>
          <table:table-cell table:formula="of:=10^(([.$L$2]-[.D13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3.3862301070475" calcext:value-type="float">
            <text:p>43.386230107047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15953073929" calcext:value-type="float">
            <text:p>-96.015953073929</text:p>
          </table:table-cell>
          <table:table-cell office:value-type="float" office:value="75.9692996906735" calcext:value-type="float">
            <text:p>75.9692996906735</text:p>
          </table:table-cell>
          <table:table-cell table:number-columns-repeated="6"/>
          <table:table-cell table:formula="of:=10^(([.$L$2]-[.D14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3.3878390030287" calcext:value-type="float">
            <text:p>43.3878390030287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.0179371208551" calcext:value-type="float">
            <text:p>-96.0179371208551</text:p>
          </table:table-cell>
          <table:table-cell office:value-type="float" office:value="75.9831833971769" calcext:value-type="float">
            <text:p>75.9831833971769</text:p>
          </table:table-cell>
          <table:table-cell table:number-columns-repeated="6"/>
          <table:table-cell table:formula="of:=10^(([.$L$2]-[.D15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43.3908059242352" calcext:value-type="float">
            <text:p>43.390805924235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199191837343" calcext:value-type="float">
            <text:p>-96.0199191837343</text:p>
          </table:table-cell>
          <table:table-cell office:value-type="float" office:value="75.9970557534743" calcext:value-type="float">
            <text:p>75.9970557534743</text:p>
          </table:table-cell>
          <table:table-cell table:number-columns-repeated="6"/>
          <table:table-cell table:formula="of:=10^(([.$L$2]-[.D16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43.4006956869718" calcext:value-type="float">
            <text:p>43.4006956869718</text:p>
          </table:table-cell>
          <table:table-cell office:value-type="float" office:value="-83" calcext:value-type="float">
            <text:p>-83</text:p>
          </table:table-cell>
          <table:table-cell office:value-type="float" office:value="-98" calcext:value-type="float">
            <text:p>-98</text:p>
          </table:table-cell>
          <table:table-cell office:value-type="float" office:value="-96.0218992645505" calcext:value-type="float">
            <text:p>-96.0218992645505</text:p>
          </table:table-cell>
          <table:table-cell office:value-type="float" office:value="76.010916766313" calcext:value-type="float">
            <text:p>76.010916766313</text:p>
          </table:table-cell>
          <table:table-cell table:number-columns-repeated="6"/>
          <table:table-cell table:formula="of:=10^(([.$L$2]-[.D17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43.4035241698803" calcext:value-type="float">
            <text:p>43.4035241698803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23877365286" calcext:value-type="float">
            <text:p>-96.023877365286</text:p>
          </table:table-cell>
          <table:table-cell office:value-type="float" office:value="76.0247664424415" calcext:value-type="float">
            <text:p>76.0247664424415</text:p>
          </table:table-cell>
          <table:table-cell table:number-columns-repeated="6"/>
          <table:table-cell table:formula="of:=10^(([.$L$2]-[.D18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43.4048937599946" calcext:value-type="float">
            <text:p>43.4048937599946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.0258534879207" calcext:value-type="float">
            <text:p>-96.0258534879207</text:p>
          </table:table-cell>
          <table:table-cell office:value-type="float" office:value="76.0386047886095" calcext:value-type="float">
            <text:p>76.0386047886095</text:p>
          </table:table-cell>
          <table:table-cell table:number-columns-repeated="6"/>
          <table:table-cell table:formula="of:=10^(([.$L$2]-[.D19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3.4048937599946" calcext:value-type="float">
            <text:p>43.404893759994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278276344328" calcext:value-type="float">
            <text:p>-96.0278276344328</text:p>
          </table:table-cell>
          <table:table-cell office:value-type="float" office:value="76.0524318115677" calcext:value-type="float">
            <text:p>76.0524318115677</text:p>
          </table:table-cell>
          <table:table-cell table:number-columns-repeated="6"/>
          <table:table-cell table:formula="of:=10^(([.$L$2]-[.D20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3.4043603072095" calcext:value-type="float">
            <text:p>43.404360307209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297998067983" calcext:value-type="float">
            <text:p>-96.0297998067983</text:p>
          </table:table-cell>
          <table:table-cell office:value-type="float" office:value="76.0662475180682" calcext:value-type="float">
            <text:p>76.0662475180682</text:p>
          </table:table-cell>
          <table:table-cell table:number-columns-repeated="6"/>
          <table:table-cell table:formula="of:=10^(([.$L$2]-[.D21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3.4016211019358" calcext:value-type="float">
            <text:p>43.4016211019358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.0317700069915" calcext:value-type="float">
            <text:p>-96.0317700069915</text:p>
          </table:table-cell>
          <table:table-cell office:value-type="float" office:value="76.0800519148637" calcext:value-type="float">
            <text:p>76.0800519148637</text:p>
          </table:table-cell>
          <table:table-cell table:number-columns-repeated="6"/>
          <table:table-cell table:formula="of:=10^(([.$L$2]-[.D22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3.3978953908525" calcext:value-type="float">
            <text:p>43.397895390852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337382369846" calcext:value-type="float">
            <text:p>-96.0337382369846</text:p>
          </table:table-cell>
          <table:table-cell office:value-type="float" office:value="76.0938450087084" calcext:value-type="float">
            <text:p>76.0938450087084</text:p>
          </table:table-cell>
          <table:table-cell table:number-columns-repeated="6"/>
          <table:table-cell table:formula="of:=10^(([.$L$2]-[.D23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43.3971311437274" calcext:value-type="float">
            <text:p>43.3971311437274</text:p>
          </table:table-cell>
          <table:table-cell office:value-type="float" office:value="-98" calcext:value-type="float">
            <text:p>-98</text:p>
          </table:table-cell>
          <table:table-cell office:value-type="float" office:value="-99" calcext:value-type="float">
            <text:p>-99</text:p>
          </table:table-cell>
          <table:table-cell office:value-type="float" office:value="-96.0367044987476" calcext:value-type="float">
            <text:p>-96.0367044987476</text:p>
          </table:table-cell>
          <table:table-cell office:value-type="float" office:value="76.1146369006573" calcext:value-type="float">
            <text:p>76.1146369006573</text:p>
          </table:table-cell>
          <table:table-cell table:number-columns-repeated="6"/>
          <table:table-cell table:formula="of:=10^(([.$L$2]-[.D24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43.3970603601443" calcext:value-type="float">
            <text:p>43.3970603601443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6.0396677942488" calcext:value-type="float">
            <text:p>-96.0396677942488</text:p>
          </table:table-cell>
          <table:table-cell office:value-type="float" office:value="76.1354136733741" calcext:value-type="float">
            <text:p>76.1354136733741</text:p>
          </table:table-cell>
          <table:table-cell table:number-columns-repeated="6"/>
          <table:table-cell table:formula="of:=10^(([.$L$2]-[.D25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3.3958478722628" calcext:value-type="float">
            <text:p>43.3958478722628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416281264546" calcext:value-type="float">
            <text:p>-96.0416281264546</text:p>
          </table:table-cell>
          <table:table-cell office:value-type="float" office:value="76.1491614122291" calcext:value-type="float">
            <text:p>76.1491614122291</text:p>
          </table:table-cell>
          <table:table-cell table:number-columns-repeated="6"/>
          <table:table-cell table:formula="of:=10^(([.$L$2]-[.D26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3.3971240552285" calcext:value-type="float">
            <text:p>43.3971240552285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.0435864983281" calcext:value-type="float">
            <text:p>-96.0435864983281</text:p>
          </table:table-cell>
          <table:table-cell office:value-type="float" office:value="76.162897882046" calcext:value-type="float">
            <text:p>76.162897882046</text:p>
          </table:table-cell>
          <table:table-cell table:number-columns-repeated="6"/>
          <table:table-cell table:formula="of:=10^(([.$L$2]-[.D27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43.3965730469804" calcext:value-type="float">
            <text:p>43.3965730469804</text:p>
          </table:table-cell>
          <table:table-cell office:value-type="float" office:value="-99" calcext:value-type="float">
            <text:p>-99</text:p>
          </table:table-cell>
          <table:table-cell office:value-type="float" office:value="-98" calcext:value-type="float">
            <text:p>-98</text:p>
          </table:table-cell>
          <table:table-cell office:value-type="float" office:value="-96.0455429118298" calcext:value-type="float">
            <text:p>-96.0455429118298</text:p>
          </table:table-cell>
          <table:table-cell office:value-type="float" office:value="76.1766230895851" calcext:value-type="float">
            <text:p>76.1766230895851</text:p>
          </table:table-cell>
          <table:table-cell table:number-columns-repeated="6"/>
          <table:table-cell table:formula="of:=10^(([.$L$2]-[.D28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43.3964597677935" calcext:value-type="float">
            <text:p>43.396459767793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47497368918" calcext:value-type="float">
            <text:p>-96.047497368918</text:p>
          </table:table-cell>
          <table:table-cell office:value-type="float" office:value="76.1903370416078" calcext:value-type="float">
            <text:p>76.1903370416078</text:p>
          </table:table-cell>
          <table:table-cell table:number-columns-repeated="6"/>
          <table:table-cell table:formula="of:=10^(([.$L$2]-[.D29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43.395981486092" calcext:value-type="float">
            <text:p>43.39598148609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494498715491" calcext:value-type="float">
            <text:p>-96.0494498715491</text:p>
          </table:table-cell>
          <table:table-cell office:value-type="float" office:value="76.2040397448765" calcext:value-type="float">
            <text:p>76.2040397448765</text:p>
          </table:table-cell>
          <table:table-cell table:number-columns-repeated="6"/>
          <table:table-cell table:formula="of:=10^(([.$L$2]-[.D30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43.3953596251171" calcext:value-type="float">
            <text:p>43.395359625117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514004216775" calcext:value-type="float">
            <text:p>-96.0514004216775</text:p>
          </table:table-cell>
          <table:table-cell office:value-type="float" office:value="76.2177312061543" calcext:value-type="float">
            <text:p>76.2177312061543</text:p>
          </table:table-cell>
          <table:table-cell table:number-columns-repeated="6"/>
          <table:table-cell table:formula="of:=10^(([.$L$2]-[.D31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3.3962933354786" calcext:value-type="float">
            <text:p>43.396293335478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533490212558" calcext:value-type="float">
            <text:p>-96.0533490212558</text:p>
          </table:table-cell>
          <table:table-cell office:value-type="float" office:value="76.2314114322057" calcext:value-type="float">
            <text:p>76.2314114322057</text:p>
          </table:table-cell>
          <table:table-cell table:number-columns-repeated="6"/>
          <table:table-cell table:formula="of:=10^(([.$L$2]-[.D32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43.3971251068404" calcext:value-type="float">
            <text:p>43.3971251068404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552956722346" calcext:value-type="float">
            <text:p>-96.0552956722346</text:p>
          </table:table-cell>
          <table:table-cell office:value-type="float" office:value="76.2450804297955" calcext:value-type="float">
            <text:p>76.2450804297955</text:p>
          </table:table-cell>
          <table:table-cell table:number-columns-repeated="6"/>
          <table:table-cell table:formula="of:=10^(([.$L$2]-[.D33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43.397825962783" calcext:value-type="float">
            <text:p>43.397825962783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572403765623" calcext:value-type="float">
            <text:p>-96.0572403765623</text:p>
          </table:table-cell>
          <table:table-cell office:value-type="float" office:value="76.2587382056904" calcext:value-type="float">
            <text:p>76.2587382056904</text:p>
          </table:table-cell>
          <table:table-cell table:number-columns-repeated="6"/>
          <table:table-cell table:formula="of:=10^(([.$L$2]-[.D34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3.3977482003938" calcext:value-type="float">
            <text:p>43.3977482003938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591831361858" calcext:value-type="float">
            <text:p>-96.0591831361858</text:p>
          </table:table-cell>
          <table:table-cell office:value-type="float" office:value="76.2723847666569" calcext:value-type="float">
            <text:p>76.2723847666569</text:p>
          </table:table-cell>
          <table:table-cell table:number-columns-repeated="6"/>
          <table:table-cell table:formula="of:=10^(([.$L$2]-[.D35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43.3980419363132" calcext:value-type="float">
            <text:p>43.398041936313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611239530496" calcext:value-type="float">
            <text:p>-96.0611239530496</text:p>
          </table:table-cell>
          <table:table-cell office:value-type="float" office:value="76.2860201194633" calcext:value-type="float">
            <text:p>76.2860201194633</text:p>
          </table:table-cell>
          <table:table-cell table:number-columns-repeated="6"/>
          <table:table-cell table:formula="of:=10^(([.$L$2]-[.D36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3.3960979411608" calcext:value-type="float">
            <text:p>43.3960979411608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630628290965" calcext:value-type="float">
            <text:p>-96.0630628290965</text:p>
          </table:table-cell>
          <table:table-cell office:value-type="float" office:value="76.2996442708783" calcext:value-type="float">
            <text:p>76.2996442708783</text:p>
          </table:table-cell>
          <table:table-cell table:number-columns-repeated="6"/>
          <table:table-cell table:formula="of:=10^(([.$L$2]-[.D37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43.3960284305047" calcext:value-type="float">
            <text:p>43.3960284305047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649997662674" calcext:value-type="float">
            <text:p>-96.0649997662674</text:p>
          </table:table-cell>
          <table:table-cell office:value-type="float" office:value="76.3132572276717" calcext:value-type="float">
            <text:p>76.3132572276717</text:p>
          </table:table-cell>
          <table:table-cell table:number-columns-repeated="6"/>
          <table:table-cell table:formula="of:=10^(([.$L$2]-[.D38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43.3945066987596" calcext:value-type="float">
            <text:p>43.394506698759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669347665012" calcext:value-type="float">
            <text:p>-96.0669347665012</text:p>
          </table:table-cell>
          <table:table-cell office:value-type="float" office:value="76.3268589966139" calcext:value-type="float">
            <text:p>76.3268589966139</text:p>
          </table:table-cell>
          <table:table-cell table:number-columns-repeated="6"/>
          <table:table-cell table:formula="of:=10^(([.$L$2]-[.D39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43.3924465193626" calcext:value-type="float">
            <text:p>43.392446519362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688678317347" calcext:value-type="float">
            <text:p>-96.0688678317347</text:p>
          </table:table-cell>
          <table:table-cell office:value-type="float" office:value="76.3404495844767" calcext:value-type="float">
            <text:p>76.3404495844767</text:p>
          </table:table-cell>
          <table:table-cell table:number-columns-repeated="6"/>
          <table:table-cell table:formula="of:=10^(([.$L$2]-[.D40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3.3921536767466" calcext:value-type="float">
            <text:p>43.392153676746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707989639029" calcext:value-type="float">
            <text:p>-96.0707989639029</text:p>
          </table:table-cell>
          <table:table-cell office:value-type="float" office:value="76.3540289980322" calcext:value-type="float">
            <text:p>76.3540289980322</text:p>
          </table:table-cell>
          <table:table-cell table:number-columns-repeated="6"/>
          <table:table-cell table:formula="of:=10^(([.$L$2]-[.D41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3.3912384162853" calcext:value-type="float">
            <text:p>43.3912384162853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72728164939" calcext:value-type="float">
            <text:p>-96.072728164939</text:p>
          </table:table-cell>
          <table:table-cell office:value-type="float" office:value="76.3675972440533" calcext:value-type="float">
            <text:p>76.3675972440533</text:p>
          </table:table-cell>
          <table:table-cell table:number-columns-repeated="6"/>
          <table:table-cell table:formula="of:=10^(([.$L$2]-[.D42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3.30293721091" calcext:value-type="float">
            <text:p>43.3029372109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746554367741" calcext:value-type="float">
            <text:p>-96.0746554367741</text:p>
          </table:table-cell>
          <table:table-cell office:value-type="float" office:value="76.3811543293142" calcext:value-type="float">
            <text:p>76.3811543293142</text:p>
          </table:table-cell>
          <table:table-cell table:number-columns-repeated="6"/>
          <table:table-cell table:formula="of:=10^(([.$L$2]-[.D43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43.3015943437735" calcext:value-type="float">
            <text:p>43.301594343773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765807813373" calcext:value-type="float">
            <text:p>-96.0765807813373</text:p>
          </table:table-cell>
          <table:table-cell office:value-type="float" office:value="76.3947002605894" calcext:value-type="float">
            <text:p>76.3947002605894</text:p>
          </table:table-cell>
          <table:table-cell table:number-columns-repeated="6"/>
          <table:table-cell table:formula="of:=10^(([.$L$2]-[.D44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3.3014043162271" calcext:value-type="float">
            <text:p>43.301404316227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78504200556" calcext:value-type="float">
            <text:p>-96.078504200556</text:p>
          </table:table-cell>
          <table:table-cell office:value-type="float" office:value="76.4082350446547" calcext:value-type="float">
            <text:p>76.4082350446547</text:p>
          </table:table-cell>
          <table:table-cell table:number-columns-repeated="6"/>
          <table:table-cell table:formula="of:=10^(([.$L$2]-[.D45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3.3048770354232" calcext:value-type="float">
            <text:p>43.304877035423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804256963554" calcext:value-type="float">
            <text:p>-96.0804256963554</text:p>
          </table:table-cell>
          <table:table-cell office:value-type="float" office:value="76.4217586882862" calcext:value-type="float">
            <text:p>76.4217586882862</text:p>
          </table:table-cell>
          <table:table-cell table:number-columns-repeated="6"/>
          <table:table-cell table:formula="of:=10^(([.$L$2]-[.D46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3.3075499914326" calcext:value-type="float">
            <text:p>43.3075499914326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82345270659" calcext:value-type="float">
            <text:p>-96.082345270659</text:p>
          </table:table-cell>
          <table:table-cell office:value-type="float" office:value="76.4352711982611" calcext:value-type="float">
            <text:p>76.4352711982611</text:p>
          </table:table-cell>
          <table:table-cell table:number-columns-repeated="6"/>
          <table:table-cell table:formula="of:=10^(([.$L$2]-[.D47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43.3080770257248" calcext:value-type="float">
            <text:p>43.3080770257248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842629253884" calcext:value-type="float">
            <text:p>-96.0842629253884</text:p>
          </table:table-cell>
          <table:table-cell office:value-type="float" office:value="76.448772581357" calcext:value-type="float">
            <text:p>76.448772581357</text:p>
          </table:table-cell>
          <table:table-cell table:number-columns-repeated="6"/>
          <table:table-cell table:formula="of:=10^(([.$L$2]-[.D48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3.3090576308039" calcext:value-type="float">
            <text:p>43.3090576308039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86178662463" calcext:value-type="float">
            <text:p>-96.086178662463</text:p>
          </table:table-cell>
          <table:table-cell office:value-type="float" office:value="76.4622628443527" calcext:value-type="float">
            <text:p>76.4622628443527</text:p>
          </table:table-cell>
          <table:table-cell table:number-columns-repeated="6"/>
          <table:table-cell table:formula="of:=10^(([.$L$2]-[.D49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43.3099238593934" calcext:value-type="float">
            <text:p>43.3099238593934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880924838005" calcext:value-type="float">
            <text:p>-96.0880924838005</text:p>
          </table:table-cell>
          <table:table-cell office:value-type="float" office:value="76.4757419940274" calcext:value-type="float">
            <text:p>76.4757419940274</text:p>
          </table:table-cell>
          <table:table-cell table:number-columns-repeated="6"/>
          <table:table-cell table:formula="of:=10^(([.$L$2]-[.D50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43.3111855053624" calcext:value-type="float">
            <text:p>43.3111855053624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900043913167" calcext:value-type="float">
            <text:p>-96.0900043913167</text:p>
          </table:table-cell>
          <table:table-cell office:value-type="float" office:value="76.489210037161" calcext:value-type="float">
            <text:p>76.489210037161</text:p>
          </table:table-cell>
          <table:table-cell table:number-columns-repeated="6"/>
          <table:table-cell table:formula="of:=10^(([.$L$2]-[.D51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3.3125300820125" calcext:value-type="float">
            <text:p>43.312530082012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919143869254" calcext:value-type="float">
            <text:p>-96.0919143869254</text:p>
          </table:table-cell>
          <table:table-cell office:value-type="float" office:value="76.5026669805342" calcext:value-type="float">
            <text:p>76.5026669805342</text:p>
          </table:table-cell>
          <table:table-cell table:number-columns-repeated="6"/>
          <table:table-cell table:formula="of:=10^(([.$L$2]-[.D52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43.3129908267921" calcext:value-type="float">
            <text:p>43.312990826792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938224725385" calcext:value-type="float">
            <text:p>-96.0938224725385</text:p>
          </table:table-cell>
          <table:table-cell office:value-type="float" office:value="76.5161128309285" calcext:value-type="float">
            <text:p>76.5161128309285</text:p>
          </table:table-cell>
          <table:table-cell table:number-columns-repeated="6"/>
          <table:table-cell table:formula="of:=10^(([.$L$2]-[.D53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43.3142096522718" calcext:value-type="float">
            <text:p>43.3142096522718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957286500659" calcext:value-type="float">
            <text:p>-96.0957286500659</text:p>
          </table:table-cell>
          <table:table-cell office:value-type="float" office:value="76.5295475951259" calcext:value-type="float">
            <text:p>76.5295475951259</text:p>
          </table:table-cell>
          <table:table-cell table:number-columns-repeated="6"/>
          <table:table-cell table:formula="of:=10^(([.$L$2]-[.D54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43.3142178345577" calcext:value-type="float">
            <text:p>43.3142178345577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976329214159" calcext:value-type="float">
            <text:p>-96.0976329214159</text:p>
          </table:table-cell>
          <table:table-cell office:value-type="float" office:value="76.5429712799091" calcext:value-type="float">
            <text:p>76.5429712799091</text:p>
          </table:table-cell>
          <table:table-cell table:number-columns-repeated="6"/>
          <table:table-cell table:formula="of:=10^(([.$L$2]-[.D55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43.3123395428082" calcext:value-type="float">
            <text:p>43.312339542808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0995352884945" calcext:value-type="float">
            <text:p>-96.0995352884945</text:p>
          </table:table-cell>
          <table:table-cell office:value-type="float" office:value="76.5563838920616" calcext:value-type="float">
            <text:p>76.5563838920616</text:p>
          </table:table-cell>
          <table:table-cell table:number-columns-repeated="6"/>
          <table:table-cell table:formula="of:=10^(([.$L$2]-[.D56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3.3126855369774" calcext:value-type="float">
            <text:p>43.3126855369774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.101435753206" calcext:value-type="float">
            <text:p>-96.101435753206</text:p>
          </table:table-cell>
          <table:table-cell office:value-type="float" office:value="76.5697854383673" calcext:value-type="float">
            <text:p>76.5697854383673</text:p>
          </table:table-cell>
          <table:table-cell table:number-columns-repeated="6"/>
          <table:table-cell table:formula="of:=10^(([.$L$2]-[.D57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43.3093600884121" calcext:value-type="float">
            <text:p>43.309360088412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1033343174528" calcext:value-type="float">
            <text:p>-96.1033343174528</text:p>
          </table:table-cell>
          <table:table-cell office:value-type="float" office:value="76.583175925611" calcext:value-type="float">
            <text:p>76.583175925611</text:p>
          </table:table-cell>
          <table:table-cell table:number-columns-repeated="6"/>
          <table:table-cell table:formula="of:=10^(([.$L$2]-[.D58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43.3059136218912" calcext:value-type="float">
            <text:p>43.3059136218912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1052309831353" calcext:value-type="float">
            <text:p>-96.1052309831353</text:p>
          </table:table-cell>
          <table:table-cell office:value-type="float" office:value="76.5965553605778" calcext:value-type="float">
            <text:p>76.5965553605778</text:p>
          </table:table-cell>
          <table:table-cell table:number-columns-repeated="6"/>
          <table:table-cell table:formula="of:=10^(([.$L$2]-[.D59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3.3031120548023" calcext:value-type="float">
            <text:p>43.3031120548023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1071257521522" calcext:value-type="float">
            <text:p>-96.1071257521522</text:p>
          </table:table-cell>
          <table:table-cell office:value-type="float" office:value="76.6099237500536" calcext:value-type="float">
            <text:p>76.6099237500536</text:p>
          </table:table-cell>
          <table:table-cell table:number-columns-repeated="6"/>
          <table:table-cell table:formula="of:=10^(([.$L$2]-[.D60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43.3008691896485" calcext:value-type="float">
            <text:p>43.3008691896485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1090186264" calcext:value-type="float">
            <text:p>-96.1090186264</text:p>
          </table:table-cell>
          <table:table-cell office:value-type="float" office:value="76.6232811008249" calcext:value-type="float">
            <text:p>76.6232811008249</text:p>
          </table:table-cell>
          <table:table-cell table:number-columns-repeated="6"/>
          <table:table-cell table:formula="of:=10^(([.$L$2]-[.D61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3.3022672827906" calcext:value-type="float">
            <text:p>43.3022672827906</text:p>
          </table:table-cell>
          <table:table-cell office:value-type="float" office:value="-97" calcext:value-type="float">
            <text:p>-97</text:p>
          </table:table-cell>
          <table:table-cell office:value-type="float" office:value="-98" calcext:value-type="float">
            <text:p>-98</text:p>
          </table:table-cell>
          <table:table-cell office:value-type="float" office:value="-96.1109096077736" calcext:value-type="float">
            <text:p>-96.1109096077736</text:p>
          </table:table-cell>
          <table:table-cell office:value-type="float" office:value="76.6366274196789" calcext:value-type="float">
            <text:p>76.6366274196789</text:p>
          </table:table-cell>
          <table:table-cell table:number-columns-repeated="6"/>
          <table:table-cell table:formula="of:=10^(([.$L$2]-[.D62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43.3030413213121" calcext:value-type="float">
            <text:p>43.303041321312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1127986981658" calcext:value-type="float">
            <text:p>-96.1127986981658</text:p>
          </table:table-cell>
          <table:table-cell office:value-type="float" office:value="76.649962713403" calcext:value-type="float">
            <text:p>76.649962713403</text:p>
          </table:table-cell>
          <table:table-cell table:number-columns-repeated="6"/>
          <table:table-cell table:formula="of:=10^(([.$L$2]-[.D63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43.3037379526611" calcext:value-type="float">
            <text:p>43.3037379526611</text:p>
          </table:table-cell>
          <table:table-cell table:number-columns-repeated="2" office:value-type="float" office:value="-98" calcext:value-type="float">
            <text:p>-98</text:p>
          </table:table-cell>
          <table:table-cell office:value-type="float" office:value="-96.1146858994677" calcext:value-type="float">
            <text:p>-96.1146858994677</text:p>
          </table:table-cell>
          <table:table-cell office:value-type="float" office:value="76.6632869887854" calcext:value-type="float">
            <text:p>76.6632869887854</text:p>
          </table:table-cell>
          <table:table-cell table:number-columns-repeated="6"/>
          <table:table-cell table:formula="of:=10^(([.$L$2]-[.D64])/(10*[.$L$3]))" office:value-type="float" office:value="42.9866234708228" calcext:value-type="float">
            <text:p>42.986623470822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43.3048142505465" calcext:value-type="float">
            <text:p>43.3048142505465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.1155712135682" calcext:value-type="float">
            <text:p>-96.1155712135682</text:p>
          </table:table-cell>
          <table:table-cell office:value-type="float" office:value="76.6695384019612" calcext:value-type="float">
            <text:p>76.6695384019612</text:p>
          </table:table-cell>
          <table:table-cell table:number-columns-repeated="6"/>
          <table:table-cell table:formula="of:=10^(([.$L$2]-[.D6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43.3061972100329" calcext:value-type="float">
            <text:p>43.3061972100329</text:p>
          </table:table-cell>
          <table:table-cell office:value-type="float" office:value="-98" calcext:value-type="float">
            <text:p>-98</text:p>
          </table:table-cell>
          <table:table-cell office:value-type="float" office:value="-97" calcext:value-type="float">
            <text:p>-97</text:p>
          </table:table-cell>
          <table:table-cell office:value-type="float" office:value="-96.1164556423546" calcext:value-type="float">
            <text:p>-96.1164556423546</text:p>
          </table:table-cell>
          <table:table-cell office:value-type="float" office:value="76.6757840727231" calcext:value-type="float">
            <text:p>76.6757840727231</text:p>
          </table:table-cell>
          <table:table-cell table:number-columns-repeated="6"/>
          <table:table-cell table:formula="of:=10^(([.$L$2]-[.D6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3.3083894589677" calcext:value-type="float">
            <text:p>43.308389458967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173391867122" calcext:value-type="float">
            <text:p>-96.1173391867122</text:p>
          </table:table-cell>
          <table:table-cell office:value-type="float" office:value="76.6820240058376" calcext:value-type="float">
            <text:p>76.6820240058376</text:p>
          </table:table-cell>
          <table:table-cell table:number-columns-repeated="6"/>
          <table:table-cell table:formula="of:=10^(([.$L$2]-[.D6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3.3086419323686" calcext:value-type="float">
            <text:p>43.308641932368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182218475255" calcext:value-type="float">
            <text:p>-96.1182218475255</text:p>
          </table:table-cell>
          <table:table-cell office:value-type="float" office:value="76.6882582060679" calcext:value-type="float">
            <text:p>76.6882582060679</text:p>
          </table:table-cell>
          <table:table-cell table:number-columns-repeated="6"/>
          <table:table-cell table:formula="of:=10^(([.$L$2]-[.D6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43.3092266814763" calcext:value-type="float">
            <text:p>43.309226681476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19103625678" calcext:value-type="float">
            <text:p>-96.119103625678</text:p>
          </table:table-cell>
          <table:table-cell office:value-type="float" office:value="76.6944866781746" calcext:value-type="float">
            <text:p>76.6944866781746</text:p>
          </table:table-cell>
          <table:table-cell table:number-columns-repeated="6"/>
          <table:table-cell table:formula="of:=10^(([.$L$2]-[.D6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3.3153690177898" calcext:value-type="float">
            <text:p>43.31536901778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199845220523" calcext:value-type="float">
            <text:p>-96.1199845220523</text:p>
          </table:table-cell>
          <table:table-cell office:value-type="float" office:value="76.700709426915" calcext:value-type="float">
            <text:p>76.700709426915</text:p>
          </table:table-cell>
          <table:table-cell table:number-columns-repeated="6"/>
          <table:table-cell table:formula="of:=10^(([.$L$2]-[.D7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43.3157750680777" calcext:value-type="float">
            <text:p>43.315775068077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08645375303" calcext:value-type="float">
            <text:p>-96.1208645375303</text:p>
          </table:table-cell>
          <table:table-cell office:value-type="float" office:value="76.7069264570439" calcext:value-type="float">
            <text:p>76.7069264570439</text:p>
          </table:table-cell>
          <table:table-cell table:number-columns-repeated="6"/>
          <table:table-cell table:formula="of:=10^(([.$L$2]-[.D7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3.3110970960964" calcext:value-type="float">
            <text:p>43.3110970960964</text:p>
          </table:table-cell>
          <table:table-cell office:value-type="float" office:value="-90" calcext:value-type="float">
            <text:p>-90</text:p>
          </table:table-cell>
          <table:table-cell office:value-type="float" office:value="-97" calcext:value-type="float">
            <text:p>-97</text:p>
          </table:table-cell>
          <table:table-cell office:value-type="float" office:value="-96.1217436729927" calcext:value-type="float">
            <text:p>-96.1217436729927</text:p>
          </table:table-cell>
          <table:table-cell office:value-type="float" office:value="76.7131377733127" calcext:value-type="float">
            <text:p>76.7131377733127</text:p>
          </table:table-cell>
          <table:table-cell table:number-columns-repeated="6"/>
          <table:table-cell table:formula="of:=10^(([.$L$2]-[.D7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43.3120061768496" calcext:value-type="float">
            <text:p>43.31200617684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26219293197" calcext:value-type="float">
            <text:p>-96.1226219293197</text:p>
          </table:table-cell>
          <table:table-cell office:value-type="float" office:value="76.7193433804701" calcext:value-type="float">
            <text:p>76.7193433804701</text:p>
          </table:table-cell>
          <table:table-cell table:number-columns-repeated="6"/>
          <table:table-cell table:formula="of:=10^(([.$L$2]-[.D7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43.313705991737" calcext:value-type="float">
            <text:p>43.31370599173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34993073904" calcext:value-type="float">
            <text:p>-96.1234993073904</text:p>
          </table:table-cell>
          <table:table-cell office:value-type="float" office:value="76.7255432832619" calcext:value-type="float">
            <text:p>76.7255432832619</text:p>
          </table:table-cell>
          <table:table-cell table:number-columns-repeated="6"/>
          <table:table-cell table:formula="of:=10^(([.$L$2]-[.D7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43.3128930410187" calcext:value-type="float">
            <text:p>43.312893041018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4375808083" calcext:value-type="float">
            <text:p>-96.124375808083</text:p>
          </table:table-cell>
          <table:table-cell office:value-type="float" office:value="76.731737486431" calcext:value-type="float">
            <text:p>76.731737486431</text:p>
          </table:table-cell>
          <table:table-cell table:number-columns-repeated="6"/>
          <table:table-cell table:formula="of:=10^(([.$L$2]-[.D7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43.3130273860973" calcext:value-type="float">
            <text:p>43.313027386097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52514322749" calcext:value-type="float">
            <text:p>-96.1252514322749</text:p>
          </table:table-cell>
          <table:table-cell office:value-type="float" office:value="76.7379259947172" calcext:value-type="float">
            <text:p>76.7379259947172</text:p>
          </table:table-cell>
          <table:table-cell table:number-columns-repeated="6"/>
          <table:table-cell table:formula="of:=10^(([.$L$2]-[.D7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3.3099549272726" calcext:value-type="float">
            <text:p>43.309954927272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61261808426" calcext:value-type="float">
            <text:p>-96.1261261808426</text:p>
          </table:table-cell>
          <table:table-cell office:value-type="float" office:value="76.7441088128575" calcext:value-type="float">
            <text:p>76.7441088128575</text:p>
          </table:table-cell>
          <table:table-cell table:number-columns-repeated="6"/>
          <table:table-cell table:formula="of:=10^(([.$L$2]-[.D7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43.3133904573469" calcext:value-type="float">
            <text:p>43.313390457346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70000546618" calcext:value-type="float">
            <text:p>-96.1270000546618</text:p>
          </table:table-cell>
          <table:table-cell office:value-type="float" office:value="76.7502859455857" calcext:value-type="float">
            <text:p>76.7502859455857</text:p>
          </table:table-cell>
          <table:table-cell table:number-columns-repeated="6"/>
          <table:table-cell table:formula="of:=10^(([.$L$2]-[.D7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43.3126044683041" calcext:value-type="float">
            <text:p>43.312604468304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78730546071" calcext:value-type="float">
            <text:p>-96.1278730546071</text:p>
          </table:table-cell>
          <table:table-cell office:value-type="float" office:value="76.756457397633" calcext:value-type="float">
            <text:p>76.756457397633</text:p>
          </table:table-cell>
          <table:table-cell table:number-columns-repeated="6"/>
          <table:table-cell table:formula="of:=10^(([.$L$2]-[.D7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43.3116842688214" calcext:value-type="float">
            <text:p>43.311684268821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87451815525" calcext:value-type="float">
            <text:p>-96.1287451815525</text:p>
          </table:table-cell>
          <table:table-cell office:value-type="float" office:value="76.7626231737275" calcext:value-type="float">
            <text:p>76.7626231737275</text:p>
          </table:table-cell>
          <table:table-cell table:number-columns-repeated="6"/>
          <table:table-cell table:formula="of:=10^(([.$L$2]-[.D8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43.3128840215783" calcext:value-type="float">
            <text:p>43.3128840215783</text:p>
          </table:table-cell>
          <table:table-cell office:value-type="float" office:value="-92" calcext:value-type="float">
            <text:p>-92</text:p>
          </table:table-cell>
          <table:table-cell office:value-type="float" office:value="-97" calcext:value-type="float">
            <text:p>-97</text:p>
          </table:table-cell>
          <table:table-cell office:value-type="float" office:value="-96.1296164363709" calcext:value-type="float">
            <text:p>-96.1296164363709</text:p>
          </table:table-cell>
          <table:table-cell office:value-type="float" office:value="76.7687832785944" calcext:value-type="float">
            <text:p>76.7687832785944</text:p>
          </table:table-cell>
          <table:table-cell table:number-columns-repeated="6"/>
          <table:table-cell table:formula="of:=10^(([.$L$2]-[.D8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43.3186171169035" calcext:value-type="float">
            <text:p>43.318617116903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04868199345" calcext:value-type="float">
            <text:p>-96.1304868199345</text:p>
          </table:table-cell>
          <table:table-cell office:value-type="float" office:value="76.7749377169559" calcext:value-type="float">
            <text:p>76.7749377169559</text:p>
          </table:table-cell>
          <table:table-cell table:number-columns-repeated="6"/>
          <table:table-cell table:formula="of:=10^(([.$L$2]-[.D8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43.31895280217" calcext:value-type="float">
            <text:p>43.31895280217</text:p>
          </table:table-cell>
          <table:table-cell office:value-type="float" office:value="-89" calcext:value-type="float">
            <text:p>-89</text:p>
          </table:table-cell>
          <table:table-cell office:value-type="float" office:value="-97" calcext:value-type="float">
            <text:p>-97</text:p>
          </table:table-cell>
          <table:table-cell office:value-type="float" office:value="-96.1313563331146" calcext:value-type="float">
            <text:p>-96.1313563331146</text:p>
          </table:table-cell>
          <table:table-cell office:value-type="float" office:value="76.7810864935313" calcext:value-type="float">
            <text:p>76.7810864935313</text:p>
          </table:table-cell>
          <table:table-cell table:number-columns-repeated="6"/>
          <table:table-cell table:formula="of:=10^(([.$L$2]-[.D8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43.3200349460035" calcext:value-type="float">
            <text:p>43.320034946003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22249767815" calcext:value-type="float">
            <text:p>-96.1322249767815</text:p>
          </table:table-cell>
          <table:table-cell office:value-type="float" office:value="76.7872296130369" calcext:value-type="float">
            <text:p>76.7872296130369</text:p>
          </table:table-cell>
          <table:table-cell table:number-columns-repeated="6"/>
          <table:table-cell table:formula="of:=10^(([.$L$2]-[.D8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43.321432873321" calcext:value-type="float">
            <text:p>43.32143287332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30927518047" calcext:value-type="float">
            <text:p>-96.1330927518047</text:p>
          </table:table-cell>
          <table:table-cell office:value-type="float" office:value="76.7933670801861" calcext:value-type="float">
            <text:p>76.7933670801861</text:p>
          </table:table-cell>
          <table:table-cell table:number-columns-repeated="6"/>
          <table:table-cell table:formula="of:=10^(([.$L$2]-[.D8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43.3222274351773" calcext:value-type="float">
            <text:p>43.322227435177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39596590529" calcext:value-type="float">
            <text:p>-96.1339596590529</text:p>
          </table:table-cell>
          <table:table-cell office:value-type="float" office:value="76.7994988996896" calcext:value-type="float">
            <text:p>76.7994988996896</text:p>
          </table:table-cell>
          <table:table-cell table:number-columns-repeated="6"/>
          <table:table-cell table:formula="of:=10^(([.$L$2]-[.D8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3.3220100118086" calcext:value-type="float">
            <text:p>43.322010011808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48256993938" calcext:value-type="float">
            <text:p>-96.1348256993938</text:p>
          </table:table-cell>
          <table:table-cell office:value-type="float" office:value="76.8056250762546" calcext:value-type="float">
            <text:p>76.8056250762546</text:p>
          </table:table-cell>
          <table:table-cell table:number-columns-repeated="6"/>
          <table:table-cell table:formula="of:=10^(([.$L$2]-[.D8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43.3233075961596" calcext:value-type="float">
            <text:p>43.32330759615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56908736944" calcext:value-type="float">
            <text:p>-96.1356908736944</text:p>
          </table:table-cell>
          <table:table-cell office:value-type="float" office:value="76.8117456145858" calcext:value-type="float">
            <text:p>76.8117456145858</text:p>
          </table:table-cell>
          <table:table-cell table:number-columns-repeated="6"/>
          <table:table-cell table:formula="of:=10^(([.$L$2]-[.D8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43.3250575731083" calcext:value-type="float">
            <text:p>43.325057573108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65551828207" calcext:value-type="float">
            <text:p>-96.1365551828207</text:p>
          </table:table-cell>
          <table:table-cell office:value-type="float" office:value="76.817860519385" calcext:value-type="float">
            <text:p>76.817860519385</text:p>
          </table:table-cell>
          <table:table-cell table:number-columns-repeated="6"/>
          <table:table-cell table:formula="of:=10^(([.$L$2]-[.D8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43.3236941619117" calcext:value-type="float">
            <text:p>43.323694161911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74186276379" calcext:value-type="float">
            <text:p>-96.1374186276379</text:p>
          </table:table-cell>
          <table:table-cell office:value-type="float" office:value="76.8239697953506" calcext:value-type="float">
            <text:p>76.8239697953506</text:p>
          </table:table-cell>
          <table:table-cell table:number-columns-repeated="6"/>
          <table:table-cell table:formula="of:=10^(([.$L$2]-[.D9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43.3234980622105" calcext:value-type="float">
            <text:p>43.323498062210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82812090102" calcext:value-type="float">
            <text:p>-96.1382812090102</text:p>
          </table:table-cell>
          <table:table-cell office:value-type="float" office:value="76.8300734471787" calcext:value-type="float">
            <text:p>76.8300734471787</text:p>
          </table:table-cell>
          <table:table-cell table:number-columns-repeated="6"/>
          <table:table-cell table:formula="of:=10^(([.$L$2]-[.D9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3.3253597271325" calcext:value-type="float">
            <text:p>43.325359727132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91429278012" calcext:value-type="float">
            <text:p>-96.1391429278012</text:p>
          </table:table-cell>
          <table:table-cell office:value-type="float" office:value="76.8361714795619" calcext:value-type="float">
            <text:p>76.8361714795619</text:p>
          </table:table-cell>
          <table:table-cell table:number-columns-repeated="6"/>
          <table:table-cell table:formula="of:=10^(([.$L$2]-[.D9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43.3254478424032" calcext:value-type="float">
            <text:p>43.325447842403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00037848734" calcext:value-type="float">
            <text:p>-96.1400037848734</text:p>
          </table:table-cell>
          <table:table-cell office:value-type="float" office:value="76.8422638971901" calcext:value-type="float">
            <text:p>76.8422638971901</text:p>
          </table:table-cell>
          <table:table-cell table:number-columns-repeated="6"/>
          <table:table-cell table:formula="of:=10^(([.$L$2]-[.D9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43.3289822252257" calcext:value-type="float">
            <text:p>43.328982225225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08637810886" calcext:value-type="float">
            <text:p>-96.1408637810886</text:p>
          </table:table-cell>
          <table:table-cell office:value-type="float" office:value="76.8483507047502" calcext:value-type="float">
            <text:p>76.8483507047502</text:p>
          </table:table-cell>
          <table:table-cell table:number-columns-repeated="6"/>
          <table:table-cell table:formula="of:=10^(([.$L$2]-[.D9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43.3364960709648" calcext:value-type="float">
            <text:p>43.336496070964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17229173075" calcext:value-type="float">
            <text:p>-96.1417229173075</text:p>
          </table:table-cell>
          <table:table-cell office:value-type="float" office:value="76.8544319069263" calcext:value-type="float">
            <text:p>76.8544319069263</text:p>
          </table:table-cell>
          <table:table-cell table:number-columns-repeated="6"/>
          <table:table-cell table:formula="of:=10^(([.$L$2]-[.D9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43.3408588967095" calcext:value-type="float">
            <text:p>43.3408588967095</text:p>
          </table:table-cell>
          <table:table-cell office:value-type="float" office:value="-97" calcext:value-type="float">
            <text:p>-97</text:p>
          </table:table-cell>
          <table:table-cell office:value-type="float" office:value="-92" calcext:value-type="float">
            <text:p>-92</text:p>
          </table:table-cell>
          <table:table-cell office:value-type="float" office:value="-96.1375811943902" calcext:value-type="float">
            <text:p>-96.1375811943902</text:p>
          </table:table-cell>
          <table:table-cell office:value-type="float" office:value="76.8251200855141" calcext:value-type="float">
            <text:p>76.8251200855141</text:p>
          </table:table-cell>
          <table:table-cell table:number-columns-repeated="6"/>
          <table:table-cell table:formula="of:=10^(([.$L$2]-[.D96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3.3492201755083" calcext:value-type="float">
            <text:p>43.3492201755083</text:p>
          </table:table-cell>
          <table:table-cell office:value-type="float" office:value="-97" calcext:value-type="float">
            <text:p>-97</text:p>
          </table:table-cell>
          <table:table-cell office:value-type="float" office:value="-90" calcext:value-type="float">
            <text:p>-90</text:p>
          </table:table-cell>
          <table:table-cell office:value-type="float" office:value="-96.1314436131958" calcext:value-type="float">
            <text:p>-96.1314436131958</text:p>
          </table:table-cell>
          <table:table-cell office:value-type="float" office:value="76.7817037232385" calcext:value-type="float">
            <text:p>76.7817037232385</text:p>
          </table:table-cell>
          <table:table-cell table:number-columns-repeated="6"/>
          <table:table-cell table:formula="of:=10^(([.$L$2]-[.D9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43.3512056402532" calcext:value-type="float">
            <text:p>43.351205640253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6.1253121695826" calcext:value-type="float">
            <text:p>-96.1253121695826</text:p>
          </table:table-cell>
          <table:table-cell office:value-type="float" office:value="76.7383552765297" calcext:value-type="float">
            <text:p>76.7383552765297</text:p>
          </table:table-cell>
          <table:table-cell table:number-columns-repeated="6"/>
          <table:table-cell table:formula="of:=10^(([.$L$2]-[.D98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43.353426997537" calcext:value-type="float">
            <text:p>43.353426997537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6.121186857413" calcext:value-type="float">
            <text:p>-96.121186857413</text:p>
          </table:table-cell>
          <table:table-cell office:value-type="float" office:value="76.7092036708299" calcext:value-type="float">
            <text:p>76.7092036708299</text:p>
          </table:table-cell>
          <table:table-cell table:number-columns-repeated="6"/>
          <table:table-cell table:formula="of:=10^(([.$L$2]-[.D99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43.3519213404907" calcext:value-type="float">
            <text:p>43.3519213404907</text:p>
          </table:table-cell>
          <table:table-cell office:value-type="float" office:value="-89" calcext:value-type="float">
            <text:p>-89</text:p>
          </table:table-cell>
          <table:table-cell office:value-type="float" office:value="-97" calcext:value-type="float">
            <text:p>-97</text:p>
          </table:table-cell>
          <table:table-cell office:value-type="float" office:value="-96.1220656705556" calcext:value-type="float">
            <text:p>-96.1220656705556</text:p>
          </table:table-cell>
          <table:table-cell office:value-type="float" office:value="76.7154128940633" calcext:value-type="float">
            <text:p>76.7154128940633</text:p>
          </table:table-cell>
          <table:table-cell table:number-columns-repeated="6"/>
          <table:table-cell table:formula="of:=10^(([.$L$2]-[.D10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43.3513759890617" calcext:value-type="float">
            <text:p>43.3513759890617</text:p>
          </table:table-cell>
          <table:table-cell office:value-type="float" office:value="-89" calcext:value-type="float">
            <text:p>-89</text:p>
          </table:table-cell>
          <table:table-cell office:value-type="float" office:value="-97" calcext:value-type="float">
            <text:p>-97</text:p>
          </table:table-cell>
          <table:table-cell office:value-type="float" office:value="-96.122943604885" calcext:value-type="float">
            <text:p>-96.122943604885</text:p>
          </table:table-cell>
          <table:table-cell office:value-type="float" office:value="76.7216164099251" calcext:value-type="float">
            <text:p>76.7216164099251</text:p>
          </table:table-cell>
          <table:table-cell table:number-columns-repeated="6"/>
          <table:table-cell table:formula="of:=10^(([.$L$2]-[.D10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3.3513141053923" calcext:value-type="float">
            <text:p>43.351314105392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38206612801" calcext:value-type="float">
            <text:p>-96.1238206612801</text:p>
          </table:table-cell>
          <table:table-cell office:value-type="float" office:value="76.72781422316" calcext:value-type="float">
            <text:p>76.72781422316</text:p>
          </table:table-cell>
          <table:table-cell table:number-columns-repeated="6"/>
          <table:table-cell table:formula="of:=10^(([.$L$2]-[.D10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43.351021410117" calcext:value-type="float">
            <text:p>43.35102141011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46968406188" calcext:value-type="float">
            <text:p>-96.1246968406188</text:p>
          </table:table-cell>
          <table:table-cell office:value-type="float" office:value="76.7340063385098" calcext:value-type="float">
            <text:p>76.7340063385098</text:p>
          </table:table-cell>
          <table:table-cell table:number-columns-repeated="6"/>
          <table:table-cell table:formula="of:=10^(([.$L$2]-[.D10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43.3519857711315" calcext:value-type="float">
            <text:p>43.351985771131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55721437782" calcext:value-type="float">
            <text:p>-96.1255721437782</text:p>
          </table:table-cell>
          <table:table-cell office:value-type="float" office:value="76.7401927607131" calcext:value-type="float">
            <text:p>76.7401927607131</text:p>
          </table:table-cell>
          <table:table-cell table:number-columns-repeated="6"/>
          <table:table-cell table:formula="of:=10^(([.$L$2]-[.D10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43.3540843088507" calcext:value-type="float">
            <text:p>43.354084308850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64465716344" calcext:value-type="float">
            <text:p>-96.1264465716344</text:p>
          </table:table-cell>
          <table:table-cell office:value-type="float" office:value="76.7463734945059" calcext:value-type="float">
            <text:p>76.7463734945059</text:p>
          </table:table-cell>
          <table:table-cell table:number-columns-repeated="6"/>
          <table:table-cell table:formula="of:=10^(([.$L$2]-[.D10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43.3541681301688" calcext:value-type="float">
            <text:p>43.354168130168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73201250628" calcext:value-type="float">
            <text:p>-96.1273201250628</text:p>
          </table:table-cell>
          <table:table-cell office:value-type="float" office:value="76.7525485446211" calcext:value-type="float">
            <text:p>76.7525485446211</text:p>
          </table:table-cell>
          <table:table-cell table:number-columns-repeated="6"/>
          <table:table-cell table:formula="of:=10^(([.$L$2]-[.D10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3.3542819460488" calcext:value-type="float">
            <text:p>43.354281946048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81928049377" calcext:value-type="float">
            <text:p>-96.1281928049377</text:p>
          </table:table-cell>
          <table:table-cell office:value-type="float" office:value="76.7587179157886" calcext:value-type="float">
            <text:p>76.7587179157886</text:p>
          </table:table-cell>
          <table:table-cell table:number-columns-repeated="6"/>
          <table:table-cell table:formula="of:=10^(([.$L$2]-[.D10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43.3557465650208" calcext:value-type="float">
            <text:p>43.355746565020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290646121328" calcext:value-type="float">
            <text:p>-96.1290646121328</text:p>
          </table:table-cell>
          <table:table-cell office:value-type="float" office:value="76.7648816127355" calcext:value-type="float">
            <text:p>76.7648816127355</text:p>
          </table:table-cell>
          <table:table-cell table:number-columns-repeated="6"/>
          <table:table-cell table:formula="of:=10^(([.$L$2]-[.D10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43.3582155388159" calcext:value-type="float">
            <text:p>43.3582155388159</text:p>
          </table:table-cell>
          <table:table-cell office:value-type="float" office:value="-83" calcext:value-type="float">
            <text:p>-83</text:p>
          </table:table-cell>
          <table:table-cell office:value-type="float" office:value="-97" calcext:value-type="float">
            <text:p>-97</text:p>
          </table:table-cell>
          <table:table-cell office:value-type="float" office:value="-96.1299355475206" calcext:value-type="float">
            <text:p>-96.1299355475206</text:p>
          </table:table-cell>
          <table:table-cell office:value-type="float" office:value="76.7710396401859" calcext:value-type="float">
            <text:p>76.7710396401859</text:p>
          </table:table-cell>
          <table:table-cell table:number-columns-repeated="6"/>
          <table:table-cell table:formula="of:=10^(([.$L$2]-[.D10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43.3631128137605" calcext:value-type="float">
            <text:p>43.363112813760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08056119731" calcext:value-type="float">
            <text:p>-96.1308056119731</text:p>
          </table:table-cell>
          <table:table-cell office:value-type="float" office:value="76.7771920028609" calcext:value-type="float">
            <text:p>76.7771920028609</text:p>
          </table:table-cell>
          <table:table-cell table:number-columns-repeated="6"/>
          <table:table-cell table:formula="of:=10^(([.$L$2]-[.D11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43.3653651444325" calcext:value-type="float">
            <text:p>43.365365144432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16748063611" calcext:value-type="float">
            <text:p>-96.1316748063611</text:p>
          </table:table-cell>
          <table:table-cell office:value-type="float" office:value="76.7833387054787" calcext:value-type="float">
            <text:p>76.7833387054787</text:p>
          </table:table-cell>
          <table:table-cell table:number-columns-repeated="6"/>
          <table:table-cell table:formula="of:=10^(([.$L$2]-[.D11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3.3670808426948" calcext:value-type="float">
            <text:p>43.367080842694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25431315548" calcext:value-type="float">
            <text:p>-96.1325431315548</text:p>
          </table:table-cell>
          <table:table-cell office:value-type="float" office:value="76.7894797527547" calcext:value-type="float">
            <text:p>76.7894797527547</text:p>
          </table:table-cell>
          <table:table-cell table:number-columns-repeated="6"/>
          <table:table-cell table:formula="of:=10^(([.$L$2]-[.D11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43.3686264486434" calcext:value-type="float">
            <text:p>43.368626448643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34105884232" calcext:value-type="float">
            <text:p>-96.1334105884232</text:p>
          </table:table-cell>
          <table:table-cell office:value-type="float" office:value="76.7956151494011" calcext:value-type="float">
            <text:p>76.7956151494011</text:p>
          </table:table-cell>
          <table:table-cell table:number-columns-repeated="6"/>
          <table:table-cell table:formula="of:=10^(([.$L$2]-[.D11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43.369911089123" calcext:value-type="float">
            <text:p>43.36991108912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42771778348" calcext:value-type="float">
            <text:p>-96.1342771778348</text:p>
          </table:table-cell>
          <table:table-cell office:value-type="float" office:value="76.8017449001274" calcext:value-type="float">
            <text:p>76.8017449001274</text:p>
          </table:table-cell>
          <table:table-cell table:number-columns-repeated="6"/>
          <table:table-cell table:formula="of:=10^(([.$L$2]-[.D11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43.3703481275564" calcext:value-type="float">
            <text:p>43.370348127556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51429006569" calcext:value-type="float">
            <text:p>-96.1351429006569</text:p>
          </table:table-cell>
          <table:table-cell office:value-type="float" office:value="76.80786900964" calcext:value-type="float">
            <text:p>76.80786900964</text:p>
          </table:table-cell>
          <table:table-cell table:number-columns-repeated="6"/>
          <table:table-cell table:formula="of:=10^(([.$L$2]-[.D11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43.3715077989398" calcext:value-type="float">
            <text:p>43.371507798939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60077577563" calcext:value-type="float">
            <text:p>-96.1360077577563</text:p>
          </table:table-cell>
          <table:table-cell office:value-type="float" office:value="76.8139874826423" calcext:value-type="float">
            <text:p>76.8139874826423</text:p>
          </table:table-cell>
          <table:table-cell table:number-columns-repeated="6"/>
          <table:table-cell table:formula="of:=10^(([.$L$2]-[.D11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3.3712023936181" calcext:value-type="float">
            <text:p>43.371202393618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68717499985" calcext:value-type="float">
            <text:p>-96.1368717499985</text:p>
          </table:table-cell>
          <table:table-cell office:value-type="float" office:value="76.8201003238351" calcext:value-type="float">
            <text:p>76.8201003238351</text:p>
          </table:table-cell>
          <table:table-cell table:number-columns-repeated="6"/>
          <table:table-cell table:formula="of:=10^(([.$L$2]-[.D11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43.373429966027" calcext:value-type="float">
            <text:p>43.37342996602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77348782485" calcext:value-type="float">
            <text:p>-96.1377348782485</text:p>
          </table:table-cell>
          <table:table-cell office:value-type="float" office:value="76.8262075379158" calcext:value-type="float">
            <text:p>76.8262075379158</text:p>
          </table:table-cell>
          <table:table-cell table:number-columns-repeated="6"/>
          <table:table-cell table:formula="of:=10^(([.$L$2]-[.D11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43.3711019954017" calcext:value-type="float">
            <text:p>43.371101995401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85971433702" calcext:value-type="float">
            <text:p>-96.1385971433702</text:p>
          </table:table-cell>
          <table:table-cell office:value-type="float" office:value="76.8323091295791" calcext:value-type="float">
            <text:p>76.8323091295791</text:p>
          </table:table-cell>
          <table:table-cell table:number-columns-repeated="6"/>
          <table:table-cell table:formula="of:=10^(([.$L$2]-[.D11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43.3735825924027" calcext:value-type="float">
            <text:p>43.373582592402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394585462269" calcext:value-type="float">
            <text:p>-96.1394585462269</text:p>
          </table:table-cell>
          <table:table-cell office:value-type="float" office:value="76.838405103517" calcext:value-type="float">
            <text:p>76.838405103517</text:p>
          </table:table-cell>
          <table:table-cell table:number-columns-repeated="6"/>
          <table:table-cell table:formula="of:=10^(([.$L$2]-[.D12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43.3741117751824" calcext:value-type="float">
            <text:p>43.374111775182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03190876806" calcext:value-type="float">
            <text:p>-96.1403190876806</text:p>
          </table:table-cell>
          <table:table-cell office:value-type="float" office:value="76.8444954644179" calcext:value-type="float">
            <text:p>76.8444954644179</text:p>
          </table:table-cell>
          <table:table-cell table:number-columns-repeated="6"/>
          <table:table-cell table:formula="of:=10^(([.$L$2]-[.D12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3.3703534038268" calcext:value-type="float">
            <text:p>43.370353403826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11787685929" calcext:value-type="float">
            <text:p>-96.1411787685929</text:p>
          </table:table-cell>
          <table:table-cell office:value-type="float" office:value="76.8505802169679" calcext:value-type="float">
            <text:p>76.8505802169679</text:p>
          </table:table-cell>
          <table:table-cell table:number-columns-repeated="6"/>
          <table:table-cell table:formula="of:=10^(([.$L$2]-[.D12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43.3681558088615" calcext:value-type="float">
            <text:p>43.368155808861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20375898243" calcext:value-type="float">
            <text:p>-96.1420375898243</text:p>
          </table:table-cell>
          <table:table-cell office:value-type="float" office:value="76.8566593658499" calcext:value-type="float">
            <text:p>76.8566593658499</text:p>
          </table:table-cell>
          <table:table-cell table:number-columns-repeated="6"/>
          <table:table-cell table:formula="of:=10^(([.$L$2]-[.D12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43.3681738255582" calcext:value-type="float">
            <text:p>43.368173825558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28955522345" calcext:value-type="float">
            <text:p>-96.1428955522345</text:p>
          </table:table-cell>
          <table:table-cell office:value-type="float" office:value="76.8627329157437" calcext:value-type="float">
            <text:p>76.8627329157437</text:p>
          </table:table-cell>
          <table:table-cell table:number-columns-repeated="6"/>
          <table:table-cell table:formula="of:=10^(([.$L$2]-[.D12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43.3694713631824" calcext:value-type="float">
            <text:p>43.369471363182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37526566823" calcext:value-type="float">
            <text:p>-96.1437526566823</text:p>
          </table:table-cell>
          <table:table-cell office:value-type="float" office:value="76.8688008713265" calcext:value-type="float">
            <text:p>76.8688008713265</text:p>
          </table:table-cell>
          <table:table-cell table:number-columns-repeated="6"/>
          <table:table-cell table:formula="of:=10^(([.$L$2]-[.D12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43.3695795030402" calcext:value-type="float">
            <text:p>43.369579503040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46089040256" calcext:value-type="float">
            <text:p>-96.1446089040256</text:p>
          </table:table-cell>
          <table:table-cell office:value-type="float" office:value="76.8748632372722" calcext:value-type="float">
            <text:p>76.8748632372722</text:p>
          </table:table-cell>
          <table:table-cell table:number-columns-repeated="6"/>
          <table:table-cell table:formula="of:=10^(([.$L$2]-[.D12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3.3783946069324" calcext:value-type="float">
            <text:p>43.378394606932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54642951215" calcext:value-type="float">
            <text:p>-96.1454642951215</text:p>
          </table:table-cell>
          <table:table-cell office:value-type="float" office:value="76.880920018252" calcext:value-type="float">
            <text:p>76.880920018252</text:p>
          </table:table-cell>
          <table:table-cell table:number-columns-repeated="6"/>
          <table:table-cell table:formula="of:=10^(([.$L$2]-[.D12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43.3786469617396" calcext:value-type="float">
            <text:p>43.378646961739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63188308264" calcext:value-type="float">
            <text:p>-96.1463188308264</text:p>
          </table:table-cell>
          <table:table-cell office:value-type="float" office:value="76.8869712189342" calcext:value-type="float">
            <text:p>76.8869712189342</text:p>
          </table:table-cell>
          <table:table-cell table:number-columns-repeated="6"/>
          <table:table-cell table:formula="of:=10^(([.$L$2]-[.D12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43.3822986415871" calcext:value-type="float">
            <text:p>43.382298641587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71725119956" calcext:value-type="float">
            <text:p>-96.1471725119956</text:p>
          </table:table-cell>
          <table:table-cell office:value-type="float" office:value="76.8930168439838" calcext:value-type="float">
            <text:p>76.8930168439838</text:p>
          </table:table-cell>
          <table:table-cell table:number-columns-repeated="6"/>
          <table:table-cell table:formula="of:=10^(([.$L$2]-[.D12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43.3835902036014" calcext:value-type="float">
            <text:p>43.383590203601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80253394836" calcext:value-type="float">
            <text:p>-96.1480253394836</text:p>
          </table:table-cell>
          <table:table-cell office:value-type="float" office:value="76.8990568980633" calcext:value-type="float">
            <text:p>76.8990568980633</text:p>
          </table:table-cell>
          <table:table-cell table:number-columns-repeated="6"/>
          <table:table-cell table:formula="of:=10^(([.$L$2]-[.D13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43.3902284240443" calcext:value-type="float">
            <text:p>43.390228424044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488773141441" calcext:value-type="float">
            <text:p>-96.1488773141441</text:p>
          </table:table-cell>
          <table:table-cell office:value-type="float" office:value="76.905091385832" calcext:value-type="float">
            <text:p>76.905091385832</text:p>
          </table:table-cell>
          <table:table-cell table:number-columns-repeated="6"/>
          <table:table-cell table:formula="of:=10^(([.$L$2]-[.D13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.3901681618705" calcext:value-type="float">
            <text:p>43.3901681618705</text:p>
          </table:table-cell>
          <table:table-cell office:value-type="float" office:value="-86" calcext:value-type="float">
            <text:p>-86</text:p>
          </table:table-cell>
          <table:table-cell office:value-type="float" office:value="-97" calcext:value-type="float">
            <text:p>-97</text:p>
          </table:table-cell>
          <table:table-cell office:value-type="float" office:value="-96.1497284368299" calcext:value-type="float">
            <text:p>-96.1497284368299</text:p>
          </table:table-cell>
          <table:table-cell office:value-type="float" office:value="76.9111203119461" calcext:value-type="float">
            <text:p>76.9111203119461</text:p>
          </table:table-cell>
          <table:table-cell table:number-columns-repeated="6"/>
          <table:table-cell table:formula="of:=10^(([.$L$2]-[.D13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43.3918339981313" calcext:value-type="float">
            <text:p>43.391833998131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05787083931" calcext:value-type="float">
            <text:p>-96.1505787083931</text:p>
          </table:table-cell>
          <table:table-cell office:value-type="float" office:value="76.9171436810594" calcext:value-type="float">
            <text:p>76.9171436810594</text:p>
          </table:table-cell>
          <table:table-cell table:number-columns-repeated="6"/>
          <table:table-cell table:formula="of:=10^(([.$L$2]-[.D13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43.3919444742261" calcext:value-type="float">
            <text:p>43.3919444742261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14281296847" calcext:value-type="float">
            <text:p>-96.1514281296847</text:p>
          </table:table-cell>
          <table:table-cell office:value-type="float" office:value="76.9231614978222" calcext:value-type="float">
            <text:p>76.9231614978222</text:p>
          </table:table-cell>
          <table:table-cell table:number-columns-repeated="6"/>
          <table:table-cell table:formula="of:=10^(([.$L$2]-[.D13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43.3927071027819" calcext:value-type="float">
            <text:p>43.3927071027819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2276701555" calcext:value-type="float">
            <text:p>-96.152276701555</text:p>
          </table:table-cell>
          <table:table-cell office:value-type="float" office:value="76.9291737668821" calcext:value-type="float">
            <text:p>76.9291737668821</text:p>
          </table:table-cell>
          <table:table-cell table:number-columns-repeated="6"/>
          <table:table-cell table:formula="of:=10^(([.$L$2]-[.D13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43.3938017319486" calcext:value-type="float">
            <text:p>43.393801731948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31244248534" calcext:value-type="float">
            <text:p>-96.1531244248534</text:p>
          </table:table-cell>
          <table:table-cell office:value-type="float" office:value="76.9351804928836" calcext:value-type="float">
            <text:p>76.9351804928836</text:p>
          </table:table-cell>
          <table:table-cell table:number-columns-repeated="6"/>
          <table:table-cell table:formula="of:=10^(([.$L$2]-[.D13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3.3927498984922" calcext:value-type="float">
            <text:p>43.392749898492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39713004286" calcext:value-type="float">
            <text:p>-96.1539713004286</text:p>
          </table:table-cell>
          <table:table-cell office:value-type="float" office:value="76.9411816804685" calcext:value-type="float">
            <text:p>76.9411816804685</text:p>
          </table:table-cell>
          <table:table-cell table:number-columns-repeated="6"/>
          <table:table-cell table:formula="of:=10^(([.$L$2]-[.D13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43.3910899958844" calcext:value-type="float">
            <text:p>43.391089995884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48173291282" calcext:value-type="float">
            <text:p>-96.1548173291282</text:p>
          </table:table-cell>
          <table:table-cell office:value-type="float" office:value="76.9471773342755" calcext:value-type="float">
            <text:p>76.9471773342755</text:p>
          </table:table-cell>
          <table:table-cell table:number-columns-repeated="6"/>
          <table:table-cell table:formula="of:=10^(([.$L$2]-[.D13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43.3917365511423" calcext:value-type="float">
            <text:p>43.391736551142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5662511799" calcext:value-type="float">
            <text:p>-96.155662511799</text:p>
          </table:table-cell>
          <table:table-cell office:value-type="float" office:value="76.9531674589405" calcext:value-type="float">
            <text:p>76.9531674589405</text:p>
          </table:table-cell>
          <table:table-cell table:number-columns-repeated="6"/>
          <table:table-cell table:formula="of:=10^(([.$L$2]-[.D139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43.3902822884108" calcext:value-type="float">
            <text:p>43.3902822884108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65068492872" calcext:value-type="float">
            <text:p>-96.1565068492872</text:p>
          </table:table-cell>
          <table:table-cell office:value-type="float" office:value="76.959152059096" calcext:value-type="float">
            <text:p>76.959152059096</text:p>
          </table:table-cell>
          <table:table-cell table:number-columns-repeated="6"/>
          <table:table-cell table:formula="of:=10^(([.$L$2]-[.D140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43.3893458887846" calcext:value-type="float">
            <text:p>43.389345888784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73503424379" calcext:value-type="float">
            <text:p>-96.1573503424379</text:p>
          </table:table-cell>
          <table:table-cell office:value-type="float" office:value="76.9651311393722" calcext:value-type="float">
            <text:p>76.9651311393722</text:p>
          </table:table-cell>
          <table:table-cell table:number-columns-repeated="6"/>
          <table:table-cell table:formula="of:=10^(([.$L$2]-[.D141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3.3897258832782" calcext:value-type="float">
            <text:p>43.389725883278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81929920955" calcext:value-type="float">
            <text:p>-96.1581929920955</text:p>
          </table:table-cell>
          <table:table-cell office:value-type="float" office:value="76.9711047043959" calcext:value-type="float">
            <text:p>76.9711047043959</text:p>
          </table:table-cell>
          <table:table-cell table:number-columns-repeated="6"/>
          <table:table-cell table:formula="of:=10^(([.$L$2]-[.D142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43.3875362730247" calcext:value-type="float">
            <text:p>43.3875362730247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90347991034" calcext:value-type="float">
            <text:p>-96.1590347991034</text:p>
          </table:table-cell>
          <table:table-cell office:value-type="float" office:value="76.9770727587912" calcext:value-type="float">
            <text:p>76.9770727587912</text:p>
          </table:table-cell>
          <table:table-cell table:number-columns-repeated="6"/>
          <table:table-cell table:formula="of:=10^(([.$L$2]-[.D143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43.3882366108216" calcext:value-type="float">
            <text:p>43.3882366108216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598757643043" calcext:value-type="float">
            <text:p>-96.1598757643043</text:p>
          </table:table-cell>
          <table:table-cell office:value-type="float" office:value="76.9830353071789" calcext:value-type="float">
            <text:p>76.9830353071789</text:p>
          </table:table-cell>
          <table:table-cell table:number-columns-repeated="6"/>
          <table:table-cell table:formula="of:=10^(([.$L$2]-[.D144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43.3879552448165" calcext:value-type="float">
            <text:p>43.3879552448165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6071588854" calcext:value-type="float">
            <text:p>-96.16071588854</text:p>
          </table:table-cell>
          <table:table-cell office:value-type="float" office:value="76.9889923541773" calcext:value-type="float">
            <text:p>76.9889923541773</text:p>
          </table:table-cell>
          <table:table-cell table:number-columns-repeated="6"/>
          <table:table-cell table:formula="of:=10^(([.$L$2]-[.D145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43.3882987299483" calcext:value-type="float">
            <text:p>43.3882987299483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615551726514" calcext:value-type="float">
            <text:p>-96.1615551726514</text:p>
          </table:table-cell>
          <table:table-cell office:value-type="float" office:value="76.9949439044015" calcext:value-type="float">
            <text:p>76.9949439044015</text:p>
          </table:table-cell>
          <table:table-cell table:number-columns-repeated="6"/>
          <table:table-cell table:formula="of:=10^(([.$L$2]-[.D146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3.3883373140012" calcext:value-type="float">
            <text:p>43.3883373140012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623936174788" calcext:value-type="float">
            <text:p>-96.1623936174788</text:p>
          </table:table-cell>
          <table:table-cell office:value-type="float" office:value="77.0008899624636" calcext:value-type="float">
            <text:p>77.0008899624636</text:p>
          </table:table-cell>
          <table:table-cell table:number-columns-repeated="6"/>
          <table:table-cell table:formula="of:=10^(([.$L$2]-[.D147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43.3892145169864" calcext:value-type="float">
            <text:p>43.3892145169864</text:p>
          </table:table-cell>
          <table:table-cell table:number-columns-repeated="2" office:value-type="float" office:value="-97" calcext:value-type="float">
            <text:p>-97</text:p>
          </table:table-cell>
          <table:table-cell office:value-type="float" office:value="-96.1632312238613" calcext:value-type="float">
            <text:p>-96.1632312238613</text:p>
          </table:table-cell>
          <table:table-cell office:value-type="float" office:value="77.0068305329731" calcext:value-type="float">
            <text:p>77.0068305329731</text:p>
          </table:table-cell>
          <table:table-cell table:number-columns-repeated="6"/>
          <table:table-cell table:formula="of:=10^(([.$L$2]-[.D148])/(10*[.$L$3]))" office:value-type="float" office:value="39.8107170553497" calcext:value-type="float">
            <text:p>39.8107170553497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6"/>
          <table:table-cell table:formula="of:=10^(([.$L$2]-[.D149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2.5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01</text:p>
          </table:table-cell>
          <table:table-cell table:number-columns-repeated="2"/>
          <table:table-cell table:formula="of:=10^(([.$L$2]-[.D150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6.867089247004" calcext:value-type="float">
            <text:p>36.867089247004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69.1830970918937" calcext:value-type="float">
            <text:p>69.1830970918937</text:p>
          </table:table-cell>
          <table:table-cell table:number-columns-repeated="6"/>
          <table:table-cell table:formula="of:=10^(([.$L$2]-[.D15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36.8048890311685" calcext:value-type="float">
            <text:p>36.8048890311685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69.1830970918937" calcext:value-type="float">
            <text:p>69.1830970918937</text:p>
          </table:table-cell>
          <table:table-cell table:number-columns-repeated="6"/>
          <table:table-cell table:formula="of:=10^(([.$L$2]-[.D15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36.770487369318" calcext:value-type="float">
            <text:p>36.770487369318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69.1830970918937" calcext:value-type="float">
            <text:p>69.1830970918937</text:p>
          </table:table-cell>
          <table:table-cell table:number-columns-repeated="6"/>
          <table:table-cell table:formula="of:=10^(([.$L$2]-[.D15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36.7363062174848" calcext:value-type="float">
            <text:p>36.7363062174848</text:p>
          </table:table-cell>
          <table:table-cell office:value-type="float" office:value="-96" calcext:value-type="float">
            <text:p>-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69.1830970918937" calcext:value-type="float">
            <text:p>69.1830970918937</text:p>
          </table:table-cell>
          <table:table-cell table:number-columns-repeated="6"/>
          <table:table-cell table:formula="of:=10^(([.$L$2]-[.D15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36.7011444321954" calcext:value-type="float">
            <text:p>36.7011444321954</text:p>
          </table:table-cell>
          <table:table-cell table:number-columns-repeated="3" office:value-type="float" office:value="-95" calcext:value-type="float">
            <text:p>-95</text:p>
          </table:table-cell>
          <table:table-cell office:value-type="float" office:value="69.1830970918937" calcext:value-type="float">
            <text:p>69.1830970918937</text:p>
          </table:table-cell>
          <table:table-cell table:number-columns-repeated="6"/>
          <table:table-cell table:formula="of:=10^(([.$L$2]-[.D15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6.6853228754609" calcext:value-type="float">
            <text:p>36.6853228754609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.001" calcext:value-type="float">
            <text:p>-95.001</text:p>
          </table:table-cell>
          <table:table-cell office:value-type="float" office:value="69.1894693840661" calcext:value-type="float">
            <text:p>69.1894693840661</text:p>
          </table:table-cell>
          <table:table-cell table:number-columns-repeated="6"/>
          <table:table-cell table:formula="of:=10^(([.$L$2]-[.D156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36.680988076996" calcext:value-type="float">
            <text:p>36.680988076996</text:p>
          </table:table-cell>
          <table:table-cell office:value-type="float" office:value="-95" calcext:value-type="float">
            <text:p>-95</text:p>
          </table:table-cell>
          <table:table-cell office:value-type="float" office:value="-99" calcext:value-type="float">
            <text:p>-99</text:p>
          </table:table-cell>
          <table:table-cell office:value-type="float" office:value="-95.004999" calcext:value-type="float">
            <text:p>-95.004999</text:p>
          </table:table-cell>
          <table:table-cell office:value-type="float" office:value="69.2149580477313" calcext:value-type="float">
            <text:p>69.2149580477313</text:p>
          </table:table-cell>
          <table:table-cell table:number-columns-repeated="6"/>
          <table:table-cell table:formula="of:=10^(([.$L$2]-[.D157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36.6677739884197" calcext:value-type="float">
            <text:p>36.6677739884197</text:p>
          </table:table-cell>
          <table:table-cell office:value-type="float" office:value="-96" calcext:value-type="float">
            <text:p>-96</text:p>
          </table:table-cell>
          <table:table-cell office:value-type="float" office:value="-99" calcext:value-type="float">
            <text:p>-99</text:p>
          </table:table-cell>
          <table:table-cell office:value-type="float" office:value="-95.008994001" calcext:value-type="float">
            <text:p>-95.008994001</text:p>
          </table:table-cell>
          <table:table-cell office:value-type="float" office:value="69.240430598404" calcext:value-type="float">
            <text:p>69.240430598404</text:p>
          </table:table-cell>
          <table:table-cell table:number-columns-repeated="6"/>
          <table:table-cell table:formula="of:=10^(([.$L$2]-[.D158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36.6800053972773" calcext:value-type="float">
            <text:p>36.6800053972773</text:p>
          </table:table-cell>
          <table:table-cell table:number-columns-repeated="2" office:value-type="float" office:value="-99" calcext:value-type="float">
            <text:p>-99</text:p>
          </table:table-cell>
          <table:table-cell office:value-type="float" office:value="-95.012985006999" calcext:value-type="float">
            <text:p>-95.012985006999</text:p>
          </table:table-cell>
          <table:table-cell office:value-type="float" office:value="69.2658870368986" calcext:value-type="float">
            <text:p>69.2658870368986</text:p>
          </table:table-cell>
          <table:table-cell table:number-columns-repeated="6"/>
          <table:table-cell table:formula="of:=10^(([.$L$2]-[.D159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36.7205259172422" calcext:value-type="float">
            <text:p>36.7205259172422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5.016972021992" calcext:value-type="float">
            <text:p>-95.016972021992</text:p>
          </table:table-cell>
          <table:table-cell office:value-type="float" office:value="69.2913273640507" calcext:value-type="float">
            <text:p>69.2913273640507</text:p>
          </table:table-cell>
          <table:table-cell table:number-columns-repeated="6"/>
          <table:table-cell table:formula="of:=10^(([.$L$2]-[.D160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6.7123693641687" calcext:value-type="float">
            <text:p>36.7123693641687</text:p>
          </table:table-cell>
          <table:table-cell office:value-type="float" office:value="-100" calcext:value-type="float">
            <text:p>-100</text:p>
          </table:table-cell>
          <table:table-cell office:value-type="float" office:value="-99" calcext:value-type="float">
            <text:p>-99</text:p>
          </table:table-cell>
          <table:table-cell office:value-type="float" office:value="-95.02095504997" calcext:value-type="float">
            <text:p>-95.02095504997</text:p>
          </table:table-cell>
          <table:table-cell office:value-type="float" office:value="69.316751580716" calcext:value-type="float">
            <text:p>69.316751580716</text:p>
          </table:table-cell>
          <table:table-cell table:number-columns-repeated="6"/>
          <table:table-cell table:formula="of:=10^(([.$L$2]-[.D161])/(10*[.$L$3]))" office:value-type="float" office:value="46.4158883361278" calcext:value-type="float">
            <text:p>46.415888336127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36.7714816869518" calcext:value-type="float">
            <text:p>36.7714816869518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5.0219340949201" calcext:value-type="float">
            <text:p>-95.0219340949201</text:p>
          </table:table-cell>
          <table:table-cell office:value-type="float" office:value="69.3230023877864" calcext:value-type="float">
            <text:p>69.3230023877864</text:p>
          </table:table-cell>
          <table:table-cell table:number-columns-repeated="6"/>
          <table:table-cell table:formula="of:=10^(([.$L$2]-[.D162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36.774644674065" calcext:value-type="float">
            <text:p>36.774644674065</text:p>
          </table:table-cell>
          <table:table-cell office:value-type="float" office:value="-99" calcext:value-type="float">
            <text:p>-99</text:p>
          </table:table-cell>
          <table:table-cell office:value-type="float" office:value="-96" calcext:value-type="float">
            <text:p>-96</text:p>
          </table:table-cell>
          <table:table-cell office:value-type="float" office:value="-95.0229121608252" calcext:value-type="float">
            <text:p>-95.0229121608252</text:p>
          </table:table-cell>
          <table:table-cell office:value-type="float" office:value="69.3292475068861" calcext:value-type="float">
            <text:p>69.3292475068861</text:p>
          </table:table-cell>
          <table:table-cell table:number-columns-repeated="6"/>
          <table:table-cell table:formula="of:=10^(([.$L$2]-[.D163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36.7746842084652" calcext:value-type="float">
            <text:p>36.7746842084652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.0238892486643" calcext:value-type="float">
            <text:p>-95.0238892486643</text:p>
          </table:table-cell>
          <table:table-cell office:value-type="float" office:value="69.3354869426288" calcext:value-type="float">
            <text:p>69.3354869426288</text:p>
          </table:table-cell>
          <table:table-cell table:number-columns-repeated="6"/>
          <table:table-cell table:formula="of:=10^(([.$L$2]-[.D164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36.7708189917429" calcext:value-type="float">
            <text:p>36.7708189917429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0238653594156" calcext:value-type="float">
            <text:p>-95.0238653594156</text:p>
          </table:table-cell>
          <table:table-cell office:value-type="float" office:value="69.3353343852342" calcext:value-type="float">
            <text:p>69.3353343852342</text:p>
          </table:table-cell>
          <table:table-cell table:number-columns-repeated="6"/>
          <table:table-cell table:formula="of:=10^(([.$L$2]-[.D16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.714384713704" calcext:value-type="float">
            <text:p>36.714384713704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0238414940562" calcext:value-type="float">
            <text:p>-95.0238414940562</text:p>
          </table:table-cell>
          <table:table-cell office:value-type="float" office:value="69.335181980732" calcext:value-type="float">
            <text:p>69.335181980732</text:p>
          </table:table-cell>
          <table:table-cell table:number-columns-repeated="6"/>
          <table:table-cell table:formula="of:=10^(([.$L$2]-[.D16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36.6455618485837" calcext:value-type="float">
            <text:p>36.645561848583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8176525622" calcext:value-type="float">
            <text:p>-95.0238176525622</text:p>
          </table:table-cell>
          <table:table-cell office:value-type="float" office:value="69.335029728969" calcext:value-type="float">
            <text:p>69.335029728969</text:p>
          </table:table-cell>
          <table:table-cell table:number-columns-repeated="6"/>
          <table:table-cell table:formula="of:=10^(([.$L$2]-[.D16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6.6155651542708" calcext:value-type="float">
            <text:p>36.615565154270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7938349096" calcext:value-type="float">
            <text:p>-95.0237938349096</text:p>
          </table:table-cell>
          <table:table-cell office:value-type="float" office:value="69.3348776297915" calcext:value-type="float">
            <text:p>69.3348776297915</text:p>
          </table:table-cell>
          <table:table-cell table:number-columns-repeated="6"/>
          <table:table-cell table:formula="of:=10^(([.$L$2]-[.D16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6.5959487751757" calcext:value-type="float">
            <text:p>36.595948775175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7700410747" calcext:value-type="float">
            <text:p>-95.0237700410747</text:p>
          </table:table-cell>
          <table:table-cell office:value-type="float" office:value="69.3347256830463" calcext:value-type="float">
            <text:p>69.3347256830463</text:p>
          </table:table-cell>
          <table:table-cell table:number-columns-repeated="6"/>
          <table:table-cell table:formula="of:=10^(([.$L$2]-[.D16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6.5955803526992" calcext:value-type="float">
            <text:p>36.595580352699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7462710336" calcext:value-type="float">
            <text:p>-95.0237462710336</text:p>
          </table:table-cell>
          <table:table-cell office:value-type="float" office:value="69.3345738885803" calcext:value-type="float">
            <text:p>69.3345738885803</text:p>
          </table:table-cell>
          <table:table-cell table:number-columns-repeated="6"/>
          <table:table-cell table:formula="of:=10^(([.$L$2]-[.D17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6.5985337562988" calcext:value-type="float">
            <text:p>36.598533756298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7225247626" calcext:value-type="float">
            <text:p>-95.0237225247626</text:p>
          </table:table-cell>
          <table:table-cell office:value-type="float" office:value="69.3344222462407" calcext:value-type="float">
            <text:p>69.3344222462407</text:p>
          </table:table-cell>
          <table:table-cell table:number-columns-repeated="6"/>
          <table:table-cell table:formula="of:=10^(([.$L$2]-[.D17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6.6171147171963" calcext:value-type="float">
            <text:p>36.617114717196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6988022378" calcext:value-type="float">
            <text:p>-95.0236988022378</text:p>
          </table:table-cell>
          <table:table-cell office:value-type="float" office:value="69.3342707558746" calcext:value-type="float">
            <text:p>69.3342707558746</text:p>
          </table:table-cell>
          <table:table-cell table:number-columns-repeated="6"/>
          <table:table-cell table:formula="of:=10^(([.$L$2]-[.D17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6.6231280689817" calcext:value-type="float">
            <text:p>36.623128068981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6751034356" calcext:value-type="float">
            <text:p>-95.0236751034356</text:p>
          </table:table-cell>
          <table:table-cell office:value-type="float" office:value="69.3341194173293" calcext:value-type="float">
            <text:p>69.3341194173293</text:p>
          </table:table-cell>
          <table:table-cell table:number-columns-repeated="6"/>
          <table:table-cell table:formula="of:=10^(([.$L$2]-[.D17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6.6313646126493" calcext:value-type="float">
            <text:p>36.6313646126493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0236514283322" calcext:value-type="float">
            <text:p>-95.0236514283322</text:p>
          </table:table-cell>
          <table:table-cell office:value-type="float" office:value="69.3339682304524" calcext:value-type="float">
            <text:p>69.3339682304524</text:p>
          </table:table-cell>
          <table:table-cell table:number-columns-repeated="6"/>
          <table:table-cell table:formula="of:=10^(([.$L$2]-[.D17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36.6361008933672" calcext:value-type="float">
            <text:p>36.636100893367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6277769038" calcext:value-type="float">
            <text:p>-95.0236277769038</text:p>
          </table:table-cell>
          <table:table-cell office:value-type="float" office:value="69.3338171950916" calcext:value-type="float">
            <text:p>69.3338171950916</text:p>
          </table:table-cell>
          <table:table-cell table:number-columns-repeated="6"/>
          <table:table-cell table:formula="of:=10^(([.$L$2]-[.D17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6.6412950308494" calcext:value-type="float">
            <text:p>36.64129503084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6041491269" calcext:value-type="float">
            <text:p>-95.0236041491269</text:p>
          </table:table-cell>
          <table:table-cell office:value-type="float" office:value="69.3336663110946" calcext:value-type="float">
            <text:p>69.3336663110946</text:p>
          </table:table-cell>
          <table:table-cell table:number-columns-repeated="6"/>
          <table:table-cell table:formula="of:=10^(([.$L$2]-[.D17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6.6471370981573" calcext:value-type="float">
            <text:p>36.647137098157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5805449778" calcext:value-type="float">
            <text:p>-95.0235805449778</text:p>
          </table:table-cell>
          <table:table-cell office:value-type="float" office:value="69.3335155783094" calcext:value-type="float">
            <text:p>69.3335155783094</text:p>
          </table:table-cell>
          <table:table-cell table:number-columns-repeated="6"/>
          <table:table-cell table:formula="of:=10^(([.$L$2]-[.D17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6.6583022365351" calcext:value-type="float">
            <text:p>36.658302236535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5569644328" calcext:value-type="float">
            <text:p>-95.0235569644328</text:p>
          </table:table-cell>
          <table:table-cell office:value-type="float" office:value="69.3333649965844" calcext:value-type="float">
            <text:p>69.3333649965844</text:p>
          </table:table-cell>
          <table:table-cell table:number-columns-repeated="6"/>
          <table:table-cell table:formula="of:=10^(([.$L$2]-[.D17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6.6654737246502" calcext:value-type="float">
            <text:p>36.665473724650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5334074683" calcext:value-type="float">
            <text:p>-95.0235334074683</text:p>
          </table:table-cell>
          <table:table-cell office:value-type="float" office:value="69.3332145657675" calcext:value-type="float">
            <text:p>69.3332145657675</text:p>
          </table:table-cell>
          <table:table-cell table:number-columns-repeated="6"/>
          <table:table-cell table:formula="of:=10^(([.$L$2]-[.D17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6.6683787164824" calcext:value-type="float">
            <text:p>36.668378716482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5098740609" calcext:value-type="float">
            <text:p>-95.0235098740609</text:p>
          </table:table-cell>
          <table:table-cell office:value-type="float" office:value="69.3330642857074" calcext:value-type="float">
            <text:p>69.3330642857074</text:p>
          </table:table-cell>
          <table:table-cell table:number-columns-repeated="6"/>
          <table:table-cell table:formula="of:=10^(([.$L$2]-[.D18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6.675727463955" calcext:value-type="float">
            <text:p>36.67572746395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4863641868" calcext:value-type="float">
            <text:p>-95.0234863641868</text:p>
          </table:table-cell>
          <table:table-cell office:value-type="float" office:value="69.3329141562525" calcext:value-type="float">
            <text:p>69.3329141562525</text:p>
          </table:table-cell>
          <table:table-cell table:number-columns-repeated="6"/>
          <table:table-cell table:formula="of:=10^(([.$L$2]-[.D18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6.6840493502953" calcext:value-type="float">
            <text:p>36.684049350295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4628778226" calcext:value-type="float">
            <text:p>-95.0234628778226</text:p>
          </table:table-cell>
          <table:table-cell office:value-type="float" office:value="69.3327641772518" calcext:value-type="float">
            <text:p>69.3327641772518</text:p>
          </table:table-cell>
          <table:table-cell table:number-columns-repeated="6"/>
          <table:table-cell table:formula="of:=10^(([.$L$2]-[.D18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36.6902066155917" calcext:value-type="float">
            <text:p>36.690206615591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4394149448" calcext:value-type="float">
            <text:p>-95.0234394149448</text:p>
          </table:table-cell>
          <table:table-cell office:value-type="float" office:value="69.332614348554" calcext:value-type="float">
            <text:p>69.332614348554</text:p>
          </table:table-cell>
          <table:table-cell table:number-columns-repeated="6"/>
          <table:table-cell table:formula="of:=10^(([.$L$2]-[.D18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6.6999777404266" calcext:value-type="float">
            <text:p>36.6999777404266</text:p>
          </table:table-cell>
          <table:table-cell office:value-type="float" office:value="-89" calcext:value-type="float">
            <text:p>-89</text:p>
          </table:table-cell>
          <table:table-cell office:value-type="float" office:value="-95" calcext:value-type="float">
            <text:p>-95</text:p>
          </table:table-cell>
          <table:table-cell office:value-type="float" office:value="-95.0234159755299" calcext:value-type="float">
            <text:p>-95.0234159755299</text:p>
          </table:table-cell>
          <table:table-cell office:value-type="float" office:value="69.3324646700081" calcext:value-type="float">
            <text:p>69.3324646700081</text:p>
          </table:table-cell>
          <table:table-cell table:number-columns-repeated="6"/>
          <table:table-cell table:formula="of:=10^(([.$L$2]-[.D18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36.706270983441" calcext:value-type="float">
            <text:p>36.706270983441</text:p>
          </table:table-cell>
          <table:table-cell office:value-type="float" office:value="-88" calcext:value-type="float">
            <text:p>-88</text:p>
          </table:table-cell>
          <table:table-cell office:value-type="float" office:value="-95" calcext:value-type="float">
            <text:p>-95</text:p>
          </table:table-cell>
          <table:table-cell office:value-type="float" office:value="-95.0233925595543" calcext:value-type="float">
            <text:p>-95.0233925595543</text:p>
          </table:table-cell>
          <table:table-cell office:value-type="float" office:value="69.3323151414635" calcext:value-type="float">
            <text:p>69.3323151414635</text:p>
          </table:table-cell>
          <table:table-cell table:number-columns-repeated="6"/>
          <table:table-cell table:formula="of:=10^(([.$L$2]-[.D18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6.7122963808152" calcext:value-type="float">
            <text:p>36.712296380815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3691669948" calcext:value-type="float">
            <text:p>-95.0233691669948</text:p>
          </table:table-cell>
          <table:table-cell office:value-type="float" office:value="69.3321657627694" calcext:value-type="float">
            <text:p>69.3321657627694</text:p>
          </table:table-cell>
          <table:table-cell table:number-columns-repeated="6"/>
          <table:table-cell table:formula="of:=10^(([.$L$2]-[.D18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36.7171802521973" calcext:value-type="float">
            <text:p>36.717180252197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3457978278" calcext:value-type="float">
            <text:p>-95.0233457978278</text:p>
          </table:table-cell>
          <table:table-cell office:value-type="float" office:value="69.3320165337754" calcext:value-type="float">
            <text:p>69.3320165337754</text:p>
          </table:table-cell>
          <table:table-cell table:number-columns-repeated="6"/>
          <table:table-cell table:formula="of:=10^(([.$L$2]-[.D18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36.7182532076222" calcext:value-type="float">
            <text:p>36.718253207622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332245203" calcext:value-type="float">
            <text:p>-95.02332245203</text:p>
          </table:table-cell>
          <table:table-cell office:value-type="float" office:value="69.3318674543311" calcext:value-type="float">
            <text:p>69.3318674543311</text:p>
          </table:table-cell>
          <table:table-cell table:number-columns-repeated="6"/>
          <table:table-cell table:formula="of:=10^(([.$L$2]-[.D18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36.7214649266971" calcext:value-type="float">
            <text:p>36.7214649266971</text:p>
          </table:table-cell>
          <table:table-cell office:value-type="float" office:value="-95" calcext:value-type="float">
            <text:p>-95</text:p>
          </table:table-cell>
          <table:table-cell office:value-type="float" office:value="-96" calcext:value-type="float">
            <text:p>-96</text:p>
          </table:table-cell>
          <table:table-cell office:value-type="float" office:value="-95.0242991295779" calcext:value-type="float">
            <text:p>-95.0242991295779</text:p>
          </table:table-cell>
          <table:table-cell office:value-type="float" office:value="69.3381045056289" calcext:value-type="float">
            <text:p>69.3381045056289</text:p>
          </table:table-cell>
          <table:table-cell table:number-columns-repeated="6"/>
          <table:table-cell table:formula="of:=10^(([.$L$2]-[.D189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36.7297727918537" calcext:value-type="float">
            <text:p>36.7297727918537</text:p>
          </table:table-cell>
          <table:table-cell table:number-columns-repeated="2" office:value-type="float" office:value="-96" calcext:value-type="float">
            <text:p>-96</text:p>
          </table:table-cell>
          <table:table-cell office:value-type="float" office:value="-95.0252748304483" calcext:value-type="float">
            <text:p>-95.0252748304483</text:p>
          </table:table-cell>
          <table:table-cell office:value-type="float" office:value="69.3443358801153" calcext:value-type="float">
            <text:p>69.3443358801153</text:p>
          </table:table-cell>
          <table:table-cell table:number-columns-repeated="6"/>
          <table:table-cell table:formula="of:=10^(([.$L$2]-[.D190])/(10*[.$L$3]))" office:value-type="float" office:value="36.8694506451958" calcext:value-type="float">
            <text:p>36.8694506451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6.7337672453836" calcext:value-type="float">
            <text:p>36.7337672453836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0252495556179" calcext:value-type="float">
            <text:p>-95.0252495556179</text:p>
          </table:table-cell>
          <table:table-cell office:value-type="float" office:value="69.3441744537684" calcext:value-type="float">
            <text:p>69.3441744537684</text:p>
          </table:table-cell>
          <table:table-cell table:number-columns-repeated="6"/>
          <table:table-cell table:formula="of:=10^(([.$L$2]-[.D19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36.7383017328258" calcext:value-type="float">
            <text:p>36.738301732825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52243060623" calcext:value-type="float">
            <text:p>-95.0252243060623</text:p>
          </table:table-cell>
          <table:table-cell office:value-type="float" office:value="69.3440131892231" calcext:value-type="float">
            <text:p>69.3440131892231</text:p>
          </table:table-cell>
          <table:table-cell table:number-columns-repeated="6"/>
          <table:table-cell table:formula="of:=10^(([.$L$2]-[.D19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36.7396441402465" calcext:value-type="float">
            <text:p>36.7396441402465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0251990817562" calcext:value-type="float">
            <text:p>-95.0251990817562</text:p>
          </table:table-cell>
          <table:table-cell office:value-type="float" office:value="69.3438520863168" calcext:value-type="float">
            <text:p>69.3438520863168</text:p>
          </table:table-cell>
          <table:table-cell table:number-columns-repeated="6"/>
          <table:table-cell table:formula="of:=10^(([.$L$2]-[.D19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36.7453662217324" calcext:value-type="float">
            <text:p>36.745366221732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51738826745" calcext:value-type="float">
            <text:p>-95.0251738826745</text:p>
          </table:table-cell>
          <table:table-cell office:value-type="float" office:value="69.3436911448872" calcext:value-type="float">
            <text:p>69.3436911448872</text:p>
          </table:table-cell>
          <table:table-cell table:number-columns-repeated="6"/>
          <table:table-cell table:formula="of:=10^(([.$L$2]-[.D19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36.7511626110763" calcext:value-type="float">
            <text:p>36.751162611076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51487087918" calcext:value-type="float">
            <text:p>-95.0251487087918</text:p>
          </table:table-cell>
          <table:table-cell office:value-type="float" office:value="69.3435303647719" calcext:value-type="float">
            <text:p>69.3435303647719</text:p>
          </table:table-cell>
          <table:table-cell table:number-columns-repeated="6"/>
          <table:table-cell table:formula="of:=10^(([.$L$2]-[.D19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6.756630680989" calcext:value-type="float">
            <text:p>36.756630680989</text:p>
          </table:table-cell>
          <table:table-cell office:value-type="float" office:value="-96" calcext:value-type="float">
            <text:p>-96</text:p>
          </table:table-cell>
          <table:table-cell office:value-type="float" office:value="-95" calcext:value-type="float">
            <text:p>-95</text:p>
          </table:table-cell>
          <table:table-cell office:value-type="float" office:value="-95.025123560083" calcext:value-type="float">
            <text:p>-95.025123560083</text:p>
          </table:table-cell>
          <table:table-cell office:value-type="float" office:value="69.343369745809" calcext:value-type="float">
            <text:p>69.343369745809</text:p>
          </table:table-cell>
          <table:table-cell table:number-columns-repeated="6"/>
          <table:table-cell table:formula="of:=10^(([.$L$2]-[.D19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36.7599615557378" calcext:value-type="float">
            <text:p>36.759961555737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50984365229" calcext:value-type="float">
            <text:p>-95.0250984365229</text:p>
          </table:table-cell>
          <table:table-cell office:value-type="float" office:value="69.3432092878366" calcext:value-type="float">
            <text:p>69.3432092878366</text:p>
          </table:table-cell>
          <table:table-cell table:number-columns-repeated="6"/>
          <table:table-cell table:formula="of:=10^(([.$L$2]-[.D19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36.7708164385301" calcext:value-type="float">
            <text:p>36.7708164385301</text:p>
          </table:table-cell>
          <table:table-cell office:value-type="float" office:value="-80" calcext:value-type="float">
            <text:p>-80</text:p>
          </table:table-cell>
          <table:table-cell office:value-type="float" office:value="-95" calcext:value-type="float">
            <text:p>-95</text:p>
          </table:table-cell>
          <table:table-cell office:value-type="float" office:value="-95.0250733380864" calcext:value-type="float">
            <text:p>-95.0250733380864</text:p>
          </table:table-cell>
          <table:table-cell office:value-type="float" office:value="69.3430489906928" calcext:value-type="float">
            <text:p>69.3430489906928</text:p>
          </table:table-cell>
          <table:table-cell table:number-columns-repeated="6"/>
          <table:table-cell table:formula="of:=10^(([.$L$2]-[.D19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36.7746149851012" calcext:value-type="float">
            <text:p>36.774614985101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50482647483" calcext:value-type="float">
            <text:p>-95.0250482647483</text:p>
          </table:table-cell>
          <table:table-cell office:value-type="float" office:value="69.3428888542161" calcext:value-type="float">
            <text:p>69.3428888542161</text:p>
          </table:table-cell>
          <table:table-cell table:number-columns-repeated="6"/>
          <table:table-cell table:formula="of:=10^(([.$L$2]-[.D19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36.7765273194519" calcext:value-type="float">
            <text:p>36.776527319451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50232164835" calcext:value-type="float">
            <text:p>-95.0250232164835</text:p>
          </table:table-cell>
          <table:table-cell office:value-type="float" office:value="69.3427288782453" calcext:value-type="float">
            <text:p>69.3427288782453</text:p>
          </table:table-cell>
          <table:table-cell table:number-columns-repeated="6"/>
          <table:table-cell table:formula="of:=10^(([.$L$2]-[.D20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6.7822700125677" calcext:value-type="float">
            <text:p>36.782270012567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9981932671" calcext:value-type="float">
            <text:p>-95.0249981932671</text:p>
          </table:table-cell>
          <table:table-cell office:value-type="float" office:value="69.3425690626189" calcext:value-type="float">
            <text:p>69.3425690626189</text:p>
          </table:table-cell>
          <table:table-cell table:number-columns-repeated="6"/>
          <table:table-cell table:formula="of:=10^(([.$L$2]-[.D20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36.78530062462" calcext:value-type="float">
            <text:p>36.7853006246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9731950738" calcext:value-type="float">
            <text:p>-95.0249731950738</text:p>
          </table:table-cell>
          <table:table-cell office:value-type="float" office:value="69.3424094071759" calcext:value-type="float">
            <text:p>69.3424094071759</text:p>
          </table:table-cell>
          <table:table-cell table:number-columns-repeated="6"/>
          <table:table-cell table:formula="of:=10^(([.$L$2]-[.D20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36.785494079503" calcext:value-type="float">
            <text:p>36.78549407950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9482218787" calcext:value-type="float">
            <text:p>-95.0249482218787</text:p>
          </table:table-cell>
          <table:table-cell office:value-type="float" office:value="69.3422499117553" calcext:value-type="float">
            <text:p>69.3422499117553</text:p>
          </table:table-cell>
          <table:table-cell table:number-columns-repeated="6"/>
          <table:table-cell table:formula="of:=10^(([.$L$2]-[.D20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36.7881170905009" calcext:value-type="float">
            <text:p>36.788117090500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9232736568" calcext:value-type="float">
            <text:p>-95.0249232736568</text:p>
          </table:table-cell>
          <table:table-cell office:value-type="float" office:value="69.3420905761965" calcext:value-type="float">
            <text:p>69.3420905761965</text:p>
          </table:table-cell>
          <table:table-cell table:number-columns-repeated="6"/>
          <table:table-cell table:formula="of:=10^(([.$L$2]-[.D20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36.7908233851118" calcext:value-type="float">
            <text:p>36.790823385111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8983503832" calcext:value-type="float">
            <text:p>-95.0248983503832</text:p>
          </table:table-cell>
          <table:table-cell office:value-type="float" office:value="69.3419314003389" calcext:value-type="float">
            <text:p>69.3419314003389</text:p>
          </table:table-cell>
          <table:table-cell table:number-columns-repeated="6"/>
          <table:table-cell table:formula="of:=10^(([.$L$2]-[.D20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.7913068114663" calcext:value-type="float">
            <text:p>36.791306811466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8734520328" calcext:value-type="float">
            <text:p>-95.0248734520328</text:p>
          </table:table-cell>
          <table:table-cell office:value-type="float" office:value="69.3417723840219" calcext:value-type="float">
            <text:p>69.3417723840219</text:p>
          </table:table-cell>
          <table:table-cell table:number-columns-repeated="6"/>
          <table:table-cell table:formula="of:=10^(([.$L$2]-[.D20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36.7912868877168" calcext:value-type="float">
            <text:p>36.791286887716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8485785808" calcext:value-type="float">
            <text:p>-95.0248485785808</text:p>
          </table:table-cell>
          <table:table-cell office:value-type="float" office:value="69.3416135270853" calcext:value-type="float">
            <text:p>69.3416135270853</text:p>
          </table:table-cell>
          <table:table-cell table:number-columns-repeated="6"/>
          <table:table-cell table:formula="of:=10^(([.$L$2]-[.D20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36.8000395069478" calcext:value-type="float">
            <text:p>36.800039506947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8237300022" calcext:value-type="float">
            <text:p>-95.0248237300022</text:p>
          </table:table-cell>
          <table:table-cell office:value-type="float" office:value="69.3414548293692" calcext:value-type="float">
            <text:p>69.3414548293692</text:p>
          </table:table-cell>
          <table:table-cell table:number-columns-repeated="6"/>
          <table:table-cell table:formula="of:=10^(([.$L$2]-[.D20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36.8057568630705" calcext:value-type="float">
            <text:p>36.805756863070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7989062722" calcext:value-type="float">
            <text:p>-95.0247989062722</text:p>
          </table:table-cell>
          <table:table-cell office:value-type="float" office:value="69.3412962907133" calcext:value-type="float">
            <text:p>69.3412962907133</text:p>
          </table:table-cell>
          <table:table-cell table:number-columns-repeated="6"/>
          <table:table-cell table:formula="of:=10^(([.$L$2]-[.D20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36.8074413536255" calcext:value-type="float">
            <text:p>36.807441353625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7741073659" calcext:value-type="float">
            <text:p>-95.0247741073659</text:p>
          </table:table-cell>
          <table:table-cell office:value-type="float" office:value="69.3411379109581" calcext:value-type="float">
            <text:p>69.3411379109581</text:p>
          </table:table-cell>
          <table:table-cell table:number-columns-repeated="6"/>
          <table:table-cell table:formula="of:=10^(([.$L$2]-[.D21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6.8131039502928" calcext:value-type="float">
            <text:p>36.813103950292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7493332585" calcext:value-type="float">
            <text:p>-95.0247493332585</text:p>
          </table:table-cell>
          <table:table-cell office:value-type="float" office:value="69.3409796899438" calcext:value-type="float">
            <text:p>69.3409796899438</text:p>
          </table:table-cell>
          <table:table-cell table:number-columns-repeated="6"/>
          <table:table-cell table:formula="of:=10^(([.$L$2]-[.D21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36.8199664473204" calcext:value-type="float">
            <text:p>36.819966447320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7245839253" calcext:value-type="float">
            <text:p>-95.0247245839253</text:p>
          </table:table-cell>
          <table:table-cell office:value-type="float" office:value="69.340821627511" calcext:value-type="float">
            <text:p>69.340821627511</text:p>
          </table:table-cell>
          <table:table-cell table:number-columns-repeated="6"/>
          <table:table-cell table:formula="of:=10^(([.$L$2]-[.D21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36.8247888938555" calcext:value-type="float">
            <text:p>36.824788893855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6998593414" calcext:value-type="float">
            <text:p>-95.0246998593414</text:p>
          </table:table-cell>
          <table:table-cell office:value-type="float" office:value="69.3406637235004" calcext:value-type="float">
            <text:p>69.3406637235004</text:p>
          </table:table-cell>
          <table:table-cell table:number-columns-repeated="6"/>
          <table:table-cell table:formula="of:=10^(([.$L$2]-[.D21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36.8297737579821" calcext:value-type="float">
            <text:p>36.829773757982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675159482" calcext:value-type="float">
            <text:p>-95.024675159482</text:p>
          </table:table-cell>
          <table:table-cell office:value-type="float" office:value="69.3405059777529" calcext:value-type="float">
            <text:p>69.3405059777529</text:p>
          </table:table-cell>
          <table:table-cell table:number-columns-repeated="6"/>
          <table:table-cell table:formula="of:=10^(([.$L$2]-[.D21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36.835485688934" calcext:value-type="float">
            <text:p>36.83548568893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6504843225" calcext:value-type="float">
            <text:p>-95.0246504843225</text:p>
          </table:table-cell>
          <table:table-cell office:value-type="float" office:value="69.3403483901095" calcext:value-type="float">
            <text:p>69.3403483901095</text:p>
          </table:table-cell>
          <table:table-cell table:number-columns-repeated="6"/>
          <table:table-cell table:formula="of:=10^(([.$L$2]-[.D21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6.8371226583889" calcext:value-type="float">
            <text:p>36.837122658388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6258338382" calcext:value-type="float">
            <text:p>-95.0246258338382</text:p>
          </table:table-cell>
          <table:table-cell office:value-type="float" office:value="69.3401909604113" calcext:value-type="float">
            <text:p>69.3401909604113</text:p>
          </table:table-cell>
          <table:table-cell table:number-columns-repeated="6"/>
          <table:table-cell table:formula="of:=10^(([.$L$2]-[.D21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36.8411216402639" calcext:value-type="float">
            <text:p>36.841121640263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6012080044" calcext:value-type="float">
            <text:p>-95.0246012080044</text:p>
          </table:table-cell>
          <table:table-cell office:value-type="float" office:value="69.3400336884996" calcext:value-type="float">
            <text:p>69.3400336884996</text:p>
          </table:table-cell>
          <table:table-cell table:number-columns-repeated="6"/>
          <table:table-cell table:formula="of:=10^(([.$L$2]-[.D21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36.8423721188716" calcext:value-type="float">
            <text:p>36.842372118871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5766067964" calcext:value-type="float">
            <text:p>-95.0245766067964</text:p>
          </table:table-cell>
          <table:table-cell office:value-type="float" office:value="69.339876574216" calcext:value-type="float">
            <text:p>69.339876574216</text:p>
          </table:table-cell>
          <table:table-cell table:number-columns-repeated="6"/>
          <table:table-cell table:formula="of:=10^(([.$L$2]-[.D21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36.844515147672" calcext:value-type="float">
            <text:p>36.84451514767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5520301896" calcext:value-type="float">
            <text:p>-95.0245520301896</text:p>
          </table:table-cell>
          <table:table-cell office:value-type="float" office:value="69.3397196174023" calcext:value-type="float">
            <text:p>69.3397196174023</text:p>
          </table:table-cell>
          <table:table-cell table:number-columns-repeated="6"/>
          <table:table-cell table:formula="of:=10^(([.$L$2]-[.D21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36.8465317392726" calcext:value-type="float">
            <text:p>36.846531739272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5274781594" calcext:value-type="float">
            <text:p>-95.0245274781594</text:p>
          </table:table-cell>
          <table:table-cell office:value-type="float" office:value="69.3395628179" calcext:value-type="float">
            <text:p>69.3395628179</text:p>
          </table:table-cell>
          <table:table-cell table:number-columns-repeated="6"/>
          <table:table-cell table:formula="of:=10^(([.$L$2]-[.D22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6.8517036088548" calcext:value-type="float">
            <text:p>36.8517036088548</text:p>
          </table:table-cell>
          <table:table-cell office:value-type="float" office:value="-80" calcext:value-type="float">
            <text:p>-80</text:p>
          </table:table-cell>
          <table:table-cell office:value-type="float" office:value="-95" calcext:value-type="float">
            <text:p>-95</text:p>
          </table:table-cell>
          <table:table-cell office:value-type="float" office:value="-95.0245029506812" calcext:value-type="float">
            <text:p>-95.0245029506812</text:p>
          </table:table-cell>
          <table:table-cell office:value-type="float" office:value="69.3394061755513" calcext:value-type="float">
            <text:p>69.3394061755513</text:p>
          </table:table-cell>
          <table:table-cell table:number-columns-repeated="6"/>
          <table:table-cell table:formula="of:=10^(([.$L$2]-[.D22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36.8539660465665" calcext:value-type="float">
            <text:p>36.853966046566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4784477305" calcext:value-type="float">
            <text:p>-95.0244784477305</text:p>
          </table:table-cell>
          <table:table-cell office:value-type="float" office:value="69.3392496901983" calcext:value-type="float">
            <text:p>69.3392496901983</text:p>
          </table:table-cell>
          <table:table-cell table:number-columns-repeated="6"/>
          <table:table-cell table:formula="of:=10^(([.$L$2]-[.D22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36.8557696450109" calcext:value-type="float">
            <text:p>36.855769645010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4539692828" calcext:value-type="float">
            <text:p>-95.0244539692828</text:p>
          </table:table-cell>
          <table:table-cell office:value-type="float" office:value="69.3390933616833" calcext:value-type="float">
            <text:p>69.3390933616833</text:p>
          </table:table-cell>
          <table:table-cell table:number-columns-repeated="6"/>
          <table:table-cell table:formula="of:=10^(([.$L$2]-[.D22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36.8613012264798" calcext:value-type="float">
            <text:p>36.861301226479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4295153135" calcext:value-type="float">
            <text:p>-95.0244295153135</text:p>
          </table:table-cell>
          <table:table-cell office:value-type="float" office:value="69.3389371898487" calcext:value-type="float">
            <text:p>69.3389371898487</text:p>
          </table:table-cell>
          <table:table-cell table:number-columns-repeated="6"/>
          <table:table-cell table:formula="of:=10^(([.$L$2]-[.D22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36.8654119943223" calcext:value-type="float">
            <text:p>36.865411994322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4050857982" calcext:value-type="float">
            <text:p>-95.0244050857982</text:p>
          </table:table-cell>
          <table:table-cell office:value-type="float" office:value="69.3387811745371" calcext:value-type="float">
            <text:p>69.3387811745371</text:p>
          </table:table-cell>
          <table:table-cell table:number-columns-repeated="6"/>
          <table:table-cell table:formula="of:=10^(([.$L$2]-[.D22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6.871762361968" calcext:value-type="float">
            <text:p>36.87176236196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3806807124" calcext:value-type="float">
            <text:p>-95.0243806807124</text:p>
          </table:table-cell>
          <table:table-cell office:value-type="float" office:value="69.3386253155914" calcext:value-type="float">
            <text:p>69.3386253155914</text:p>
          </table:table-cell>
          <table:table-cell table:number-columns-repeated="6"/>
          <table:table-cell table:formula="of:=10^(([.$L$2]-[.D22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36.8755960205096" calcext:value-type="float">
            <text:p>36.875596020509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3563000317" calcext:value-type="float">
            <text:p>-95.0243563000317</text:p>
          </table:table-cell>
          <table:table-cell office:value-type="float" office:value="69.3384696128545" calcext:value-type="float">
            <text:p>69.3384696128545</text:p>
          </table:table-cell>
          <table:table-cell table:number-columns-repeated="6"/>
          <table:table-cell table:formula="of:=10^(([.$L$2]-[.D22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36.8816070467562" calcext:value-type="float">
            <text:p>36.881607046756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3319437316" calcext:value-type="float">
            <text:p>-95.0243319437316</text:p>
          </table:table-cell>
          <table:table-cell office:value-type="float" office:value="69.3383140661694" calcext:value-type="float">
            <text:p>69.3383140661694</text:p>
          </table:table-cell>
          <table:table-cell table:number-columns-repeated="6"/>
          <table:table-cell table:formula="of:=10^(([.$L$2]-[.D22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36.8820331103067" calcext:value-type="float">
            <text:p>36.8820331103067</text:p>
          </table:table-cell>
          <table:table-cell office:value-type="float" office:value="-91" calcext:value-type="float">
            <text:p>-91</text:p>
          </table:table-cell>
          <table:table-cell office:value-type="float" office:value="-95" calcext:value-type="float">
            <text:p>-95</text:p>
          </table:table-cell>
          <table:table-cell office:value-type="float" office:value="-95.0243076117879" calcext:value-type="float">
            <text:p>-95.0243076117879</text:p>
          </table:table-cell>
          <table:table-cell office:value-type="float" office:value="69.3381586753794" calcext:value-type="float">
            <text:p>69.3381586753794</text:p>
          </table:table-cell>
          <table:table-cell table:number-columns-repeated="6"/>
          <table:table-cell table:formula="of:=10^(([.$L$2]-[.D22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36.8825517575505" calcext:value-type="float">
            <text:p>36.882551757550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2833041761" calcext:value-type="float">
            <text:p>-95.0242833041761</text:p>
          </table:table-cell>
          <table:table-cell office:value-type="float" office:value="69.3380034403279" calcext:value-type="float">
            <text:p>69.3380034403279</text:p>
          </table:table-cell>
          <table:table-cell table:number-columns-repeated="6"/>
          <table:table-cell table:formula="of:=10^(([.$L$2]-[.D23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6.8835869616294" calcext:value-type="float">
            <text:p>36.88358696162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259020872" calcext:value-type="float">
            <text:p>-95.024259020872</text:p>
          </table:table-cell>
          <table:table-cell office:value-type="float" office:value="69.3378483608584" calcext:value-type="float">
            <text:p>69.3378483608584</text:p>
          </table:table-cell>
          <table:table-cell table:number-columns-repeated="6"/>
          <table:table-cell table:formula="of:=10^(([.$L$2]-[.D23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36.8835869616294" calcext:value-type="float">
            <text:p>36.88358696162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2347618511" calcext:value-type="float">
            <text:p>-95.0242347618511</text:p>
          </table:table-cell>
          <table:table-cell office:value-type="float" office:value="69.3376934368148" calcext:value-type="float">
            <text:p>69.3376934368148</text:p>
          </table:table-cell>
          <table:table-cell table:number-columns-repeated="6"/>
          <table:table-cell table:formula="of:=10^(([.$L$2]-[.D23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36.8836464696567" calcext:value-type="float">
            <text:p>36.883646469656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2105270892" calcext:value-type="float">
            <text:p>-95.0242105270892</text:p>
          </table:table-cell>
          <table:table-cell office:value-type="float" office:value="69.3375386680409" calcext:value-type="float">
            <text:p>69.3375386680409</text:p>
          </table:table-cell>
          <table:table-cell table:number-columns-repeated="6"/>
          <table:table-cell table:formula="of:=10^(([.$L$2]-[.D23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36.8881403820678" calcext:value-type="float">
            <text:p>36.888140382067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1863165621" calcext:value-type="float">
            <text:p>-95.0241863165621</text:p>
          </table:table-cell>
          <table:table-cell office:value-type="float" office:value="69.3373840543807" calcext:value-type="float">
            <text:p>69.3373840543807</text:p>
          </table:table-cell>
          <table:table-cell table:number-columns-repeated="6"/>
          <table:table-cell table:formula="of:=10^(([.$L$2]-[.D23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36.892659184172" calcext:value-type="float">
            <text:p>36.89265918417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1621302456" calcext:value-type="float">
            <text:p>-95.0241621302456</text:p>
          </table:table-cell>
          <table:table-cell office:value-type="float" office:value="69.3372295956783" calcext:value-type="float">
            <text:p>69.3372295956783</text:p>
          </table:table-cell>
          <table:table-cell table:number-columns-repeated="6"/>
          <table:table-cell table:formula="of:=10^(([.$L$2]-[.D23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6.8948483062527" calcext:value-type="float">
            <text:p>36.894848306252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1379681153" calcext:value-type="float">
            <text:p>-95.0241379681153</text:p>
          </table:table-cell>
          <table:table-cell office:value-type="float" office:value="69.3370752917783" calcext:value-type="float">
            <text:p>69.3370752917783</text:p>
          </table:table-cell>
          <table:table-cell table:number-columns-repeated="6"/>
          <table:table-cell table:formula="of:=10^(([.$L$2]-[.D23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36.8979666614604" calcext:value-type="float">
            <text:p>36.897966661460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1138301472" calcext:value-type="float">
            <text:p>-95.0241138301472</text:p>
          </table:table-cell>
          <table:table-cell office:value-type="float" office:value="69.336921142525" calcext:value-type="float">
            <text:p>69.336921142525</text:p>
          </table:table-cell>
          <table:table-cell table:number-columns-repeated="6"/>
          <table:table-cell table:formula="of:=10^(([.$L$2]-[.D23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36.9036945521124" calcext:value-type="float">
            <text:p>36.903694552112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0897163171" calcext:value-type="float">
            <text:p>-95.0240897163171</text:p>
          </table:table-cell>
          <table:table-cell office:value-type="float" office:value="69.3367671477632" calcext:value-type="float">
            <text:p>69.3367671477632</text:p>
          </table:table-cell>
          <table:table-cell table:number-columns-repeated="6"/>
          <table:table-cell table:formula="of:=10^(([.$L$2]-[.D23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36.9058670733334" calcext:value-type="float">
            <text:p>36.905867073333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240656266007" calcext:value-type="float">
            <text:p>-95.0240656266007</text:p>
          </table:table-cell>
          <table:table-cell office:value-type="float" office:value="69.3366133073376" calcext:value-type="float">
            <text:p>69.3366133073376</text:p>
          </table:table-cell>
          <table:table-cell table:number-columns-repeated="6"/>
          <table:table-cell table:formula="of:=10^(([.$L$2]-[.D23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36.9062735663335" calcext:value-type="float">
            <text:p>36.9062735663335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5.0230415609741" calcext:value-type="float">
            <text:p>-95.0230415609741</text:p>
          </table:table-cell>
          <table:table-cell office:value-type="float" office:value="69.3300737912431" calcext:value-type="float">
            <text:p>69.3300737912431</text:p>
          </table:table-cell>
          <table:table-cell table:number-columns-repeated="6"/>
          <table:table-cell table:formula="of:=10^(([.$L$2]-[.D240])/(10*[.$L$3]))" office:value-type="float" office:value="31.6227766016838" calcext:value-type="float">
            <text:p>31.62277660168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6.9172071872255" calcext:value-type="float">
            <text:p>36.9172071872255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.0220185194132" calcext:value-type="float">
            <text:p>-95.0220185194132</text:p>
          </table:table-cell>
          <table:table-cell office:value-type="float" office:value="69.3235414305174" calcext:value-type="float">
            <text:p>69.3235414305174</text:p>
          </table:table-cell>
          <table:table-cell table:number-columns-repeated="6"/>
          <table:table-cell table:formula="of:=10^(([.$L$2]-[.D241])/(10*[.$L$3]))" office:value-type="float" office:value="31.6227766016838" calcext:value-type="float">
            <text:p>31.622776601683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36.9193175435079" calcext:value-type="float">
            <text:p>36.9193175435079</text:p>
          </table:table-cell>
          <table:table-cell office:value-type="float" office:value="-95" calcext:value-type="float">
            <text:p>-95</text:p>
          </table:table-cell>
          <table:table-cell office:value-type="float" office:value="-94" calcext:value-type="float">
            <text:p>-94</text:p>
          </table:table-cell>
          <table:table-cell office:value-type="float" office:value="-95.0209965008937" calcext:value-type="float">
            <text:p>-95.0209965008937</text:p>
          </table:table-cell>
          <table:table-cell office:value-type="float" office:value="69.3170162167163" calcext:value-type="float">
            <text:p>69.3170162167163</text:p>
          </table:table-cell>
          <table:table-cell table:number-columns-repeated="6"/>
          <table:table-cell table:formula="of:=10^(([.$L$2]-[.D242])/(10*[.$L$3]))" office:value-type="float" office:value="31.6227766016838" calcext:value-type="float">
            <text:p>31.622776601683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36.9208963507921" calcext:value-type="float">
            <text:p>36.9208963507921</text:p>
          </table:table-cell>
          <table:table-cell table:number-columns-repeated="2" office:value-type="float" office:value="-94" calcext:value-type="float">
            <text:p>-94</text:p>
          </table:table-cell>
          <table:table-cell office:value-type="float" office:value="-95.0199755043928" calcext:value-type="float">
            <text:p>-95.0199755043928</text:p>
          </table:table-cell>
          <table:table-cell office:value-type="float" office:value="69.3104981414065" calcext:value-type="float">
            <text:p>69.3104981414065</text:p>
          </table:table-cell>
          <table:table-cell table:number-columns-repeated="6"/>
          <table:table-cell table:formula="of:=10^(([.$L$2]-[.D243])/(10*[.$L$3]))" office:value-type="float" office:value="31.6227766016838" calcext:value-type="float">
            <text:p>31.622776601683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36.9218116146071" calcext:value-type="float">
            <text:p>36.9218116146071</text:p>
          </table:table-cell>
          <table:table-cell office:value-type="float" office:value="-88" calcext:value-type="float">
            <text:p>-88</text:p>
          </table:table-cell>
          <table:table-cell office:value-type="float" office:value="-94" calcext:value-type="float">
            <text:p>-94</text:p>
          </table:table-cell>
          <table:table-cell office:value-type="float" office:value="-95.0189555288884" calcext:value-type="float">
            <text:p>-95.0189555288884</text:p>
          </table:table-cell>
          <table:table-cell office:value-type="float" office:value="69.303987196166" calcext:value-type="float">
            <text:p>69.303987196166</text:p>
          </table:table-cell>
          <table:table-cell table:number-columns-repeated="6"/>
          <table:table-cell table:formula="of:=10^(([.$L$2]-[.D244])/(10*[.$L$3]))" office:value-type="float" office:value="31.6227766016838" calcext:value-type="float">
            <text:p>31.622776601683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36.9218116146071" calcext:value-type="float">
            <text:p>36.9218116146071</text:p>
          </table:table-cell>
          <table:table-cell office:value-type="float" office:value="-85" calcext:value-type="float">
            <text:p>-85</text:p>
          </table:table-cell>
          <table:table-cell office:value-type="float" office:value="-95" calcext:value-type="float">
            <text:p>-95</text:p>
          </table:table-cell>
          <table:table-cell office:value-type="float" office:value="-95.0189365733595" calcext:value-type="float">
            <text:p>-95.0189365733595</text:p>
          </table:table-cell>
          <table:table-cell office:value-type="float" office:value="69.3038662006075" calcext:value-type="float">
            <text:p>69.3038662006075</text:p>
          </table:table-cell>
          <table:table-cell table:number-columns-repeated="6"/>
          <table:table-cell table:formula="of:=10^(([.$L$2]-[.D24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.9249538149544" calcext:value-type="float">
            <text:p>36.9249538149544</text:p>
          </table:table-cell>
          <table:table-cell office:value-type="float" office:value="-94" calcext:value-type="float">
            <text:p>-94</text:p>
          </table:table-cell>
          <table:table-cell office:value-type="float" office:value="-95" calcext:value-type="float">
            <text:p>-95</text:p>
          </table:table-cell>
          <table:table-cell office:value-type="float" office:value="-95.0189176367862" calcext:value-type="float">
            <text:p>-95.0189176367862</text:p>
          </table:table-cell>
          <table:table-cell office:value-type="float" office:value="69.3037453262555" calcext:value-type="float">
            <text:p>69.3037453262555</text:p>
          </table:table-cell>
          <table:table-cell table:number-columns-repeated="6"/>
          <table:table-cell table:formula="of:=10^(([.$L$2]-[.D24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36.9265148914031" calcext:value-type="float">
            <text:p>36.926514891403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8987191494" calcext:value-type="float">
            <text:p>-95.0188987191494</text:p>
          </table:table-cell>
          <table:table-cell office:value-type="float" office:value="69.3036245729884" calcext:value-type="float">
            <text:p>69.3036245729884</text:p>
          </table:table-cell>
          <table:table-cell table:number-columns-repeated="6"/>
          <table:table-cell table:formula="of:=10^(([.$L$2]-[.D24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36.929108483632" calcext:value-type="float">
            <text:p>36.92910848363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8798204302" calcext:value-type="float">
            <text:p>-95.0188798204302</text:p>
          </table:table-cell>
          <table:table-cell office:value-type="float" office:value="69.3035039406846" calcext:value-type="float">
            <text:p>69.3035039406846</text:p>
          </table:table-cell>
          <table:table-cell table:number-columns-repeated="6"/>
          <table:table-cell table:formula="of:=10^(([.$L$2]-[.D24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36.9292198220414" calcext:value-type="float">
            <text:p>36.929219822041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8609406098" calcext:value-type="float">
            <text:p>-95.0188609406098</text:p>
          </table:table-cell>
          <table:table-cell office:value-type="float" office:value="69.3033834292227" calcext:value-type="float">
            <text:p>69.3033834292227</text:p>
          </table:table-cell>
          <table:table-cell table:number-columns-repeated="6"/>
          <table:table-cell table:formula="of:=10^(([.$L$2]-[.D24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36.9299202096059" calcext:value-type="float">
            <text:p>36.929920209605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8420796692" calcext:value-type="float">
            <text:p>-95.0188420796692</text:p>
          </table:table-cell>
          <table:table-cell office:value-type="float" office:value="69.3032630384816" calcext:value-type="float">
            <text:p>69.3032630384816</text:p>
          </table:table-cell>
          <table:table-cell table:number-columns-repeated="6"/>
          <table:table-cell table:formula="of:=10^(([.$L$2]-[.D25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6.9277939451376" calcext:value-type="float">
            <text:p>36.927793945137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8232375895" calcext:value-type="float">
            <text:p>-95.0188232375895</text:p>
          </table:table-cell>
          <table:table-cell office:value-type="float" office:value="69.30314276834" calcext:value-type="float">
            <text:p>69.30314276834</text:p>
          </table:table-cell>
          <table:table-cell table:number-columns-repeated="6"/>
          <table:table-cell table:formula="of:=10^(([.$L$2]-[.D25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36.9298185257645" calcext:value-type="float">
            <text:p>36.929818525764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8044143519" calcext:value-type="float">
            <text:p>-95.0188044143519</text:p>
          </table:table-cell>
          <table:table-cell office:value-type="float" office:value="69.303022618677" calcext:value-type="float">
            <text:p>69.303022618677</text:p>
          </table:table-cell>
          <table:table-cell table:number-columns-repeated="6"/>
          <table:table-cell table:formula="of:=10^(([.$L$2]-[.D25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36.9317125365308" calcext:value-type="float">
            <text:p>36.931712536530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7856099376" calcext:value-type="float">
            <text:p>-95.0187856099376</text:p>
          </table:table-cell>
          <table:table-cell office:value-type="float" office:value="69.3029025893716" calcext:value-type="float">
            <text:p>69.3029025893716</text:p>
          </table:table-cell>
          <table:table-cell table:number-columns-repeated="6"/>
          <table:table-cell table:formula="of:=10^(([.$L$2]-[.D25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36.9342523325173" calcext:value-type="float">
            <text:p>36.9342523325173</text:p>
          </table:table-cell>
          <table:table-cell office:value-type="float" office:value="-84" calcext:value-type="float">
            <text:p>-84</text:p>
          </table:table-cell>
          <table:table-cell office:value-type="float" office:value="-95" calcext:value-type="float">
            <text:p>-95</text:p>
          </table:table-cell>
          <table:table-cell office:value-type="float" office:value="-95.0187668243276" calcext:value-type="float">
            <text:p>-95.0187668243276</text:p>
          </table:table-cell>
          <table:table-cell office:value-type="float" office:value="69.3027826803031" calcext:value-type="float">
            <text:p>69.3027826803031</text:p>
          </table:table-cell>
          <table:table-cell table:number-columns-repeated="6"/>
          <table:table-cell table:formula="of:=10^(([.$L$2]-[.D25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36.9357036613539" calcext:value-type="float">
            <text:p>36.935703661353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7480575033" calcext:value-type="float">
            <text:p>-95.0187480575033</text:p>
          </table:table-cell>
          <table:table-cell office:value-type="float" office:value="69.3026628913509" calcext:value-type="float">
            <text:p>69.3026628913509</text:p>
          </table:table-cell>
          <table:table-cell table:number-columns-repeated="6"/>
          <table:table-cell table:formula="of:=10^(([.$L$2]-[.D25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6.9398581738167" calcext:value-type="float">
            <text:p>36.939858173816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7293094458" calcext:value-type="float">
            <text:p>-95.0187293094458</text:p>
          </table:table-cell>
          <table:table-cell office:value-type="float" office:value="69.3025432223943" calcext:value-type="float">
            <text:p>69.3025432223943</text:p>
          </table:table-cell>
          <table:table-cell table:number-columns-repeated="6"/>
          <table:table-cell table:formula="of:=10^(([.$L$2]-[.D25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36.9421259086147" calcext:value-type="float">
            <text:p>36.942125908614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7105801364" calcext:value-type="float">
            <text:p>-95.0187105801364</text:p>
          </table:table-cell>
          <table:table-cell office:value-type="float" office:value="69.3024236733131" calcext:value-type="float">
            <text:p>69.3024236733131</text:p>
          </table:table-cell>
          <table:table-cell table:number-columns-repeated="6"/>
          <table:table-cell table:formula="of:=10^(([.$L$2]-[.D25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36.946298619036" calcext:value-type="float">
            <text:p>36.94629861903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6918695562" calcext:value-type="float">
            <text:p>-95.0186918695562</text:p>
          </table:table-cell>
          <table:table-cell office:value-type="float" office:value="69.3023042439868" calcext:value-type="float">
            <text:p>69.3023042439868</text:p>
          </table:table-cell>
          <table:table-cell table:number-columns-repeated="6"/>
          <table:table-cell table:formula="of:=10^(([.$L$2]-[.D25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36.9480439154108" calcext:value-type="float">
            <text:p>36.948043915410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6731776867" calcext:value-type="float">
            <text:p>-95.0186731776867</text:p>
          </table:table-cell>
          <table:table-cell office:value-type="float" office:value="69.3021849342954" calcext:value-type="float">
            <text:p>69.3021849342954</text:p>
          </table:table-cell>
          <table:table-cell table:number-columns-repeated="6"/>
          <table:table-cell table:formula="of:=10^(([.$L$2]-[.D25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36.9483160394351" calcext:value-type="float">
            <text:p>36.948316039435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654504509" calcext:value-type="float">
            <text:p>-95.018654504509</text:p>
          </table:table-cell>
          <table:table-cell office:value-type="float" office:value="69.3020657441187" calcext:value-type="float">
            <text:p>69.3020657441187</text:p>
          </table:table-cell>
          <table:table-cell table:number-columns-repeated="6"/>
          <table:table-cell table:formula="of:=10^(([.$L$2]-[.D26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6.9495456262389" calcext:value-type="float">
            <text:p>36.949545626238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6358500045" calcext:value-type="float">
            <text:p>-95.0186358500045</text:p>
          </table:table-cell>
          <table:table-cell office:value-type="float" office:value="69.3019466733368" calcext:value-type="float">
            <text:p>69.3019466733368</text:p>
          </table:table-cell>
          <table:table-cell table:number-columns-repeated="6"/>
          <table:table-cell table:formula="of:=10^(([.$L$2]-[.D26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36.9504949739746" calcext:value-type="float">
            <text:p>36.950494973974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6172141545" calcext:value-type="float">
            <text:p>-95.0186172141545</text:p>
          </table:table-cell>
          <table:table-cell office:value-type="float" office:value="69.30182772183" calcext:value-type="float">
            <text:p>69.30182772183</text:p>
          </table:table-cell>
          <table:table-cell table:number-columns-repeated="6"/>
          <table:table-cell table:formula="of:=10^(([.$L$2]-[.D26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36.9551198319242" calcext:value-type="float">
            <text:p>36.955119831924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5985969403" calcext:value-type="float">
            <text:p>-95.0185985969403</text:p>
          </table:table-cell>
          <table:table-cell office:value-type="float" office:value="69.3017088894787" calcext:value-type="float">
            <text:p>69.3017088894787</text:p>
          </table:table-cell>
          <table:table-cell table:number-columns-repeated="6"/>
          <table:table-cell table:formula="of:=10^(([.$L$2]-[.D26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36.957447660551" calcext:value-type="float">
            <text:p>36.95744766055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5799983434" calcext:value-type="float">
            <text:p>-95.0185799983434</text:p>
          </table:table-cell>
          <table:table-cell office:value-type="float" office:value="69.3015901761631" calcext:value-type="float">
            <text:p>69.3015901761631</text:p>
          </table:table-cell>
          <table:table-cell table:number-columns-repeated="6"/>
          <table:table-cell table:formula="of:=10^(([.$L$2]-[.D26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36.9598915375047" calcext:value-type="float">
            <text:p>36.959891537504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561418345" calcext:value-type="float">
            <text:p>-95.018561418345</text:p>
          </table:table-cell>
          <table:table-cell office:value-type="float" office:value="69.3014715817639" calcext:value-type="float">
            <text:p>69.3014715817639</text:p>
          </table:table-cell>
          <table:table-cell table:number-columns-repeated="6"/>
          <table:table-cell table:formula="of:=10^(([.$L$2]-[.D26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6.962743282781" calcext:value-type="float">
            <text:p>36.96274328278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5428569267" calcext:value-type="float">
            <text:p>-95.0185428569267</text:p>
          </table:table-cell>
          <table:table-cell office:value-type="float" office:value="69.3013531061618" calcext:value-type="float">
            <text:p>69.3013531061618</text:p>
          </table:table-cell>
          <table:table-cell table:number-columns-repeated="6"/>
          <table:table-cell table:formula="of:=10^(([.$L$2]-[.D26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36.9663731361147" calcext:value-type="float">
            <text:p>36.966373136114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5243140698" calcext:value-type="float">
            <text:p>-95.0185243140698</text:p>
          </table:table-cell>
          <table:table-cell office:value-type="float" office:value="69.3012347492375" calcext:value-type="float">
            <text:p>69.3012347492375</text:p>
          </table:table-cell>
          <table:table-cell table:number-columns-repeated="6"/>
          <table:table-cell table:formula="of:=10^(([.$L$2]-[.D26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36.9720691678924" calcext:value-type="float">
            <text:p>36.972069167892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5057897557" calcext:value-type="float">
            <text:p>-95.0185057897557</text:p>
          </table:table-cell>
          <table:table-cell office:value-type="float" office:value="69.3011165108719" calcext:value-type="float">
            <text:p>69.3011165108719</text:p>
          </table:table-cell>
          <table:table-cell table:number-columns-repeated="6"/>
          <table:table-cell table:formula="of:=10^(([.$L$2]-[.D26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36.9748738647302" calcext:value-type="float">
            <text:p>36.974873864730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4872839659" calcext:value-type="float">
            <text:p>-95.0184872839659</text:p>
          </table:table-cell>
          <table:table-cell office:value-type="float" office:value="69.3009983909462" calcext:value-type="float">
            <text:p>69.3009983909462</text:p>
          </table:table-cell>
          <table:table-cell table:number-columns-repeated="6"/>
          <table:table-cell table:formula="of:=10^(([.$L$2]-[.D26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36.9750070410445" calcext:value-type="float">
            <text:p>36.975007041044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468796682" calcext:value-type="float">
            <text:p>-95.018468796682</text:p>
          </table:table-cell>
          <table:table-cell office:value-type="float" office:value="69.3008803893414" calcext:value-type="float">
            <text:p>69.3008803893414</text:p>
          </table:table-cell>
          <table:table-cell table:number-columns-repeated="6"/>
          <table:table-cell table:formula="of:=10^(([.$L$2]-[.D27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6.9765045513587" calcext:value-type="float">
            <text:p>36.976504551358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4503278853" calcext:value-type="float">
            <text:p>-95.0184503278853</text:p>
          </table:table-cell>
          <table:table-cell office:value-type="float" office:value="69.3007625059388" calcext:value-type="float">
            <text:p>69.3007625059388</text:p>
          </table:table-cell>
          <table:table-cell table:number-columns-repeated="6"/>
          <table:table-cell table:formula="of:=10^(([.$L$2]-[.D27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36.9812255274137" calcext:value-type="float">
            <text:p>36.981225527413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4318775574" calcext:value-type="float">
            <text:p>-95.0184318775574</text:p>
          </table:table-cell>
          <table:table-cell office:value-type="float" office:value="69.3006447406198" calcext:value-type="float">
            <text:p>69.3006447406198</text:p>
          </table:table-cell>
          <table:table-cell table:number-columns-repeated="6"/>
          <table:table-cell table:formula="of:=10^(([.$L$2]-[.D27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36.9833581361822" calcext:value-type="float">
            <text:p>36.983358136182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4134456798" calcext:value-type="float">
            <text:p>-95.0184134456798</text:p>
          </table:table-cell>
          <table:table-cell office:value-type="float" office:value="69.300527093266" calcext:value-type="float">
            <text:p>69.300527093266</text:p>
          </table:table-cell>
          <table:table-cell table:number-columns-repeated="6"/>
          <table:table-cell table:formula="of:=10^(([.$L$2]-[.D27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36.9875726234781" calcext:value-type="float">
            <text:p>36.9875726234781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3950322342" calcext:value-type="float">
            <text:p>-95.0183950322342</text:p>
          </table:table-cell>
          <table:table-cell office:value-type="float" office:value="69.3004095637589" calcext:value-type="float">
            <text:p>69.3004095637589</text:p>
          </table:table-cell>
          <table:table-cell table:number-columns-repeated="6"/>
          <table:table-cell table:formula="of:=10^(([.$L$2]-[.D27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36.9930006561275" calcext:value-type="float">
            <text:p>36.993000656127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3766372019" calcext:value-type="float">
            <text:p>-95.0183766372019</text:p>
          </table:table-cell>
          <table:table-cell office:value-type="float" office:value="69.3002921519804" calcext:value-type="float">
            <text:p>69.3002921519804</text:p>
          </table:table-cell>
          <table:table-cell table:number-columns-repeated="6"/>
          <table:table-cell table:formula="of:=10^(([.$L$2]-[.D27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6.9943983951687" calcext:value-type="float">
            <text:p>36.994398395168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3582605647" calcext:value-type="float">
            <text:p>-95.0183582605647</text:p>
          </table:table-cell>
          <table:table-cell office:value-type="float" office:value="69.3001748578123" calcext:value-type="float">
            <text:p>69.3001748578123</text:p>
          </table:table-cell>
          <table:table-cell table:number-columns-repeated="6"/>
          <table:table-cell table:formula="of:=10^(([.$L$2]-[.D27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36.9979737561458" calcext:value-type="float">
            <text:p>36.9979737561458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3399023041" calcext:value-type="float">
            <text:p>-95.0183399023041</text:p>
          </table:table-cell>
          <table:table-cell office:value-type="float" office:value="69.3000576811366" calcext:value-type="float">
            <text:p>69.3000576811366</text:p>
          </table:table-cell>
          <table:table-cell table:number-columns-repeated="6"/>
          <table:table-cell table:formula="of:=10^(([.$L$2]-[.D27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36.9998079180734" calcext:value-type="float">
            <text:p>36.999807918073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3215624018" calcext:value-type="float">
            <text:p>-95.0183215624018</text:p>
          </table:table-cell>
          <table:table-cell office:value-type="float" office:value="69.2999406218353" calcext:value-type="float">
            <text:p>69.2999406218353</text:p>
          </table:table-cell>
          <table:table-cell table:number-columns-repeated="6"/>
          <table:table-cell table:formula="of:=10^(([.$L$2]-[.D27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37.0029784814493" calcext:value-type="float">
            <text:p>37.002978481449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3032408394" calcext:value-type="float">
            <text:p>-95.0183032408394</text:p>
          </table:table-cell>
          <table:table-cell office:value-type="float" office:value="69.2998236797908" calcext:value-type="float">
            <text:p>69.2998236797908</text:p>
          </table:table-cell>
          <table:table-cell table:number-columns-repeated="6"/>
          <table:table-cell table:formula="of:=10^(([.$L$2]-[.D27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37.0051663116314" calcext:value-type="float">
            <text:p>37.005166311631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2849375986" calcext:value-type="float">
            <text:p>-95.0182849375986</text:p>
          </table:table-cell>
          <table:table-cell office:value-type="float" office:value="69.2997068548855" calcext:value-type="float">
            <text:p>69.2997068548855</text:p>
          </table:table-cell>
          <table:table-cell table:number-columns-repeated="6"/>
          <table:table-cell table:formula="of:=10^(([.$L$2]-[.D28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37.0055450833399" calcext:value-type="float">
            <text:p>37.005545083339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266652661" calcext:value-type="float">
            <text:p>-95.018266652661</text:p>
          </table:table-cell>
          <table:table-cell office:value-type="float" office:value="69.2995901470017" calcext:value-type="float">
            <text:p>69.2995901470017</text:p>
          </table:table-cell>
          <table:table-cell table:number-columns-repeated="6"/>
          <table:table-cell table:formula="of:=10^(([.$L$2]-[.D28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37.0077586585114" calcext:value-type="float">
            <text:p>37.007758658511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2483860083" calcext:value-type="float">
            <text:p>-95.0182483860083</text:p>
          </table:table-cell>
          <table:table-cell office:value-type="float" office:value="69.299473556022" calcext:value-type="float">
            <text:p>69.299473556022</text:p>
          </table:table-cell>
          <table:table-cell table:number-columns-repeated="6"/>
          <table:table-cell table:formula="of:=10^(([.$L$2]-[.D28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37.0105297683532" calcext:value-type="float">
            <text:p>37.010529768353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2301376223" calcext:value-type="float">
            <text:p>-95.0182301376223</text:p>
          </table:table-cell>
          <table:table-cell office:value-type="float" office:value="69.2993570818291" calcext:value-type="float">
            <text:p>69.2993570818291</text:p>
          </table:table-cell>
          <table:table-cell table:number-columns-repeated="6"/>
          <table:table-cell table:formula="of:=10^(([.$L$2]-[.D28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37.0125683684435" calcext:value-type="float">
            <text:p>37.0125683684435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2119074847" calcext:value-type="float">
            <text:p>-95.0182119074847</text:p>
          </table:table-cell>
          <table:table-cell office:value-type="float" office:value="69.2992407243059" calcext:value-type="float">
            <text:p>69.2992407243059</text:p>
          </table:table-cell>
          <table:table-cell table:number-columns-repeated="6"/>
          <table:table-cell table:formula="of:=10^(([.$L$2]-[.D28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37.0167491465933" calcext:value-type="float">
            <text:p>37.016749146593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1936955772" calcext:value-type="float">
            <text:p>-95.0181936955772</text:p>
          </table:table-cell>
          <table:table-cell office:value-type="float" office:value="69.2991244833353" calcext:value-type="float">
            <text:p>69.2991244833353</text:p>
          </table:table-cell>
          <table:table-cell table:number-columns-repeated="6"/>
          <table:table-cell table:formula="of:=10^(([.$L$2]-[.D28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7.0169224405494" calcext:value-type="float">
            <text:p>37.0169224405494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1755018816" calcext:value-type="float">
            <text:p>-95.0181755018816</text:p>
          </table:table-cell>
          <table:table-cell office:value-type="float" office:value="69.2990083588004" calcext:value-type="float">
            <text:p>69.2990083588004</text:p>
          </table:table-cell>
          <table:table-cell table:number-columns-repeated="6"/>
          <table:table-cell table:formula="of:=10^(([.$L$2]-[.D28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37.0189919232012" calcext:value-type="float">
            <text:p>37.018991923201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1573263798" calcext:value-type="float">
            <text:p>-95.0181573263798</text:p>
          </table:table-cell>
          <table:table-cell office:value-type="float" office:value="69.2988923505843" calcext:value-type="float">
            <text:p>69.2988923505843</text:p>
          </table:table-cell>
          <table:table-cell table:number-columns-repeated="6"/>
          <table:table-cell table:formula="of:=10^(([.$L$2]-[.D28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37.0233057464242" calcext:value-type="float">
            <text:p>37.023305746424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1391690534" calcext:value-type="float">
            <text:p>-95.0181391690534</text:p>
          </table:table-cell>
          <table:table-cell office:value-type="float" office:value="69.2987764585703" calcext:value-type="float">
            <text:p>69.2987764585703</text:p>
          </table:table-cell>
          <table:table-cell table:number-columns-repeated="6"/>
          <table:table-cell table:formula="of:=10^(([.$L$2]-[.D288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37.0276386618226" calcext:value-type="float">
            <text:p>37.027638661822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1210298843" calcext:value-type="float">
            <text:p>-95.0181210298843</text:p>
          </table:table-cell>
          <table:table-cell office:value-type="float" office:value="69.2986606826419" calcext:value-type="float">
            <text:p>69.2986606826419</text:p>
          </table:table-cell>
          <table:table-cell table:number-columns-repeated="6"/>
          <table:table-cell table:formula="of:=10^(([.$L$2]-[.D289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37.0295135986447" calcext:value-type="float">
            <text:p>37.0295135986447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1029088544" calcext:value-type="float">
            <text:p>-95.0181029088544</text:p>
          </table:table-cell>
          <table:table-cell office:value-type="float" office:value="69.2985450226825" calcext:value-type="float">
            <text:p>69.2985450226825</text:p>
          </table:table-cell>
          <table:table-cell table:number-columns-repeated="6"/>
          <table:table-cell table:formula="of:=10^(([.$L$2]-[.D290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7.0359016659469" calcext:value-type="float">
            <text:p>37.035901665946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0848059456" calcext:value-type="float">
            <text:p>-95.0180848059456</text:p>
          </table:table-cell>
          <table:table-cell office:value-type="float" office:value="69.2984294785759" calcext:value-type="float">
            <text:p>69.2984294785759</text:p>
          </table:table-cell>
          <table:table-cell table:number-columns-repeated="6"/>
          <table:table-cell table:formula="of:=10^(([.$L$2]-[.D291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37.0369748887872" calcext:value-type="float">
            <text:p>37.0369748887872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0667211396" calcext:value-type="float">
            <text:p>-95.0180667211396</text:p>
          </table:table-cell>
          <table:table-cell office:value-type="float" office:value="69.2983140502057" calcext:value-type="float">
            <text:p>69.2983140502057</text:p>
          </table:table-cell>
          <table:table-cell table:number-columns-repeated="6"/>
          <table:table-cell table:formula="of:=10^(([.$L$2]-[.D292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37.037599214829" calcext:value-type="float">
            <text:p>37.03759921482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0486544185" calcext:value-type="float">
            <text:p>-95.0180486544185</text:p>
          </table:table-cell>
          <table:table-cell office:value-type="float" office:value="69.2981987374558" calcext:value-type="float">
            <text:p>69.2981987374558</text:p>
          </table:table-cell>
          <table:table-cell table:number-columns-repeated="6"/>
          <table:table-cell table:formula="of:=10^(([.$L$2]-[.D293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37.0406610830369" calcext:value-type="float">
            <text:p>37.040661083036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0306057641" calcext:value-type="float">
            <text:p>-95.0180306057641</text:p>
          </table:table-cell>
          <table:table-cell office:value-type="float" office:value="69.2980835402103" calcext:value-type="float">
            <text:p>69.2980835402103</text:p>
          </table:table-cell>
          <table:table-cell table:number-columns-repeated="6"/>
          <table:table-cell table:formula="of:=10^(([.$L$2]-[.D294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37.0416682523209" calcext:value-type="float">
            <text:p>37.0416682523209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80125751583" calcext:value-type="float">
            <text:p>-95.0180125751583</text:p>
          </table:table-cell>
          <table:table-cell office:value-type="float" office:value="69.2979684583533" calcext:value-type="float">
            <text:p>69.2979684583533</text:p>
          </table:table-cell>
          <table:table-cell table:number-columns-repeated="6"/>
          <table:table-cell table:formula="of:=10^(([.$L$2]-[.D295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7.0439623717726" calcext:value-type="float">
            <text:p>37.0439623717726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79945625832" calcext:value-type="float">
            <text:p>-95.0179945625832</text:p>
          </table:table-cell>
          <table:table-cell office:value-type="float" office:value="69.297853491769" calcext:value-type="float">
            <text:p>69.297853491769</text:p>
          </table:table-cell>
          <table:table-cell table:number-columns-repeated="6"/>
          <table:table-cell table:formula="of:=10^(([.$L$2]-[.D296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37.0465167609343" calcext:value-type="float">
            <text:p>37.0465167609343</text:p>
          </table:table-cell>
          <table:table-cell table:number-columns-repeated="2" office:value-type="float" office:value="-95" calcext:value-type="float">
            <text:p>-95</text:p>
          </table:table-cell>
          <table:table-cell office:value-type="float" office:value="-95.0179765680206" calcext:value-type="float">
            <text:p>-95.0179765680206</text:p>
          </table:table-cell>
          <table:table-cell office:value-type="float" office:value="69.2977386403417" calcext:value-type="float">
            <text:p>69.2977386403417</text:p>
          </table:table-cell>
          <table:table-cell table:number-columns-repeated="6"/>
          <table:table-cell table:formula="of:=10^(([.$L$2]-[.D297])/(10*[.$L$3]))" office:value-type="float" office:value="34.145488738336" calcext:value-type="float">
            <text:p>34.145488738336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6"/>
          <table:table-cell table:formula="of:=10^(([.$L$2]-[.D298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2.5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01</text:p>
          </table:table-cell>
          <table:table-cell table:number-columns-repeated="2"/>
          <table:table-cell table:formula="of:=10^(([.$L$2]-[.D299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.729591676587" calcext:value-type="float">
            <text:p>29.729591676587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0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9.7296453909061" calcext:value-type="float">
            <text:p>29.7296453909061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1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9.7249440004778" calcext:value-type="float">
            <text:p>29.7249440004778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2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9.7262877825818" calcext:value-type="float">
            <text:p>29.7262877825818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3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9.7222298200121" calcext:value-type="float">
            <text:p>29.7222298200121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4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.720711930316" calcext:value-type="float">
            <text:p>29.720711930316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5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9.720711930316" calcext:value-type="float">
            <text:p>29.720711930316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6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9.7205227663094" calcext:value-type="float">
            <text:p>29.7205227663094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7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9.7446995403627" calcext:value-type="float">
            <text:p>29.7446995403627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8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9.7448295879847" calcext:value-type="float">
            <text:p>29.7448295879847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09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9.7406869339374" calcext:value-type="float">
            <text:p>29.7406869339374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0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9.766763532348" calcext:value-type="float">
            <text:p>29.766763532348</text:p>
          </table:table-cell>
          <table:table-cell office:value-type="float" office:value="-81" calcext:value-type="float">
            <text:p>-81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1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9.7516249297636" calcext:value-type="float">
            <text:p>29.7516249297636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2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9.7355638002296" calcext:value-type="float">
            <text:p>29.7355638002296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3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9.7797763910934" calcext:value-type="float">
            <text:p>29.7797763910934</text:p>
          </table:table-cell>
          <table:table-cell office:value-type="float" office:value="-93" calcext:value-type="float">
            <text:p>-9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4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.7940447012581" calcext:value-type="float">
            <text:p>29.7940447012581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5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9.8094559232225" calcext:value-type="float">
            <text:p>29.8094559232225</text:p>
          </table:table-cell>
          <table:table-cell table:number-columns-repeated="3" office:value-type="float" office:value="-92" calcext:value-type="float">
            <text:p>-92</text:p>
          </table:table-cell>
          <table:table-cell office:value-type="float" office:value="52.4807460249773" calcext:value-type="float">
            <text:p>52.4807460249773</text:p>
          </table:table-cell>
          <table:table-cell table:number-columns-repeated="6"/>
          <table:table-cell table:formula="of:=10^(([.$L$2]-[.D316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9.8302898539456" calcext:value-type="float">
            <text:p>29.830289853945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01" calcext:value-type="float">
            <text:p>-92.001</text:p>
          </table:table-cell>
          <table:table-cell office:value-type="float" office:value="52.4855799029208" calcext:value-type="float">
            <text:p>52.4855799029208</text:p>
          </table:table-cell>
          <table:table-cell table:number-columns-repeated="6"/>
          <table:table-cell table:formula="of:=10^(([.$L$2]-[.D31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9.8485477863727" calcext:value-type="float">
            <text:p>29.8485477863727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01999" calcext:value-type="float">
            <text:p>-92.001999</text:p>
          </table:table-cell>
          <table:table-cell office:value-type="float" office:value="52.4904093915559" calcext:value-type="float">
            <text:p>52.4904093915559</text:p>
          </table:table-cell>
          <table:table-cell table:number-columns-repeated="6"/>
          <table:table-cell table:formula="of:=10^(([.$L$2]-[.D31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9.8486190432276" calcext:value-type="float">
            <text:p>29.848619043227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02997001" calcext:value-type="float">
            <text:p>-92.002997001</text:p>
          </table:table-cell>
          <table:table-cell office:value-type="float" office:value="52.4952344944239" calcext:value-type="float">
            <text:p>52.4952344944239</text:p>
          </table:table-cell>
          <table:table-cell table:number-columns-repeated="6"/>
          <table:table-cell table:formula="of:=10^(([.$L$2]-[.D31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9.850446431992" calcext:value-type="float">
            <text:p>29.8504464319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03994003999" calcext:value-type="float">
            <text:p>-92.003994003999</text:p>
          </table:table-cell>
          <table:table-cell office:value-type="float" office:value="52.5000552150644" calcext:value-type="float">
            <text:p>52.5000552150644</text:p>
          </table:table-cell>
          <table:table-cell table:number-columns-repeated="6"/>
          <table:table-cell table:formula="of:=10^(([.$L$2]-[.D32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9.850446431992" calcext:value-type="float">
            <text:p>29.8504464319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04990009995" calcext:value-type="float">
            <text:p>-92.004990009995</text:p>
          </table:table-cell>
          <table:table-cell office:value-type="float" office:value="52.5048715570149" calcext:value-type="float">
            <text:p>52.5048715570149</text:p>
          </table:table-cell>
          <table:table-cell table:number-columns-repeated="6"/>
          <table:table-cell table:formula="of:=10^(([.$L$2]-[.D32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9.8509221049699" calcext:value-type="float">
            <text:p>29.850922104969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05985019985" calcext:value-type="float">
            <text:p>-92.005985019985</text:p>
          </table:table-cell>
          <table:table-cell office:value-type="float" office:value="52.5096835238108" calcext:value-type="float">
            <text:p>52.5096835238108</text:p>
          </table:table-cell>
          <table:table-cell table:number-columns-repeated="6"/>
          <table:table-cell table:formula="of:=10^(([.$L$2]-[.D32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9.8508394573844" calcext:value-type="float">
            <text:p>29.850839457384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06979034965" calcext:value-type="float">
            <text:p>-92.006979034965</text:p>
          </table:table-cell>
          <table:table-cell office:value-type="float" office:value="52.5144911189858" calcext:value-type="float">
            <text:p>52.5144911189858</text:p>
          </table:table-cell>
          <table:table-cell table:number-columns-repeated="6"/>
          <table:table-cell table:formula="of:=10^(([.$L$2]-[.D32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9.8423542829243" calcext:value-type="float">
            <text:p>29.842354282924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079720559301" calcext:value-type="float">
            <text:p>-92.0079720559301</text:p>
          </table:table-cell>
          <table:table-cell office:value-type="float" office:value="52.5192943460714" calcext:value-type="float">
            <text:p>52.5192943460714</text:p>
          </table:table-cell>
          <table:table-cell table:number-columns-repeated="6"/>
          <table:table-cell table:formula="of:=10^(([.$L$2]-[.D32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9.846115332241" calcext:value-type="float">
            <text:p>29.846115332241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089640838742" calcext:value-type="float">
            <text:p>-92.0089640838742</text:p>
          </table:table-cell>
          <table:table-cell office:value-type="float" office:value="52.5240932085974" calcext:value-type="float">
            <text:p>52.5240932085974</text:p>
          </table:table-cell>
          <table:table-cell table:number-columns-repeated="6"/>
          <table:table-cell table:formula="of:=10^(([.$L$2]-[.D32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9.8408704736081" calcext:value-type="float">
            <text:p>29.8408704736081</text:p>
          </table:table-cell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office:value-type="float" office:value="-92.0099551197903" calcext:value-type="float">
            <text:p>-92.0099551197903</text:p>
          </table:table-cell>
          <table:table-cell office:value-type="float" office:value="52.5288877100913" calcext:value-type="float">
            <text:p>52.5288877100913</text:p>
          </table:table-cell>
          <table:table-cell table:number-columns-repeated="6"/>
          <table:table-cell table:formula="of:=10^(([.$L$2]-[.D32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9.838270977318" calcext:value-type="float">
            <text:p>29.83827097731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09451646705" calcext:value-type="float">
            <text:p>-92.0109451646705</text:p>
          </table:table-cell>
          <table:table-cell office:value-type="float" office:value="52.5336778540789" calcext:value-type="float">
            <text:p>52.5336778540789</text:p>
          </table:table-cell>
          <table:table-cell table:number-columns-repeated="6"/>
          <table:table-cell table:formula="of:=10^(([.$L$2]-[.D32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9.8286245738308" calcext:value-type="float">
            <text:p>29.828624573830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19342195058" calcext:value-type="float">
            <text:p>-92.0119342195058</text:p>
          </table:table-cell>
          <table:table-cell office:value-type="float" office:value="52.5384636440839" calcext:value-type="float">
            <text:p>52.5384636440839</text:p>
          </table:table-cell>
          <table:table-cell table:number-columns-repeated="6"/>
          <table:table-cell table:formula="of:=10^(([.$L$2]-[.D32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9.8307639226934" calcext:value-type="float">
            <text:p>29.830763922693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29222852863" calcext:value-type="float">
            <text:p>-92.0129222852863</text:p>
          </table:table-cell>
          <table:table-cell office:value-type="float" office:value="52.5432450836281" calcext:value-type="float">
            <text:p>52.5432450836281</text:p>
          </table:table-cell>
          <table:table-cell table:number-columns-repeated="6"/>
          <table:table-cell table:formula="of:=10^(([.$L$2]-[.D32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.8295114987671" calcext:value-type="float">
            <text:p>29.829511498767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3909363001" calcext:value-type="float">
            <text:p>-92.013909363001</text:p>
          </table:table-cell>
          <table:table-cell office:value-type="float" office:value="52.5480221762311" calcext:value-type="float">
            <text:p>52.5480221762311</text:p>
          </table:table-cell>
          <table:table-cell table:number-columns-repeated="6"/>
          <table:table-cell table:formula="of:=10^(([.$L$2]-[.D33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9.8332190891195" calcext:value-type="float">
            <text:p>29.833219089119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14895453638" calcext:value-type="float">
            <text:p>-92.014895453638</text:p>
          </table:table-cell>
          <table:table-cell office:value-type="float" office:value="52.5527949254108" calcext:value-type="float">
            <text:p>52.5527949254108</text:p>
          </table:table-cell>
          <table:table-cell table:number-columns-repeated="6"/>
          <table:table-cell table:formula="of:=10^(([.$L$2]-[.D33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9.8340952110807" calcext:value-type="float">
            <text:p>29.834095211080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58805581844" calcext:value-type="float">
            <text:p>-92.0158805581844</text:p>
          </table:table-cell>
          <table:table-cell office:value-type="float" office:value="52.5575633346831" calcext:value-type="float">
            <text:p>52.5575633346831</text:p>
          </table:table-cell>
          <table:table-cell table:number-columns-repeated="6"/>
          <table:table-cell table:formula="of:=10^(([.$L$2]-[.D33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9.8343805579296" calcext:value-type="float">
            <text:p>29.834380557929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168646776262" calcext:value-type="float">
            <text:p>-92.0168646776262</text:p>
          </table:table-cell>
          <table:table-cell office:value-type="float" office:value="52.5623274075619" calcext:value-type="float">
            <text:p>52.5623274075619</text:p>
          </table:table-cell>
          <table:table-cell table:number-columns-repeated="6"/>
          <table:table-cell table:formula="of:=10^(([.$L$2]-[.D33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9.8330638437014" calcext:value-type="float">
            <text:p>29.833063843701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78478129486" calcext:value-type="float">
            <text:p>-92.0178478129486</text:p>
          </table:table-cell>
          <table:table-cell office:value-type="float" office:value="52.5670871475588" calcext:value-type="float">
            <text:p>52.5670871475588</text:p>
          </table:table-cell>
          <table:table-cell table:number-columns-repeated="6"/>
          <table:table-cell table:formula="of:=10^(([.$L$2]-[.D33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9.8320700727373" calcext:value-type="float">
            <text:p>29.832070072737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188299651356" calcext:value-type="float">
            <text:p>-92.0188299651356</text:p>
          </table:table-cell>
          <table:table-cell office:value-type="float" office:value="52.571842558184" calcext:value-type="float">
            <text:p>52.571842558184</text:p>
          </table:table-cell>
          <table:table-cell table:number-columns-repeated="6"/>
          <table:table-cell table:formula="of:=10^(([.$L$2]-[.D33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9.8290447621974" calcext:value-type="float">
            <text:p>29.8290447621974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198111351705" calcext:value-type="float">
            <text:p>-92.0198111351705</text:p>
          </table:table-cell>
          <table:table-cell office:value-type="float" office:value="52.5765936429452" calcext:value-type="float">
            <text:p>52.5765936429452</text:p>
          </table:table-cell>
          <table:table-cell table:number-columns-repeated="6"/>
          <table:table-cell table:formula="of:=10^(([.$L$2]-[.D33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9.8274567354692" calcext:value-type="float">
            <text:p>29.82745673546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07913240354" calcext:value-type="float">
            <text:p>-92.0207913240354</text:p>
          </table:table-cell>
          <table:table-cell office:value-type="float" office:value="52.5813404053485" calcext:value-type="float">
            <text:p>52.5813404053485</text:p>
          </table:table-cell>
          <table:table-cell table:number-columns-repeated="6"/>
          <table:table-cell table:formula="of:=10^(([.$L$2]-[.D33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9.8246511695069" calcext:value-type="float">
            <text:p>29.824651169506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17705327113" calcext:value-type="float">
            <text:p>-92.0217705327113</text:p>
          </table:table-cell>
          <table:table-cell office:value-type="float" office:value="52.5860828488978" calcext:value-type="float">
            <text:p>52.5860828488978</text:p>
          </table:table-cell>
          <table:table-cell table:number-columns-repeated="6"/>
          <table:table-cell table:formula="of:=10^(([.$L$2]-[.D33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9.8211998401283" calcext:value-type="float">
            <text:p>29.821199840128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217487621786" calcext:value-type="float">
            <text:p>-92.0217487621786</text:p>
          </table:table-cell>
          <table:table-cell office:value-type="float" office:value="52.5859774065368" calcext:value-type="float">
            <text:p>52.5859774065368</text:p>
          </table:table-cell>
          <table:table-cell table:number-columns-repeated="6"/>
          <table:table-cell table:formula="of:=10^(([.$L$2]-[.D339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.8195028669735" calcext:value-type="float">
            <text:p>29.819502866973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27270134164" calcext:value-type="float">
            <text:p>-92.0227270134164</text:p>
          </table:table-cell>
          <table:table-cell office:value-type="float" office:value="52.5907156306852" calcext:value-type="float">
            <text:p>52.5907156306852</text:p>
          </table:table-cell>
          <table:table-cell table:number-columns-repeated="6"/>
          <table:table-cell table:formula="of:=10^(([.$L$2]-[.D34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9.81799021717" calcext:value-type="float">
            <text:p>29.81799021717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23704286403" calcext:value-type="float">
            <text:p>-92.023704286403</text:p>
          </table:table-cell>
          <table:table-cell office:value-type="float" office:value="52.5954495429038" calcext:value-type="float">
            <text:p>52.5954495429038</text:p>
          </table:table-cell>
          <table:table-cell table:number-columns-repeated="6"/>
          <table:table-cell table:formula="of:=10^(([.$L$2]-[.D34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9.8171126203533" calcext:value-type="float">
            <text:p>29.817112620353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46805821166" calcext:value-type="float">
            <text:p>-92.0246805821166</text:p>
          </table:table-cell>
          <table:table-cell office:value-type="float" office:value="52.6001791466906" calcext:value-type="float">
            <text:p>52.6001791466906</text:p>
          </table:table-cell>
          <table:table-cell table:number-columns-repeated="6"/>
          <table:table-cell table:formula="of:=10^(([.$L$2]-[.D34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9.8179517804949" calcext:value-type="float">
            <text:p>29.8179517804949</text:p>
          </table:table-cell>
          <table:table-cell office:value-type="float" office:value="-86" calcext:value-type="float">
            <text:p>-86</text:p>
          </table:table-cell>
          <table:table-cell office:value-type="float" office:value="-93" calcext:value-type="float">
            <text:p>-93</text:p>
          </table:table-cell>
          <table:table-cell office:value-type="float" office:value="-92.0256559015345" calcext:value-type="float">
            <text:p>-92.0256559015345</text:p>
          </table:table-cell>
          <table:table-cell office:value-type="float" office:value="52.6049044455417" calcext:value-type="float">
            <text:p>52.6049044455417</text:p>
          </table:table-cell>
          <table:table-cell table:number-columns-repeated="6"/>
          <table:table-cell table:formula="of:=10^(([.$L$2]-[.D34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9.8175821524811" calcext:value-type="float">
            <text:p>29.817582152481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6630245633" calcext:value-type="float">
            <text:p>-92.026630245633</text:p>
          </table:table-cell>
          <table:table-cell office:value-type="float" office:value="52.6096254429512" calcext:value-type="float">
            <text:p>52.6096254429512</text:p>
          </table:table-cell>
          <table:table-cell table:number-columns-repeated="6"/>
          <table:table-cell table:formula="of:=10^(([.$L$2]-[.D34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.8177666120825" calcext:value-type="float">
            <text:p>29.817766612082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76036153873" calcext:value-type="float">
            <text:p>-92.0276036153873</text:p>
          </table:table-cell>
          <table:table-cell office:value-type="float" office:value="52.6143421424112" calcext:value-type="float">
            <text:p>52.6143421424112</text:p>
          </table:table-cell>
          <table:table-cell table:number-columns-repeated="6"/>
          <table:table-cell table:formula="of:=10^(([.$L$2]-[.D34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9.8177287878728" calcext:value-type="float">
            <text:p>29.817728787872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8576011772" calcext:value-type="float">
            <text:p>-92.028576011772</text:p>
          </table:table-cell>
          <table:table-cell office:value-type="float" office:value="52.6190545474119" calcext:value-type="float">
            <text:p>52.6190545474119</text:p>
          </table:table-cell>
          <table:table-cell table:number-columns-repeated="6"/>
          <table:table-cell table:formula="of:=10^(([.$L$2]-[.D34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9.8159786258627" calcext:value-type="float">
            <text:p>29.815978625862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295474357602" calcext:value-type="float">
            <text:p>-92.0295474357602</text:p>
          </table:table-cell>
          <table:table-cell office:value-type="float" office:value="52.6237626614413" calcext:value-type="float">
            <text:p>52.6237626614413</text:p>
          </table:table-cell>
          <table:table-cell table:number-columns-repeated="6"/>
          <table:table-cell table:formula="of:=10^(([.$L$2]-[.D34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9.8157064955052" calcext:value-type="float">
            <text:p>29.815706495505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05178883244" calcext:value-type="float">
            <text:p>-92.0305178883244</text:p>
          </table:table-cell>
          <table:table-cell office:value-type="float" office:value="52.6284664879857" calcext:value-type="float">
            <text:p>52.6284664879857</text:p>
          </table:table-cell>
          <table:table-cell table:number-columns-repeated="6"/>
          <table:table-cell table:formula="of:=10^(([.$L$2]-[.D34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9.8160254450398" calcext:value-type="float">
            <text:p>29.816025445039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14873704361" calcext:value-type="float">
            <text:p>-92.0314873704361</text:p>
          </table:table-cell>
          <table:table-cell office:value-type="float" office:value="52.6331660305292" calcext:value-type="float">
            <text:p>52.6331660305292</text:p>
          </table:table-cell>
          <table:table-cell table:number-columns-repeated="6"/>
          <table:table-cell table:formula="of:=10^(([.$L$2]-[.D34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.8143680541906" calcext:value-type="float">
            <text:p>29.8143680541906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324558830657" calcext:value-type="float">
            <text:p>-92.0324558830657</text:p>
          </table:table-cell>
          <table:table-cell office:value-type="float" office:value="52.637861292554" calcext:value-type="float">
            <text:p>52.637861292554</text:p>
          </table:table-cell>
          <table:table-cell table:number-columns-repeated="6"/>
          <table:table-cell table:formula="of:=10^(([.$L$2]-[.D35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9.8142936020283" calcext:value-type="float">
            <text:p>29.8142936020283</text:p>
          </table:table-cell>
          <table:table-cell office:value-type="float" office:value="-80" calcext:value-type="float">
            <text:p>-80</text:p>
          </table:table-cell>
          <table:table-cell office:value-type="float" office:value="-93" calcext:value-type="float">
            <text:p>-93</text:p>
          </table:table-cell>
          <table:table-cell office:value-type="float" office:value="-92.0334234271826" calcext:value-type="float">
            <text:p>-92.0334234271826</text:p>
          </table:table-cell>
          <table:table-cell office:value-type="float" office:value="52.6425522775402" calcext:value-type="float">
            <text:p>52.6425522775402</text:p>
          </table:table-cell>
          <table:table-cell table:number-columns-repeated="6"/>
          <table:table-cell table:formula="of:=10^(([.$L$2]-[.D35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9.8155828770266" calcext:value-type="float">
            <text:p>29.815582877026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43900037554" calcext:value-type="float">
            <text:p>-92.0343900037554</text:p>
          </table:table-cell>
          <table:table-cell office:value-type="float" office:value="52.6472389889661" calcext:value-type="float">
            <text:p>52.6472389889661</text:p>
          </table:table-cell>
          <table:table-cell table:number-columns-repeated="6"/>
          <table:table-cell table:formula="of:=10^(([.$L$2]-[.D35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9.8155988372054" calcext:value-type="float">
            <text:p>29.815598837205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53556137517" calcext:value-type="float">
            <text:p>-92.0353556137517</text:p>
          </table:table-cell>
          <table:table-cell office:value-type="float" office:value="52.651921430308" calcext:value-type="float">
            <text:p>52.651921430308</text:p>
          </table:table-cell>
          <table:table-cell table:number-columns-repeated="6"/>
          <table:table-cell table:formula="of:=10^(([.$L$2]-[.D35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9.8144291083981" calcext:value-type="float">
            <text:p>29.814429108398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63202581379" calcext:value-type="float">
            <text:p>-92.0363202581379</text:p>
          </table:table-cell>
          <table:table-cell office:value-type="float" office:value="52.65659960504" calcext:value-type="float">
            <text:p>52.65659960504</text:p>
          </table:table-cell>
          <table:table-cell table:number-columns-repeated="6"/>
          <table:table-cell table:formula="of:=10^(([.$L$2]-[.D35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9.8128451116328" calcext:value-type="float">
            <text:p>29.812845111632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72839378798" calcext:value-type="float">
            <text:p>-92.0372839378798</text:p>
          </table:table-cell>
          <table:table-cell office:value-type="float" office:value="52.6612735166344" calcext:value-type="float">
            <text:p>52.6612735166344</text:p>
          </table:table-cell>
          <table:table-cell table:number-columns-repeated="6"/>
          <table:table-cell table:formula="of:=10^(([.$L$2]-[.D35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9.81234951267" calcext:value-type="float">
            <text:p>29.81234951267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382466539419" calcext:value-type="float">
            <text:p>-92.0382466539419</text:p>
          </table:table-cell>
          <table:table-cell office:value-type="float" office:value="52.6659431685614" calcext:value-type="float">
            <text:p>52.6659431685614</text:p>
          </table:table-cell>
          <table:table-cell table:number-columns-repeated="6"/>
          <table:table-cell table:formula="of:=10^(([.$L$2]-[.D35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9.8098041198641" calcext:value-type="float">
            <text:p>29.809804119864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39208407288" calcext:value-type="float">
            <text:p>-92.039208407288</text:p>
          </table:table-cell>
          <table:table-cell office:value-type="float" office:value="52.6706085642893" calcext:value-type="float">
            <text:p>52.6706085642893</text:p>
          </table:table-cell>
          <table:table-cell table:number-columns-repeated="6"/>
          <table:table-cell table:formula="of:=10^(([.$L$2]-[.D35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9.8050392229096" calcext:value-type="float">
            <text:p>29.805039222909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01691988807" calcext:value-type="float">
            <text:p>-92.0401691988807</text:p>
          </table:table-cell>
          <table:table-cell office:value-type="float" office:value="52.6752697072843" calcext:value-type="float">
            <text:p>52.6752697072843</text:p>
          </table:table-cell>
          <table:table-cell table:number-columns-repeated="6"/>
          <table:table-cell table:formula="of:=10^(([.$L$2]-[.D35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9.8047418032489" calcext:value-type="float">
            <text:p>29.804741803248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11290296818" calcext:value-type="float">
            <text:p>-92.0411290296818</text:p>
          </table:table-cell>
          <table:table-cell office:value-type="float" office:value="52.6799266010107" calcext:value-type="float">
            <text:p>52.6799266010107</text:p>
          </table:table-cell>
          <table:table-cell table:number-columns-repeated="6"/>
          <table:table-cell table:formula="of:=10^(([.$L$2]-[.D35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9.8037227833229" calcext:value-type="float">
            <text:p>29.803722783322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20879006522" calcext:value-type="float">
            <text:p>-92.0420879006522</text:p>
          </table:table-cell>
          <table:table-cell office:value-type="float" office:value="52.6845792489307" calcext:value-type="float">
            <text:p>52.6845792489307</text:p>
          </table:table-cell>
          <table:table-cell table:number-columns-repeated="6"/>
          <table:table-cell table:formula="of:=10^(([.$L$2]-[.D36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9.8016748942373" calcext:value-type="float">
            <text:p>29.8016748942373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420458127515" calcext:value-type="float">
            <text:p>-92.0420458127515</text:p>
          </table:table-cell>
          <table:table-cell office:value-type="float" office:value="52.6843750207738" calcext:value-type="float">
            <text:p>52.6843750207738</text:p>
          </table:table-cell>
          <table:table-cell table:number-columns-repeated="6"/>
          <table:table-cell table:formula="of:=10^(([.$L$2]-[.D361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9.8004082719229" calcext:value-type="float">
            <text:p>29.800408271922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30037669388" calcext:value-type="float">
            <text:p>-92.0430037669388</text:p>
          </table:table-cell>
          <table:table-cell office:value-type="float" office:value="52.6890236125744" calcext:value-type="float">
            <text:p>52.6890236125744</text:p>
          </table:table-cell>
          <table:table-cell table:number-columns-repeated="6"/>
          <table:table-cell table:formula="of:=10^(([.$L$2]-[.D36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9.8019456073677" calcext:value-type="float">
            <text:p>29.801945607367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39607631718" calcext:value-type="float">
            <text:p>-92.0439607631718</text:p>
          </table:table-cell>
          <table:table-cell office:value-type="float" office:value="52.6936679653354" calcext:value-type="float">
            <text:p>52.6936679653354</text:p>
          </table:table-cell>
          <table:table-cell table:number-columns-repeated="6"/>
          <table:table-cell table:formula="of:=10^(([.$L$2]-[.D36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9.8026751866808" calcext:value-type="float">
            <text:p>29.8026751866808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449168024087" calcext:value-type="float">
            <text:p>-92.0449168024087</text:p>
          </table:table-cell>
          <table:table-cell office:value-type="float" office:value="52.6983080825132" calcext:value-type="float">
            <text:p>52.6983080825132</text:p>
          </table:table-cell>
          <table:table-cell table:number-columns-repeated="6"/>
          <table:table-cell table:formula="of:=10^(([.$L$2]-[.D36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8040994206834" calcext:value-type="float">
            <text:p>29.8040994206834</text:p>
          </table:table-cell>
          <table:table-cell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office:value-type="float" office:value="-92.0458718856063" calcext:value-type="float">
            <text:p>-92.0458718856063</text:p>
          </table:table-cell>
          <table:table-cell office:value-type="float" office:value="52.702943967562" calcext:value-type="float">
            <text:p>52.702943967562</text:p>
          </table:table-cell>
          <table:table-cell table:number-columns-repeated="6"/>
          <table:table-cell table:formula="of:=10^(([.$L$2]-[.D36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9.8046647161506" calcext:value-type="float">
            <text:p>29.804664716150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68260137207" calcext:value-type="float">
            <text:p>-92.0468260137207</text:p>
          </table:table-cell>
          <table:table-cell office:value-type="float" office:value="52.7075756239345" calcext:value-type="float">
            <text:p>52.7075756239345</text:p>
          </table:table-cell>
          <table:table-cell table:number-columns-repeated="6"/>
          <table:table-cell table:formula="of:=10^(([.$L$2]-[.D36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9.8044630580376" calcext:value-type="float">
            <text:p>29.804463058037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7779187707" calcext:value-type="float">
            <text:p>-92.047779187707</text:p>
          </table:table-cell>
          <table:table-cell office:value-type="float" office:value="52.7122030550809" calcext:value-type="float">
            <text:p>52.7122030550809</text:p>
          </table:table-cell>
          <table:table-cell table:number-columns-repeated="6"/>
          <table:table-cell table:formula="of:=10^(([.$L$2]-[.D36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9.8051047492287" calcext:value-type="float">
            <text:p>29.805104749228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87314085193" calcext:value-type="float">
            <text:p>-92.0487314085193</text:p>
          </table:table-cell>
          <table:table-cell office:value-type="float" office:value="52.7168262644495" calcext:value-type="float">
            <text:p>52.7168262644495</text:p>
          </table:table-cell>
          <table:table-cell table:number-columns-repeated="6"/>
          <table:table-cell table:formula="of:=10^(([.$L$2]-[.D36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9.8051047492287" calcext:value-type="float">
            <text:p>29.805104749228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496826771107" calcext:value-type="float">
            <text:p>-92.0496826771107</text:p>
          </table:table-cell>
          <table:table-cell office:value-type="float" office:value="52.7214452554867" calcext:value-type="float">
            <text:p>52.7214452554867</text:p>
          </table:table-cell>
          <table:table-cell table:number-columns-repeated="6"/>
          <table:table-cell table:formula="of:=10^(([.$L$2]-[.D36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9.8051047492287" calcext:value-type="float">
            <text:p>29.805104749228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06329944336" calcext:value-type="float">
            <text:p>-92.0506329944336</text:p>
          </table:table-cell>
          <table:table-cell office:value-type="float" office:value="52.7260600316371" calcext:value-type="float">
            <text:p>52.7260600316371</text:p>
          </table:table-cell>
          <table:table-cell table:number-columns-repeated="6"/>
          <table:table-cell table:formula="of:=10^(([.$L$2]-[.D37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9.8049508226941" calcext:value-type="float">
            <text:p>29.804950822694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15823614392" calcext:value-type="float">
            <text:p>-92.0515823614392</text:p>
          </table:table-cell>
          <table:table-cell office:value-type="float" office:value="52.7306705963429" calcext:value-type="float">
            <text:p>52.7306705963429</text:p>
          </table:table-cell>
          <table:table-cell table:number-columns-repeated="6"/>
          <table:table-cell table:formula="of:=10^(([.$L$2]-[.D37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9.8038892041545" calcext:value-type="float">
            <text:p>29.803889204154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25307790778" calcext:value-type="float">
            <text:p>-92.0525307790778</text:p>
          </table:table-cell>
          <table:table-cell office:value-type="float" office:value="52.7352769530446" calcext:value-type="float">
            <text:p>52.7352769530446</text:p>
          </table:table-cell>
          <table:table-cell table:number-columns-repeated="6"/>
          <table:table-cell table:formula="of:=10^(([.$L$2]-[.D37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9.8021268721313" calcext:value-type="float">
            <text:p>29.802126872131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34782482987" calcext:value-type="float">
            <text:p>-92.0534782482987</text:p>
          </table:table-cell>
          <table:table-cell office:value-type="float" office:value="52.7398791051805" calcext:value-type="float">
            <text:p>52.7398791051805</text:p>
          </table:table-cell>
          <table:table-cell table:number-columns-repeated="6"/>
          <table:table-cell table:formula="of:=10^(([.$L$2]-[.D37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9.8012225638488" calcext:value-type="float">
            <text:p>29.801222563848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44247700504" calcext:value-type="float">
            <text:p>-92.0544247700504</text:p>
          </table:table-cell>
          <table:table-cell office:value-type="float" office:value="52.7444770561869" calcext:value-type="float">
            <text:p>52.7444770561869</text:p>
          </table:table-cell>
          <table:table-cell table:number-columns-repeated="6"/>
          <table:table-cell table:formula="of:=10^(([.$L$2]-[.D37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.8011321334095" calcext:value-type="float">
            <text:p>29.801132133409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53703452803" calcext:value-type="float">
            <text:p>-92.0553703452803</text:p>
          </table:table-cell>
          <table:table-cell office:value-type="float" office:value="52.7490708094983" calcext:value-type="float">
            <text:p>52.7490708094983</text:p>
          </table:table-cell>
          <table:table-cell table:number-columns-repeated="6"/>
          <table:table-cell table:formula="of:=10^(([.$L$2]-[.D37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9.8008167537657" calcext:value-type="float">
            <text:p>29.800816753765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63149749351" calcext:value-type="float">
            <text:p>-92.0563149749351</text:p>
          </table:table-cell>
          <table:table-cell office:value-type="float" office:value="52.7536603685471" calcext:value-type="float">
            <text:p>52.7536603685471</text:p>
          </table:table-cell>
          <table:table-cell table:number-columns-repeated="6"/>
          <table:table-cell table:formula="of:=10^(([.$L$2]-[.D37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9.8004550285813" calcext:value-type="float">
            <text:p>29.800455028581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72586599601" calcext:value-type="float">
            <text:p>-92.0572586599601</text:p>
          </table:table-cell>
          <table:table-cell office:value-type="float" office:value="52.7582457367635" calcext:value-type="float">
            <text:p>52.7582457367635</text:p>
          </table:table-cell>
          <table:table-cell table:number-columns-repeated="6"/>
          <table:table-cell table:formula="of:=10^(([.$L$2]-[.D37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9.7992574704555" calcext:value-type="float">
            <text:p>29.799257470455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582014013002" calcext:value-type="float">
            <text:p>-92.0582014013002</text:p>
          </table:table-cell>
          <table:table-cell office:value-type="float" office:value="52.7628269175761" calcext:value-type="float">
            <text:p>52.7628269175761</text:p>
          </table:table-cell>
          <table:table-cell table:number-columns-repeated="6"/>
          <table:table-cell table:formula="of:=10^(([.$L$2]-[.D37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9.7992574704555" calcext:value-type="float">
            <text:p>29.7992574704555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591431998989" calcext:value-type="float">
            <text:p>-92.0591431998989</text:p>
          </table:table-cell>
          <table:table-cell office:value-type="float" office:value="52.767403914411" calcext:value-type="float">
            <text:p>52.767403914411</text:p>
          </table:table-cell>
          <table:table-cell table:number-columns-repeated="6"/>
          <table:table-cell table:formula="of:=10^(([.$L$2]-[.D37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9.7992943504004" calcext:value-type="float">
            <text:p>29.799294350400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0084056699" calcext:value-type="float">
            <text:p>-92.060084056699</text:p>
          </table:table-cell>
          <table:table-cell office:value-type="float" office:value="52.7719767306928" calcext:value-type="float">
            <text:p>52.7719767306928</text:p>
          </table:table-cell>
          <table:table-cell table:number-columns-repeated="6"/>
          <table:table-cell table:formula="of:=10^(([.$L$2]-[.D38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9.8002084768669" calcext:value-type="float">
            <text:p>29.8002084768669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610239726423" calcext:value-type="float">
            <text:p>-92.0610239726423</text:p>
          </table:table-cell>
          <table:table-cell office:value-type="float" office:value="52.7765453698437" calcext:value-type="float">
            <text:p>52.7765453698437</text:p>
          </table:table-cell>
          <table:table-cell table:number-columns-repeated="6"/>
          <table:table-cell table:formula="of:=10^(([.$L$2]-[.D38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9.799762789469" calcext:value-type="float">
            <text:p>29.79976278946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19629486696" calcext:value-type="float">
            <text:p>-92.0619629486696</text:p>
          </table:table-cell>
          <table:table-cell office:value-type="float" office:value="52.7811098352841" calcext:value-type="float">
            <text:p>52.7811098352841</text:p>
          </table:table-cell>
          <table:table-cell table:number-columns-repeated="6"/>
          <table:table-cell table:formula="of:=10^(([.$L$2]-[.D38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9.7981156536636" calcext:value-type="float">
            <text:p>29.798115653663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2900985721" calcext:value-type="float">
            <text:p>-92.062900985721</text:p>
          </table:table-cell>
          <table:table-cell office:value-type="float" office:value="52.7856701304323" calcext:value-type="float">
            <text:p>52.7856701304323</text:p>
          </table:table-cell>
          <table:table-cell table:number-columns-repeated="6"/>
          <table:table-cell table:formula="of:=10^(([.$L$2]-[.D38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9.7975263097246" calcext:value-type="float">
            <text:p>29.797526309724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38380847352" calcext:value-type="float">
            <text:p>-92.0638380847352</text:p>
          </table:table-cell>
          <table:table-cell office:value-type="float" office:value="52.7902262587047" calcext:value-type="float">
            <text:p>52.7902262587047</text:p>
          </table:table-cell>
          <table:table-cell table:number-columns-repeated="6"/>
          <table:table-cell table:formula="of:=10^(([.$L$2]-[.D38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9.7953085395684" calcext:value-type="float">
            <text:p>29.795308539568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47742466505" calcext:value-type="float">
            <text:p>-92.0647742466505</text:p>
          </table:table-cell>
          <table:table-cell office:value-type="float" office:value="52.7947782235155" calcext:value-type="float">
            <text:p>52.7947782235155</text:p>
          </table:table-cell>
          <table:table-cell table:number-columns-repeated="6"/>
          <table:table-cell table:formula="of:=10^(([.$L$2]-[.D38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9.7932959920742" calcext:value-type="float">
            <text:p>29.793295992074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57094724039" calcext:value-type="float">
            <text:p>-92.0657094724039</text:p>
          </table:table-cell>
          <table:table-cell office:value-type="float" office:value="52.7993260282771" calcext:value-type="float">
            <text:p>52.7993260282771</text:p>
          </table:table-cell>
          <table:table-cell table:number-columns-repeated="6"/>
          <table:table-cell table:formula="of:=10^(([.$L$2]-[.D38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9.7936228389588" calcext:value-type="float">
            <text:p>29.793622838958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66437629314" calcext:value-type="float">
            <text:p>-92.0666437629314</text:p>
          </table:table-cell>
          <table:table-cell office:value-type="float" office:value="52.8038696763998" calcext:value-type="float">
            <text:p>52.8038696763998</text:p>
          </table:table-cell>
          <table:table-cell table:number-columns-repeated="6"/>
          <table:table-cell table:formula="of:=10^(([.$L$2]-[.D38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9.7938933735884" calcext:value-type="float">
            <text:p>29.793893373588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75771191685" calcext:value-type="float">
            <text:p>-92.0675771191685</text:p>
          </table:table-cell>
          <table:table-cell office:value-type="float" office:value="52.8084091712919" calcext:value-type="float">
            <text:p>52.8084091712919</text:p>
          </table:table-cell>
          <table:table-cell table:number-columns-repeated="6"/>
          <table:table-cell table:formula="of:=10^(([.$L$2]-[.D38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9.7939956937117" calcext:value-type="float">
            <text:p>29.793995693711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85095420494" calcext:value-type="float">
            <text:p>-92.0685095420494</text:p>
          </table:table-cell>
          <table:table-cell office:value-type="float" office:value="52.8129445163596" calcext:value-type="float">
            <text:p>52.8129445163596</text:p>
          </table:table-cell>
          <table:table-cell table:number-columns-repeated="6"/>
          <table:table-cell table:formula="of:=10^(([.$L$2]-[.D38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9.7932853023664" calcext:value-type="float">
            <text:p>29.793285302366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694410325073" calcext:value-type="float">
            <text:p>-92.0694410325073</text:p>
          </table:table-cell>
          <table:table-cell office:value-type="float" office:value="52.8174757150074" calcext:value-type="float">
            <text:p>52.8174757150074</text:p>
          </table:table-cell>
          <table:table-cell table:number-columns-repeated="6"/>
          <table:table-cell table:formula="of:=10^(([.$L$2]-[.D39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9.7936268684873" calcext:value-type="float">
            <text:p>29.793626868487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03715914748" calcext:value-type="float">
            <text:p>-92.0703715914748</text:p>
          </table:table-cell>
          <table:table-cell office:value-type="float" office:value="52.8220027706372" calcext:value-type="float">
            <text:p>52.8220027706372</text:p>
          </table:table-cell>
          <table:table-cell table:number-columns-repeated="6"/>
          <table:table-cell table:formula="of:=10^(([.$L$2]-[.D39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9.7960055836231" calcext:value-type="float">
            <text:p>29.796005583623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13012198833" calcext:value-type="float">
            <text:p>-92.0713012198833</text:p>
          </table:table-cell>
          <table:table-cell office:value-type="float" office:value="52.8265256866495" calcext:value-type="float">
            <text:p>52.8265256866495</text:p>
          </table:table-cell>
          <table:table-cell table:number-columns-repeated="6"/>
          <table:table-cell table:formula="of:=10^(([.$L$2]-[.D39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9.7981983973063" calcext:value-type="float">
            <text:p>29.798198397306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22299186635" calcext:value-type="float">
            <text:p>-92.0722299186635</text:p>
          </table:table-cell>
          <table:table-cell office:value-type="float" office:value="52.8310444664425" calcext:value-type="float">
            <text:p>52.8310444664425</text:p>
          </table:table-cell>
          <table:table-cell table:number-columns-repeated="6"/>
          <table:table-cell table:formula="of:=10^(([.$L$2]-[.D39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9.8021775659715" calcext:value-type="float">
            <text:p>29.8021775659715</text:p>
          </table:table-cell>
          <table:table-cell office:value-type="float" office:value="-83" calcext:value-type="float">
            <text:p>-83</text:p>
          </table:table-cell>
          <table:table-cell office:value-type="float" office:value="-93" calcext:value-type="float">
            <text:p>-93</text:p>
          </table:table-cell>
          <table:table-cell office:value-type="float" office:value="-92.0731576887448" calcext:value-type="float">
            <text:p>-92.0731576887448</text:p>
          </table:table-cell>
          <table:table-cell office:value-type="float" office:value="52.8355591134125" calcext:value-type="float">
            <text:p>52.8355591134125</text:p>
          </table:table-cell>
          <table:table-cell table:number-columns-repeated="6"/>
          <table:table-cell table:formula="of:=10^(([.$L$2]-[.D39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9.8014147823568" calcext:value-type="float">
            <text:p>29.801414782356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40845310561" calcext:value-type="float">
            <text:p>-92.0740845310561</text:p>
          </table:table-cell>
          <table:table-cell office:value-type="float" office:value="52.8400696309535" calcext:value-type="float">
            <text:p>52.8400696309535</text:p>
          </table:table-cell>
          <table:table-cell table:number-columns-repeated="6"/>
          <table:table-cell table:formula="of:=10^(([.$L$2]-[.D39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9.8020480470508" calcext:value-type="float">
            <text:p>29.802048047050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5010446525" calcext:value-type="float">
            <text:p>-92.075010446525</text:p>
          </table:table-cell>
          <table:table-cell office:value-type="float" office:value="52.8445760224578" calcext:value-type="float">
            <text:p>52.8445760224578</text:p>
          </table:table-cell>
          <table:table-cell table:number-columns-repeated="6"/>
          <table:table-cell table:formula="of:=10^(([.$L$2]-[.D39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9.801810926741" calcext:value-type="float">
            <text:p>29.80181092674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59354360785" calcext:value-type="float">
            <text:p>-92.0759354360785</text:p>
          </table:table-cell>
          <table:table-cell office:value-type="float" office:value="52.8490782913157" calcext:value-type="float">
            <text:p>52.8490782913157</text:p>
          </table:table-cell>
          <table:table-cell table:number-columns-repeated="6"/>
          <table:table-cell table:formula="of:=10^(([.$L$2]-[.D39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9.8006342957212" calcext:value-type="float">
            <text:p>29.800634295721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68595006424" calcext:value-type="float">
            <text:p>-92.0768595006424</text:p>
          </table:table-cell>
          <table:table-cell office:value-type="float" office:value="52.8535764409151" calcext:value-type="float">
            <text:p>52.8535764409151</text:p>
          </table:table-cell>
          <table:table-cell table:number-columns-repeated="6"/>
          <table:table-cell table:formula="of:=10^(([.$L$2]-[.D39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9.8004065943949" calcext:value-type="float">
            <text:p>29.800406594394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77826411418" calcext:value-type="float">
            <text:p>-92.0777826411418</text:p>
          </table:table-cell>
          <table:table-cell office:value-type="float" office:value="52.8580704746425" calcext:value-type="float">
            <text:p>52.8580704746425</text:p>
          </table:table-cell>
          <table:table-cell table:number-columns-repeated="6"/>
          <table:table-cell table:formula="of:=10^(([.$L$2]-[.D39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9.8001930715579" calcext:value-type="float">
            <text:p>29.800193071557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87048585006" calcext:value-type="float">
            <text:p>-92.0787048585006</text:p>
          </table:table-cell>
          <table:table-cell office:value-type="float" office:value="52.8625603958818" calcext:value-type="float">
            <text:p>52.8625603958818</text:p>
          </table:table-cell>
          <table:table-cell table:number-columns-repeated="6"/>
          <table:table-cell table:formula="of:=10^(([.$L$2]-[.D40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9.793648752615" calcext:value-type="float">
            <text:p>29.79364875261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796261536422" calcext:value-type="float">
            <text:p>-92.0796261536422</text:p>
          </table:table-cell>
          <table:table-cell office:value-type="float" office:value="52.8670462080152" calcext:value-type="float">
            <text:p>52.8670462080152</text:p>
          </table:table-cell>
          <table:table-cell table:number-columns-repeated="6"/>
          <table:table-cell table:formula="of:=10^(([.$L$2]-[.D40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9.7910631476008" calcext:value-type="float">
            <text:p>29.791063147600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05465274885" calcext:value-type="float">
            <text:p>-92.0805465274885</text:p>
          </table:table-cell>
          <table:table-cell office:value-type="float" office:value="52.8715279144227" calcext:value-type="float">
            <text:p>52.8715279144227</text:p>
          </table:table-cell>
          <table:table-cell table:number-columns-repeated="6"/>
          <table:table-cell table:formula="of:=10^(([.$L$2]-[.D40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9.7902249104485" calcext:value-type="float">
            <text:p>29.790224910448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1465980961" calcext:value-type="float">
            <text:p>-92.081465980961</text:p>
          </table:table-cell>
          <table:table-cell office:value-type="float" office:value="52.8760055184826" calcext:value-type="float">
            <text:p>52.8760055184826</text:p>
          </table:table-cell>
          <table:table-cell table:number-columns-repeated="6"/>
          <table:table-cell table:formula="of:=10^(([.$L$2]-[.D40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9.7871830581938" calcext:value-type="float">
            <text:p>29.787183058193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23845149801" calcext:value-type="float">
            <text:p>-92.0823845149801</text:p>
          </table:table-cell>
          <table:table-cell office:value-type="float" office:value="52.8804790235707" calcext:value-type="float">
            <text:p>52.8804790235707</text:p>
          </table:table-cell>
          <table:table-cell table:number-columns-repeated="6"/>
          <table:table-cell table:formula="of:=10^(([.$L$2]-[.D40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9.7852147746866" calcext:value-type="float">
            <text:p>29.785214774686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33021304651" calcext:value-type="float">
            <text:p>-92.0833021304651</text:p>
          </table:table-cell>
          <table:table-cell office:value-type="float" office:value="52.8849484330613" calcext:value-type="float">
            <text:p>52.8849484330613</text:p>
          </table:table-cell>
          <table:table-cell table:number-columns-repeated="6"/>
          <table:table-cell table:formula="of:=10^(([.$L$2]-[.D40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9.7822127417998" calcext:value-type="float">
            <text:p>29.782212741799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42188283346" calcext:value-type="float">
            <text:p>-92.0842188283346</text:p>
          </table:table-cell>
          <table:table-cell office:value-type="float" office:value="52.8894137503263" calcext:value-type="float">
            <text:p>52.8894137503263</text:p>
          </table:table-cell>
          <table:table-cell table:number-columns-repeated="6"/>
          <table:table-cell table:formula="of:=10^(([.$L$2]-[.D40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9.7818851240298" calcext:value-type="float">
            <text:p>29.7818851240298</text:p>
          </table:table-cell>
          <table:table-cell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office:value-type="float" office:value="-92.0851346095063" calcext:value-type="float">
            <text:p>-92.0851346095063</text:p>
          </table:table-cell>
          <table:table-cell office:value-type="float" office:value="52.8938749787359" calcext:value-type="float">
            <text:p>52.8938749787359</text:p>
          </table:table-cell>
          <table:table-cell table:number-columns-repeated="6"/>
          <table:table-cell table:formula="of:=10^(([.$L$2]-[.D40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9.7816107826278" calcext:value-type="float">
            <text:p>29.781610782627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60494748968" calcext:value-type="float">
            <text:p>-92.0860494748968</text:p>
          </table:table-cell>
          <table:table-cell office:value-type="float" office:value="52.8983321216579" calcext:value-type="float">
            <text:p>52.8983321216579</text:p>
          </table:table-cell>
          <table:table-cell table:number-columns-repeated="6"/>
          <table:table-cell table:formula="of:=10^(([.$L$2]-[.D40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9.7790795873598" calcext:value-type="float">
            <text:p>29.779079587359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69634254219" calcext:value-type="float">
            <text:p>-92.0869634254219</text:p>
          </table:table-cell>
          <table:table-cell office:value-type="float" office:value="52.9027851824582" calcext:value-type="float">
            <text:p>52.9027851824582</text:p>
          </table:table-cell>
          <table:table-cell table:number-columns-repeated="6"/>
          <table:table-cell table:formula="of:=10^(([.$L$2]-[.D40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9.7784353983171" calcext:value-type="float">
            <text:p>29.778435398317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78764619965" calcext:value-type="float">
            <text:p>-92.0878764619965</text:p>
          </table:table-cell>
          <table:table-cell office:value-type="float" office:value="52.9072341645011" calcext:value-type="float">
            <text:p>52.9072341645011</text:p>
          </table:table-cell>
          <table:table-cell table:number-columns-repeated="6"/>
          <table:table-cell table:formula="of:=10^(([.$L$2]-[.D41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9.775654628272" calcext:value-type="float">
            <text:p>29.77565462827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87885855345" calcext:value-type="float">
            <text:p>-92.0887885855345</text:p>
          </table:table-cell>
          <table:table-cell office:value-type="float" office:value="52.9116790711482" calcext:value-type="float">
            <text:p>52.9116790711482</text:p>
          </table:table-cell>
          <table:table-cell table:number-columns-repeated="6"/>
          <table:table-cell table:formula="of:=10^(([.$L$2]-[.D41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9.7747964977113" calcext:value-type="float">
            <text:p>29.774796497711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89699796949" calcext:value-type="float">
            <text:p>-92.089699796949</text:p>
          </table:table-cell>
          <table:table-cell office:value-type="float" office:value="52.9161199057597" calcext:value-type="float">
            <text:p>52.9161199057597</text:p>
          </table:table-cell>
          <table:table-cell table:number-columns-repeated="6"/>
          <table:table-cell table:formula="of:=10^(([.$L$2]-[.D41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9.7734429492737" calcext:value-type="float">
            <text:p>29.773442949273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0610097152" calcext:value-type="float">
            <text:p>-92.090610097152</text:p>
          </table:table-cell>
          <table:table-cell office:value-type="float" office:value="52.9205566716933" calcext:value-type="float">
            <text:p>52.9205566716933</text:p>
          </table:table-cell>
          <table:table-cell table:number-columns-repeated="6"/>
          <table:table-cell table:formula="of:=10^(([.$L$2]-[.D41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9.7720741620523" calcext:value-type="float">
            <text:p>29.7720741620523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15194870549" calcext:value-type="float">
            <text:p>-92.0915194870549</text:p>
          </table:table-cell>
          <table:table-cell office:value-type="float" office:value="52.9249893723049" calcext:value-type="float">
            <text:p>52.9249893723049</text:p>
          </table:table-cell>
          <table:table-cell table:number-columns-repeated="6"/>
          <table:table-cell table:formula="of:=10^(([.$L$2]-[.D41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.7709694257524" calcext:value-type="float">
            <text:p>29.7709694257524</text:p>
          </table:table-cell>
          <table:table-cell office:value-type="float" office:value="-76" calcext:value-type="float">
            <text:p>-76</text:p>
          </table:table-cell>
          <table:table-cell office:value-type="float" office:value="-93" calcext:value-type="float">
            <text:p>-93</text:p>
          </table:table-cell>
          <table:table-cell office:value-type="float" office:value="-92.0924279675678" calcext:value-type="float">
            <text:p>-92.0924279675678</text:p>
          </table:table-cell>
          <table:table-cell office:value-type="float" office:value="52.9294180109485" calcext:value-type="float">
            <text:p>52.9294180109485</text:p>
          </table:table-cell>
          <table:table-cell table:number-columns-repeated="6"/>
          <table:table-cell table:formula="of:=10^(([.$L$2]-[.D41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9.7707225166799" calcext:value-type="float">
            <text:p>29.770722516679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33355396003" calcext:value-type="float">
            <text:p>-92.0933355396003</text:p>
          </table:table-cell>
          <table:table-cell office:value-type="float" office:value="52.9338425909757" calcext:value-type="float">
            <text:p>52.9338425909757</text:p>
          </table:table-cell>
          <table:table-cell table:number-columns-repeated="6"/>
          <table:table-cell table:formula="of:=10^(([.$L$2]-[.D41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9.7679905956601" calcext:value-type="float">
            <text:p>29.767990595660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42422040607" calcext:value-type="float">
            <text:p>-92.0942422040607</text:p>
          </table:table-cell>
          <table:table-cell office:value-type="float" office:value="52.9382631157365" calcext:value-type="float">
            <text:p>52.9382631157365</text:p>
          </table:table-cell>
          <table:table-cell table:number-columns-repeated="6"/>
          <table:table-cell table:formula="of:=10^(([.$L$2]-[.D41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9.7673177100306" calcext:value-type="float">
            <text:p>29.767317710030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51479618566" calcext:value-type="float">
            <text:p>-92.0951479618566</text:p>
          </table:table-cell>
          <table:table-cell office:value-type="float" office:value="52.9426795885786" calcext:value-type="float">
            <text:p>52.9426795885786</text:p>
          </table:table-cell>
          <table:table-cell table:number-columns-repeated="6"/>
          <table:table-cell table:formula="of:=10^(([.$L$2]-[.D41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9.7668819584134" calcext:value-type="float">
            <text:p>29.7668819584134</text:p>
          </table:table-cell>
          <table:table-cell table:number-columns-repeated="2" office:value-type="float" office:value="-92" calcext:value-type="float">
            <text:p>-92</text:p>
          </table:table-cell>
          <table:table-cell office:value-type="float" office:value="-92.0950528138948" calcext:value-type="float">
            <text:p>-92.0950528138948</text:p>
          </table:table-cell>
          <table:table-cell office:value-type="float" office:value="52.9422156300256" calcext:value-type="float">
            <text:p>52.9422156300256</text:p>
          </table:table-cell>
          <table:table-cell table:number-columns-repeated="6"/>
          <table:table-cell table:formula="of:=10^(([.$L$2]-[.D419])/(10*[.$L$3]))" office:value-type="float" office:value="27.1227257933203" calcext:value-type="float">
            <text:p>27.12272579332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.766717791859" calcext:value-type="float">
            <text:p>29.76671779185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59577610809" calcext:value-type="float">
            <text:p>-92.0959577610809</text:p>
          </table:table-cell>
          <table:table-cell office:value-type="float" office:value="52.9466284796221" calcext:value-type="float">
            <text:p>52.9466284796221</text:p>
          </table:table-cell>
          <table:table-cell table:number-columns-repeated="6"/>
          <table:table-cell table:formula="of:=10^(([.$L$2]-[.D42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9.7635864736729" calcext:value-type="float">
            <text:p>29.7635864736729</text:p>
          </table:table-cell>
          <table:table-cell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office:value-type="float" office:value="-92.0968618033198" calcext:value-type="float">
            <text:p>-92.0968618033198</text:p>
          </table:table-cell>
          <table:table-cell office:value-type="float" office:value="52.9510372836382" calcext:value-type="float">
            <text:p>52.9510372836382</text:p>
          </table:table-cell>
          <table:table-cell table:number-columns-repeated="6"/>
          <table:table-cell table:formula="of:=10^(([.$L$2]-[.D42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9.7635864736729" calcext:value-type="float">
            <text:p>29.763586473672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77649415165" calcext:value-type="float">
            <text:p>-92.0977649415165</text:p>
          </table:table-cell>
          <table:table-cell office:value-type="float" office:value="52.9554420454157" calcext:value-type="float">
            <text:p>52.9554420454157</text:p>
          </table:table-cell>
          <table:table-cell table:number-columns-repeated="6"/>
          <table:table-cell table:formula="of:=10^(([.$L$2]-[.D42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9.7632243215479" calcext:value-type="float">
            <text:p>29.7632243215479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098667176575" calcext:value-type="float">
            <text:p>-92.098667176575</text:p>
          </table:table-cell>
          <table:table-cell office:value-type="float" office:value="52.9598427682946" calcext:value-type="float">
            <text:p>52.9598427682946</text:p>
          </table:table-cell>
          <table:table-cell table:number-columns-repeated="6"/>
          <table:table-cell table:formula="of:=10^(([.$L$2]-[.D42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9.7629134432131" calcext:value-type="float">
            <text:p>29.7629134432131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0995685093984" calcext:value-type="float">
            <text:p>-92.0995685093984</text:p>
          </table:table-cell>
          <table:table-cell office:value-type="float" office:value="52.9642394556127" calcext:value-type="float">
            <text:p>52.9642394556127</text:p>
          </table:table-cell>
          <table:table-cell table:number-columns-repeated="6"/>
          <table:table-cell table:formula="of:=10^(([.$L$2]-[.D42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9.7611979401262" calcext:value-type="float">
            <text:p>29.761197940126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0468940889" calcext:value-type="float">
            <text:p>-92.100468940889</text:p>
          </table:table-cell>
          <table:table-cell office:value-type="float" office:value="52.9686321107059" calcext:value-type="float">
            <text:p>52.9686321107059</text:p>
          </table:table-cell>
          <table:table-cell table:number-columns-repeated="6"/>
          <table:table-cell table:formula="of:=10^(([.$L$2]-[.D42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9.7607336288787" calcext:value-type="float">
            <text:p>29.760733628878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13684719481" calcext:value-type="float">
            <text:p>-92.1013684719481</text:p>
          </table:table-cell>
          <table:table-cell office:value-type="float" office:value="52.973020736908" calcext:value-type="float">
            <text:p>52.973020736908</text:p>
          </table:table-cell>
          <table:table-cell table:number-columns-repeated="6"/>
          <table:table-cell table:formula="of:=10^(([.$L$2]-[.D42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9.7599963886957" calcext:value-type="float">
            <text:p>29.759996388695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22671034762" calcext:value-type="float">
            <text:p>-92.1022671034762</text:p>
          </table:table-cell>
          <table:table-cell office:value-type="float" office:value="52.9774053375509" calcext:value-type="float">
            <text:p>52.9774053375509</text:p>
          </table:table-cell>
          <table:table-cell table:number-columns-repeated="6"/>
          <table:table-cell table:formula="of:=10^(([.$L$2]-[.D42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9.7585591947897" calcext:value-type="float">
            <text:p>29.7585591947897</text:p>
          </table:table-cell>
          <table:table-cell office:value-type="float" office:value="-92" calcext:value-type="float">
            <text:p>-92</text:p>
          </table:table-cell>
          <table:table-cell office:value-type="float" office:value="-93" calcext:value-type="float">
            <text:p>-93</text:p>
          </table:table-cell>
          <table:table-cell office:value-type="float" office:value="-92.1031648363727" calcext:value-type="float">
            <text:p>-92.1031648363727</text:p>
          </table:table-cell>
          <table:table-cell office:value-type="float" office:value="52.9817859159643" calcext:value-type="float">
            <text:p>52.9817859159643</text:p>
          </table:table-cell>
          <table:table-cell table:number-columns-repeated="6"/>
          <table:table-cell table:formula="of:=10^(([.$L$2]-[.D42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9.7585591947897" calcext:value-type="float">
            <text:p>29.7585591947897</text:p>
          </table:table-cell>
          <table:table-cell office:value-type="float" office:value="-81" calcext:value-type="float">
            <text:p>-81</text:p>
          </table:table-cell>
          <table:table-cell office:value-type="float" office:value="-93" calcext:value-type="float">
            <text:p>-93</text:p>
          </table:table-cell>
          <table:table-cell office:value-type="float" office:value="-92.1040616715364" calcext:value-type="float">
            <text:p>-92.1040616715364</text:p>
          </table:table-cell>
          <table:table-cell office:value-type="float" office:value="52.9861624754759" calcext:value-type="float">
            <text:p>52.9861624754759</text:p>
          </table:table-cell>
          <table:table-cell table:number-columns-repeated="6"/>
          <table:table-cell table:formula="of:=10^(([.$L$2]-[.D42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9.7580159397139" calcext:value-type="float">
            <text:p>29.758015939713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49576098648" calcext:value-type="float">
            <text:p>-92.1049576098648</text:p>
          </table:table-cell>
          <table:table-cell office:value-type="float" office:value="52.9905350194116" calcext:value-type="float">
            <text:p>52.9905350194116</text:p>
          </table:table-cell>
          <table:table-cell table:number-columns-repeated="6"/>
          <table:table-cell table:formula="of:=10^(([.$L$2]-[.D43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9.7574726869236" calcext:value-type="float">
            <text:p>29.7574726869236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5852652255" calcext:value-type="float">
            <text:p>-92.105852652255</text:p>
          </table:table-cell>
          <table:table-cell office:value-type="float" office:value="52.9949035510949" calcext:value-type="float">
            <text:p>52.9949035510949</text:p>
          </table:table-cell>
          <table:table-cell table:number-columns-repeated="6"/>
          <table:table-cell table:formula="of:=10^(([.$L$2]-[.D43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9.7580159397139" calcext:value-type="float">
            <text:p>29.758015939713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67467996027" calcext:value-type="float">
            <text:p>-92.1067467996027</text:p>
          </table:table-cell>
          <table:table-cell office:value-type="float" office:value="52.9992680738476" calcext:value-type="float">
            <text:p>52.9992680738476</text:p>
          </table:table-cell>
          <table:table-cell table:number-columns-repeated="6"/>
          <table:table-cell table:formula="of:=10^(([.$L$2]-[.D43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9.7587786845208" calcext:value-type="float">
            <text:p>29.758778684520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76400528031" calcext:value-type="float">
            <text:p>-92.1076400528031</text:p>
          </table:table-cell>
          <table:table-cell office:value-type="float" office:value="53.0036285909893" calcext:value-type="float">
            <text:p>53.0036285909893</text:p>
          </table:table-cell>
          <table:table-cell table:number-columns-repeated="6"/>
          <table:table-cell table:formula="of:=10^(([.$L$2]-[.D43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9.7588197877298" calcext:value-type="float">
            <text:p>29.758819787729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85324127503" calcext:value-type="float">
            <text:p>-92.1085324127503</text:p>
          </table:table-cell>
          <table:table-cell office:value-type="float" office:value="53.0079851058376" calcext:value-type="float">
            <text:p>53.0079851058376</text:p>
          </table:table-cell>
          <table:table-cell table:number-columns-repeated="6"/>
          <table:table-cell table:formula="of:=10^(([.$L$2]-[.D43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.7595768475984" calcext:value-type="float">
            <text:p>29.759576847598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094238803376" calcext:value-type="float">
            <text:p>-92.1094238803376</text:p>
          </table:table-cell>
          <table:table-cell office:value-type="float" office:value="53.0123376217082" calcext:value-type="float">
            <text:p>53.0123376217082</text:p>
          </table:table-cell>
          <table:table-cell table:number-columns-repeated="6"/>
          <table:table-cell table:formula="of:=10^(([.$L$2]-[.D43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9.7595768475984" calcext:value-type="float">
            <text:p>29.759576847598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03144564573" calcext:value-type="float">
            <text:p>-92.1103144564573</text:p>
          </table:table-cell>
          <table:table-cell office:value-type="float" office:value="53.0166861419145" calcext:value-type="float">
            <text:p>53.0166861419145</text:p>
          </table:table-cell>
          <table:table-cell table:number-columns-repeated="6"/>
          <table:table-cell table:formula="of:=10^(([.$L$2]-[.D43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9.7559368092939" calcext:value-type="float">
            <text:p>29.7559368092939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12041420008" calcext:value-type="float">
            <text:p>-92.1112041420008</text:p>
          </table:table-cell>
          <table:table-cell office:value-type="float" office:value="53.0210306697681" calcext:value-type="float">
            <text:p>53.0210306697681</text:p>
          </table:table-cell>
          <table:table-cell table:number-columns-repeated="6"/>
          <table:table-cell table:formula="of:=10^(([.$L$2]-[.D437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9.7548940414392" calcext:value-type="float">
            <text:p>29.7548940414392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20929378588" calcext:value-type="float">
            <text:p>-92.1120929378588</text:p>
          </table:table-cell>
          <table:table-cell office:value-type="float" office:value="53.0253712085786" calcext:value-type="float">
            <text:p>53.0253712085786</text:p>
          </table:table-cell>
          <table:table-cell table:number-columns-repeated="6"/>
          <table:table-cell table:formula="of:=10^(([.$L$2]-[.D438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9.7508575007004" calcext:value-type="float">
            <text:p>29.750857500700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29808449209" calcext:value-type="float">
            <text:p>-92.1129808449209</text:p>
          </table:table-cell>
          <table:table-cell office:value-type="float" office:value="53.0297077616533" calcext:value-type="float">
            <text:p>53.0297077616533</text:p>
          </table:table-cell>
          <table:table-cell table:number-columns-repeated="6"/>
          <table:table-cell table:formula="of:=10^(([.$L$2]-[.D439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9.7498790946644" calcext:value-type="float">
            <text:p>29.7498790946644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3867864076" calcext:value-type="float">
            <text:p>-92.113867864076</text:p>
          </table:table-cell>
          <table:table-cell office:value-type="float" office:value="53.0340403322978" calcext:value-type="float">
            <text:p>53.0340403322978</text:p>
          </table:table-cell>
          <table:table-cell table:number-columns-repeated="6"/>
          <table:table-cell table:formula="of:=10^(([.$L$2]-[.D440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9.7485391586537" calcext:value-type="float">
            <text:p>29.748539158653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4753996212" calcext:value-type="float">
            <text:p>-92.114753996212</text:p>
          </table:table-cell>
          <table:table-cell office:value-type="float" office:value="53.0383689238154" calcext:value-type="float">
            <text:p>53.0383689238154</text:p>
          </table:table-cell>
          <table:table-cell table:number-columns-repeated="6"/>
          <table:table-cell table:formula="of:=10^(([.$L$2]-[.D441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9.7448264117118" calcext:value-type="float">
            <text:p>29.7448264117118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56392422158" calcext:value-type="float">
            <text:p>-92.1156392422158</text:p>
          </table:table-cell>
          <table:table-cell office:value-type="float" office:value="53.0426935395075" calcext:value-type="float">
            <text:p>53.0426935395075</text:p>
          </table:table-cell>
          <table:table-cell table:number-columns-repeated="6"/>
          <table:table-cell table:formula="of:=10^(([.$L$2]-[.D442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9.7442798391225" calcext:value-type="float">
            <text:p>29.744279839122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65236029735" calcext:value-type="float">
            <text:p>-92.1165236029735</text:p>
          </table:table-cell>
          <table:table-cell office:value-type="float" office:value="53.0470141826735" calcext:value-type="float">
            <text:p>53.0470141826735</text:p>
          </table:table-cell>
          <table:table-cell table:number-columns-repeated="6"/>
          <table:table-cell table:formula="of:=10^(([.$L$2]-[.D443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9.7442932857145" calcext:value-type="float">
            <text:p>29.7442932857145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74070793706" calcext:value-type="float">
            <text:p>-92.1174070793706</text:p>
          </table:table-cell>
          <table:table-cell office:value-type="float" office:value="53.0513308566107" calcext:value-type="float">
            <text:p>53.0513308566107</text:p>
          </table:table-cell>
          <table:table-cell table:number-columns-repeated="6"/>
          <table:table-cell table:formula="of:=10^(([.$L$2]-[.D444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.7430255473327" calcext:value-type="float">
            <text:p>29.743025547332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82896722912" calcext:value-type="float">
            <text:p>-92.1182896722912</text:p>
          </table:table-cell>
          <table:table-cell office:value-type="float" office:value="53.0556435646143" calcext:value-type="float">
            <text:p>53.0556435646143</text:p>
          </table:table-cell>
          <table:table-cell table:number-columns-repeated="6"/>
          <table:table-cell table:formula="of:=10^(([.$L$2]-[.D445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9.7434903597257" calcext:value-type="float">
            <text:p>29.7434903597257</text:p>
          </table:table-cell>
          <table:table-cell table:number-columns-repeated="2" office:value-type="float" office:value="-93" calcext:value-type="float">
            <text:p>-93</text:p>
          </table:table-cell>
          <table:table-cell office:value-type="float" office:value="-92.1191713826189" calcext:value-type="float">
            <text:p>-92.1191713826189</text:p>
          </table:table-cell>
          <table:table-cell office:value-type="float" office:value="53.0599523099778" calcext:value-type="float">
            <text:p>53.0599523099778</text:p>
          </table:table-cell>
          <table:table-cell table:number-columns-repeated="6"/>
          <table:table-cell table:formula="of:=10^(([.$L$2]-[.D446])/(10*[.$L$3]))" office:value-type="float" office:value="29.2864456462524" calcext:value-type="float">
            <text:p>29.2864456462524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6"/>
          <table:table-cell table:formula="of:=10^(([.$L$2]-[.D447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2.5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01</text:p>
          </table:table-cell>
          <table:table-cell table:number-columns-repeated="2"/>
          <table:table-cell table:formula="of:=10^(([.$L$2]-[.D448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.5029730611898" calcext:value-type="float">
            <text:p>24.502973061189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49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24.1980934832182" calcext:value-type="float">
            <text:p>24.1980934832182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23.9508133332105" calcext:value-type="float">
            <text:p>23.950813333210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23.6793174551769" calcext:value-type="float">
            <text:p>23.6793174551769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23.3862025559805" calcext:value-type="float">
            <text:p>23.3862025559805</text:p>
          </table:table-cell>
          <table:table-cell office:value-type="float" office:value="-91" calcext:value-type="float">
            <text:p>-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.1612705468806" calcext:value-type="float">
            <text:p>23.1612705468806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22.8769613510405" calcext:value-type="float">
            <text:p>22.8769613510405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22.6552243272558" calcext:value-type="float">
            <text:p>22.6552243272558</text:p>
          </table:table-cell>
          <table:table-cell table:number-columns-repeated="3" office:value-type="float" office:value="-90" calcext:value-type="float">
            <text:p>-90</text:p>
          </table:table-cell>
          <table:table-cell office:value-type="float" office:value="43.6515832240166" calcext:value-type="float">
            <text:p>43.6515832240166</text:p>
          </table:table-cell>
          <table:table-cell table:number-columns-repeated="6"/>
          <table:table-cell table:formula="of:=10^(([.$L$2]-[.D45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22.4761256888844" calcext:value-type="float">
            <text:p>22.476125688884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01" calcext:value-type="float">
            <text:p>-90.001</text:p>
          </table:table-cell>
          <table:table-cell office:value-type="float" office:value="43.6556038685639" calcext:value-type="float">
            <text:p>43.6556038685639</text:p>
          </table:table-cell>
          <table:table-cell table:number-columns-repeated="6"/>
          <table:table-cell table:formula="of:=10^(([.$L$2]-[.D45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22.2806317258692" calcext:value-type="float">
            <text:p>22.280631725869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1999" calcext:value-type="float">
            <text:p>-90.001999</text:p>
          </table:table-cell>
          <table:table-cell office:value-type="float" office:value="43.6596208622435" calcext:value-type="float">
            <text:p>43.6596208622435</text:p>
          </table:table-cell>
          <table:table-cell table:number-columns-repeated="6"/>
          <table:table-cell table:formula="of:=10^(([.$L$2]-[.D45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2.1148332315221" calcext:value-type="float">
            <text:p>22.114833231522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2997001" calcext:value-type="float">
            <text:p>-90.002997001</text:p>
          </table:table-cell>
          <table:table-cell office:value-type="float" office:value="43.663634208001" calcext:value-type="float">
            <text:p>43.663634208001</text:p>
          </table:table-cell>
          <table:table-cell table:number-columns-repeated="6"/>
          <table:table-cell table:formula="of:=10^(([.$L$2]-[.D45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22.0092386108045" calcext:value-type="float">
            <text:p>22.009238610804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03994003999" calcext:value-type="float">
            <text:p>-90.003994003999</text:p>
          </table:table-cell>
          <table:table-cell office:value-type="float" office:value="43.6676439087803" calcext:value-type="float">
            <text:p>43.6676439087803</text:p>
          </table:table-cell>
          <table:table-cell table:number-columns-repeated="6"/>
          <table:table-cell table:formula="of:=10^(([.$L$2]-[.D46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21.9554534416888" calcext:value-type="float">
            <text:p>21.955453441688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4990009995" calcext:value-type="float">
            <text:p>-90.004990009995</text:p>
          </table:table-cell>
          <table:table-cell office:value-type="float" office:value="43.6716499675239" calcext:value-type="float">
            <text:p>43.6716499675239</text:p>
          </table:table-cell>
          <table:table-cell table:number-columns-repeated="6"/>
          <table:table-cell table:formula="of:=10^(([.$L$2]-[.D46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21.9359754992372" calcext:value-type="float">
            <text:p>21.935975499237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5985019985" calcext:value-type="float">
            <text:p>-90.005985019985</text:p>
          </table:table-cell>
          <table:table-cell office:value-type="float" office:value="43.6756523871725" calcext:value-type="float">
            <text:p>43.6756523871725</text:p>
          </table:table-cell>
          <table:table-cell table:number-columns-repeated="6"/>
          <table:table-cell table:formula="of:=10^(([.$L$2]-[.D462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21.9344763387712" calcext:value-type="float">
            <text:p>21.934476338771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6979034965" calcext:value-type="float">
            <text:p>-90.006979034965</text:p>
          </table:table-cell>
          <table:table-cell office:value-type="float" office:value="43.6796511706651" calcext:value-type="float">
            <text:p>43.6796511706651</text:p>
          </table:table-cell>
          <table:table-cell table:number-columns-repeated="6"/>
          <table:table-cell table:formula="of:=10^(([.$L$2]-[.D463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.9230293750202" calcext:value-type="float">
            <text:p>21.923029375020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797205593" calcext:value-type="float">
            <text:p>-90.00797205593</text:p>
          </table:table-cell>
          <table:table-cell office:value-type="float" office:value="43.6836463209393" calcext:value-type="float">
            <text:p>43.6836463209393</text:p>
          </table:table-cell>
          <table:table-cell table:number-columns-repeated="6"/>
          <table:table-cell table:formula="of:=10^(([.$L$2]-[.D46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21.9145761871119" calcext:value-type="float">
            <text:p>21.914576187111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089640838741" calcext:value-type="float">
            <text:p>-90.0089640838741</text:p>
          </table:table-cell>
          <table:table-cell office:value-type="float" office:value="43.6876378409309" calcext:value-type="float">
            <text:p>43.6876378409309</text:p>
          </table:table-cell>
          <table:table-cell table:number-columns-repeated="6"/>
          <table:table-cell table:formula="of:=10^(([.$L$2]-[.D46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1.9034982197528" calcext:value-type="float">
            <text:p>21.9034982197528</text:p>
          </table:table-cell>
          <table:table-cell office:value-type="float" office:value="-77" calcext:value-type="float">
            <text:p>-77</text:p>
          </table:table-cell>
          <table:table-cell office:value-type="float" office:value="-91" calcext:value-type="float">
            <text:p>-91</text:p>
          </table:table-cell>
          <table:table-cell office:value-type="float" office:value="-90.0099551197902" calcext:value-type="float">
            <text:p>-90.0099551197902</text:p>
          </table:table-cell>
          <table:table-cell office:value-type="float" office:value="43.6916257335739" calcext:value-type="float">
            <text:p>43.6916257335739</text:p>
          </table:table-cell>
          <table:table-cell table:number-columns-repeated="6"/>
          <table:table-cell table:formula="of:=10^(([.$L$2]-[.D466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21.8955312727072" calcext:value-type="float">
            <text:p>21.895531272707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109451646704" calcext:value-type="float">
            <text:p>-90.0109451646704</text:p>
          </table:table-cell>
          <table:table-cell office:value-type="float" office:value="43.6956100018011" calcext:value-type="float">
            <text:p>43.6956100018011</text:p>
          </table:table-cell>
          <table:table-cell table:number-columns-repeated="6"/>
          <table:table-cell table:formula="of:=10^(([.$L$2]-[.D46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21.8988140023461" calcext:value-type="float">
            <text:p>21.898814002346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119342195057" calcext:value-type="float">
            <text:p>-90.0119342195057</text:p>
          </table:table-cell>
          <table:table-cell office:value-type="float" office:value="43.6995906485434" calcext:value-type="float">
            <text:p>43.6995906485434</text:p>
          </table:table-cell>
          <table:table-cell table:number-columns-repeated="6"/>
          <table:table-cell table:formula="of:=10^(([.$L$2]-[.D46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.905171101589" calcext:value-type="float">
            <text:p>21.90517110158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129222852862" calcext:value-type="float">
            <text:p>-90.0129222852862</text:p>
          </table:table-cell>
          <table:table-cell office:value-type="float" office:value="43.7035676767299" calcext:value-type="float">
            <text:p>43.7035676767299</text:p>
          </table:table-cell>
          <table:table-cell table:number-columns-repeated="6"/>
          <table:table-cell table:formula="of:=10^(([.$L$2]-[.D46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1.9011811339968" calcext:value-type="float">
            <text:p>21.901181133996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139093630009" calcext:value-type="float">
            <text:p>-90.0139093630009</text:p>
          </table:table-cell>
          <table:table-cell office:value-type="float" office:value="43.7075410892883" calcext:value-type="float">
            <text:p>43.7075410892883</text:p>
          </table:table-cell>
          <table:table-cell table:number-columns-repeated="6"/>
          <table:table-cell table:formula="of:=10^(([.$L$2]-[.D47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21.9012298848316" calcext:value-type="float">
            <text:p>21.901229884831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148954536379" calcext:value-type="float">
            <text:p>-90.0148954536379</text:p>
          </table:table-cell>
          <table:table-cell office:value-type="float" office:value="43.7115108891445" calcext:value-type="float">
            <text:p>43.7115108891445</text:p>
          </table:table-cell>
          <table:table-cell table:number-columns-repeated="6"/>
          <table:table-cell table:formula="of:=10^(([.$L$2]-[.D47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1.8794312199812" calcext:value-type="float">
            <text:p>21.879431219981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158805581843" calcext:value-type="float">
            <text:p>-90.0158805581843</text:p>
          </table:table-cell>
          <table:table-cell office:value-type="float" office:value="43.715477079223" calcext:value-type="float">
            <text:p>43.715477079223</text:p>
          </table:table-cell>
          <table:table-cell table:number-columns-repeated="6"/>
          <table:table-cell table:formula="of:=10^(([.$L$2]-[.D472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1.8706362308612" calcext:value-type="float">
            <text:p>21.870636230861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168646776261" calcext:value-type="float">
            <text:p>-90.0168646776261</text:p>
          </table:table-cell>
          <table:table-cell office:value-type="float" office:value="43.7194396624464" calcext:value-type="float">
            <text:p>43.7194396624464</text:p>
          </table:table-cell>
          <table:table-cell table:number-columns-repeated="6"/>
          <table:table-cell table:formula="of:=10^(([.$L$2]-[.D473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.9067432017955" calcext:value-type="float">
            <text:p>21.906743201795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178478129485" calcext:value-type="float">
            <text:p>-90.0178478129485</text:p>
          </table:table-cell>
          <table:table-cell office:value-type="float" office:value="43.7233986417357" calcext:value-type="float">
            <text:p>43.7233986417357</text:p>
          </table:table-cell>
          <table:table-cell table:number-columns-repeated="6"/>
          <table:table-cell table:formula="of:=10^(([.$L$2]-[.D47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1.9591912766138" calcext:value-type="float">
            <text:p>21.959191276613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188299651355" calcext:value-type="float">
            <text:p>-90.0188299651355</text:p>
          </table:table-cell>
          <table:table-cell office:value-type="float" office:value="43.7273540200104" calcext:value-type="float">
            <text:p>43.7273540200104</text:p>
          </table:table-cell>
          <table:table-cell table:number-columns-repeated="6"/>
          <table:table-cell table:formula="of:=10^(([.$L$2]-[.D47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2.014829914875" calcext:value-type="float">
            <text:p>22.01482991487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198111351704" calcext:value-type="float">
            <text:p>-90.0198111351704</text:p>
          </table:table-cell>
          <table:table-cell office:value-type="float" office:value="43.7313058001882" calcext:value-type="float">
            <text:p>43.7313058001882</text:p>
          </table:table-cell>
          <table:table-cell table:number-columns-repeated="6"/>
          <table:table-cell table:formula="of:=10^(([.$L$2]-[.D476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2.0308727084397" calcext:value-type="float">
            <text:p>22.030872708439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07913240352" calcext:value-type="float">
            <text:p>-90.0207913240352</text:p>
          </table:table-cell>
          <table:table-cell office:value-type="float" office:value="43.7352539851853" calcext:value-type="float">
            <text:p>43.7352539851853</text:p>
          </table:table-cell>
          <table:table-cell table:number-columns-repeated="6"/>
          <table:table-cell table:formula="of:=10^(([.$L$2]-[.D47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2.0574737952562" calcext:value-type="float">
            <text:p>22.057473795256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17705327112" calcext:value-type="float">
            <text:p>-90.0217705327112</text:p>
          </table:table-cell>
          <table:table-cell office:value-type="float" office:value="43.7391985779161" calcext:value-type="float">
            <text:p>43.7391985779161</text:p>
          </table:table-cell>
          <table:table-cell table:number-columns-repeated="6"/>
          <table:table-cell table:formula="of:=10^(([.$L$2]-[.D47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.061883679953" calcext:value-type="float">
            <text:p>22.061883679953</text:p>
          </table:table-cell>
          <table:table-cell office:value-type="float" office:value="-83" calcext:value-type="float">
            <text:p>-83</text:p>
          </table:table-cell>
          <table:table-cell office:value-type="float" office:value="-91" calcext:value-type="float">
            <text:p>-91</text:p>
          </table:table-cell>
          <table:table-cell office:value-type="float" office:value="-90.0227487621784" calcext:value-type="float">
            <text:p>-90.0227487621784</text:p>
          </table:table-cell>
          <table:table-cell office:value-type="float" office:value="43.7431395812934" calcext:value-type="float">
            <text:p>43.7431395812934</text:p>
          </table:table-cell>
          <table:table-cell table:number-columns-repeated="6"/>
          <table:table-cell table:formula="of:=10^(([.$L$2]-[.D47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22.0632464905132" calcext:value-type="float">
            <text:p>22.063246490513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37260134163" calcext:value-type="float">
            <text:p>-90.0237260134163</text:p>
          </table:table-cell>
          <table:table-cell office:value-type="float" office:value="43.7470769982284" calcext:value-type="float">
            <text:p>43.7470769982284</text:p>
          </table:table-cell>
          <table:table-cell table:number-columns-repeated="6"/>
          <table:table-cell table:formula="of:=10^(([.$L$2]-[.D48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2.0629057395744" calcext:value-type="float">
            <text:p>22.062905739574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47022874028" calcext:value-type="float">
            <text:p>-90.0247022874028</text:p>
          </table:table-cell>
          <table:table-cell office:value-type="float" office:value="43.7510108316306" calcext:value-type="float">
            <text:p>43.7510108316306</text:p>
          </table:table-cell>
          <table:table-cell table:number-columns-repeated="6"/>
          <table:table-cell table:formula="of:=10^(([.$L$2]-[.D48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22.0594391499892" calcext:value-type="float">
            <text:p>22.059439149989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56775851154" calcext:value-type="float">
            <text:p>-90.0256775851154</text:p>
          </table:table-cell>
          <table:table-cell office:value-type="float" office:value="43.754941084408" calcext:value-type="float">
            <text:p>43.754941084408</text:p>
          </table:table-cell>
          <table:table-cell table:number-columns-repeated="6"/>
          <table:table-cell table:formula="of:=10^(([.$L$2]-[.D482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22.0595017343178" calcext:value-type="float">
            <text:p>22.059501734317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66519075303" calcext:value-type="float">
            <text:p>-90.0266519075303</text:p>
          </table:table-cell>
          <table:table-cell office:value-type="float" office:value="43.7588677594666" calcext:value-type="float">
            <text:p>43.7588677594666</text:p>
          </table:table-cell>
          <table:table-cell table:number-columns-repeated="6"/>
          <table:table-cell table:formula="of:=10^(([.$L$2]-[.D483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2.0582315549467" calcext:value-type="float">
            <text:p>22.058231554946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276252556228" calcext:value-type="float">
            <text:p>-90.0276252556228</text:p>
          </table:table-cell>
          <table:table-cell office:value-type="float" office:value="43.7627908597112" calcext:value-type="float">
            <text:p>43.7627908597112</text:p>
          </table:table-cell>
          <table:table-cell table:number-columns-repeated="6"/>
          <table:table-cell table:formula="of:=10^(([.$L$2]-[.D48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22.0667135585473" calcext:value-type="float">
            <text:p>22.066713558547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85976303671" calcext:value-type="float">
            <text:p>-90.0285976303671</text:p>
          </table:table-cell>
          <table:table-cell office:value-type="float" office:value="43.7667103880446" calcext:value-type="float">
            <text:p>43.7667103880446</text:p>
          </table:table-cell>
          <table:table-cell table:number-columns-repeated="6"/>
          <table:table-cell table:formula="of:=10^(([.$L$2]-[.D48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22.0713157412395" calcext:value-type="float">
            <text:p>22.071315741239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295690327367" calcext:value-type="float">
            <text:p>-90.0295690327367</text:p>
          </table:table-cell>
          <table:table-cell office:value-type="float" office:value="43.7706263473682" calcext:value-type="float">
            <text:p>43.7706263473682</text:p>
          </table:table-cell>
          <table:table-cell table:number-columns-repeated="6"/>
          <table:table-cell table:formula="of:=10^(([.$L$2]-[.D486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22.0749409398128" calcext:value-type="float">
            <text:p>22.074940939812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0539463704" calcext:value-type="float">
            <text:p>-90.030539463704</text:p>
          </table:table-cell>
          <table:table-cell office:value-type="float" office:value="43.7745387405815" calcext:value-type="float">
            <text:p>43.7745387405815</text:p>
          </table:table-cell>
          <table:table-cell table:number-columns-repeated="6"/>
          <table:table-cell table:formula="of:=10^(([.$L$2]-[.D48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22.0757888869997" calcext:value-type="float">
            <text:p>22.075788886999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15089242403" calcext:value-type="float">
            <text:p>-90.0315089242403</text:p>
          </table:table-cell>
          <table:table-cell office:value-type="float" office:value="43.7784475705825" calcext:value-type="float">
            <text:p>43.7784475705825</text:p>
          </table:table-cell>
          <table:table-cell table:number-columns-repeated="6"/>
          <table:table-cell table:formula="of:=10^(([.$L$2]-[.D48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2.0756273447694" calcext:value-type="float">
            <text:p>22.07562734476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24774153161" calcext:value-type="float">
            <text:p>-90.0324774153161</text:p>
          </table:table-cell>
          <table:table-cell office:value-type="float" office:value="43.7823528402676" calcext:value-type="float">
            <text:p>43.7823528402676</text:p>
          </table:table-cell>
          <table:table-cell table:number-columns-repeated="6"/>
          <table:table-cell table:formula="of:=10^(([.$L$2]-[.D48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22.0766927019025" calcext:value-type="float">
            <text:p>22.076692701902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34449379007" calcext:value-type="float">
            <text:p>-90.0334449379007</text:p>
          </table:table-cell>
          <table:table-cell office:value-type="float" office:value="43.7862545525312" calcext:value-type="float">
            <text:p>43.7862545525312</text:p>
          </table:table-cell>
          <table:table-cell table:number-columns-repeated="6"/>
          <table:table-cell table:formula="of:=10^(([.$L$2]-[.D49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22.0829107527762" calcext:value-type="float">
            <text:p>22.0829107527762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334114929628" calcext:value-type="float">
            <text:p>-90.0334114929628</text:p>
          </table:table-cell>
          <table:table-cell office:value-type="float" office:value="43.7861196738837" calcext:value-type="float">
            <text:p>43.7861196738837</text:p>
          </table:table-cell>
          <table:table-cell table:number-columns-repeated="6"/>
          <table:table-cell table:formula="of:=10^(([.$L$2]-[.D49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22.0922476631759" calcext:value-type="float">
            <text:p>22.092247663175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333780814699" calcext:value-type="float">
            <text:p>-90.0333780814699</text:p>
          </table:table-cell>
          <table:table-cell office:value-type="float" office:value="43.7859849305297" calcext:value-type="float">
            <text:p>43.7859849305297</text:p>
          </table:table-cell>
          <table:table-cell table:number-columns-repeated="6"/>
          <table:table-cell table:formula="of:=10^(([.$L$2]-[.D49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22.094144720362" calcext:value-type="float">
            <text:p>22.09414472036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333447033884" calcext:value-type="float">
            <text:p>-90.0333447033884</text:p>
          </table:table-cell>
          <table:table-cell office:value-type="float" office:value="43.785850322333" calcext:value-type="float">
            <text:p>43.785850322333</text:p>
          </table:table-cell>
          <table:table-cell table:number-columns-repeated="6"/>
          <table:table-cell table:formula="of:=10^(([.$L$2]-[.D49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2.1011910673709" calcext:value-type="float">
            <text:p>22.101191067370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4311358685" calcext:value-type="float">
            <text:p>-90.034311358685</text:p>
          </table:table-cell>
          <table:table-cell office:value-type="float" office:value="43.7897488483454" calcext:value-type="float">
            <text:p>43.7897488483454</text:p>
          </table:table-cell>
          <table:table-cell table:number-columns-repeated="6"/>
          <table:table-cell table:formula="of:=10^(([.$L$2]-[.D49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22.1059217745953" calcext:value-type="float">
            <text:p>22.105921774595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342770473263" calcext:value-type="float">
            <text:p>-90.0342770473263</text:p>
          </table:table-cell>
          <table:table-cell office:value-type="float" office:value="43.7896104645097" calcext:value-type="float">
            <text:p>43.7896104645097</text:p>
          </table:table-cell>
          <table:table-cell table:number-columns-repeated="6"/>
          <table:table-cell table:formula="of:=10^(([.$L$2]-[.D49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22.1065547300688" calcext:value-type="float">
            <text:p>22.1065547300688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5242770279" calcext:value-type="float">
            <text:p>-90.035242770279</text:p>
          </table:table-cell>
          <table:table-cell office:value-type="float" office:value="43.7935055646726" calcext:value-type="float">
            <text:p>43.7935055646726</text:p>
          </table:table-cell>
          <table:table-cell table:number-columns-repeated="6"/>
          <table:table-cell table:formula="of:=10^(([.$L$2]-[.D496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22.1114500642726" calcext:value-type="float">
            <text:p>22.111450064272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362075275087" calcext:value-type="float">
            <text:p>-90.0362075275087</text:p>
          </table:table-cell>
          <table:table-cell office:value-type="float" office:value="43.7973971156862" calcext:value-type="float">
            <text:p>43.7973971156862</text:p>
          </table:table-cell>
          <table:table-cell table:number-columns-repeated="6"/>
          <table:table-cell table:formula="of:=10^(([.$L$2]-[.D49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22.1111605903153" calcext:value-type="float">
            <text:p>22.111160590315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71713199812" calcext:value-type="float">
            <text:p>-90.0371713199812</text:p>
          </table:table-cell>
          <table:table-cell office:value-type="float" office:value="43.8012851204388" calcext:value-type="float">
            <text:p>43.8012851204388</text:p>
          </table:table-cell>
          <table:table-cell table:number-columns-repeated="6"/>
          <table:table-cell table:formula="of:=10^(([.$L$2]-[.D49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.1109460905851" calcext:value-type="float">
            <text:p>22.110946090585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381341486612" calcext:value-type="float">
            <text:p>-90.0381341486612</text:p>
          </table:table-cell>
          <table:table-cell office:value-type="float" office:value="43.805169581817" calcext:value-type="float">
            <text:p>43.805169581817</text:p>
          </table:table-cell>
          <table:table-cell table:number-columns-repeated="6"/>
          <table:table-cell table:formula="of:=10^(([.$L$2]-[.D49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22.1072046696825" calcext:value-type="float">
            <text:p>22.107204669682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390960145126" calcext:value-type="float">
            <text:p>-90.0390960145126</text:p>
          </table:table-cell>
          <table:table-cell office:value-type="float" office:value="43.8090505027058" calcext:value-type="float">
            <text:p>43.8090505027058</text:p>
          </table:table-cell>
          <table:table-cell table:number-columns-repeated="6"/>
          <table:table-cell table:formula="of:=10^(([.$L$2]-[.D50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22.1057459058649" calcext:value-type="float">
            <text:p>22.105745905864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0056918498" calcext:value-type="float">
            <text:p>-90.040056918498</text:p>
          </table:table-cell>
          <table:table-cell office:value-type="float" office:value="43.8129278859885" calcext:value-type="float">
            <text:p>43.8129278859885</text:p>
          </table:table-cell>
          <table:table-cell table:number-columns-repeated="6"/>
          <table:table-cell table:formula="of:=10^(([.$L$2]-[.D50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22.1046905324062" calcext:value-type="float">
            <text:p>22.1046905324062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410168615795" calcext:value-type="float">
            <text:p>-90.0410168615795</text:p>
          </table:table-cell>
          <table:table-cell office:value-type="float" office:value="43.8168017345468" calcext:value-type="float">
            <text:p>43.8168017345468</text:p>
          </table:table-cell>
          <table:table-cell table:number-columns-repeated="6"/>
          <table:table-cell table:formula="of:=10^(([.$L$2]-[.D502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22.1063620720427" calcext:value-type="float">
            <text:p>22.106362072042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1975844718" calcext:value-type="float">
            <text:p>-90.041975844718</text:p>
          </table:table-cell>
          <table:table-cell office:value-type="float" office:value="43.8206720512605" calcext:value-type="float">
            <text:p>43.8206720512605</text:p>
          </table:table-cell>
          <table:table-cell table:number-columns-repeated="6"/>
          <table:table-cell table:formula="of:=10^(([.$L$2]-[.D503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2.109741430054" calcext:value-type="float">
            <text:p>22.10974143005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29338688732" calcext:value-type="float">
            <text:p>-90.0429338688732</text:p>
          </table:table-cell>
          <table:table-cell office:value-type="float" office:value="43.824538839008" calcext:value-type="float">
            <text:p>43.824538839008</text:p>
          </table:table-cell>
          <table:table-cell table:number-columns-repeated="6"/>
          <table:table-cell table:formula="of:=10^(([.$L$2]-[.D50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22.1139581609794" calcext:value-type="float">
            <text:p>22.113958160979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38909350044" calcext:value-type="float">
            <text:p>-90.0438909350044</text:p>
          </table:table-cell>
          <table:table-cell office:value-type="float" office:value="43.8284021006661" calcext:value-type="float">
            <text:p>43.8284021006661</text:p>
          </table:table-cell>
          <table:table-cell table:number-columns-repeated="6"/>
          <table:table-cell table:formula="of:=10^(([.$L$2]-[.D50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22.1183636495944" calcext:value-type="float">
            <text:p>22.118363649594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48470440693" calcext:value-type="float">
            <text:p>-90.0448470440693</text:p>
          </table:table-cell>
          <table:table-cell office:value-type="float" office:value="43.8322618391097" calcext:value-type="float">
            <text:p>43.8322618391097</text:p>
          </table:table-cell>
          <table:table-cell table:number-columns-repeated="6"/>
          <table:table-cell table:formula="of:=10^(([.$L$2]-[.D506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22.120382708484" calcext:value-type="float">
            <text:p>22.12038270848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458021970253" calcext:value-type="float">
            <text:p>-90.0458021970253</text:p>
          </table:table-cell>
          <table:table-cell office:value-type="float" office:value="43.8361180572121" calcext:value-type="float">
            <text:p>43.8361180572121</text:p>
          </table:table-cell>
          <table:table-cell table:number-columns-repeated="6"/>
          <table:table-cell table:formula="of:=10^(([.$L$2]-[.D50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22.1236991235009" calcext:value-type="float">
            <text:p>22.123699123500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67563948282" calcext:value-type="float">
            <text:p>-90.0467563948282</text:p>
          </table:table-cell>
          <table:table-cell office:value-type="float" office:value="43.8399707578451" calcext:value-type="float">
            <text:p>43.8399707578451</text:p>
          </table:table-cell>
          <table:table-cell table:number-columns-repeated="6"/>
          <table:table-cell table:formula="of:=10^(([.$L$2]-[.D50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2.1266064501929" calcext:value-type="float">
            <text:p>22.126606450192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77096384334" calcext:value-type="float">
            <text:p>-90.0477096384334</text:p>
          </table:table-cell>
          <table:table-cell office:value-type="float" office:value="43.8438199438786" calcext:value-type="float">
            <text:p>43.8438199438786</text:p>
          </table:table-cell>
          <table:table-cell table:number-columns-repeated="6"/>
          <table:table-cell table:formula="of:=10^(([.$L$2]-[.D50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22.1277874909693" calcext:value-type="float">
            <text:p>22.127787490969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48661928795" calcext:value-type="float">
            <text:p>-90.048661928795</text:p>
          </table:table-cell>
          <table:table-cell office:value-type="float" office:value="43.8476656181811" calcext:value-type="float">
            <text:p>43.8476656181811</text:p>
          </table:table-cell>
          <table:table-cell table:number-columns-repeated="6"/>
          <table:table-cell table:formula="of:=10^(([.$L$2]-[.D51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22.1375064710286" calcext:value-type="float">
            <text:p>22.1375064710286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496132668662" calcext:value-type="float">
            <text:p>-90.0496132668662</text:p>
          </table:table-cell>
          <table:table-cell office:value-type="float" office:value="43.8515077836193" calcext:value-type="float">
            <text:p>43.8515077836193</text:p>
          </table:table-cell>
          <table:table-cell table:number-columns-repeated="6"/>
          <table:table-cell table:formula="of:=10^(([.$L$2]-[.D51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22.1409729636316" calcext:value-type="float">
            <text:p>22.140972963631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505636535993" calcext:value-type="float">
            <text:p>-90.0505636535993</text:p>
          </table:table-cell>
          <table:table-cell office:value-type="float" office:value="43.855346443058" calcext:value-type="float">
            <text:p>43.855346443058</text:p>
          </table:table-cell>
          <table:table-cell table:number-columns-repeated="6"/>
          <table:table-cell table:formula="of:=10^(([.$L$2]-[.D512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22.1403137110461" calcext:value-type="float">
            <text:p>22.140313711046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15130899457" calcext:value-type="float">
            <text:p>-90.0515130899457</text:p>
          </table:table-cell>
          <table:table-cell office:value-type="float" office:value="43.8591815993608" calcext:value-type="float">
            <text:p>43.8591815993608</text:p>
          </table:table-cell>
          <table:table-cell table:number-columns-repeated="6"/>
          <table:table-cell table:formula="of:=10^(([.$L$2]-[.D513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2.1452687972797" calcext:value-type="float">
            <text:p>22.145268797279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14615768558" calcext:value-type="float">
            <text:p>-90.0514615768558</text:p>
          </table:table-cell>
          <table:table-cell office:value-type="float" office:value="43.8589735086112" calcext:value-type="float">
            <text:p>43.8589735086112</text:p>
          </table:table-cell>
          <table:table-cell table:number-columns-repeated="6"/>
          <table:table-cell table:formula="of:=10^(([.$L$2]-[.D51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22.1457982495738" calcext:value-type="float">
            <text:p>22.145798249573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14101152789" calcext:value-type="float">
            <text:p>-90.0514101152789</text:p>
          </table:table-cell>
          <table:table-cell office:value-type="float" office:value="43.8587656269382" calcext:value-type="float">
            <text:p>43.8587656269382</text:p>
          </table:table-cell>
          <table:table-cell table:number-columns-repeated="6"/>
          <table:table-cell table:formula="of:=10^(([.$L$2]-[.D51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22.144704580013" calcext:value-type="float">
            <text:p>22.14470458001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13587051636" calcext:value-type="float">
            <text:p>-90.0513587051636</text:p>
          </table:table-cell>
          <table:table-cell office:value-type="float" office:value="43.8585579541307" calcext:value-type="float">
            <text:p>43.8585579541307</text:p>
          </table:table-cell>
          <table:table-cell table:number-columns-repeated="6"/>
          <table:table-cell table:formula="of:=10^(([.$L$2]-[.D51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22.1439896185156" calcext:value-type="float">
            <text:p>22.143989618515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13073464584" calcext:value-type="float">
            <text:p>-90.0513073464584</text:p>
          </table:table-cell>
          <table:table-cell office:value-type="float" office:value="43.8583504899778" calcext:value-type="float">
            <text:p>43.8583504899778</text:p>
          </table:table-cell>
          <table:table-cell table:number-columns-repeated="6"/>
          <table:table-cell table:formula="of:=10^(([.$L$2]-[.D51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22.1440515290114" calcext:value-type="float">
            <text:p>22.1440515290114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52256039112" calcext:value-type="float">
            <text:p>-90.052256039112</text:p>
          </table:table-cell>
          <table:table-cell office:value-type="float" office:value="43.8621829045726" calcext:value-type="float">
            <text:p>43.8621829045726</text:p>
          </table:table-cell>
          <table:table-cell table:number-columns-repeated="6"/>
          <table:table-cell table:formula="of:=10^(([.$L$2]-[.D51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.1446576327292" calcext:value-type="float">
            <text:p>22.1446576327292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32037830729" calcext:value-type="float">
            <text:p>-90.0532037830729</text:p>
          </table:table-cell>
          <table:table-cell office:value-type="float" office:value="43.8660118211332" calcext:value-type="float">
            <text:p>43.8660118211332</text:p>
          </table:table-cell>
          <table:table-cell table:number-columns-repeated="6"/>
          <table:table-cell table:formula="of:=10^(([.$L$2]-[.D51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22.144657312336" calcext:value-type="float">
            <text:p>22.144657312336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541505792898" calcext:value-type="float">
            <text:p>-90.0541505792898</text:p>
          </table:table-cell>
          <table:table-cell office:value-type="float" office:value="43.8698372425185" calcext:value-type="float">
            <text:p>43.8698372425185</text:p>
          </table:table-cell>
          <table:table-cell table:number-columns-repeated="6"/>
          <table:table-cell table:formula="of:=10^(([.$L$2]-[.D52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22.1478327397127" calcext:value-type="float">
            <text:p>22.147832739712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50964287105" calcext:value-type="float">
            <text:p>-90.0550964287105</text:p>
          </table:table-cell>
          <table:table-cell office:value-type="float" office:value="43.8736591715855" calcext:value-type="float">
            <text:p>43.8736591715855</text:p>
          </table:table-cell>
          <table:table-cell table:number-columns-repeated="6"/>
          <table:table-cell table:formula="of:=10^(([.$L$2]-[.D52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22.153442287923" calcext:value-type="float">
            <text:p>22.15344228792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50413322818" calcext:value-type="float">
            <text:p>-90.0550413322818</text:p>
          </table:table-cell>
          <table:table-cell office:value-type="float" office:value="43.8734365322564" calcext:value-type="float">
            <text:p>43.8734365322564</text:p>
          </table:table-cell>
          <table:table-cell table:number-columns-repeated="6"/>
          <table:table-cell table:formula="of:=10^(([.$L$2]-[.D52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22.1562365327584" calcext:value-type="float">
            <text:p>22.156236532758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9862909495" calcext:value-type="float">
            <text:p>-90.0549862909495</text:p>
          </table:table-cell>
          <table:table-cell office:value-type="float" office:value="43.8732141166949" calcext:value-type="float">
            <text:p>43.8732141166949</text:p>
          </table:table-cell>
          <table:table-cell table:number-columns-repeated="6"/>
          <table:table-cell table:formula="of:=10^(([.$L$2]-[.D52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.1586004815571" calcext:value-type="float">
            <text:p>22.1586004815571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49313046585" calcext:value-type="float">
            <text:p>-90.0549313046585</text:p>
          </table:table-cell>
          <table:table-cell office:value-type="float" office:value="43.8729919246747" calcext:value-type="float">
            <text:p>43.8729919246747</text:p>
          </table:table-cell>
          <table:table-cell table:number-columns-repeated="6"/>
          <table:table-cell table:formula="of:=10^(([.$L$2]-[.D52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22.1625074818745" calcext:value-type="float">
            <text:p>22.162507481874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8763733539" calcext:value-type="float">
            <text:p>-90.0548763733539</text:p>
          </table:table-cell>
          <table:table-cell office:value-type="float" office:value="43.87276995597" calcext:value-type="float">
            <text:p>43.87276995597</text:p>
          </table:table-cell>
          <table:table-cell table:number-columns-repeated="6"/>
          <table:table-cell table:formula="of:=10^(([.$L$2]-[.D52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22.1641201781147" calcext:value-type="float">
            <text:p>22.164120178114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8214969805" calcext:value-type="float">
            <text:p>-90.0548214969805</text:p>
          </table:table-cell>
          <table:table-cell office:value-type="float" office:value="43.8725482103555" calcext:value-type="float">
            <text:p>43.8725482103555</text:p>
          </table:table-cell>
          <table:table-cell table:number-columns-repeated="6"/>
          <table:table-cell table:formula="of:=10^(([.$L$2]-[.D52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22.1682294382408" calcext:value-type="float">
            <text:p>22.168229438240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7666754836" calcext:value-type="float">
            <text:p>-90.0547666754836</text:p>
          </table:table-cell>
          <table:table-cell office:value-type="float" office:value="43.8723266876056" calcext:value-type="float">
            <text:p>43.8723266876056</text:p>
          </table:table-cell>
          <table:table-cell table:number-columns-repeated="6"/>
          <table:table-cell table:formula="of:=10^(([.$L$2]-[.D52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22.1707874582241" calcext:value-type="float">
            <text:p>22.170787458224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7119088081" calcext:value-type="float">
            <text:p>-90.0547119088081</text:p>
          </table:table-cell>
          <table:table-cell office:value-type="float" office:value="43.8721053874954" calcext:value-type="float">
            <text:p>43.8721053874954</text:p>
          </table:table-cell>
          <table:table-cell table:number-columns-repeated="6"/>
          <table:table-cell table:formula="of:=10^(([.$L$2]-[.D528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.1740079864851" calcext:value-type="float">
            <text:p>22.174007986485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6571968993" calcext:value-type="float">
            <text:p>-90.0546571968993</text:p>
          </table:table-cell>
          <table:table-cell office:value-type="float" office:value="43.8718843097998" calcext:value-type="float">
            <text:p>43.8718843097998</text:p>
          </table:table-cell>
          <table:table-cell table:number-columns-repeated="6"/>
          <table:table-cell table:formula="of:=10^(([.$L$2]-[.D529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22.1783643964729" calcext:value-type="float">
            <text:p>22.178364396472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6025397024" calcext:value-type="float">
            <text:p>-90.0546025397024</text:p>
          </table:table-cell>
          <table:table-cell office:value-type="float" office:value="43.8716634542943" calcext:value-type="float">
            <text:p>43.8716634542943</text:p>
          </table:table-cell>
          <table:table-cell table:number-columns-repeated="6"/>
          <table:table-cell table:formula="of:=10^(([.$L$2]-[.D53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22.1859601845603" calcext:value-type="float">
            <text:p>22.185960184560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5479371627" calcext:value-type="float">
            <text:p>-90.0545479371627</text:p>
          </table:table-cell>
          <table:table-cell office:value-type="float" office:value="43.8714428207545" calcext:value-type="float">
            <text:p>43.8714428207545</text:p>
          </table:table-cell>
          <table:table-cell table:number-columns-repeated="6"/>
          <table:table-cell table:formula="of:=10^(([.$L$2]-[.D53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22.1895397469236" calcext:value-type="float">
            <text:p>22.189539746923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4933892255" calcext:value-type="float">
            <text:p>-90.0544933892255</text:p>
          </table:table-cell>
          <table:table-cell office:value-type="float" office:value="43.8712224089561" calcext:value-type="float">
            <text:p>43.8712224089561</text:p>
          </table:table-cell>
          <table:table-cell table:number-columns-repeated="6"/>
          <table:table-cell table:formula="of:=10^(([.$L$2]-[.D53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22.1900022863465" calcext:value-type="float">
            <text:p>22.1900022863465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44388958363" calcext:value-type="float">
            <text:p>-90.0544388958363</text:p>
          </table:table-cell>
          <table:table-cell office:value-type="float" office:value="43.8710022186752" calcext:value-type="float">
            <text:p>43.8710022186752</text:p>
          </table:table-cell>
          <table:table-cell table:number-columns-repeated="6"/>
          <table:table-cell table:formula="of:=10^(([.$L$2]-[.D53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2.1942526227101" calcext:value-type="float">
            <text:p>22.194252622710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3844569405" calcext:value-type="float">
            <text:p>-90.0543844569405</text:p>
          </table:table-cell>
          <table:table-cell office:value-type="float" office:value="43.8707822496881" calcext:value-type="float">
            <text:p>43.8707822496881</text:p>
          </table:table-cell>
          <table:table-cell table:number-columns-repeated="6"/>
          <table:table-cell table:formula="of:=10^(([.$L$2]-[.D53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22.1969997264582" calcext:value-type="float">
            <text:p>22.196999726458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3300724835" calcext:value-type="float">
            <text:p>-90.0543300724835</text:p>
          </table:table-cell>
          <table:table-cell office:value-type="float" office:value="43.8705625017712" calcext:value-type="float">
            <text:p>43.8705625017712</text:p>
          </table:table-cell>
          <table:table-cell table:number-columns-repeated="6"/>
          <table:table-cell table:formula="of:=10^(([.$L$2]-[.D53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22.1988513655925" calcext:value-type="float">
            <text:p>22.198851365592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2757424111" calcext:value-type="float">
            <text:p>-90.0542757424111</text:p>
          </table:table-cell>
          <table:table-cell office:value-type="float" office:value="43.8703429747013" calcext:value-type="float">
            <text:p>43.8703429747013</text:p>
          </table:table-cell>
          <table:table-cell table:number-columns-repeated="6"/>
          <table:table-cell table:formula="of:=10^(([.$L$2]-[.D53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22.1995024422087" calcext:value-type="float">
            <text:p>22.199502442208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2214666686" calcext:value-type="float">
            <text:p>-90.0542214666686</text:p>
          </table:table-cell>
          <table:table-cell office:value-type="float" office:value="43.8701236682554" calcext:value-type="float">
            <text:p>43.8701236682554</text:p>
          </table:table-cell>
          <table:table-cell table:number-columns-repeated="6"/>
          <table:table-cell table:formula="of:=10^(([.$L$2]-[.D53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22.1996484294425" calcext:value-type="float">
            <text:p>22.1996484294425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5167245202" calcext:value-type="float">
            <text:p>-90.055167245202</text:p>
          </table:table-cell>
          <table:table-cell office:value-type="float" office:value="43.873945335824" calcext:value-type="float">
            <text:p>43.873945335824</text:p>
          </table:table-cell>
          <table:table-cell table:number-columns-repeated="6"/>
          <table:table-cell table:formula="of:=10^(([.$L$2]-[.D53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2.2027828729903" calcext:value-type="float">
            <text:p>22.202782872990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51120779568" calcext:value-type="float">
            <text:p>-90.0551120779568</text:p>
          </table:table-cell>
          <table:table-cell office:value-type="float" office:value="43.8737224088792" calcext:value-type="float">
            <text:p>43.8737224088792</text:p>
          </table:table-cell>
          <table:table-cell table:number-columns-repeated="6"/>
          <table:table-cell table:formula="of:=10^(([.$L$2]-[.D539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22.202057750491" calcext:value-type="float">
            <text:p>22.202057750491</text:p>
          </table:table-cell>
          <table:table-cell office:value-type="float" office:value="-81" calcext:value-type="float">
            <text:p>-81</text:p>
          </table:table-cell>
          <table:table-cell office:value-type="float" office:value="-90" calcext:value-type="float">
            <text:p>-90</text:p>
          </table:table-cell>
          <table:table-cell office:value-type="float" office:value="-90.0550569658788" calcext:value-type="float">
            <text:p>-90.0550569658788</text:p>
          </table:table-cell>
          <table:table-cell office:value-type="float" office:value="43.8734997059922" calcext:value-type="float">
            <text:p>43.8734997059922</text:p>
          </table:table-cell>
          <table:table-cell table:number-columns-repeated="6"/>
          <table:table-cell table:formula="of:=10^(([.$L$2]-[.D54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22.2018563743236" calcext:value-type="float">
            <text:p>22.201856374323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0019089129" calcext:value-type="float">
            <text:p>-90.0550019089129</text:p>
          </table:table-cell>
          <table:table-cell office:value-type="float" office:value="43.8732772269369" calcext:value-type="float">
            <text:p>43.8732772269369</text:p>
          </table:table-cell>
          <table:table-cell table:number-columns-repeated="6"/>
          <table:table-cell table:formula="of:=10^(([.$L$2]-[.D54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22.201999683853" calcext:value-type="float">
            <text:p>22.20199968385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4946907004" calcext:value-type="float">
            <text:p>-90.054946907004</text:p>
          </table:table-cell>
          <table:table-cell office:value-type="float" office:value="43.8730549714871" calcext:value-type="float">
            <text:p>43.8730549714871</text:p>
          </table:table-cell>
          <table:table-cell table:number-columns-repeated="6"/>
          <table:table-cell table:formula="of:=10^(([.$L$2]-[.D54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22.2059938353017" calcext:value-type="float">
            <text:p>22.205993835301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891960097" calcext:value-type="float">
            <text:p>-90.054891960097</text:p>
          </table:table-cell>
          <table:table-cell office:value-type="float" office:value="43.872832939417" calcext:value-type="float">
            <text:p>43.872832939417</text:p>
          </table:table-cell>
          <table:table-cell table:number-columns-repeated="6"/>
          <table:table-cell table:formula="of:=10^(([.$L$2]-[.D54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2.2052284173932" calcext:value-type="float">
            <text:p>22.205228417393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48370681369" calcext:value-type="float">
            <text:p>-90.0548370681369</text:p>
          </table:table-cell>
          <table:table-cell office:value-type="float" office:value="43.8726111305009" calcext:value-type="float">
            <text:p>43.8726111305009</text:p>
          </table:table-cell>
          <table:table-cell table:number-columns-repeated="6"/>
          <table:table-cell table:formula="of:=10^(([.$L$2]-[.D54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22.2059273418204" calcext:value-type="float">
            <text:p>22.205927341820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57822310688" calcext:value-type="float">
            <text:p>-90.0557822310688</text:p>
          </table:table-cell>
          <table:table-cell office:value-type="float" office:value="43.8764305270111" calcext:value-type="float">
            <text:p>43.8764305270111</text:p>
          </table:table-cell>
          <table:table-cell table:number-columns-repeated="6"/>
          <table:table-cell table:formula="of:=10^(([.$L$2]-[.D54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22.2060938494565" calcext:value-type="float">
            <text:p>22.206093849456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7264488377" calcext:value-type="float">
            <text:p>-90.0557264488377</text:p>
          </table:table-cell>
          <table:table-cell office:value-type="float" office:value="43.8762051021898" calcext:value-type="float">
            <text:p>43.8762051021898</text:p>
          </table:table-cell>
          <table:table-cell table:number-columns-repeated="6"/>
          <table:table-cell table:formula="of:=10^(([.$L$2]-[.D54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22.2059639605066" calcext:value-type="float">
            <text:p>22.205963960506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6707223889" calcext:value-type="float">
            <text:p>-90.0556707223889</text:p>
          </table:table-cell>
          <table:table-cell office:value-type="float" office:value="43.8759799039499" calcext:value-type="float">
            <text:p>43.8759799039499</text:p>
          </table:table-cell>
          <table:table-cell table:number-columns-repeated="6"/>
          <table:table-cell table:formula="of:=10^(([.$L$2]-[.D54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22.2058155423043" calcext:value-type="float">
            <text:p>22.2058155423043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56150516665" calcext:value-type="float">
            <text:p>-90.0556150516665</text:p>
          </table:table-cell>
          <table:table-cell office:value-type="float" office:value="43.8757549320622" calcext:value-type="float">
            <text:p>43.8757549320622</text:p>
          </table:table-cell>
          <table:table-cell table:number-columns-repeated="6"/>
          <table:table-cell table:formula="of:=10^(([.$L$2]-[.D548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.2078039885076" calcext:value-type="float">
            <text:p>22.2078039885076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55594366148" calcext:value-type="float">
            <text:p>-90.0555594366148</text:p>
          </table:table-cell>
          <table:table-cell office:value-type="float" office:value="43.8755301862983" calcext:value-type="float">
            <text:p>43.8755301862983</text:p>
          </table:table-cell>
          <table:table-cell table:number-columns-repeated="6"/>
          <table:table-cell table:formula="of:=10^(([.$L$2]-[.D549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22.2075075790001" calcext:value-type="float">
            <text:p>22.2075075790001</text:p>
          </table:table-cell>
          <table:table-cell office:value-type="float" office:value="-74" calcext:value-type="float">
            <text:p>-74</text:p>
          </table:table-cell>
          <table:table-cell office:value-type="float" office:value="-90" calcext:value-type="float">
            <text:p>-90</text:p>
          </table:table-cell>
          <table:table-cell office:value-type="float" office:value="-90.0555038771782" calcext:value-type="float">
            <text:p>-90.0555038771782</text:p>
          </table:table-cell>
          <table:table-cell office:value-type="float" office:value="43.8753056664296" calcext:value-type="float">
            <text:p>43.8753056664296</text:p>
          </table:table-cell>
          <table:table-cell table:number-columns-repeated="6"/>
          <table:table-cell table:formula="of:=10^(([.$L$2]-[.D55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22.2080186025443" calcext:value-type="float">
            <text:p>22.208018602544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448373301" calcext:value-type="float">
            <text:p>-90.055448373301</text:p>
          </table:table-cell>
          <table:table-cell office:value-type="float" office:value="43.875081372228" calcext:value-type="float">
            <text:p>43.875081372228</text:p>
          </table:table-cell>
          <table:table-cell table:number-columns-repeated="6"/>
          <table:table-cell table:formula="of:=10^(([.$L$2]-[.D55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22.208672018366" calcext:value-type="float">
            <text:p>22.20867201836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3929249277" calcext:value-type="float">
            <text:p>-90.0553929249277</text:p>
          </table:table-cell>
          <table:table-cell office:value-type="float" office:value="43.8748573034654" calcext:value-type="float">
            <text:p>43.8748573034654</text:p>
          </table:table-cell>
          <table:table-cell table:number-columns-repeated="6"/>
          <table:table-cell table:formula="of:=10^(([.$L$2]-[.D55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22.2096715746879" calcext:value-type="float">
            <text:p>22.2096715746879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53375320028" calcext:value-type="float">
            <text:p>-90.0553375320028</text:p>
          </table:table-cell>
          <table:table-cell office:value-type="float" office:value="43.8746334599143" calcext:value-type="float">
            <text:p>43.8746334599143</text:p>
          </table:table-cell>
          <table:table-cell table:number-columns-repeated="6"/>
          <table:table-cell table:formula="of:=10^(([.$L$2]-[.D55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.2070339717706" calcext:value-type="float">
            <text:p>22.207033971770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2821944708" calcext:value-type="float">
            <text:p>-90.0552821944708</text:p>
          </table:table-cell>
          <table:table-cell office:value-type="float" office:value="43.8744098413469" calcext:value-type="float">
            <text:p>43.8744098413469</text:p>
          </table:table-cell>
          <table:table-cell table:number-columns-repeated="6"/>
          <table:table-cell table:formula="of:=10^(([.$L$2]-[.D55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22.2070724277305" calcext:value-type="float">
            <text:p>22.207072427730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2269122763" calcext:value-type="float">
            <text:p>-90.0552269122763</text:p>
          </table:table-cell>
          <table:table-cell office:value-type="float" office:value="43.8741864475362" calcext:value-type="float">
            <text:p>43.8741864475362</text:p>
          </table:table-cell>
          <table:table-cell table:number-columns-repeated="6"/>
          <table:table-cell table:formula="of:=10^(([.$L$2]-[.D55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22.2087628880194" calcext:value-type="float">
            <text:p>22.208762888019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1716853641" calcext:value-type="float">
            <text:p>-90.0551716853641</text:p>
          </table:table-cell>
          <table:table-cell office:value-type="float" office:value="43.8739632782551" calcext:value-type="float">
            <text:p>43.8739632782551</text:p>
          </table:table-cell>
          <table:table-cell table:number-columns-repeated="6"/>
          <table:table-cell table:formula="of:=10^(([.$L$2]-[.D55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22.209878734043" calcext:value-type="float">
            <text:p>22.20987873404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1165136787" calcext:value-type="float">
            <text:p>-90.0551165136787</text:p>
          </table:table-cell>
          <table:table-cell office:value-type="float" office:value="43.8737403332767" calcext:value-type="float">
            <text:p>43.8737403332767</text:p>
          </table:table-cell>
          <table:table-cell table:number-columns-repeated="6"/>
          <table:table-cell table:formula="of:=10^(([.$L$2]-[.D55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22.2103891332551" calcext:value-type="float">
            <text:p>22.210389133255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6061397165" calcext:value-type="float">
            <text:p>-90.056061397165</text:p>
          </table:table-cell>
          <table:table-cell office:value-type="float" office:value="43.8775586987757" calcext:value-type="float">
            <text:p>43.8775586987757</text:p>
          </table:table-cell>
          <table:table-cell table:number-columns-repeated="6"/>
          <table:table-cell table:formula="of:=10^(([.$L$2]-[.D55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2.2153384101324" calcext:value-type="float">
            <text:p>22.215338410132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560053357679" calcext:value-type="float">
            <text:p>-90.0560053357679</text:p>
          </table:table-cell>
          <table:table-cell office:value-type="float" office:value="43.8773321399778" calcext:value-type="float">
            <text:p>43.8773321399778</text:p>
          </table:table-cell>
          <table:table-cell table:number-columns-repeated="6"/>
          <table:table-cell table:formula="of:=10^(([.$L$2]-[.D559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22.2195608549195" calcext:value-type="float">
            <text:p>22.219560854919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9493304321" calcext:value-type="float">
            <text:p>-90.0559493304321</text:p>
          </table:table-cell>
          <table:table-cell office:value-type="float" office:value="43.8771058089067" calcext:value-type="float">
            <text:p>43.8771058089067</text:p>
          </table:table-cell>
          <table:table-cell table:number-columns-repeated="6"/>
          <table:table-cell table:formula="of:=10^(([.$L$2]-[.D56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22.2278189781343" calcext:value-type="float">
            <text:p>22.227818978134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58933811017" calcext:value-type="float">
            <text:p>-90.0558933811017</text:p>
          </table:table-cell>
          <table:table-cell office:value-type="float" office:value="43.8768797053324" calcext:value-type="float">
            <text:p>43.8768797053324</text:p>
          </table:table-cell>
          <table:table-cell table:number-columns-repeated="6"/>
          <table:table-cell table:formula="of:=10^(([.$L$2]-[.D56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22.2347653599981" calcext:value-type="float">
            <text:p>22.2347653599981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68374877206" calcext:value-type="float">
            <text:p>-90.0568374877206</text:p>
          </table:table-cell>
          <table:table-cell office:value-type="float" office:value="43.8806952042959" calcext:value-type="float">
            <text:p>43.8806952042959</text:p>
          </table:table-cell>
          <table:table-cell table:number-columns-repeated="6"/>
          <table:table-cell table:formula="of:=10^(([.$L$2]-[.D562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22.2393773281135" calcext:value-type="float">
            <text:p>22.239377328113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567806502328" calcext:value-type="float">
            <text:p>-90.0567806502328</text:p>
          </table:table-cell>
          <table:table-cell office:value-type="float" office:value="43.8804654927016" calcext:value-type="float">
            <text:p>43.8804654927016</text:p>
          </table:table-cell>
          <table:table-cell table:number-columns-repeated="6"/>
          <table:table-cell table:formula="of:=10^(([.$L$2]-[.D56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2.2389369563793" calcext:value-type="float">
            <text:p>22.238936956379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77238695826" calcext:value-type="float">
            <text:p>-90.0577238695826</text:p>
          </table:table-cell>
          <table:table-cell office:value-type="float" office:value="43.8842777172367" calcext:value-type="float">
            <text:p>43.8842777172367</text:p>
          </table:table-cell>
          <table:table-cell table:number-columns-repeated="6"/>
          <table:table-cell table:formula="of:=10^(([.$L$2]-[.D56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22.2414610513801" calcext:value-type="float">
            <text:p>22.2414610513801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58666145713" calcext:value-type="float">
            <text:p>-90.058666145713</text:p>
          </table:table-cell>
          <table:table-cell office:value-type="float" office:value="43.8880864602473" calcext:value-type="float">
            <text:p>43.8880864602473</text:p>
          </table:table-cell>
          <table:table-cell table:number-columns-repeated="6"/>
          <table:table-cell table:formula="of:=10^(([.$L$2]-[.D56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22.2419110370127" calcext:value-type="float">
            <text:p>22.241911037012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596074795673" calcext:value-type="float">
            <text:p>-90.0596074795673</text:p>
          </table:table-cell>
          <table:table-cell office:value-type="float" office:value="43.8918917245822" calcext:value-type="float">
            <text:p>43.8918917245822</text:p>
          </table:table-cell>
          <table:table-cell table:number-columns-repeated="6"/>
          <table:table-cell table:formula="of:=10^(([.$L$2]-[.D566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22.2392181360655" calcext:value-type="float">
            <text:p>22.2392181360655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605478720877" calcext:value-type="float">
            <text:p>-90.0605478720877</text:p>
          </table:table-cell>
          <table:table-cell office:value-type="float" office:value="43.8956935130889" calcext:value-type="float">
            <text:p>43.8956935130889</text:p>
          </table:table-cell>
          <table:table-cell table:number-columns-repeated="6"/>
          <table:table-cell table:formula="of:=10^(([.$L$2]-[.D56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22.2370383428919" calcext:value-type="float">
            <text:p>22.237038342891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14873242156" calcext:value-type="float">
            <text:p>-90.0614873242156</text:p>
          </table:table-cell>
          <table:table-cell office:value-type="float" office:value="43.8994918286133" calcext:value-type="float">
            <text:p>43.8994918286133</text:p>
          </table:table-cell>
          <table:table-cell table:number-columns-repeated="6"/>
          <table:table-cell table:formula="of:=10^(([.$L$2]-[.D56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2.2375989255247" calcext:value-type="float">
            <text:p>22.2375989255247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24258368914" calcext:value-type="float">
            <text:p>-90.0624258368914</text:p>
          </table:table-cell>
          <table:table-cell office:value-type="float" office:value="43.9032866739993" calcext:value-type="float">
            <text:p>43.9032866739993</text:p>
          </table:table-cell>
          <table:table-cell table:number-columns-repeated="6"/>
          <table:table-cell table:formula="of:=10^(([.$L$2]-[.D56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22.2365760415878" calcext:value-type="float">
            <text:p>22.236576041587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23634110545" calcext:value-type="float">
            <text:p>-90.0623634110545</text:p>
          </table:table-cell>
          <table:table-cell office:value-type="float" office:value="43.9030342469805" calcext:value-type="float">
            <text:p>43.9030342469805</text:p>
          </table:table-cell>
          <table:table-cell table:number-columns-repeated="6"/>
          <table:table-cell table:formula="of:=10^(([.$L$2]-[.D57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22.2399692917457" calcext:value-type="float">
            <text:p>22.2399692917457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623010476435" calcext:value-type="float">
            <text:p>-90.0623010476435</text:p>
          </table:table-cell>
          <table:table-cell office:value-type="float" office:value="43.9027820738379" calcext:value-type="float">
            <text:p>43.9027820738379</text:p>
          </table:table-cell>
          <table:table-cell table:number-columns-repeated="6"/>
          <table:table-cell table:formula="of:=10^(([.$L$2]-[.D57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22.2411568992929" calcext:value-type="float">
            <text:p>22.2411568992929</text:p>
          </table:table-cell>
          <table:table-cell office:value-type="float" office:value="-78" calcext:value-type="float">
            <text:p>-78</text:p>
          </table:table-cell>
          <table:table-cell office:value-type="float" office:value="-90" calcext:value-type="float">
            <text:p>-90</text:p>
          </table:table-cell>
          <table:table-cell office:value-type="float" office:value="-90.0622387465958" calcext:value-type="float">
            <text:p>-90.0622387465958</text:p>
          </table:table-cell>
          <table:table-cell office:value-type="float" office:value="43.9025301543147" calcext:value-type="float">
            <text:p>43.9025301543147</text:p>
          </table:table-cell>
          <table:table-cell table:number-columns-repeated="6"/>
          <table:table-cell table:formula="of:=10^(([.$L$2]-[.D57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22.2428262900609" calcext:value-type="float">
            <text:p>22.2428262900609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621765078492" calcext:value-type="float">
            <text:p>-90.0621765078492</text:p>
          </table:table-cell>
          <table:table-cell office:value-type="float" office:value="43.9022784881545" calcext:value-type="float">
            <text:p>43.9022784881545</text:p>
          </table:table-cell>
          <table:table-cell table:number-columns-repeated="6"/>
          <table:table-cell table:formula="of:=10^(([.$L$2]-[.D57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2.248182762257" calcext:value-type="float">
            <text:p>22.248182762257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21143313414" calcext:value-type="float">
            <text:p>-90.0621143313414</text:p>
          </table:table-cell>
          <table:table-cell office:value-type="float" office:value="43.9020270751009" calcext:value-type="float">
            <text:p>43.9020270751009</text:p>
          </table:table-cell>
          <table:table-cell table:number-columns-repeated="6"/>
          <table:table-cell table:formula="of:=10^(([.$L$2]-[.D57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22.2489106004491" calcext:value-type="float">
            <text:p>22.24891060044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20522170101" calcext:value-type="float">
            <text:p>-90.0620522170101</text:p>
          </table:table-cell>
          <table:table-cell office:value-type="float" office:value="43.9017759148979" calcext:value-type="float">
            <text:p>43.9017759148979</text:p>
          </table:table-cell>
          <table:table-cell table:number-columns-repeated="6"/>
          <table:table-cell table:formula="of:=10^(([.$L$2]-[.D575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22.2492654861343" calcext:value-type="float">
            <text:p>22.2492654861343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9901647931" calcext:value-type="float">
            <text:p>-90.0619901647931</text:p>
          </table:table-cell>
          <table:table-cell office:value-type="float" office:value="43.9015250072898" calcext:value-type="float">
            <text:p>43.9015250072898</text:p>
          </table:table-cell>
          <table:table-cell table:number-columns-repeated="6"/>
          <table:table-cell table:formula="of:=10^(([.$L$2]-[.D57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22.2488136430658" calcext:value-type="float">
            <text:p>22.2488136430658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619281746283" calcext:value-type="float">
            <text:p>-90.0619281746283</text:p>
          </table:table-cell>
          <table:table-cell office:value-type="float" office:value="43.9012743520211" calcext:value-type="float">
            <text:p>43.9012743520211</text:p>
          </table:table-cell>
          <table:table-cell table:number-columns-repeated="6"/>
          <table:table-cell table:formula="of:=10^(([.$L$2]-[.D577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22.2445568102542" calcext:value-type="float">
            <text:p>22.244556810254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8662464536" calcext:value-type="float">
            <text:p>-90.0618662464536</text:p>
          </table:table-cell>
          <table:table-cell office:value-type="float" office:value="43.9010239488367" calcext:value-type="float">
            <text:p>43.9010239488367</text:p>
          </table:table-cell>
          <table:table-cell table:number-columns-repeated="6"/>
          <table:table-cell table:formula="of:=10^(([.$L$2]-[.D578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2.242930325968" calcext:value-type="float">
            <text:p>22.242930325968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8043802072" calcext:value-type="float">
            <text:p>-90.0618043802072</text:p>
          </table:table-cell>
          <table:table-cell office:value-type="float" office:value="43.9007737974816" calcext:value-type="float">
            <text:p>43.9007737974816</text:p>
          </table:table-cell>
          <table:table-cell table:number-columns-repeated="6"/>
          <table:table-cell table:formula="of:=10^(([.$L$2]-[.D579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22.2416653011386" calcext:value-type="float">
            <text:p>22.2416653011386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742575827" calcext:value-type="float">
            <text:p>-90.061742575827</text:p>
          </table:table-cell>
          <table:table-cell office:value-type="float" office:value="43.9005238977011" calcext:value-type="float">
            <text:p>43.9005238977011</text:p>
          </table:table-cell>
          <table:table-cell table:number-columns-repeated="6"/>
          <table:table-cell table:formula="of:=10^(([.$L$2]-[.D580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22.2405334491392" calcext:value-type="float">
            <text:p>22.2405334491392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6808332511" calcext:value-type="float">
            <text:p>-90.0616808332511</text:p>
          </table:table-cell>
          <table:table-cell office:value-type="float" office:value="43.9002742492407" calcext:value-type="float">
            <text:p>43.9002742492407</text:p>
          </table:table-cell>
          <table:table-cell table:number-columns-repeated="6"/>
          <table:table-cell table:formula="of:=10^(([.$L$2]-[.D581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22.2411557752909" calcext:value-type="float">
            <text:p>22.2411557752909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6191524179" calcext:value-type="float">
            <text:p>-90.0616191524179</text:p>
          </table:table-cell>
          <table:table-cell office:value-type="float" office:value="43.9000248518464" calcext:value-type="float">
            <text:p>43.9000248518464</text:p>
          </table:table-cell>
          <table:table-cell table:number-columns-repeated="6"/>
          <table:table-cell table:formula="of:=10^(([.$L$2]-[.D58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22.2432340865291" calcext:value-type="float">
            <text:p>22.2432340865291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5575332655" calcext:value-type="float">
            <text:p>-90.0615575332655</text:p>
          </table:table-cell>
          <table:table-cell office:value-type="float" office:value="43.8997757052642" calcext:value-type="float">
            <text:p>43.8997757052642</text:p>
          </table:table-cell>
          <table:table-cell table:number-columns-repeated="6"/>
          <table:table-cell table:formula="of:=10^(([.$L$2]-[.D58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2.2521803592514" calcext:value-type="float">
            <text:p>22.252180359251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14959757322" calcext:value-type="float">
            <text:p>-90.0614959757322</text:p>
          </table:table-cell>
          <table:table-cell office:value-type="float" office:value="43.8995268092404" calcext:value-type="float">
            <text:p>43.8995268092404</text:p>
          </table:table-cell>
          <table:table-cell table:number-columns-repeated="6"/>
          <table:table-cell table:formula="of:=10^(([.$L$2]-[.D584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22.256425648944" calcext:value-type="float">
            <text:p>22.25642564894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24344797565" calcext:value-type="float">
            <text:p>-90.0624344797565</text:p>
          </table:table-cell>
          <table:table-cell office:value-type="float" office:value="43.9033216226667" calcext:value-type="float">
            <text:p>43.9033216226667</text:p>
          </table:table-cell>
          <table:table-cell table:number-columns-repeated="6"/>
          <table:table-cell table:formula="of:=10^(([.$L$2]-[.D58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22.2581150603065" calcext:value-type="float">
            <text:p>22.2581150603065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23720452767" calcext:value-type="float">
            <text:p>-90.0623720452767</text:p>
          </table:table-cell>
          <table:table-cell office:value-type="float" office:value="43.9030691604984" calcext:value-type="float">
            <text:p>43.9030691604984</text:p>
          </table:table-cell>
          <table:table-cell table:number-columns-repeated="6"/>
          <table:table-cell table:formula="of:=10^(([.$L$2]-[.D586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22.2601936583043" calcext:value-type="float">
            <text:p>22.2601936583043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33096732314" calcext:value-type="float">
            <text:p>-90.0633096732314</text:p>
          </table:table-cell>
          <table:table-cell office:value-type="float" office:value="43.9068607373364" calcext:value-type="float">
            <text:p>43.9068607373364</text:p>
          </table:table-cell>
          <table:table-cell table:number-columns-repeated="6"/>
          <table:table-cell table:formula="of:=10^(([.$L$2]-[.D587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22.261494286046" calcext:value-type="float">
            <text:p>22.261494286046</text:p>
          </table:table-cell>
          <table:table-cell office:value-type="float" office:value="-73" calcext:value-type="float">
            <text:p>-73</text:p>
          </table:table-cell>
          <table:table-cell office:value-type="float" office:value="-91" calcext:value-type="float">
            <text:p>-91</text:p>
          </table:table-cell>
          <table:table-cell office:value-type="float" office:value="-90.0642463635582" calcext:value-type="float">
            <text:p>-90.0642463635582</text:p>
          </table:table-cell>
          <table:table-cell office:value-type="float" office:value="43.9106488495564" calcext:value-type="float">
            <text:p>43.9106488495564</text:p>
          </table:table-cell>
          <table:table-cell table:number-columns-repeated="6"/>
          <table:table-cell table:formula="of:=10^(([.$L$2]-[.D588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2.2625787905459" calcext:value-type="float">
            <text:p>22.262578790545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51821171947" calcext:value-type="float">
            <text:p>-90.0651821171947</text:p>
          </table:table-cell>
          <table:table-cell office:value-type="float" office:value="43.9144334999977" calcext:value-type="float">
            <text:p>43.9144334999977</text:p>
          </table:table-cell>
          <table:table-cell table:number-columns-repeated="6"/>
          <table:table-cell table:formula="of:=10^(([.$L$2]-[.D589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22.2632368664947" calcext:value-type="float">
            <text:p>22.2632368664947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661169350775" calcext:value-type="float">
            <text:p>-90.0661169350775</text:p>
          </table:table-cell>
          <table:table-cell office:value-type="float" office:value="43.9182146914976" calcext:value-type="float">
            <text:p>43.9182146914976</text:p>
          </table:table-cell>
          <table:table-cell table:number-columns-repeated="6"/>
          <table:table-cell table:formula="of:=10^(([.$L$2]-[.D590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22.2628087836644" calcext:value-type="float">
            <text:p>22.2628087836644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70508181424" calcext:value-type="float">
            <text:p>-90.0670508181424</text:p>
          </table:table-cell>
          <table:table-cell office:value-type="float" office:value="43.9219924268921" calcext:value-type="float">
            <text:p>43.9219924268921</text:p>
          </table:table-cell>
          <table:table-cell table:number-columns-repeated="6"/>
          <table:table-cell table:formula="of:=10^(([.$L$2]-[.D591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22.2639590149594" calcext:value-type="float">
            <text:p>22.2639590149594</text:p>
          </table:table-cell>
          <table:table-cell office:value-type="float" office:value="-91" calcext:value-type="float">
            <text:p>-91</text:p>
          </table:table-cell>
          <table:table-cell office:value-type="float" office:value="-90" calcext:value-type="float">
            <text:p>-90</text:p>
          </table:table-cell>
          <table:table-cell office:value-type="float" office:value="-90.0669837673242" calcext:value-type="float">
            <text:p>-90.0669837673242</text:p>
          </table:table-cell>
          <table:table-cell office:value-type="float" office:value="43.9217211826967" calcext:value-type="float">
            <text:p>43.9217211826967</text:p>
          </table:table-cell>
          <table:table-cell table:number-columns-repeated="6"/>
          <table:table-cell table:formula="of:=10^(([.$L$2]-[.D592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22.2637399056194" calcext:value-type="float">
            <text:p>22.2637399056194</text:p>
          </table:table-cell>
          <table:table-cell table:number-columns-repeated="2" office:value-type="float" office:value="-90" calcext:value-type="float">
            <text:p>-90</text:p>
          </table:table-cell>
          <table:table-cell office:value-type="float" office:value="-90.0669167835569" calcext:value-type="float">
            <text:p>-90.0669167835569</text:p>
          </table:table-cell>
          <table:table-cell office:value-type="float" office:value="43.921450211418" calcext:value-type="float">
            <text:p>43.921450211418</text:p>
          </table:table-cell>
          <table:table-cell table:number-columns-repeated="6"/>
          <table:table-cell table:formula="of:=10^(([.$L$2]-[.D593])/(10*[.$L$3]))" office:value-type="float" office:value="23.2630506715363" calcext:value-type="float">
            <text:p>23.263050671536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2.2668355745459" calcext:value-type="float">
            <text:p>22.2668355745459</text:p>
          </table:table-cell>
          <table:table-cell table:number-columns-repeated="2" office:value-type="float" office:value="-91" calcext:value-type="float">
            <text:p>-91</text:p>
          </table:table-cell>
          <table:table-cell office:value-type="float" office:value="-90.0678498667733" calcext:value-type="float">
            <text:p>-90.0678498667733</text:p>
          </table:table-cell>
          <table:table-cell office:value-type="float" office:value="43.9252249892066" calcext:value-type="float">
            <text:p>43.9252249892066</text:p>
          </table:table-cell>
          <table:table-cell table:number-columns-repeated="6"/>
          <table:table-cell table:formula="of:=10^(([.$L$2]-[.D594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22.2701757252073" calcext:value-type="float">
            <text:p>22.2701757252073</text:p>
          </table:table-cell>
          <table:table-cell office:value-type="float" office:value="-90" calcext:value-type="float">
            <text:p>-90</text:p>
          </table:table-cell>
          <table:table-cell office:value-type="float" office:value="-91" calcext:value-type="float">
            <text:p>-91</text:p>
          </table:table-cell>
          <table:table-cell office:value-type="float" office:value="-90.0687820169066" calcext:value-type="float">
            <text:p>-90.0687820169066</text:p>
          </table:table-cell>
          <table:table-cell office:value-type="float" office:value="43.9289963161497" calcext:value-type="float">
            <text:p>43.9289963161497</text:p>
          </table:table-cell>
          <table:table-cell table:number-columns-repeated="6"/>
          <table:table-cell table:formula="of:=10^(([.$L$2]-[.D595])/(10*[.$L$3]))" office:value-type="float" office:value="25.1188643150958" calcext:value-type="float">
            <text:p>25.1188643150958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6"/>
          <table:table-cell table:formula="of:=10^(([.$L$2]-[.D596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2.5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01</text:p>
          </table:table-cell>
          <table:table-cell table:number-columns-repeated="2"/>
          <table:table-cell table:formula="of:=10^(([.$L$2]-[.D597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.4630223357503" calcext:value-type="float">
            <text:p>14.4630223357503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598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14.4630979159846" calcext:value-type="float">
            <text:p>14.4630979159846</text:p>
          </table:table-cell>
          <table:table-cell office:value-type="float" office:value="-89" calcext:value-type="float">
            <text:p>-89</text:p>
          </table:table-cell>
          <table:table-cell table:number-columns-repeated="2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599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14.4663364890806" calcext:value-type="float">
            <text:p>14.4663364890806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0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14.4707472841237" calcext:value-type="float">
            <text:p>14.4707472841237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1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14.4697196815794" calcext:value-type="float">
            <text:p>14.4697196815794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2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.4694623833982" calcext:value-type="float">
            <text:p>14.4694623833982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3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4.4613873655733" calcext:value-type="float">
            <text:p>14.4613873655733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4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14.4559252286293" calcext:value-type="float">
            <text:p>14.4559252286293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5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14.4483960982581" calcext:value-type="float">
            <text:p>14.4483960982581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6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4.4483234086766" calcext:value-type="float">
            <text:p>14.4483234086766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7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.4463782319743" calcext:value-type="float">
            <text:p>14.4463782319743</text:p>
          </table:table-cell>
          <table:table-cell table:number-columns-repeated="3" office:value-type="float" office:value="-88" calcext:value-type="float">
            <text:p>-88</text:p>
          </table:table-cell>
          <table:table-cell office:value-type="float" office:value="36.3078054770101" calcext:value-type="float">
            <text:p>36.3078054770101</text:p>
          </table:table-cell>
          <table:table-cell table:number-columns-repeated="6"/>
          <table:table-cell table:formula="of:=10^(([.$L$2]-[.D608])/(10*[.$L$3]))" office:value-type="float" office:value="19.9526231496888" calcext:value-type="float">
            <text:p>19.9526231496888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14.4450007802787" calcext:value-type="float">
            <text:p>14.445000780278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9" calcext:value-type="float">
            <text:p>-87.999</text:p>
          </table:table-cell>
          <table:table-cell office:value-type="float" office:value="36.3044615585396" calcext:value-type="float">
            <text:p>36.3044615585396</text:p>
          </table:table-cell>
          <table:table-cell table:number-columns-repeated="6"/>
          <table:table-cell table:formula="of:=10^(([.$L$2]-[.D609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14.4433073792476" calcext:value-type="float">
            <text:p>14.4433073792476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998001" calcext:value-type="float">
            <text:p>-87.998001</text:p>
          </table:table-cell>
          <table:table-cell office:value-type="float" office:value="36.3011212914979" calcext:value-type="float">
            <text:p>36.3011212914979</text:p>
          </table:table-cell>
          <table:table-cell table:number-columns-repeated="6"/>
          <table:table-cell table:formula="of:=10^(([.$L$2]-[.D610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14.4433073792476" calcext:value-type="float">
            <text:p>14.4433073792476</text:p>
          </table:table-cell>
          <table:table-cell office:value-type="float" office:value="-88" calcext:value-type="float">
            <text:p>-88</text:p>
          </table:table-cell>
          <table:table-cell office:value-type="float" office:value="-87" calcext:value-type="float">
            <text:p>-87</text:p>
          </table:table-cell>
          <table:table-cell office:value-type="float" office:value="-87.997002999" calcext:value-type="float">
            <text:p>-87.997002999</text:p>
          </table:table-cell>
          <table:table-cell office:value-type="float" office:value="36.2977846715905" calcext:value-type="float">
            <text:p>36.2977846715905</text:p>
          </table:table-cell>
          <table:table-cell table:number-columns-repeated="6"/>
          <table:table-cell table:formula="of:=10^(([.$L$2]-[.D611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14.4446946666237" calcext:value-type="float">
            <text:p>14.444694666623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6005996001" calcext:value-type="float">
            <text:p>-87.996005996001</text:p>
          </table:table-cell>
          <table:table-cell office:value-type="float" office:value="36.2944516945288" calcext:value-type="float">
            <text:p>36.2944516945288</text:p>
          </table:table-cell>
          <table:table-cell table:number-columns-repeated="6"/>
          <table:table-cell table:formula="of:=10^(([.$L$2]-[.D612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.4518837369438" calcext:value-type="float">
            <text:p>14.451883736943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5009990005" calcext:value-type="float">
            <text:p>-87.995009990005</text:p>
          </table:table-cell>
          <table:table-cell office:value-type="float" office:value="36.2911223560297" calcext:value-type="float">
            <text:p>36.2911223560297</text:p>
          </table:table-cell>
          <table:table-cell table:number-columns-repeated="6"/>
          <table:table-cell table:formula="of:=10^(([.$L$2]-[.D613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14.4525695274952" calcext:value-type="float">
            <text:p>14.452569527495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4014980015" calcext:value-type="float">
            <text:p>-87.994014980015</text:p>
          </table:table-cell>
          <table:table-cell office:value-type="float" office:value="36.2877966518159" calcext:value-type="float">
            <text:p>36.2877966518159</text:p>
          </table:table-cell>
          <table:table-cell table:number-columns-repeated="6"/>
          <table:table-cell table:formula="of:=10^(([.$L$2]-[.D614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14.4546277663639" calcext:value-type="float">
            <text:p>14.4546277663639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3020965035" calcext:value-type="float">
            <text:p>-87.993020965035</text:p>
          </table:table-cell>
          <table:table-cell office:value-type="float" office:value="36.2844745776155" calcext:value-type="float">
            <text:p>36.2844745776155</text:p>
          </table:table-cell>
          <table:table-cell table:number-columns-repeated="6"/>
          <table:table-cell table:formula="of:=10^(([.$L$2]-[.D615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14.4663516028441" calcext:value-type="float">
            <text:p>14.466351602844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202794407" calcext:value-type="float">
            <text:p>-87.99202794407</text:p>
          </table:table-cell>
          <table:table-cell office:value-type="float" office:value="36.2811561291625" calcext:value-type="float">
            <text:p>36.2811561291625</text:p>
          </table:table-cell>
          <table:table-cell table:number-columns-repeated="6"/>
          <table:table-cell table:formula="of:=10^(([.$L$2]-[.D616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14.4676271551197" calcext:value-type="float">
            <text:p>14.467627155119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10359161259" calcext:value-type="float">
            <text:p>-87.9910359161259</text:p>
          </table:table-cell>
          <table:table-cell office:value-type="float" office:value="36.2778413021962" calcext:value-type="float">
            <text:p>36.2778413021962</text:p>
          </table:table-cell>
          <table:table-cell table:number-columns-repeated="6"/>
          <table:table-cell table:formula="of:=10^(([.$L$2]-[.D617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.4690533773001" calcext:value-type="float">
            <text:p>14.4690533773001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900448802098" calcext:value-type="float">
            <text:p>-87.9900448802098</text:p>
          </table:table-cell>
          <table:table-cell office:value-type="float" office:value="36.2745300924619" calcext:value-type="float">
            <text:p>36.2745300924619</text:p>
          </table:table-cell>
          <table:table-cell table:number-columns-repeated="6"/>
          <table:table-cell table:formula="of:=10^(([.$L$2]-[.D618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14.4688147333607" calcext:value-type="float">
            <text:p>14.468814733360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890548353296" calcext:value-type="float">
            <text:p>-87.9890548353296</text:p>
          </table:table-cell>
          <table:table-cell office:value-type="float" office:value="36.2712224957102" calcext:value-type="float">
            <text:p>36.2712224957102</text:p>
          </table:table-cell>
          <table:table-cell table:number-columns-repeated="6"/>
          <table:table-cell table:formula="of:=10^(([.$L$2]-[.D619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14.4689062013206" calcext:value-type="float">
            <text:p>14.4689062013206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880657804942" calcext:value-type="float">
            <text:p>-87.9880657804942</text:p>
          </table:table-cell>
          <table:table-cell office:value-type="float" office:value="36.2679185076974" calcext:value-type="float">
            <text:p>36.2679185076974</text:p>
          </table:table-cell>
          <table:table-cell table:number-columns-repeated="6"/>
          <table:table-cell table:formula="of:=10^(([.$L$2]-[.D620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14.4697050409542" calcext:value-type="float">
            <text:p>14.469705040954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870777147137" calcext:value-type="float">
            <text:p>-87.9870777147137</text:p>
          </table:table-cell>
          <table:table-cell office:value-type="float" office:value="36.2646181241855" calcext:value-type="float">
            <text:p>36.2646181241855</text:p>
          </table:table-cell>
          <table:table-cell table:number-columns-repeated="6"/>
          <table:table-cell table:formula="of:=10^(([.$L$2]-[.D621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14.4699828630502" calcext:value-type="float">
            <text:p>14.469982863050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86090636999" calcext:value-type="float">
            <text:p>-87.986090636999</text:p>
          </table:table-cell>
          <table:table-cell office:value-type="float" office:value="36.261321340942" calcext:value-type="float">
            <text:p>36.261321340942</text:p>
          </table:table-cell>
          <table:table-cell table:number-columns-repeated="6"/>
          <table:table-cell table:formula="of:=10^(([.$L$2]-[.D622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.470698694468" calcext:value-type="float">
            <text:p>14.47069869446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85104546362" calcext:value-type="float">
            <text:p>-87.985104546362</text:p>
          </table:table-cell>
          <table:table-cell office:value-type="float" office:value="36.2580281537398" calcext:value-type="float">
            <text:p>36.2580281537398</text:p>
          </table:table-cell>
          <table:table-cell table:number-columns-repeated="6"/>
          <table:table-cell table:formula="of:=10^(([.$L$2]-[.D623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14.4741421395834" calcext:value-type="float">
            <text:p>14.4741421395834</text:p>
          </table:table-cell>
          <table:table-cell office:value-type="float" office:value="-70" calcext:value-type="float">
            <text:p>-70</text:p>
          </table:table-cell>
          <table:table-cell office:value-type="float" office:value="-87" calcext:value-type="float">
            <text:p>-87</text:p>
          </table:table-cell>
          <table:table-cell office:value-type="float" office:value="-87.9841194418157" calcext:value-type="float">
            <text:p>-87.9841194418157</text:p>
          </table:table-cell>
          <table:table-cell office:value-type="float" office:value="36.2547385583577" calcext:value-type="float">
            <text:p>36.2547385583577</text:p>
          </table:table-cell>
          <table:table-cell table:number-columns-repeated="6"/>
          <table:table-cell table:formula="of:=10^(([.$L$2]-[.D624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14.4745859638878" calcext:value-type="float">
            <text:p>14.4745859638878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831353223739" calcext:value-type="float">
            <text:p>-87.9831353223739</text:p>
          </table:table-cell>
          <table:table-cell office:value-type="float" office:value="36.2514525505797" calcext:value-type="float">
            <text:p>36.2514525505797</text:p>
          </table:table-cell>
          <table:table-cell table:number-columns-repeated="6"/>
          <table:table-cell table:formula="of:=10^(([.$L$2]-[.D625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14.4746723854999" calcext:value-type="float">
            <text:p>14.4746723854999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9811521870515" calcext:value-type="float">
            <text:p>-87.9811521870515</text:p>
          </table:table-cell>
          <table:table-cell office:value-type="float" office:value="36.244831700091" calcext:value-type="float">
            <text:p>36.244831700091</text:p>
          </table:table-cell>
          <table:table-cell table:number-columns-repeated="6"/>
          <table:table-cell table:formula="of:=10^(([.$L$2]-[.D62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14.4749255592421" calcext:value-type="float">
            <text:p>14.474925559242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9791710348644" calcext:value-type="float">
            <text:p>-87.9791710348644</text:p>
          </table:table-cell>
          <table:table-cell office:value-type="float" office:value="36.2382186778507" calcext:value-type="float">
            <text:p>36.2382186778507</text:p>
          </table:table-cell>
          <table:table-cell table:number-columns-repeated="6"/>
          <table:table-cell table:formula="of:=10^(([.$L$2]-[.D62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.4758852570601" calcext:value-type="float">
            <text:p>14.475885257060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771918638296" calcext:value-type="float">
            <text:p>-87.9771918638296</text:p>
          </table:table-cell>
          <table:table-cell office:value-type="float" office:value="36.2316134733973" calcext:value-type="float">
            <text:p>36.2316134733973</text:p>
          </table:table-cell>
          <table:table-cell table:number-columns-repeated="6"/>
          <table:table-cell table:formula="of:=10^(([.$L$2]-[.D62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14.4917388517077" calcext:value-type="float">
            <text:p>14.491738851707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752146719657" calcext:value-type="float">
            <text:p>-87.9752146719657</text:p>
          </table:table-cell>
          <table:table-cell office:value-type="float" office:value="36.2250160762854" calcext:value-type="float">
            <text:p>36.2250160762854</text:p>
          </table:table-cell>
          <table:table-cell table:number-columns-repeated="6"/>
          <table:table-cell table:formula="of:=10^(([.$L$2]-[.D62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14.4933117393591" calcext:value-type="float">
            <text:p>14.493311739359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732394572938" calcext:value-type="float">
            <text:p>-87.9732394572938</text:p>
          </table:table-cell>
          <table:table-cell office:value-type="float" office:value="36.2184264760862" calcext:value-type="float">
            <text:p>36.2184264760862</text:p>
          </table:table-cell>
          <table:table-cell table:number-columns-repeated="6"/>
          <table:table-cell table:formula="of:=10^(([.$L$2]-[.D63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14.4968018177327" calcext:value-type="float">
            <text:p>14.496801817732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9712662178365" calcext:value-type="float">
            <text:p>-87.9712662178365</text:p>
          </table:table-cell>
          <table:table-cell office:value-type="float" office:value="36.2118446623872" calcext:value-type="float">
            <text:p>36.2118446623872</text:p>
          </table:table-cell>
          <table:table-cell table:number-columns-repeated="6"/>
          <table:table-cell table:formula="of:=10^(([.$L$2]-[.D63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14.4994366215538" calcext:value-type="float">
            <text:p>14.499436621553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692949516186" calcext:value-type="float">
            <text:p>-87.9692949516186</text:p>
          </table:table-cell>
          <table:table-cell office:value-type="float" office:value="36.2052706247922" calcext:value-type="float">
            <text:p>36.2052706247922</text:p>
          </table:table-cell>
          <table:table-cell table:number-columns-repeated="6"/>
          <table:table-cell table:formula="of:=10^(([.$L$2]-[.D63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.5059546095047" calcext:value-type="float">
            <text:p>14.505954609504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67325656667" calcext:value-type="float">
            <text:p>-87.967325656667</text:p>
          </table:table-cell>
          <table:table-cell office:value-type="float" office:value="36.1987043529213" calcext:value-type="float">
            <text:p>36.1987043529213</text:p>
          </table:table-cell>
          <table:table-cell table:number-columns-repeated="6"/>
          <table:table-cell table:formula="of:=10^(([.$L$2]-[.D63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14.5057462423795" calcext:value-type="float">
            <text:p>14.505746242379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653583310104" calcext:value-type="float">
            <text:p>-87.9653583310104</text:p>
          </table:table-cell>
          <table:table-cell office:value-type="float" office:value="36.192145836411" calcext:value-type="float">
            <text:p>36.192145836411</text:p>
          </table:table-cell>
          <table:table-cell table:number-columns-repeated="6"/>
          <table:table-cell table:formula="of:=10^(([.$L$2]-[.D63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14.5058034488345" calcext:value-type="float">
            <text:p>14.505803448834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633929726793" calcext:value-type="float">
            <text:p>-87.9633929726793</text:p>
          </table:table-cell>
          <table:table-cell office:value-type="float" office:value="36.1855950649138" calcext:value-type="float">
            <text:p>36.1855950649138</text:p>
          </table:table-cell>
          <table:table-cell table:number-columns-repeated="6"/>
          <table:table-cell table:formula="of:=10^(([.$L$2]-[.D63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14.5075049843157" calcext:value-type="float">
            <text:p>14.507504984315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614295797067" calcext:value-type="float">
            <text:p>-87.9614295797067</text:p>
          </table:table-cell>
          <table:table-cell office:value-type="float" office:value="36.1790520280986" calcext:value-type="float">
            <text:p>36.1790520280986</text:p>
          </table:table-cell>
          <table:table-cell table:number-columns-repeated="6"/>
          <table:table-cell table:formula="of:=10^(([.$L$2]-[.D63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14.5155239487268" calcext:value-type="float">
            <text:p>14.5155239487268</text:p>
          </table:table-cell>
          <table:table-cell office:value-type="float" office:value="-78" calcext:value-type="float">
            <text:p>-78</text:p>
          </table:table-cell>
          <table:table-cell office:value-type="float" office:value="-86" calcext:value-type="float">
            <text:p>-86</text:p>
          </table:table-cell>
          <table:table-cell office:value-type="float" office:value="-87.9594681501269" calcext:value-type="float">
            <text:p>-87.9594681501269</text:p>
          </table:table-cell>
          <table:table-cell office:value-type="float" office:value="36.1725167156506" calcext:value-type="float">
            <text:p>36.1725167156506</text:p>
          </table:table-cell>
          <table:table-cell table:number-columns-repeated="6"/>
          <table:table-cell table:formula="of:=10^(([.$L$2]-[.D63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.5209687367969" calcext:value-type="float">
            <text:p>14.5209687367969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9585086819768" calcext:value-type="float">
            <text:p>-87.9585086819768</text:p>
          </table:table-cell>
          <table:table-cell office:value-type="float" office:value="36.1693202813707" calcext:value-type="float">
            <text:p>36.1693202813707</text:p>
          </table:table-cell>
          <table:table-cell table:number-columns-repeated="6"/>
          <table:table-cell table:formula="of:=10^(([.$L$2]-[.D638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14.5201711042387" calcext:value-type="float">
            <text:p>14.5201711042387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9575501732949" calcext:value-type="float">
            <text:p>-87.9575501732949</text:p>
          </table:table-cell>
          <table:table-cell office:value-type="float" office:value="36.1661273255589" calcext:value-type="float">
            <text:p>36.1661273255589</text:p>
          </table:table-cell>
          <table:table-cell table:number-columns-repeated="6"/>
          <table:table-cell table:formula="of:=10^(([.$L$2]-[.D639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14.5205400713884" calcext:value-type="float">
            <text:p>14.520540071388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555926231216" calcext:value-type="float">
            <text:p>-87.9555926231216</text:p>
          </table:table-cell>
          <table:table-cell office:value-type="float" office:value="36.1596072678652" calcext:value-type="float">
            <text:p>36.1596072678652</text:p>
          </table:table-cell>
          <table:table-cell table:number-columns-repeated="6"/>
          <table:table-cell table:formula="of:=10^(([.$L$2]-[.D64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14.5180478984987" calcext:value-type="float">
            <text:p>14.518047898498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9536370304984" calcext:value-type="float">
            <text:p>-87.9536370304984</text:p>
          </table:table-cell>
          <table:table-cell office:value-type="float" office:value="36.1530949039078" calcext:value-type="float">
            <text:p>36.1530949039078</text:p>
          </table:table-cell>
          <table:table-cell table:number-columns-repeated="6"/>
          <table:table-cell table:formula="of:=10^(([.$L$2]-[.D64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14.5152181638713" calcext:value-type="float">
            <text:p>14.515218163871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9516833934679" calcext:value-type="float">
            <text:p>-87.9516833934679</text:p>
          </table:table-cell>
          <table:table-cell office:value-type="float" office:value="36.1465902234357" calcext:value-type="float">
            <text:p>36.1465902234357</text:p>
          </table:table-cell>
          <table:table-cell table:number-columns-repeated="6"/>
          <table:table-cell table:formula="of:=10^(([.$L$2]-[.D64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.5100528829941" calcext:value-type="float">
            <text:p>14.510052882994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497317100745" calcext:value-type="float">
            <text:p>-87.9497317100745</text:p>
          </table:table-cell>
          <table:table-cell office:value-type="float" office:value="36.1400932162143" calcext:value-type="float">
            <text:p>36.1400932162143</text:p>
          </table:table-cell>
          <table:table-cell table:number-columns-repeated="6"/>
          <table:table-cell table:formula="of:=10^(([.$L$2]-[.D64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14.5085391110784" calcext:value-type="float">
            <text:p>14.508539111078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.9467819783644" calcext:value-type="float">
            <text:p>-87.9467819783644</text:p>
          </table:table-cell>
          <table:table-cell office:value-type="float" office:value="36.1302759973759" calcext:value-type="float">
            <text:p>36.1302759973759</text:p>
          </table:table-cell>
          <table:table-cell table:number-columns-repeated="6"/>
          <table:table-cell table:formula="of:=10^(([.$L$2]-[.D644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14.5075884079813" calcext:value-type="float">
            <text:p>14.5075884079813</text:p>
          </table:table-cell>
          <table:table-cell office:value-type="float" office:value="-68" calcext:value-type="float">
            <text:p>-68</text:p>
          </table:table-cell>
          <table:table-cell office:value-type="float" office:value="-85" calcext:value-type="float">
            <text:p>-85</text:p>
          </table:table-cell>
          <table:table-cell office:value-type="float" office:value="-87.943835196386" calcext:value-type="float">
            <text:p>-87.943835196386</text:p>
          </table:table-cell>
          <table:table-cell office:value-type="float" office:value="36.1204712585408" calcext:value-type="float">
            <text:p>36.1204712585408</text:p>
          </table:table-cell>
          <table:table-cell table:number-columns-repeated="6"/>
          <table:table-cell table:formula="of:=10^(([.$L$2]-[.D645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14.5098129641105" calcext:value-type="float">
            <text:p>14.5098129641105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9418913611896" calcext:value-type="float">
            <text:p>-87.9418913611896</text:p>
          </table:table-cell>
          <table:table-cell office:value-type="float" office:value="36.1140050507984" calcext:value-type="float">
            <text:p>36.1140050507984</text:p>
          </table:table-cell>
          <table:table-cell table:number-columns-repeated="6"/>
          <table:table-cell table:formula="of:=10^(([.$L$2]-[.D64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14.5051997547849" calcext:value-type="float">
            <text:p>14.505199754784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399494698285" calcext:value-type="float">
            <text:p>-87.9399494698285</text:p>
          </table:table-cell>
          <table:table-cell office:value-type="float" office:value="36.1075464650945" calcext:value-type="float">
            <text:p>36.1075464650945</text:p>
          </table:table-cell>
          <table:table-cell table:number-columns-repeated="6"/>
          <table:table-cell table:formula="of:=10^(([.$L$2]-[.D64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.5012938564164" calcext:value-type="float">
            <text:p>14.501293856416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9380095203586" calcext:value-type="float">
            <text:p>-87.9380095203586</text:p>
          </table:table-cell>
          <table:table-cell office:value-type="float" office:value="36.1010954912901" calcext:value-type="float">
            <text:p>36.1010954912901</text:p>
          </table:table-cell>
          <table:table-cell table:number-columns-repeated="6"/>
          <table:table-cell table:formula="of:=10^(([.$L$2]-[.D64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14.5049808863498" calcext:value-type="float">
            <text:p>14.504980886349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360715108383" calcext:value-type="float">
            <text:p>-87.9360715108383</text:p>
          </table:table-cell>
          <table:table-cell office:value-type="float" office:value="36.0946521192622" calcext:value-type="float">
            <text:p>36.0946521192622</text:p>
          </table:table-cell>
          <table:table-cell table:number-columns-repeated="6"/>
          <table:table-cell table:formula="of:=10^(([.$L$2]-[.D64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14.5032316996813" calcext:value-type="float">
            <text:p>14.5032316996813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7.9331354393274" calcext:value-type="float">
            <text:p>-87.9331354393274</text:p>
          </table:table-cell>
          <table:table-cell office:value-type="float" office:value="36.0848926444088" calcext:value-type="float">
            <text:p>36.0848926444088</text:p>
          </table:table-cell>
          <table:table-cell table:number-columns-repeated="6"/>
          <table:table-cell table:formula="of:=10^(([.$L$2]-[.D650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14.5036697972188" calcext:value-type="float">
            <text:p>14.5036697972188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9302023038881" calcext:value-type="float">
            <text:p>-87.9302023038881</text:p>
          </table:table-cell>
          <table:table-cell office:value-type="float" office:value="36.0751455638953" calcext:value-type="float">
            <text:p>36.0751455638953</text:p>
          </table:table-cell>
          <table:table-cell table:number-columns-repeated="6"/>
          <table:table-cell table:formula="of:=10^(([.$L$2]-[.D651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14.5036366261373" calcext:value-type="float">
            <text:p>14.5036366261373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.9272721015842" calcext:value-type="float">
            <text:p>-87.9272721015842</text:p>
          </table:table-cell>
          <table:table-cell office:value-type="float" office:value="36.0654108593498" calcext:value-type="float">
            <text:p>36.0654108593498</text:p>
          </table:table-cell>
          <table:table-cell table:number-columns-repeated="6"/>
          <table:table-cell table:formula="of:=10^(([.$L$2]-[.D652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.5054362409676" calcext:value-type="float">
            <text:p>14.5054362409676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9243448294826" calcext:value-type="float">
            <text:p>-87.9243448294826</text:p>
          </table:table-cell>
          <table:table-cell office:value-type="float" office:value="36.0556885124334" calcext:value-type="float">
            <text:p>36.0556885124334</text:p>
          </table:table-cell>
          <table:table-cell table:number-columns-repeated="6"/>
          <table:table-cell table:formula="of:=10^(([.$L$2]-[.D653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14.5065815427297" calcext:value-type="float">
            <text:p>14.506581542729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9224204846531" calcext:value-type="float">
            <text:p>-87.9224204846531</text:p>
          </table:table-cell>
          <table:table-cell office:value-type="float" office:value="36.0492986150445" calcext:value-type="float">
            <text:p>36.0492986150445</text:p>
          </table:table-cell>
          <table:table-cell table:number-columns-repeated="6"/>
          <table:table-cell table:formula="of:=10^(([.$L$2]-[.D65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14.5088387429757" calcext:value-type="float">
            <text:p>14.508838742975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204980641685" calcext:value-type="float">
            <text:p>-87.9204980641685</text:p>
          </table:table-cell>
          <table:table-cell office:value-type="float" office:value="36.0429162382918" calcext:value-type="float">
            <text:p>36.0429162382918</text:p>
          </table:table-cell>
          <table:table-cell table:number-columns-repeated="6"/>
          <table:table-cell table:formula="of:=10^(([.$L$2]-[.D65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14.5148366266446" calcext:value-type="float">
            <text:p>14.5148366266446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9185775661043" calcext:value-type="float">
            <text:p>-87.9185775661043</text:p>
          </table:table-cell>
          <table:table-cell office:value-type="float" office:value="36.0365413721945" calcext:value-type="float">
            <text:p>36.0365413721945</text:p>
          </table:table-cell>
          <table:table-cell table:number-columns-repeated="6"/>
          <table:table-cell table:formula="of:=10^(([.$L$2]-[.D65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14.5179198281449" calcext:value-type="float">
            <text:p>14.517919828144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166589885382" calcext:value-type="float">
            <text:p>-87.9166589885382</text:p>
          </table:table-cell>
          <table:table-cell office:value-type="float" office:value="36.0301740067873" calcext:value-type="float">
            <text:p>36.0301740067873</text:p>
          </table:table-cell>
          <table:table-cell table:number-columns-repeated="6"/>
          <table:table-cell table:formula="of:=10^(([.$L$2]-[.D65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.5232262829821" calcext:value-type="float">
            <text:p>14.523226282982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147423295496" calcext:value-type="float">
            <text:p>-87.9147423295496</text:p>
          </table:table-cell>
          <table:table-cell office:value-type="float" office:value="36.0238141321206" calcext:value-type="float">
            <text:p>36.0238141321206</text:p>
          </table:table-cell>
          <table:table-cell table:number-columns-repeated="6"/>
          <table:table-cell table:formula="of:=10^(([.$L$2]-[.D65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14.5267844116616" calcext:value-type="float">
            <text:p>14.5267844116616</text:p>
          </table:table-cell>
          <table:table-cell office:value-type="float" office:value="-57" calcext:value-type="float">
            <text:p>-57</text:p>
          </table:table-cell>
          <table:table-cell office:value-type="float" office:value="-86" calcext:value-type="float">
            <text:p>-86</text:p>
          </table:table-cell>
          <table:table-cell office:value-type="float" office:value="-87.9128275872201" calcext:value-type="float">
            <text:p>-87.9128275872201</text:p>
          </table:table-cell>
          <table:table-cell office:value-type="float" office:value="36.0174617382601" calcext:value-type="float">
            <text:p>36.0174617382601</text:p>
          </table:table-cell>
          <table:table-cell table:number-columns-repeated="6"/>
          <table:table-cell table:formula="of:=10^(([.$L$2]-[.D65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14.5270812259486" calcext:value-type="float">
            <text:p>14.527081225948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9109147596329" calcext:value-type="float">
            <text:p>-87.9109147596329</text:p>
          </table:table-cell>
          <table:table-cell office:value-type="float" office:value="36.0111168152868" calcext:value-type="float">
            <text:p>36.0111168152868</text:p>
          </table:table-cell>
          <table:table-cell table:number-columns-repeated="6"/>
          <table:table-cell table:formula="of:=10^(([.$L$2]-[.D66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14.5321920238052" calcext:value-type="float">
            <text:p>14.532192023805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7.9080038448732" calcext:value-type="float">
            <text:p>-87.9080038448732</text:p>
          </table:table-cell>
          <table:table-cell office:value-type="float" office:value="36.0014633432791" calcext:value-type="float">
            <text:p>36.0014633432791</text:p>
          </table:table-cell>
          <table:table-cell table:number-columns-repeated="6"/>
          <table:table-cell table:formula="of:=10^(([.$L$2]-[.D661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14.5375260153103" calcext:value-type="float">
            <text:p>14.5375260153103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9050958410284" calcext:value-type="float">
            <text:p>-87.9050958410284</text:p>
          </table:table-cell>
          <table:table-cell office:value-type="float" office:value="35.9918221086619" calcext:value-type="float">
            <text:p>35.9918221086619</text:p>
          </table:table-cell>
          <table:table-cell table:number-columns-repeated="6"/>
          <table:table-cell table:formula="of:=10^(([.$L$2]-[.D662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.5332679097307" calcext:value-type="float">
            <text:p>14.5332679097307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.9021907451873" calcext:value-type="float">
            <text:p>-87.9021907451873</text:p>
          </table:table-cell>
          <table:table-cell office:value-type="float" office:value="35.9821930933421" calcext:value-type="float">
            <text:p>35.9821930933421</text:p>
          </table:table-cell>
          <table:table-cell table:number-columns-repeated="6"/>
          <table:table-cell table:formula="of:=10^(([.$L$2]-[.D663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14.5332679097307" calcext:value-type="float">
            <text:p>14.533267909730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8992885544421" calcext:value-type="float">
            <text:p>-87.8992885544421</text:p>
          </table:table-cell>
          <table:table-cell office:value-type="float" office:value="35.9725762792584" calcext:value-type="float">
            <text:p>35.9725762792584</text:p>
          </table:table-cell>
          <table:table-cell table:number-columns-repeated="6"/>
          <table:table-cell table:formula="of:=10^(([.$L$2]-[.D664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14.5332679097307" calcext:value-type="float">
            <text:p>14.5332679097307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8973892658877" calcext:value-type="float">
            <text:p>-87.8973892658877</text:p>
          </table:table-cell>
          <table:table-cell office:value-type="float" office:value="35.9662841130207" calcext:value-type="float">
            <text:p>35.9662841130207</text:p>
          </table:table-cell>
          <table:table-cell table:number-columns-repeated="6"/>
          <table:table-cell table:formula="of:=10^(([.$L$2]-[.D66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14.5330687710796" calcext:value-type="float">
            <text:p>14.533068771079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954918766218" calcext:value-type="float">
            <text:p>-87.8954918766218</text:p>
          </table:table-cell>
          <table:table-cell office:value-type="float" office:value="35.9599993378971" calcext:value-type="float">
            <text:p>35.9599993378971</text:p>
          </table:table-cell>
          <table:table-cell table:number-columns-repeated="6"/>
          <table:table-cell table:formula="of:=10^(([.$L$2]-[.D66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14.5224570956108" calcext:value-type="float">
            <text:p>14.5224570956108</text:p>
          </table:table-cell>
          <table:table-cell office:value-type="float" office:value="-83" calcext:value-type="float">
            <text:p>-83</text:p>
          </table:table-cell>
          <table:table-cell office:value-type="float" office:value="-86" calcext:value-type="float">
            <text:p>-86</text:p>
          </table:table-cell>
          <table:table-cell office:value-type="float" office:value="-87.8935963847452" calcext:value-type="float">
            <text:p>-87.8935963847452</text:p>
          </table:table-cell>
          <table:table-cell office:value-type="float" office:value="35.9537219441083" calcext:value-type="float">
            <text:p>35.9537219441083</text:p>
          </table:table-cell>
          <table:table-cell table:number-columns-repeated="6"/>
          <table:table-cell table:formula="of:=10^(([.$L$2]-[.D66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.5201543106106" calcext:value-type="float">
            <text:p>14.520154310610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917027883604" calcext:value-type="float">
            <text:p>-87.8917027883604</text:p>
          </table:table-cell>
          <table:table-cell office:value-type="float" office:value="35.9474519218897" calcext:value-type="float">
            <text:p>35.9474519218897</text:p>
          </table:table-cell>
          <table:table-cell table:number-columns-repeated="6"/>
          <table:table-cell table:formula="of:=10^(([.$L$2]-[.D66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14.5195981038814" calcext:value-type="float">
            <text:p>14.519598103881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898110855721" calcext:value-type="float">
            <text:p>-87.8898110855721</text:p>
          </table:table-cell>
          <table:table-cell office:value-type="float" office:value="35.9411892614922" calcext:value-type="float">
            <text:p>35.9411892614922</text:p>
          </table:table-cell>
          <table:table-cell table:number-columns-repeated="6"/>
          <table:table-cell table:formula="of:=10^(([.$L$2]-[.D66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14.5192430483047" calcext:value-type="float">
            <text:p>14.519243048304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879212744865" calcext:value-type="float">
            <text:p>-87.8879212744865</text:p>
          </table:table-cell>
          <table:table-cell office:value-type="float" office:value="35.9349339531815" calcext:value-type="float">
            <text:p>35.9349339531815</text:p>
          </table:table-cell>
          <table:table-cell table:number-columns-repeated="6"/>
          <table:table-cell table:formula="of:=10^(([.$L$2]-[.D67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14.5203436094592" calcext:value-type="float">
            <text:p>14.520343609459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86033353212" calcext:value-type="float">
            <text:p>-87.886033353212</text:p>
          </table:table-cell>
          <table:table-cell office:value-type="float" office:value="35.9286859872387" calcext:value-type="float">
            <text:p>35.9286859872387</text:p>
          </table:table-cell>
          <table:table-cell table:number-columns-repeated="6"/>
          <table:table-cell table:formula="of:=10^(([.$L$2]-[.D67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14.5226533451383" calcext:value-type="float">
            <text:p>14.522653345138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841473198588" calcext:value-type="float">
            <text:p>-87.8841473198588</text:p>
          </table:table-cell>
          <table:table-cell office:value-type="float" office:value="35.9224453539595" calcext:value-type="float">
            <text:p>35.9224453539595</text:p>
          </table:table-cell>
          <table:table-cell table:number-columns-repeated="6"/>
          <table:table-cell table:formula="of:=10^(([.$L$2]-[.D67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.5281383781207" calcext:value-type="float">
            <text:p>14.528138378120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822631725389" calcext:value-type="float">
            <text:p>-87.8822631725389</text:p>
          </table:table-cell>
          <table:table-cell office:value-type="float" office:value="35.9162120436552" calcext:value-type="float">
            <text:p>35.9162120436552</text:p>
          </table:table-cell>
          <table:table-cell table:number-columns-repeated="6"/>
          <table:table-cell table:formula="of:=10^(([.$L$2]-[.D67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14.5282946867033" calcext:value-type="float">
            <text:p>14.528294686703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803809093664" calcext:value-type="float">
            <text:p>-87.8803809093664</text:p>
          </table:table-cell>
          <table:table-cell office:value-type="float" office:value="35.9099860466516" calcext:value-type="float">
            <text:p>35.9099860466516</text:p>
          </table:table-cell>
          <table:table-cell table:number-columns-repeated="6"/>
          <table:table-cell table:formula="of:=10^(([.$L$2]-[.D67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14.5281620522435" calcext:value-type="float">
            <text:p>14.528162052243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78500528457" calcext:value-type="float">
            <text:p>-87.878500528457</text:p>
          </table:table-cell>
          <table:table-cell office:value-type="float" office:value="35.9037673532897" calcext:value-type="float">
            <text:p>35.9037673532897</text:p>
          </table:table-cell>
          <table:table-cell table:number-columns-repeated="6"/>
          <table:table-cell table:formula="of:=10^(([.$L$2]-[.D67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14.5263643149602" calcext:value-type="float">
            <text:p>14.526364314960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766220279286" calcext:value-type="float">
            <text:p>-87.8766220279286</text:p>
          </table:table-cell>
          <table:table-cell office:value-type="float" office:value="35.8975559539254" calcext:value-type="float">
            <text:p>35.8975559539254</text:p>
          </table:table-cell>
          <table:table-cell table:number-columns-repeated="6"/>
          <table:table-cell table:formula="of:=10^(([.$L$2]-[.D67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14.5244488069919" calcext:value-type="float">
            <text:p>14.5244488069919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8747454059006" calcext:value-type="float">
            <text:p>-87.8747454059006</text:p>
          </table:table-cell>
          <table:table-cell office:value-type="float" office:value="35.8913518389295" calcext:value-type="float">
            <text:p>35.8913518389295</text:p>
          </table:table-cell>
          <table:table-cell table:number-columns-repeated="6"/>
          <table:table-cell table:formula="of:=10^(([.$L$2]-[.D67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.5247897727812" calcext:value-type="float">
            <text:p>14.524789772781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728706604947" calcext:value-type="float">
            <text:p>-87.8728706604947</text:p>
          </table:table-cell>
          <table:table-cell office:value-type="float" office:value="35.8851549986878" calcext:value-type="float">
            <text:p>35.8851549986878</text:p>
          </table:table-cell>
          <table:table-cell table:number-columns-repeated="6"/>
          <table:table-cell table:formula="of:=10^(([.$L$2]-[.D67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14.5248531734656" calcext:value-type="float">
            <text:p>14.524853173465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709977898342" calcext:value-type="float">
            <text:p>-87.8709977898342</text:p>
          </table:table-cell>
          <table:table-cell office:value-type="float" office:value="35.8789654236007" calcext:value-type="float">
            <text:p>35.8789654236007</text:p>
          </table:table-cell>
          <table:table-cell table:number-columns-repeated="6"/>
          <table:table-cell table:formula="of:=10^(([.$L$2]-[.D67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14.5229734632444" calcext:value-type="float">
            <text:p>14.522973463244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691267920444" calcext:value-type="float">
            <text:p>-87.8691267920444</text:p>
          </table:table-cell>
          <table:table-cell office:value-type="float" office:value="35.8727831040837" calcext:value-type="float">
            <text:p>35.8727831040837</text:p>
          </table:table-cell>
          <table:table-cell table:number-columns-repeated="6"/>
          <table:table-cell table:formula="of:=10^(([.$L$2]-[.D68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14.5230162703131" calcext:value-type="float">
            <text:p>14.523016270313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672576652524" calcext:value-type="float">
            <text:p>-87.8672576652524</text:p>
          </table:table-cell>
          <table:table-cell office:value-type="float" office:value="35.866608030567" calcext:value-type="float">
            <text:p>35.866608030567</text:p>
          </table:table-cell>
          <table:table-cell table:number-columns-repeated="6"/>
          <table:table-cell table:formula="of:=10^(([.$L$2]-[.D68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14.5253005285646" calcext:value-type="float">
            <text:p>14.525300528564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653904075871" calcext:value-type="float">
            <text:p>-87.8653904075871</text:p>
          </table:table-cell>
          <table:table-cell office:value-type="float" office:value="35.8604401934954" calcext:value-type="float">
            <text:p>35.8604401934954</text:p>
          </table:table-cell>
          <table:table-cell table:number-columns-repeated="6"/>
          <table:table-cell table:formula="of:=10^(([.$L$2]-[.D68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.5253184441644" calcext:value-type="float">
            <text:p>14.5253184441644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8635250171795" calcext:value-type="float">
            <text:p>-87.8635250171795</text:p>
          </table:table-cell>
          <table:table-cell office:value-type="float" office:value="35.8542795833289" calcext:value-type="float">
            <text:p>35.8542795833289</text:p>
          </table:table-cell>
          <table:table-cell table:number-columns-repeated="6"/>
          <table:table-cell table:formula="of:=10^(([.$L$2]-[.D68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14.5268940002026" calcext:value-type="float">
            <text:p>14.5268940002026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616614921623" calcext:value-type="float">
            <text:p>-87.8616614921623</text:p>
          </table:table-cell>
          <table:table-cell office:value-type="float" office:value="35.8481261905416" calcext:value-type="float">
            <text:p>35.8481261905416</text:p>
          </table:table-cell>
          <table:table-cell table:number-columns-repeated="6"/>
          <table:table-cell table:formula="of:=10^(([.$L$2]-[.D68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14.5300844050182" calcext:value-type="float">
            <text:p>14.530084405018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597998306702" calcext:value-type="float">
            <text:p>-87.8597998306702</text:p>
          </table:table-cell>
          <table:table-cell office:value-type="float" office:value="35.8419800056229" calcext:value-type="float">
            <text:p>35.8419800056229</text:p>
          </table:table-cell>
          <table:table-cell table:number-columns-repeated="6"/>
          <table:table-cell table:formula="of:=10^(([.$L$2]-[.D68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14.5315326027253" calcext:value-type="float">
            <text:p>14.531532602725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579400308395" calcext:value-type="float">
            <text:p>-87.8579400308395</text:p>
          </table:table-cell>
          <table:table-cell office:value-type="float" office:value="35.8358410190766" calcext:value-type="float">
            <text:p>35.8358410190766</text:p>
          </table:table-cell>
          <table:table-cell table:number-columns-repeated="6"/>
          <table:table-cell table:formula="of:=10^(([.$L$2]-[.D68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14.535188051573" calcext:value-type="float">
            <text:p>14.53518805157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560820908087" calcext:value-type="float">
            <text:p>-87.8560820908087</text:p>
          </table:table-cell>
          <table:table-cell office:value-type="float" office:value="35.8297092214209" calcext:value-type="float">
            <text:p>35.8297092214209</text:p>
          </table:table-cell>
          <table:table-cell table:number-columns-repeated="6"/>
          <table:table-cell table:formula="of:=10^(([.$L$2]-[.D68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.5373109220467" calcext:value-type="float">
            <text:p>14.5373109220467</text:p>
          </table:table-cell>
          <table:table-cell office:value-type="float" office:value="-75" calcext:value-type="float">
            <text:p>-75</text:p>
          </table:table-cell>
          <table:table-cell office:value-type="float" office:value="-86" calcext:value-type="float">
            <text:p>-86</text:p>
          </table:table-cell>
          <table:table-cell office:value-type="float" office:value="-87.8542260087179" calcext:value-type="float">
            <text:p>-87.8542260087179</text:p>
          </table:table-cell>
          <table:table-cell office:value-type="float" office:value="35.8235846031891" calcext:value-type="float">
            <text:p>35.8235846031891</text:p>
          </table:table-cell>
          <table:table-cell table:number-columns-repeated="6"/>
          <table:table-cell table:formula="of:=10^(([.$L$2]-[.D68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14.5381133883959" calcext:value-type="float">
            <text:p>14.5381133883959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523717827091" calcext:value-type="float">
            <text:p>-87.8523717827091</text:p>
          </table:table-cell>
          <table:table-cell office:value-type="float" office:value="35.8174671549288" calcext:value-type="float">
            <text:p>35.8174671549288</text:p>
          </table:table-cell>
          <table:table-cell table:number-columns-repeated="6"/>
          <table:table-cell table:formula="of:=10^(([.$L$2]-[.D68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14.5403825194298" calcext:value-type="float">
            <text:p>14.5403825194298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8505194109264" calcext:value-type="float">
            <text:p>-87.8505194109264</text:p>
          </table:table-cell>
          <table:table-cell office:value-type="float" office:value="35.8113568672022" calcext:value-type="float">
            <text:p>35.8113568672022</text:p>
          </table:table-cell>
          <table:table-cell table:number-columns-repeated="6"/>
          <table:table-cell table:formula="of:=10^(([.$L$2]-[.D69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14.5404412055623" calcext:value-type="float">
            <text:p>14.540441205562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486688915155" calcext:value-type="float">
            <text:p>-87.8486688915155</text:p>
          </table:table-cell>
          <table:table-cell office:value-type="float" office:value="35.8052537305861" calcext:value-type="float">
            <text:p>35.8052537305861</text:p>
          </table:table-cell>
          <table:table-cell table:number-columns-repeated="6"/>
          <table:table-cell table:formula="of:=10^(([.$L$2]-[.D69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14.5404412055623" calcext:value-type="float">
            <text:p>14.5404412055623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46820222624" calcext:value-type="float">
            <text:p>-87.846820222624</text:p>
          </table:table-cell>
          <table:table-cell office:value-type="float" office:value="35.7991577356716" calcext:value-type="float">
            <text:p>35.7991577356716</text:p>
          </table:table-cell>
          <table:table-cell table:number-columns-repeated="6"/>
          <table:table-cell table:formula="of:=10^(([.$L$2]-[.D69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.5385550583542" calcext:value-type="float">
            <text:p>14.538555058354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449734024014" calcext:value-type="float">
            <text:p>-87.8449734024014</text:p>
          </table:table-cell>
          <table:table-cell office:value-type="float" office:value="35.7930688730646" calcext:value-type="float">
            <text:p>35.7930688730646</text:p>
          </table:table-cell>
          <table:table-cell table:number-columns-repeated="6"/>
          <table:table-cell table:formula="of:=10^(([.$L$2]-[.D69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14.5373962116571" calcext:value-type="float">
            <text:p>14.537396211657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43128428999" calcext:value-type="float">
            <text:p>-87.843128428999</text:p>
          </table:table-cell>
          <table:table-cell office:value-type="float" office:value="35.7869871333852" calcext:value-type="float">
            <text:p>35.7869871333852</text:p>
          </table:table-cell>
          <table:table-cell table:number-columns-repeated="6"/>
          <table:table-cell table:formula="of:=10^(([.$L$2]-[.D69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14.5374139164865" calcext:value-type="float">
            <text:p>14.537413916486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4128530057" calcext:value-type="float">
            <text:p>-87.84128530057</text:p>
          </table:table-cell>
          <table:table-cell office:value-type="float" office:value="35.7809125072681" calcext:value-type="float">
            <text:p>35.7809125072681</text:p>
          </table:table-cell>
          <table:table-cell table:number-columns-repeated="6"/>
          <table:table-cell table:formula="of:=10^(([.$L$2]-[.D69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14.5369496520008" calcext:value-type="float">
            <text:p>14.536949652000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394440152694" calcext:value-type="float">
            <text:p>-87.8394440152694</text:p>
          </table:table-cell>
          <table:table-cell office:value-type="float" office:value="35.7748449853622" calcext:value-type="float">
            <text:p>35.7748449853622</text:p>
          </table:table-cell>
          <table:table-cell table:number-columns-repeated="6"/>
          <table:table-cell table:formula="of:=10^(([.$L$2]-[.D69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14.5380467982424" calcext:value-type="float">
            <text:p>14.538046798242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376045712541" calcext:value-type="float">
            <text:p>-87.8376045712541</text:p>
          </table:table-cell>
          <table:table-cell office:value-type="float" office:value="35.7687845583311" calcext:value-type="float">
            <text:p>35.7687845583311</text:p>
          </table:table-cell>
          <table:table-cell table:number-columns-repeated="6"/>
          <table:table-cell table:formula="of:=10^(([.$L$2]-[.D69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.5378126856846" calcext:value-type="float">
            <text:p>14.5378126856846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357669666829" calcext:value-type="float">
            <text:p>-87.8357669666829</text:p>
          </table:table-cell>
          <table:table-cell office:value-type="float" office:value="35.7627312168524" calcext:value-type="float">
            <text:p>35.7627312168524</text:p>
          </table:table-cell>
          <table:table-cell table:number-columns-repeated="6"/>
          <table:table-cell table:formula="of:=10^(([.$L$2]-[.D69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14.532041878114" calcext:value-type="float">
            <text:p>14.532041878114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.8329311997162" calcext:value-type="float">
            <text:p>-87.8329311997162</text:p>
          </table:table-cell>
          <table:table-cell office:value-type="float" office:value="35.7533917908865" calcext:value-type="float">
            <text:p>35.7533917908865</text:p>
          </table:table-cell>
          <table:table-cell table:number-columns-repeated="6"/>
          <table:table-cell table:formula="of:=10^(([.$L$2]-[.D699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14.5325788418406" calcext:value-type="float">
            <text:p>14.5325788418406</text:p>
          </table:table-cell>
          <table:table-cell office:value-type="float" office:value="-86" calcext:value-type="float">
            <text:p>-86</text:p>
          </table:table-cell>
          <table:table-cell office:value-type="float" office:value="-85" calcext:value-type="float">
            <text:p>-85</text:p>
          </table:table-cell>
          <table:table-cell office:value-type="float" office:value="-87.8300982685165" calcext:value-type="float">
            <text:p>-87.8300982685165</text:p>
          </table:table-cell>
          <table:table-cell office:value-type="float" office:value="35.7440641396776" calcext:value-type="float">
            <text:p>35.7440641396776</text:p>
          </table:table-cell>
          <table:table-cell table:number-columns-repeated="6"/>
          <table:table-cell table:formula="of:=10^(([.$L$2]-[.D700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14.5326649293948" calcext:value-type="float">
            <text:p>14.5326649293948</text:p>
          </table:table-cell>
          <table:table-cell office:value-type="float" office:value="-76" calcext:value-type="float">
            <text:p>-76</text:p>
          </table:table-cell>
          <table:table-cell office:value-type="float" office:value="-85" calcext:value-type="float">
            <text:p>-85</text:p>
          </table:table-cell>
          <table:table-cell office:value-type="float" office:value="-87.827268170248" calcext:value-type="float">
            <text:p>-87.827268170248</text:p>
          </table:table-cell>
          <table:table-cell office:value-type="float" office:value="35.7347482459487" calcext:value-type="float">
            <text:p>35.7347482459487</text:p>
          </table:table-cell>
          <table:table-cell table:number-columns-repeated="6"/>
          <table:table-cell table:formula="of:=10^(([.$L$2]-[.D701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14.5326649293948" calcext:value-type="float">
            <text:p>14.5326649293948</text:p>
          </table:table-cell>
          <table:table-cell office:value-type="float" office:value="-77" calcext:value-type="float">
            <text:p>-77</text:p>
          </table:table-cell>
          <table:table-cell office:value-type="float" office:value="-86" calcext:value-type="float">
            <text:p>-86</text:p>
          </table:table-cell>
          <table:table-cell office:value-type="float" office:value="-87.8254409020777" calcext:value-type="float">
            <text:p>-87.8254409020777</text:p>
          </table:table-cell>
          <table:table-cell office:value-type="float" office:value="35.7287346789882" calcext:value-type="float">
            <text:p>35.7287346789882</text:p>
          </table:table-cell>
          <table:table-cell table:number-columns-repeated="6"/>
          <table:table-cell table:formula="of:=10^(([.$L$2]-[.D70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.5332160824648" calcext:value-type="float">
            <text:p>14.5332160824648</text:p>
          </table:table-cell>
          <table:table-cell office:value-type="float" office:value="-85" calcext:value-type="float">
            <text:p>-85</text:p>
          </table:table-cell>
          <table:table-cell office:value-type="float" office:value="-86" calcext:value-type="float">
            <text:p>-86</text:p>
          </table:table-cell>
          <table:table-cell office:value-type="float" office:value="-87.8236154611756" calcext:value-type="float">
            <text:p>-87.8236154611756</text:p>
          </table:table-cell>
          <table:table-cell office:value-type="float" office:value="35.722728136061" calcext:value-type="float">
            <text:p>35.722728136061</text:p>
          </table:table-cell>
          <table:table-cell table:number-columns-repeated="6"/>
          <table:table-cell table:formula="of:=10^(([.$L$2]-[.D70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14.5329804972781" calcext:value-type="float">
            <text:p>14.5329804972781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217918457144" calcext:value-type="float">
            <text:p>-87.8217918457144</text:p>
          </table:table-cell>
          <table:table-cell office:value-type="float" office:value="35.7167286079538" calcext:value-type="float">
            <text:p>35.7167286079538</text:p>
          </table:table-cell>
          <table:table-cell table:number-columns-repeated="6"/>
          <table:table-cell table:formula="of:=10^(([.$L$2]-[.D70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4.5319299202624" calcext:value-type="float">
            <text:p>14.531929920262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199700538687" calcext:value-type="float">
            <text:p>-87.8199700538687</text:p>
          </table:table-cell>
          <table:table-cell office:value-type="float" office:value="35.710736085467" calcext:value-type="float">
            <text:p>35.710736085467</text:p>
          </table:table-cell>
          <table:table-cell table:number-columns-repeated="6"/>
          <table:table-cell table:formula="of:=10^(([.$L$2]-[.D70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14.5318438267772" calcext:value-type="float">
            <text:p>14.531843826777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181500838149" calcext:value-type="float">
            <text:p>-87.8181500838149</text:p>
          </table:table-cell>
          <table:table-cell office:value-type="float" office:value="35.7047505594156" calcext:value-type="float">
            <text:p>35.7047505594156</text:p>
          </table:table-cell>
          <table:table-cell table:number-columns-repeated="6"/>
          <table:table-cell table:formula="of:=10^(([.$L$2]-[.D70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14.5323782199122" calcext:value-type="float">
            <text:p>14.5323782199122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16331933731" calcext:value-type="float">
            <text:p>-87.816331933731</text:p>
          </table:table-cell>
          <table:table-cell office:value-type="float" office:value="35.6987720206282" calcext:value-type="float">
            <text:p>35.6987720206282</text:p>
          </table:table-cell>
          <table:table-cell table:number-columns-repeated="6"/>
          <table:table-cell table:formula="of:=10^(([.$L$2]-[.D70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.5335110931078" calcext:value-type="float">
            <text:p>14.5335110931078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145156017973" calcext:value-type="float">
            <text:p>-87.8145156017973</text:p>
          </table:table-cell>
          <table:table-cell office:value-type="float" office:value="35.6928004599477" calcext:value-type="float">
            <text:p>35.6928004599477</text:p>
          </table:table-cell>
          <table:table-cell table:number-columns-repeated="6"/>
          <table:table-cell table:formula="of:=10^(([.$L$2]-[.D70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14.5387997351455" calcext:value-type="float">
            <text:p>14.5387997351455</text:p>
          </table:table-cell>
          <table:table-cell office:value-type="float" office:value="-76" calcext:value-type="float">
            <text:p>-76</text:p>
          </table:table-cell>
          <table:table-cell office:value-type="float" office:value="-86" calcext:value-type="float">
            <text:p>-86</text:p>
          </table:table-cell>
          <table:table-cell office:value-type="float" office:value="-87.8127010861955" calcext:value-type="float">
            <text:p>-87.8127010861955</text:p>
          </table:table-cell>
          <table:table-cell office:value-type="float" office:value="35.6868358682311" calcext:value-type="float">
            <text:p>35.6868358682311</text:p>
          </table:table-cell>
          <table:table-cell table:number-columns-repeated="6"/>
          <table:table-cell table:formula="of:=10^(([.$L$2]-[.D70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14.5388888285968" calcext:value-type="float">
            <text:p>14.538888828596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108883851093" calcext:value-type="float">
            <text:p>-87.8108883851093</text:p>
          </table:table-cell>
          <table:table-cell office:value-type="float" office:value="35.6808782363492" calcext:value-type="float">
            <text:p>35.6808782363492</text:p>
          </table:table-cell>
          <table:table-cell table:number-columns-repeated="6"/>
          <table:table-cell table:formula="of:=10^(([.$L$2]-[.D71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14.537968934052" calcext:value-type="float">
            <text:p>14.53796893405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090774967242" calcext:value-type="float">
            <text:p>-87.8090774967242</text:p>
          </table:table-cell>
          <table:table-cell office:value-type="float" office:value="35.6749275551868" calcext:value-type="float">
            <text:p>35.6749275551868</text:p>
          </table:table-cell>
          <table:table-cell table:number-columns-repeated="6"/>
          <table:table-cell table:formula="of:=10^(([.$L$2]-[.D71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14.5423364648198" calcext:value-type="float">
            <text:p>14.542336464819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072684192275" calcext:value-type="float">
            <text:p>-87.8072684192275</text:p>
          </table:table-cell>
          <table:table-cell office:value-type="float" office:value="35.6689838156429" calcext:value-type="float">
            <text:p>35.6689838156429</text:p>
          </table:table-cell>
          <table:table-cell table:number-columns-repeated="6"/>
          <table:table-cell table:formula="of:=10^(([.$L$2]-[.D71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.5423876535747" calcext:value-type="float">
            <text:p>14.5423876535747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054611508082" calcext:value-type="float">
            <text:p>-87.8054611508082</text:p>
          </table:table-cell>
          <table:table-cell office:value-type="float" office:value="35.66304700863" calcext:value-type="float">
            <text:p>35.66304700863</text:p>
          </table:table-cell>
          <table:table-cell table:number-columns-repeated="6"/>
          <table:table-cell table:formula="of:=10^(([.$L$2]-[.D71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14.5423154124297" calcext:value-type="float">
            <text:p>14.542315412429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036556896574" calcext:value-type="float">
            <text:p>-87.8036556896574</text:p>
          </table:table-cell>
          <table:table-cell office:value-type="float" office:value="35.6571171250749" calcext:value-type="float">
            <text:p>35.6571171250749</text:p>
          </table:table-cell>
          <table:table-cell table:number-columns-repeated="6"/>
          <table:table-cell table:formula="of:=10^(([.$L$2]-[.D71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14.5422715056072" calcext:value-type="float">
            <text:p>14.542271505607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8018520339678" calcext:value-type="float">
            <text:p>-87.8018520339678</text:p>
          </table:table-cell>
          <table:table-cell office:value-type="float" office:value="35.651194155918" calcext:value-type="float">
            <text:p>35.651194155918</text:p>
          </table:table-cell>
          <table:table-cell table:number-columns-repeated="6"/>
          <table:table-cell table:formula="of:=10^(([.$L$2]-[.D71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14.5393163870591" calcext:value-type="float">
            <text:p>14.5393163870591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8000501819338" calcext:value-type="float">
            <text:p>-87.8000501819338</text:p>
          </table:table-cell>
          <table:table-cell office:value-type="float" office:value="35.6452780921137" calcext:value-type="float">
            <text:p>35.6452780921137</text:p>
          </table:table-cell>
          <table:table-cell table:number-columns-repeated="6"/>
          <table:table-cell table:formula="of:=10^(([.$L$2]-[.D71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14.5397401744722" calcext:value-type="float">
            <text:p>14.539740174472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982501317519" calcext:value-type="float">
            <text:p>-87.7982501317519</text:p>
          </table:table-cell>
          <table:table-cell office:value-type="float" office:value="35.6393689246301" calcext:value-type="float">
            <text:p>35.6393689246301</text:p>
          </table:table-cell>
          <table:table-cell table:number-columns-repeated="6"/>
          <table:table-cell table:formula="of:=10^(([.$L$2]-[.D717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5408532660288" calcext:value-type="float">
            <text:p>14.540853266028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964518816201" calcext:value-type="float">
            <text:p>-87.7964518816201</text:p>
          </table:table-cell>
          <table:table-cell office:value-type="float" office:value="35.6334666444492" calcext:value-type="float">
            <text:p>35.6334666444492</text:p>
          </table:table-cell>
          <table:table-cell table:number-columns-repeated="6"/>
          <table:table-cell table:formula="of:=10^(([.$L$2]-[.D718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14.5415546081383" calcext:value-type="float">
            <text:p>14.5415546081383</text:p>
          </table:table-cell>
          <table:table-cell office:value-type="float" office:value="-87" calcext:value-type="float">
            <text:p>-87</text:p>
          </table:table-cell>
          <table:table-cell office:value-type="float" office:value="-86" calcext:value-type="float">
            <text:p>-86</text:p>
          </table:table-cell>
          <table:table-cell office:value-type="float" office:value="-87.7946554297385" calcext:value-type="float">
            <text:p>-87.7946554297385</text:p>
          </table:table-cell>
          <table:table-cell office:value-type="float" office:value="35.6275712425669" calcext:value-type="float">
            <text:p>35.6275712425669</text:p>
          </table:table-cell>
          <table:table-cell table:number-columns-repeated="6"/>
          <table:table-cell table:formula="of:=10^(([.$L$2]-[.D719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14.5414955718544" calcext:value-type="float">
            <text:p>14.541495571854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928607743088" calcext:value-type="float">
            <text:p>-87.7928607743088</text:p>
          </table:table-cell>
          <table:table-cell office:value-type="float" office:value="35.6216827099924" calcext:value-type="float">
            <text:p>35.6216827099924</text:p>
          </table:table-cell>
          <table:table-cell table:number-columns-repeated="6"/>
          <table:table-cell table:formula="of:=10^(([.$L$2]-[.D720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14.5431317061245" calcext:value-type="float">
            <text:p>14.5431317061245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910679135345" calcext:value-type="float">
            <text:p>-87.7910679135345</text:p>
          </table:table-cell>
          <table:table-cell office:value-type="float" office:value="35.6158010377491" calcext:value-type="float">
            <text:p>35.6158010377491</text:p>
          </table:table-cell>
          <table:table-cell table:number-columns-repeated="6"/>
          <table:table-cell table:formula="of:=10^(([.$L$2]-[.D721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14.5423747738667" calcext:value-type="float">
            <text:p>14.5423747738667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892768456209" calcext:value-type="float">
            <text:p>-87.7892768456209</text:p>
          </table:table-cell>
          <table:table-cell office:value-type="float" office:value="35.6099262168739" calcext:value-type="float">
            <text:p>35.6099262168739</text:p>
          </table:table-cell>
          <table:table-cell table:number-columns-repeated="6"/>
          <table:table-cell table:formula="of:=10^(([.$L$2]-[.D722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.5428754795624" calcext:value-type="float">
            <text:p>14.542875479562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874875687753" calcext:value-type="float">
            <text:p>-87.7874875687753</text:p>
          </table:table-cell>
          <table:table-cell office:value-type="float" office:value="35.6040582384172" calcext:value-type="float">
            <text:p>35.6040582384172</text:p>
          </table:table-cell>
          <table:table-cell table:number-columns-repeated="6"/>
          <table:table-cell table:formula="of:=10^(([.$L$2]-[.D723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14.5428458575828" calcext:value-type="float">
            <text:p>14.5428458575828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857000812065" calcext:value-type="float">
            <text:p>-87.7857000812065</text:p>
          </table:table-cell>
          <table:table-cell office:value-type="float" office:value="35.5981970934434" calcext:value-type="float">
            <text:p>35.5981970934434</text:p>
          </table:table-cell>
          <table:table-cell table:number-columns-repeated="6"/>
          <table:table-cell table:formula="of:=10^(([.$L$2]-[.D724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14.5431005176014" calcext:value-type="float">
            <text:p>14.5431005176014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839143811253" calcext:value-type="float">
            <text:p>-87.7839143811253</text:p>
          </table:table-cell>
          <table:table-cell office:value-type="float" office:value="35.5923427730304" calcext:value-type="float">
            <text:p>35.5923427730304</text:p>
          </table:table-cell>
          <table:table-cell table:number-columns-repeated="6"/>
          <table:table-cell table:formula="of:=10^(([.$L$2]-[.D725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14.5453812485502" calcext:value-type="float">
            <text:p>14.5453812485502</text:p>
          </table:table-cell>
          <table:table-cell table:number-columns-repeated="2" office:value-type="float" office:value="-86" calcext:value-type="float">
            <text:p>-86</text:p>
          </table:table-cell>
          <table:table-cell office:value-type="float" office:value="-87.7821304667442" calcext:value-type="float">
            <text:p>-87.7821304667442</text:p>
          </table:table-cell>
          <table:table-cell office:value-type="float" office:value="35.5864952682695" calcext:value-type="float">
            <text:p>35.5864952682695</text:p>
          </table:table-cell>
          <table:table-cell table:number-columns-repeated="6"/>
          <table:table-cell table:formula="of:=10^(([.$L$2]-[.D726])/(10*[.$L$3]))" office:value-type="float" office:value="17.1132830416178" calcext:value-type="float">
            <text:p>17.1132830416178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14.5456104232862" calcext:value-type="float">
            <text:p>14.5456104232862</text:p>
          </table:table-cell>
          <table:table-cell office:value-type="float" office:value="-86" calcext:value-type="float">
            <text:p>-86</text:p>
          </table:table-cell>
          <table:table-cell office:value-type="float" office:value="-87" calcext:value-type="float">
            <text:p>-87</text:p>
          </table:table-cell>
          <table:table-cell office:value-type="float" office:value="-87.7813483362774" calcext:value-type="float">
            <text:p>-87.7813483362774</text:p>
          </table:table-cell>
          <table:table-cell office:value-type="float" office:value="35.5839318205789" calcext:value-type="float">
            <text:p>35.5839318205789</text:p>
          </table:table-cell>
          <table:table-cell table:number-columns-repeated="6"/>
          <table:table-cell table:formula="of:=10^(([.$L$2]-[.D727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.545632847922" calcext:value-type="float">
            <text:p>14.545632847922</text:p>
          </table:table-cell>
          <table:table-cell table:number-columns-repeated="2" office:value-type="float" office:value="-87" calcext:value-type="float">
            <text:p>-87</text:p>
          </table:table-cell>
          <table:table-cell office:value-type="float" office:value="-87.7805669879412" calcext:value-type="float">
            <text:p>-87.7805669879412</text:p>
          </table:table-cell>
          <table:table-cell office:value-type="float" office:value="35.5813711207152" calcext:value-type="float">
            <text:p>35.5813711207152</text:p>
          </table:table-cell>
          <table:table-cell table:number-columns-repeated="6"/>
          <table:table-cell table:formula="of:=10^(([.$L$2]-[.D728])/(10*[.$L$3]))" office:value-type="float" office:value="18.4784979742229" calcext:value-type="float">
            <text:p>18.4784979742229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14.5463494247881" calcext:value-type="float">
            <text:p>14.5463494247881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7.7777864209532" calcext:value-type="float">
            <text:p>-87.7777864209532</text:p>
          </table:table-cell>
          <table:table-cell office:value-type="float" office:value="35.5722599095588" calcext:value-type="float">
            <text:p>35.5722599095588</text:p>
          </table:table-cell>
          <table:table-cell table:number-columns-repeated="6"/>
          <table:table-cell table:formula="of:=10^(([.$L$2]-[.D729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14.5466500711617" calcext:value-type="float">
            <text:p>14.546650071161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750086345322" calcext:value-type="float">
            <text:p>-87.7750086345322</text:p>
          </table:table-cell>
          <table:table-cell office:value-type="float" office:value="35.5631601391949" calcext:value-type="float">
            <text:p>35.5631601391949</text:p>
          </table:table-cell>
          <table:table-cell table:number-columns-repeated="6"/>
          <table:table-cell table:formula="of:=10^(([.$L$2]-[.D730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14.5461367479942" calcext:value-type="float">
            <text:p>14.5461367479942</text:p>
          </table:table-cell>
          <table:table-cell office:value-type="float" office:value="-87" calcext:value-type="float">
            <text:p>-87</text:p>
          </table:table-cell>
          <table:table-cell office:value-type="float" office:value="-85" calcext:value-type="float">
            <text:p>-85</text:p>
          </table:table-cell>
          <table:table-cell office:value-type="float" office:value="-87.7722336258977" calcext:value-type="float">
            <text:p>-87.7722336258977</text:p>
          </table:table-cell>
          <table:table-cell office:value-type="float" office:value="35.554071792931" calcext:value-type="float">
            <text:p>35.554071792931</text:p>
          </table:table-cell>
          <table:table-cell table:number-columns-repeated="6"/>
          <table:table-cell table:formula="of:=10^(([.$L$2]-[.D731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14.5459188813314" calcext:value-type="float">
            <text:p>14.545918881331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694613922718" calcext:value-type="float">
            <text:p>-87.7694613922718</text:p>
          </table:table-cell>
          <table:table-cell office:value-type="float" office:value="35.5449948541039" calcext:value-type="float">
            <text:p>35.5449948541039</text:p>
          </table:table-cell>
          <table:table-cell table:number-columns-repeated="6"/>
          <table:table-cell table:formula="of:=10^(([.$L$2]-[.D732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.5460462099889" calcext:value-type="float">
            <text:p>14.5460462099889</text:p>
          </table:table-cell>
          <table:table-cell office:value-type="float" office:value="-73" calcext:value-type="float">
            <text:p>-73</text:p>
          </table:table-cell>
          <table:table-cell office:value-type="float" office:value="-85" calcext:value-type="float">
            <text:p>-85</text:p>
          </table:table-cell>
          <table:table-cell office:value-type="float" office:value="-87.7666919308795" calcext:value-type="float">
            <text:p>-87.7666919308795</text:p>
          </table:table-cell>
          <table:table-cell office:value-type="float" office:value="35.5359293060795" calcext:value-type="float">
            <text:p>35.5359293060795</text:p>
          </table:table-cell>
          <table:table-cell table:number-columns-repeated="6"/>
          <table:table-cell table:formula="of:=10^(([.$L$2]-[.D733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14.5452011928941" calcext:value-type="float">
            <text:p>14.545201192894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639252389486" calcext:value-type="float">
            <text:p>-87.7639252389486</text:p>
          </table:table-cell>
          <table:table-cell office:value-type="float" office:value="35.5268751322525" calcext:value-type="float">
            <text:p>35.5268751322525</text:p>
          </table:table-cell>
          <table:table-cell table:number-columns-repeated="6"/>
          <table:table-cell table:formula="of:=10^(([.$L$2]-[.D734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14.5438888477277" calcext:value-type="float">
            <text:p>14.5438888477277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611613137097" calcext:value-type="float">
            <text:p>-87.7611613137097</text:p>
          </table:table-cell>
          <table:table-cell office:value-type="float" office:value="35.5178323160468" calcext:value-type="float">
            <text:p>35.5178323160468</text:p>
          </table:table-cell>
          <table:table-cell table:number-columns-repeated="6"/>
          <table:table-cell table:formula="of:=10^(([.$L$2]-[.D735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14.5431504236319" calcext:value-type="float">
            <text:p>14.5431504236319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7.758400152396" calcext:value-type="float">
            <text:p>-87.758400152396</text:p>
          </table:table-cell>
          <table:table-cell office:value-type="float" office:value="35.508800840915" calcext:value-type="float">
            <text:p>35.508800840915</text:p>
          </table:table-cell>
          <table:table-cell table:number-columns-repeated="6"/>
          <table:table-cell table:formula="of:=10^(([.$L$2]-[.D736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14.5410581129074" calcext:value-type="float">
            <text:p>14.541058112907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556417522436" calcext:value-type="float">
            <text:p>-87.7556417522436</text:p>
          </table:table-cell>
          <table:table-cell office:value-type="float" office:value="35.4997806903386" calcext:value-type="float">
            <text:p>35.4997806903386</text:p>
          </table:table-cell>
          <table:table-cell table:number-columns-repeated="6"/>
          <table:table-cell table:formula="of:=10^(([.$L$2]-[.D737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.5407716000724" calcext:value-type="float">
            <text:p>14.5407716000724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528861104913" calcext:value-type="float">
            <text:p>-87.7528861104913</text:p>
          </table:table-cell>
          <table:table-cell office:value-type="float" office:value="35.4907718478278" calcext:value-type="float">
            <text:p>35.4907718478278</text:p>
          </table:table-cell>
          <table:table-cell table:number-columns-repeated="6"/>
          <table:table-cell table:formula="of:=10^(([.$L$2]-[.D738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14.540642448531" calcext:value-type="float">
            <text:p>14.540642448531</text:p>
          </table:table-cell>
          <table:table-cell office:value-type="float" office:value="-84" calcext:value-type="float">
            <text:p>-84</text:p>
          </table:table-cell>
          <table:table-cell office:value-type="float" office:value="-85" calcext:value-type="float">
            <text:p>-85</text:p>
          </table:table-cell>
          <table:table-cell office:value-type="float" office:value="-87.7501332243808" calcext:value-type="float">
            <text:p>-87.7501332243808</text:p>
          </table:table-cell>
          <table:table-cell office:value-type="float" office:value="35.4817742969215" calcext:value-type="float">
            <text:p>35.4817742969215</text:p>
          </table:table-cell>
          <table:table-cell table:number-columns-repeated="6"/>
          <table:table-cell table:formula="of:=10^(([.$L$2]-[.D739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14.5381791547071" calcext:value-type="float">
            <text:p>14.5381791547071</text:p>
          </table:table-cell>
          <table:table-cell table:number-columns-repeated="2" office:value-type="float" office:value="-85" calcext:value-type="float">
            <text:p>-85</text:p>
          </table:table-cell>
          <table:table-cell office:value-type="float" office:value="-87.7473830911564" calcext:value-type="float">
            <text:p>-87.7473830911564</text:p>
          </table:table-cell>
          <table:table-cell office:value-type="float" office:value="35.4727880211874" calcext:value-type="float">
            <text:p>35.4727880211874</text:p>
          </table:table-cell>
          <table:table-cell table:number-columns-repeated="6"/>
          <table:table-cell table:formula="of:=10^(([.$L$2]-[.D740])/(10*[.$L$3]))" office:value-type="float" office:value="15.8489319246111" calcext:value-type="float">
            <text:p>15.8489319246111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14.5396512741555" calcext:value-type="float">
            <text:p>14.5396512741555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7.7436357080653" calcext:value-type="float">
            <text:p>-87.7436357080653</text:p>
          </table:table-cell>
          <table:table-cell office:value-type="float" office:value="35.4605468167508" calcext:value-type="float">
            <text:p>35.4605468167508</text:p>
          </table:table-cell>
          <table:table-cell table:number-columns-repeated="6"/>
          <table:table-cell table:formula="of:=10^(([.$L$2]-[.D741])/(10*[.$L$3]))" office:value-type="float" office:value="14.6779926762207" calcext:value-type="float">
            <text:p>14.6779926762207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14.5397404002164" calcext:value-type="float">
            <text:p>14.5397404002164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7.7398920723572" calcext:value-type="float">
            <text:p>-87.7398920723572</text:p>
          </table:table-cell>
          <table:table-cell office:value-type="float" office:value="35.4483220714677" calcext:value-type="float">
            <text:p>35.4483220714677</text:p>
          </table:table-cell>
          <table:table-cell table:number-columns-repeated="6"/>
          <table:table-cell table:formula="of:=10^(([.$L$2]-[.D742])/(10*[.$L$3]))" office:value-type="float" office:value="14.6779926762207" calcext:value-type="float">
            <text:p>14.6779926762207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.5396798524809" calcext:value-type="float">
            <text:p>14.5396798524809</text:p>
          </table:table-cell>
          <table:table-cell office:value-type="float" office:value="-85" calcext:value-type="float">
            <text:p>-85</text:p>
          </table:table-cell>
          <table:table-cell office:value-type="float" office:value="-84" calcext:value-type="float">
            <text:p>-84</text:p>
          </table:table-cell>
          <table:table-cell office:value-type="float" office:value="-87.7361521802849" calcext:value-type="float">
            <text:p>-87.7361521802849</text:p>
          </table:table-cell>
          <table:table-cell office:value-type="float" office:value="35.4361137589958" calcext:value-type="float">
            <text:p>35.4361137589958</text:p>
          </table:table-cell>
          <table:table-cell table:number-columns-repeated="6"/>
          <table:table-cell table:formula="of:=10^(([.$L$2]-[.D743])/(10*[.$L$3]))" office:value-type="float" office:value="14.6779926762207" calcext:value-type="float">
            <text:p>14.6779926762207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14.5382644176631" calcext:value-type="float">
            <text:p>14.5382644176631</text:p>
          </table:table-cell>
          <table:table-cell table:number-columns-repeated="2" office:value-type="float" office:value="-84" calcext:value-type="float">
            <text:p>-84</text:p>
          </table:table-cell>
          <table:table-cell office:value-type="float" office:value="-87.7324160281046" calcext:value-type="float">
            <text:p>-87.7324160281046</text:p>
          </table:table-cell>
          <table:table-cell office:value-type="float" office:value="35.4239218530441" calcext:value-type="float">
            <text:p>35.4239218530441</text:p>
          </table:table-cell>
          <table:table-cell table:number-columns-repeated="6"/>
          <table:table-cell table:formula="of:=10^(([.$L$2]-[.D744])/(10*[.$L$3]))" office:value-type="float" office:value="14.6779926762207" calcext:value-type="float">
            <text:p>14.6779926762207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6"/>
          <table:table-cell table:formula="of:=10^(([.$L$2]-[.D745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string" calcext:value-type="string">
            <text:p>time (s)</text:p>
          </table:table-cell>
          <table:table-cell office:value-type="string" calcext:value-type="string">
            <text:p>dist (true)</text:p>
          </table:table-cell>
          <table:table-cell office:value-type="string" calcext:value-type="string">
            <text:p>RSSI</text:p>
          </table:table-cell>
          <table:table-cell office:value-type="string" calcext:value-type="string">
            <text:p>median</text:p>
          </table:table-cell>
          <table:table-cell office:value-type="string" calcext:value-type="string">
            <text:p>low pass</text:p>
          </table:table-cell>
          <table:table-cell office:value-type="string" calcext:value-type="string">
            <text:p>dist est</text:p>
          </table:table-cell>
          <table:table-cell office:value-type="string" calcext:value-type="string">
            <text:p>A: -49</text:p>
          </table:table-cell>
          <table:table-cell office:value-type="string" calcext:value-type="string">
            <text:p>n: 2.5</text:p>
          </table:table-cell>
          <table:table-cell office:value-type="string" calcext:value-type="string">
            <text:p>window len: 5</text:p>
          </table:table-cell>
          <table:table-cell office:value-type="string" calcext:value-type="string">
            <text:p>alpha: 0.001</text:p>
          </table:table-cell>
          <table:table-cell table:number-columns-repeated="2"/>
          <table:table-cell table:formula="of:=10^(([.$L$2]-[.D746])/(10*[.$L$3]))" office:value-type="string" office:string-value="" calcext:value-type="error">
            <text:p>#VALUE!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.90869637564685" calcext:value-type="float">
            <text:p>6.90869637564685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14.4543977074593" calcext:value-type="float">
            <text:p>14.4543977074593</text:p>
          </table:table-cell>
          <table:table-cell table:number-columns-repeated="6"/>
          <table:table-cell table:formula="of:=10^(([.$L$2]-[.D747])/(10*[.$L$3]))" office:value-type="float" office:value="9.26118728128794" calcext:value-type="float">
            <text:p>9.26118728128794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float" office:value="6.89682302811801" calcext:value-type="float">
            <text:p>6.89682302811801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14.4543977074593" calcext:value-type="float">
            <text:p>14.4543977074593</text:p>
          </table:table-cell>
          <table:table-cell table:number-columns-repeated="6"/>
          <table:table-cell table:formula="of:=10^(([.$L$2]-[.D748])/(10*[.$L$3]))" office:value-type="float" office:value="9.26118728128794" calcext:value-type="float">
            <text:p>9.26118728128794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6.89694920464585" calcext:value-type="float">
            <text:p>6.89694920464585</text:p>
          </table:table-cell>
          <table:table-cell table:number-columns-repeated="3" office:value-type="float" office:value="-78" calcext:value-type="float">
            <text:p>-78</text:p>
          </table:table-cell>
          <table:table-cell office:value-type="float" office:value="14.4543977074593" calcext:value-type="float">
            <text:p>14.4543977074593</text:p>
          </table:table-cell>
          <table:table-cell table:number-columns-repeated="6"/>
          <table:table-cell table:formula="of:=10^(([.$L$2]-[.D749])/(10*[.$L$3]))" office:value-type="float" office:value="9.26118728128794" calcext:value-type="float">
            <text:p>9.26118728128794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6.89694920464585" calcext:value-type="float">
            <text:p>6.89694920464585</text:p>
          </table:table-cell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office:value-type="float" office:value="-78.002" calcext:value-type="float">
            <text:p>-78.002</text:p>
          </table:table-cell>
          <table:table-cell office:value-type="float" office:value="14.4570605511639" calcext:value-type="float">
            <text:p>14.4570605511639</text:p>
          </table:table-cell>
          <table:table-cell table:number-columns-repeated="6"/>
          <table:table-cell table:formula="of:=10^(([.$L$2]-[.D750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6.8964810839924" calcext:value-type="float">
            <text:p>6.8964810839924</text:p>
          </table:table-cell>
          <table:table-cell office:value-type="float" office:value="-67" calcext:value-type="float">
            <text:p>-67</text:p>
          </table:table-cell>
          <table:table-cell office:value-type="float" office:value="-80" calcext:value-type="float">
            <text:p>-80</text:p>
          </table:table-cell>
          <table:table-cell office:value-type="float" office:value="-78.003998" calcext:value-type="float">
            <text:p>-78.003998</text:p>
          </table:table-cell>
          <table:table-cell office:value-type="float" office:value="14.4597212218482" calcext:value-type="float">
            <text:p>14.4597212218482</text:p>
          </table:table-cell>
          <table:table-cell table:number-columns-repeated="6"/>
          <table:table-cell table:formula="of:=10^(([.$L$2]-[.D751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.89352530885423" calcext:value-type="float">
            <text:p>6.8935253088542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005994002" calcext:value-type="float">
            <text:p>-78.005994002</text:p>
          </table:table-cell>
          <table:table-cell office:value-type="float" office:value="14.4623797207962" calcext:value-type="float">
            <text:p>14.4623797207962</text:p>
          </table:table-cell>
          <table:table-cell table:number-columns-repeated="6"/>
          <table:table-cell table:formula="of:=10^(([.$L$2]-[.D752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6.89401039326073" calcext:value-type="float">
            <text:p>6.89401039326073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007988007998" calcext:value-type="float">
            <text:p>-78.007988007998</text:p>
          </table:table-cell>
          <table:table-cell office:value-type="float" office:value="14.4650360492919" calcext:value-type="float">
            <text:p>14.4650360492919</text:p>
          </table:table-cell>
          <table:table-cell table:number-columns-repeated="6"/>
          <table:table-cell table:formula="of:=10^(([.$L$2]-[.D753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float" office:value="6.89892879384947" calcext:value-type="float">
            <text:p>6.89892879384947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00998001999" calcext:value-type="float">
            <text:p>-78.00998001999</text:p>
          </table:table-cell>
          <table:table-cell office:value-type="float" office:value="14.4676902086196" calcext:value-type="float">
            <text:p>14.4676902086196</text:p>
          </table:table-cell>
          <table:table-cell table:number-columns-repeated="6"/>
          <table:table-cell table:formula="of:=10^(([.$L$2]-[.D754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.6" calcext:value-type="float">
            <text:p>2.6</text:p>
          </table:table-cell>
          <table:table-cell office:value-type="float" office:value="6.8922967356242" calcext:value-type="float">
            <text:p>6.8922967356242</text:p>
          </table:table-cell>
          <table:table-cell office:value-type="float" office:value="-81" calcext:value-type="float">
            <text:p>-81</text:p>
          </table:table-cell>
          <table:table-cell office:value-type="float" office:value="-79" calcext:value-type="float">
            <text:p>-79</text:p>
          </table:table-cell>
          <table:table-cell office:value-type="float" office:value="-78.01097003997" calcext:value-type="float">
            <text:p>-78.01097003997</text:p>
          </table:table-cell>
          <table:table-cell office:value-type="float" office:value="14.4690094936686" calcext:value-type="float">
            <text:p>14.4690094936686</text:p>
          </table:table-cell>
          <table:table-cell table:number-columns-repeated="6"/>
          <table:table-cell table:formula="of:=10^(([.$L$2]-[.D755])/(10*[.$L$3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6.87077637998105" calcext:value-type="float">
            <text:p>6.87077637998105</text:p>
          </table:table-cell>
          <table:table-cell office:value-type="float" office:value="-80" calcext:value-type="float">
            <text:p>-80</text:p>
          </table:table-cell>
          <table:table-cell office:value-type="float" office:value="-79" calcext:value-type="float">
            <text:p>-79</text:p>
          </table:table-cell>
          <table:table-cell office:value-type="float" office:value="-78.01195906993" calcext:value-type="float">
            <text:p>-78.01195906993</text:p>
          </table:table-cell>
          <table:table-cell office:value-type="float" office:value="14.4703275795555" calcext:value-type="float">
            <text:p>14.4703275795555</text:p>
          </table:table-cell>
          <table:table-cell table:number-columns-repeated="6"/>
          <table:table-cell table:formula="of:=10^(([.$L$2]-[.D756])/(10*[.$L$3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8733561592769" calcext:value-type="float">
            <text:p>6.8733561592769</text:p>
          </table:table-cell>
          <table:table-cell office:value-type="float" office:value="-78" calcext:value-type="float">
            <text:p>-78</text:p>
          </table:table-cell>
          <table:table-cell office:value-type="float" office:value="-79" calcext:value-type="float">
            <text:p>-79</text:p>
          </table:table-cell>
          <table:table-cell office:value-type="float" office:value="-78.0129471108601" calcext:value-type="float">
            <text:p>-78.0129471108601</text:p>
          </table:table-cell>
          <table:table-cell office:value-type="float" office:value="14.4716444672504" calcext:value-type="float">
            <text:p>14.4716444672504</text:p>
          </table:table-cell>
          <table:table-cell table:number-columns-repeated="6"/>
          <table:table-cell table:formula="of:=10^(([.$L$2]-[.D757])/(10*[.$L$3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6.87308667651288" calcext:value-type="float">
            <text:p>6.87308667651288</text:p>
          </table:table-cell>
          <table:table-cell office:value-type="float" office:value="-78" calcext:value-type="float">
            <text:p>-78</text:p>
          </table:table-cell>
          <table:table-cell office:value-type="float" office:value="-81" calcext:value-type="float">
            <text:p>-81</text:p>
          </table:table-cell>
          <table:table-cell office:value-type="float" office:value="-78.0159341637492" calcext:value-type="float">
            <text:p>-78.0159341637492</text:p>
          </table:table-cell>
          <table:table-cell office:value-type="float" office:value="14.475626421072" calcext:value-type="float">
            <text:p>14.475626421072</text:p>
          </table:table-cell>
          <table:table-cell table:number-columns-repeated="6"/>
          <table:table-cell table:formula="of:=10^(([.$L$2]-[.D75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6.85286348935582" calcext:value-type="float">
            <text:p>6.85286348935582</text:p>
          </table:table-cell>
          <table:table-cell office:value-type="float" office:value="-79" calcext:value-type="float">
            <text:p>-79</text:p>
          </table:table-cell>
          <table:table-cell office:value-type="float" office:value="-82" calcext:value-type="float">
            <text:p>-82</text:p>
          </table:table-cell>
          <table:table-cell office:value-type="float" office:value="-78.0199182295855" calcext:value-type="float">
            <text:p>-78.0199182295855</text:p>
          </table:table-cell>
          <table:table-cell office:value-type="float" office:value="14.4809391693208" calcext:value-type="float">
            <text:p>14.4809391693208</text:p>
          </table:table-cell>
          <table:table-cell table:number-columns-repeated="6"/>
          <table:table-cell table:formula="of:=10^(([.$L$2]-[.D759])/(10*[.$L$3]))" office:value-type="float" office:value="12.5892541179417" calcext:value-type="float">
            <text:p>12.5892541179417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6.8832625624484" calcext:value-type="float">
            <text:p>6.8832625624484</text:p>
          </table:table-cell>
          <table:table-cell office:value-type="float" office:value="-81" calcext:value-type="float">
            <text:p>-81</text:p>
          </table:table-cell>
          <table:table-cell office:value-type="float" office:value="-82" calcext:value-type="float">
            <text:p>-82</text:p>
          </table:table-cell>
          <table:table-cell office:value-type="float" office:value="-78.0238983113559" calcext:value-type="float">
            <text:p>-78.0238983113559</text:p>
          </table:table-cell>
          <table:table-cell office:value-type="float" office:value="14.4862485517468" calcext:value-type="float">
            <text:p>14.4862485517468</text:p>
          </table:table-cell>
          <table:table-cell table:number-columns-repeated="6"/>
          <table:table-cell table:formula="of:=10^(([.$L$2]-[.D760])/(10*[.$L$3]))" office:value-type="float" office:value="12.5892541179417" calcext:value-type="float">
            <text:p>12.5892541179417</text:p>
          </table:table-cell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float" office:value="6.94023127136972" calcext:value-type="float">
            <text:p>6.94023127136972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78.0278744130445" calcext:value-type="float">
            <text:p>-78.0278744130445</text:p>
          </table:table-cell>
          <table:table-cell office:value-type="float" office:value="14.4915545685365" calcext:value-type="float">
            <text:p>14.4915545685365</text:p>
          </table:table-cell>
          <table:table-cell table:number-columns-repeated="6"/>
          <table:table-cell table:formula="of:=10^(([.$L$2]-[.D761])/(10*[.$L$3]))" office:value-type="float" office:value="12.5892541179417" calcext:value-type="float">
            <text:p>12.58925411794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.00629049792425" calcext:value-type="float">
            <text:p>7.00629049792425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78.0318465386315" calcext:value-type="float">
            <text:p>-78.0318465386315</text:p>
          </table:table-cell>
          <table:table-cell office:value-type="float" office:value="14.4968572198804" calcext:value-type="float">
            <text:p>14.4968572198804</text:p>
          </table:table-cell>
          <table:table-cell table:number-columns-repeated="6"/>
          <table:table-cell table:formula="of:=10^(([.$L$2]-[.D762])/(10*[.$L$3]))" office:value-type="float" office:value="12.5892541179417" calcext:value-type="float">
            <text:p>12.5892541179417</text:p>
          </table:table-cell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float" office:value="7.03685181536678" calcext:value-type="float">
            <text:p>7.0368518153667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78.0358146920928" calcext:value-type="float">
            <text:p>-78.0358146920928</text:p>
          </table:table-cell>
          <table:table-cell office:value-type="float" office:value="14.5021565059734" calcext:value-type="float">
            <text:p>14.5021565059734</text:p>
          </table:table-cell>
          <table:table-cell table:number-columns-repeated="6"/>
          <table:table-cell table:formula="of:=10^(([.$L$2]-[.D763])/(10*[.$L$3]))" office:value-type="float" office:value="12.5892541179417" calcext:value-type="float">
            <text:p>12.589254117941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7.03685181536678" calcext:value-type="float">
            <text:p>7.03685181536678</text:p>
          </table:table-cell>
          <table:table-cell table:number-columns-repeated="2" office:value-type="float" office:value="-82" calcext:value-type="float">
            <text:p>-82</text:p>
          </table:table-cell>
          <table:table-cell office:value-type="float" office:value="-78.0397788774008" calcext:value-type="float">
            <text:p>-78.0397788774008</text:p>
          </table:table-cell>
          <table:table-cell office:value-type="float" office:value="14.5074524270148" calcext:value-type="float">
            <text:p>14.5074524270148</text:p>
          </table:table-cell>
          <table:table-cell table:number-columns-repeated="6"/>
          <table:table-cell table:formula="of:=10^(([.$L$2]-[.D764])/(10*[.$L$3]))" office:value-type="float" office:value="12.5892541179417" calcext:value-type="float">
            <text:p>12.5892541179417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7.17153999516097" calcext:value-type="float">
            <text:p>7.17153999516097</text:p>
          </table:table-cell>
          <table:table-cell office:value-type="float" office:value="-82" calcext:value-type="float">
            <text:p>-82</text:p>
          </table:table-cell>
          <table:table-cell office:value-type="float" office:value="-74" calcext:value-type="float">
            <text:p>-74</text:p>
          </table:table-cell>
          <table:table-cell office:value-type="float" office:value="-78.0357390985234" calcext:value-type="float">
            <text:p>-78.0357390985234</text:p>
          </table:table-cell>
          <table:table-cell office:value-type="float" office:value="14.5020555361472" calcext:value-type="float">
            <text:p>14.5020555361472</text:p>
          </table:table-cell>
          <table:table-cell table:number-columns-repeated="6"/>
          <table:table-cell table:formula="of:=10^(([.$L$2]-[.D765])/(10*[.$L$3]))" office:value-type="float" office:value="6.81292069057961" calcext:value-type="float">
            <text:p>6.81292069057961</text:p>
          </table:table-cell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7.19666227518343" calcext:value-type="float">
            <text:p>7.19666227518343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8.0317033594248" calcext:value-type="float">
            <text:p>-78.0317033594248</text:p>
          </table:table-cell>
          <table:table-cell office:value-type="float" office:value="14.4966660468477" calcext:value-type="float">
            <text:p>14.4966660468477</text:p>
          </table:table-cell>
          <table:table-cell table:number-columns-repeated="6"/>
          <table:table-cell table:formula="of:=10^(([.$L$2]-[.D766])/(10*[.$L$3]))" office:value-type="float" office:value="6.81292069057961" calcext:value-type="float">
            <text:p>6.812920690579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19610213749098" calcext:value-type="float">
            <text:p>7.19610213749098</text:p>
          </table:table-cell>
          <table:table-cell table:number-columns-repeated="2" office:value-type="float" office:value="-74" calcext:value-type="float">
            <text:p>-74</text:p>
          </table:table-cell>
          <table:table-cell office:value-type="float" office:value="-78.0276716560654" calcext:value-type="float">
            <text:p>-78.0276716560654</text:p>
          </table:table-cell>
          <table:table-cell office:value-type="float" office:value="14.4912839469638" calcext:value-type="float">
            <text:p>14.4912839469638</text:p>
          </table:table-cell>
          <table:table-cell table:number-columns-repeated="6"/>
          <table:table-cell table:formula="of:=10^(([.$L$2]-[.D767])/(10*[.$L$3]))" office:value-type="float" office:value="6.81292069057961" calcext:value-type="float">
            <text:p>6.81292069057961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7.19917938532989" calcext:value-type="float">
            <text:p>7.19917938532989</text:p>
          </table:table-cell>
          <table:table-cell office:value-type="float" office:value="-82" calcext:value-type="float">
            <text:p>-82</text:p>
          </table:table-cell>
          <table:table-cell office:value-type="float" office:value="-80" calcext:value-type="float">
            <text:p>-80</text:p>
          </table:table-cell>
          <table:table-cell office:value-type="float" office:value="-78.0296439844093" calcext:value-type="float">
            <text:p>-78.0296439844093</text:p>
          </table:table-cell>
          <table:table-cell office:value-type="float" office:value="14.4939166459692" calcext:value-type="float">
            <text:p>14.4939166459692</text:p>
          </table:table-cell>
          <table:table-cell table:number-columns-repeated="6"/>
          <table:table-cell table:formula="of:=10^(([.$L$2]-[.D768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7.15880510374076" calcext:value-type="float">
            <text:p>7.15880510374076</text:p>
          </table:table-cell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office:value-type="float" office:value="-78.0316143404249" calcext:value-type="float">
            <text:p>-78.0316143404249</text:p>
          </table:table-cell>
          <table:table-cell office:value-type="float" office:value="14.496547189853" calcext:value-type="float">
            <text:p>14.496547189853</text:p>
          </table:table-cell>
          <table:table-cell table:number-columns-repeated="6"/>
          <table:table-cell table:formula="of:=10^(([.$L$2]-[.D769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7.10887709509344" calcext:value-type="float">
            <text:p>7.1088770950934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345827260845" calcext:value-type="float">
            <text:p>-78.0345827260845</text:p>
          </table:table-cell>
          <table:table-cell office:value-type="float" office:value="14.5005110648246" calcext:value-type="float">
            <text:p>14.5005110648246</text:p>
          </table:table-cell>
          <table:table-cell table:number-columns-repeated="6"/>
          <table:table-cell table:formula="of:=10^(([.$L$2]-[.D77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7.07665161725428" calcext:value-type="float">
            <text:p>7.07665161725428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78.0375481433584" calcext:value-type="float">
            <text:p>-78.0375481433584</text:p>
          </table:table-cell>
          <table:table-cell office:value-type="float" office:value="14.5044720581613" calcext:value-type="float">
            <text:p>14.5044720581613</text:p>
          </table:table-cell>
          <table:table-cell table:number-columns-repeated="6"/>
          <table:table-cell table:formula="of:=10^(([.$L$2]-[.D77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.08723824010146" calcext:value-type="float">
            <text:p>7.0872382401014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0405105952151" calcext:value-type="float">
            <text:p>-78.0405105952151</text:p>
          </table:table-cell>
          <table:table-cell office:value-type="float" office:value="14.5084301708762" calcext:value-type="float">
            <text:p>14.5084301708762</text:p>
          </table:table-cell>
          <table:table-cell table:number-columns-repeated="6"/>
          <table:table-cell table:formula="of:=10^(([.$L$2]-[.D77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7.08713930659427" calcext:value-type="float">
            <text:p>7.0871393065942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434700846198" calcext:value-type="float">
            <text:p>-78.0434700846198</text:p>
          </table:table-cell>
          <table:table-cell office:value-type="float" office:value="14.5123854039846" calcext:value-type="float">
            <text:p>14.5123854039846</text:p>
          </table:table-cell>
          <table:table-cell table:number-columns-repeated="6"/>
          <table:table-cell table:formula="of:=10^(([.$L$2]-[.D77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7.08683996866065" calcext:value-type="float">
            <text:p>7.0868399686606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464266145352" calcext:value-type="float">
            <text:p>-78.0464266145352</text:p>
          </table:table-cell>
          <table:table-cell office:value-type="float" office:value="14.5163377585035" calcext:value-type="float">
            <text:p>14.5163377585035</text:p>
          </table:table-cell>
          <table:table-cell table:number-columns-repeated="6"/>
          <table:table-cell table:formula="of:=10^(([.$L$2]-[.D77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7.10162770793186" calcext:value-type="float">
            <text:p>7.1016277079318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493801879207" calcext:value-type="float">
            <text:p>-78.0493801879207</text:p>
          </table:table-cell>
          <table:table-cell office:value-type="float" office:value="14.520287235452" calcext:value-type="float">
            <text:p>14.520287235452</text:p>
          </table:table-cell>
          <table:table-cell table:number-columns-repeated="6"/>
          <table:table-cell table:formula="of:=10^(([.$L$2]-[.D77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7.1080266152556" calcext:value-type="float">
            <text:p>7.108026615255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523308077328" calcext:value-type="float">
            <text:p>-78.0523308077328</text:p>
          </table:table-cell>
          <table:table-cell office:value-type="float" office:value="14.524233835851" calcext:value-type="float">
            <text:p>14.524233835851</text:p>
          </table:table-cell>
          <table:table-cell table:number-columns-repeated="6"/>
          <table:table-cell table:formula="of:=10^(([.$L$2]-[.D77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10654046366824" calcext:value-type="float">
            <text:p>7.1065404636682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55278476925" calcext:value-type="float">
            <text:p>-78.055278476925</text:p>
          </table:table-cell>
          <table:table-cell office:value-type="float" office:value="14.5281775607233" calcext:value-type="float">
            <text:p>14.5281775607233</text:p>
          </table:table-cell>
          <table:table-cell table:number-columns-repeated="6"/>
          <table:table-cell table:formula="of:=10^(([.$L$2]-[.D77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7.10503741940847" calcext:value-type="float">
            <text:p>7.1050374194084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582231984481" calcext:value-type="float">
            <text:p>-78.0582231984481</text:p>
          </table:table-cell>
          <table:table-cell office:value-type="float" office:value="14.5321184110935" calcext:value-type="float">
            <text:p>14.5321184110935</text:p>
          </table:table-cell>
          <table:table-cell table:number-columns-repeated="6"/>
          <table:table-cell table:formula="of:=10^(([.$L$2]-[.D77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7.1050138755138" calcext:value-type="float">
            <text:p>7.105013875513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611649752497" calcext:value-type="float">
            <text:p>-78.0611649752497</text:p>
          </table:table-cell>
          <table:table-cell office:value-type="float" office:value="14.5360563879883" calcext:value-type="float">
            <text:p>14.5360563879883</text:p>
          </table:table-cell>
          <table:table-cell table:number-columns-repeated="6"/>
          <table:table-cell table:formula="of:=10^(([.$L$2]-[.D77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7.10490855403537" calcext:value-type="float">
            <text:p>7.1049085540353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641038102744" calcext:value-type="float">
            <text:p>-78.0641038102744</text:p>
          </table:table-cell>
          <table:table-cell office:value-type="float" office:value="14.5399914924362" calcext:value-type="float">
            <text:p>14.5399914924362</text:p>
          </table:table-cell>
          <table:table-cell table:number-columns-repeated="6"/>
          <table:table-cell table:formula="of:=10^(([.$L$2]-[.D78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7.8" calcext:value-type="float">
            <text:p>7.8</text:p>
          </table:table-cell>
          <table:table-cell office:value-type="float" office:value="7.10896545645619" calcext:value-type="float">
            <text:p>7.1089654564561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670397064641" calcext:value-type="float">
            <text:p>-78.0670397064641</text:p>
          </table:table-cell>
          <table:table-cell office:value-type="float" office:value="14.5439237254674" calcext:value-type="float">
            <text:p>14.5439237254674</text:p>
          </table:table-cell>
          <table:table-cell table:number-columns-repeated="6"/>
          <table:table-cell table:formula="of:=10^(([.$L$2]-[.D78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.11073521105937" calcext:value-type="float">
            <text:p>7.1107352110593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699726667577" calcext:value-type="float">
            <text:p>-78.0699726667577</text:p>
          </table:table-cell>
          <table:table-cell office:value-type="float" office:value="14.5478530881141" calcext:value-type="float">
            <text:p>14.5478530881141</text:p>
          </table:table-cell>
          <table:table-cell table:number-columns-repeated="6"/>
          <table:table-cell table:formula="of:=10^(([.$L$2]-[.D78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float" office:value="7.11257432256843" calcext:value-type="float">
            <text:p>7.1125743225684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729026940909" calcext:value-type="float">
            <text:p>-78.0729026940909</text:p>
          </table:table-cell>
          <table:table-cell office:value-type="float" office:value="14.5517795814105" calcext:value-type="float">
            <text:p>14.5517795814105</text:p>
          </table:table-cell>
          <table:table-cell table:number-columns-repeated="6"/>
          <table:table-cell table:formula="of:=10^(([.$L$2]-[.D78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float" office:value="7.11384407562833" calcext:value-type="float">
            <text:p>7.1138440756283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758297913968" calcext:value-type="float">
            <text:p>-78.0758297913968</text:p>
          </table:table-cell>
          <table:table-cell office:value-type="float" office:value="14.5557032063923" calcext:value-type="float">
            <text:p>14.5557032063923</text:p>
          </table:table-cell>
          <table:table-cell table:number-columns-repeated="6"/>
          <table:table-cell table:formula="of:=10^(([.$L$2]-[.D78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float" office:value="7.11543840687013" calcext:value-type="float">
            <text:p>7.1154384068701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787539616054" calcext:value-type="float">
            <text:p>-78.0787539616054</text:p>
          </table:table-cell>
          <table:table-cell office:value-type="float" office:value="14.5596239640975" calcext:value-type="float">
            <text:p>14.5596239640975</text:p>
          </table:table-cell>
          <table:table-cell table:number-columns-repeated="6"/>
          <table:table-cell table:formula="of:=10^(([.$L$2]-[.D78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7.11659986600978" calcext:value-type="float">
            <text:p>7.1165998660097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816752076438" calcext:value-type="float">
            <text:p>-78.0816752076438</text:p>
          </table:table-cell>
          <table:table-cell office:value-type="float" office:value="14.5635418555655" calcext:value-type="float">
            <text:p>14.5635418555655</text:p>
          </table:table-cell>
          <table:table-cell table:number-columns-repeated="6"/>
          <table:table-cell table:formula="of:=10^(([.$L$2]-[.D78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11679749686521" calcext:value-type="float">
            <text:p>7.11679749686521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78.0845935324362" calcext:value-type="float">
            <text:p>-78.0845935324362</text:p>
          </table:table-cell>
          <table:table-cell office:value-type="float" office:value="14.5674568818379" calcext:value-type="float">
            <text:p>14.5674568818379</text:p>
          </table:table-cell>
          <table:table-cell table:number-columns-repeated="6"/>
          <table:table-cell table:formula="of:=10^(([.$L$2]-[.D78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7.1176615802243" calcext:value-type="float">
            <text:p>7.117661580224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875089389038" calcext:value-type="float">
            <text:p>-78.0875089389038</text:p>
          </table:table-cell>
          <table:table-cell office:value-type="float" office:value="14.5713690439579" calcext:value-type="float">
            <text:p>14.5713690439579</text:p>
          </table:table-cell>
          <table:table-cell table:number-columns-repeated="6"/>
          <table:table-cell table:formula="of:=10^(([.$L$2]-[.D78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float" office:value="7.11766500904425" calcext:value-type="float">
            <text:p>7.117665009044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904214299649" calcext:value-type="float">
            <text:p>-78.0904214299649</text:p>
          </table:table-cell>
          <table:table-cell office:value-type="float" office:value="14.5752783429706" calcext:value-type="float">
            <text:p>14.5752783429706</text:p>
          </table:table-cell>
          <table:table-cell table:number-columns-repeated="6"/>
          <table:table-cell table:formula="of:=10^(([.$L$2]-[.D78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7.11783873525457" calcext:value-type="float">
            <text:p>7.1178387352545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78.0933310085349" calcext:value-type="float">
            <text:p>-78.0933310085349</text:p>
          </table:table-cell>
          <table:table-cell office:value-type="float" office:value="14.5791847799229" calcext:value-type="float">
            <text:p>14.5791847799229</text:p>
          </table:table-cell>
          <table:table-cell table:number-columns-repeated="6"/>
          <table:table-cell table:formula="of:=10^(([.$L$2]-[.D79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7.11731217325906" calcext:value-type="float">
            <text:p>7.11731217325906</text:p>
          </table:table-cell>
          <table:table-cell office:value-type="float" office:value="-56" calcext:value-type="float">
            <text:p>-56</text:p>
          </table:table-cell>
          <table:table-cell office:value-type="float" office:value="-81" calcext:value-type="float">
            <text:p>-81</text:p>
          </table:table-cell>
          <table:table-cell office:value-type="float" office:value="-78.0962376775264" calcext:value-type="float">
            <text:p>-78.0962376775264</text:p>
          </table:table-cell>
          <table:table-cell office:value-type="float" office:value="14.5830883558637" calcext:value-type="float">
            <text:p>14.5830883558637</text:p>
          </table:table-cell>
          <table:table-cell table:number-columns-repeated="6"/>
          <table:table-cell table:formula="of:=10^(([.$L$2]-[.D79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.11809411720796" calcext:value-type="float">
            <text:p>7.1180941172079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0991414398489" calcext:value-type="float">
            <text:p>-78.0991414398489</text:p>
          </table:table-cell>
          <table:table-cell office:value-type="float" office:value="14.5869890718434" calcext:value-type="float">
            <text:p>14.5869890718434</text:p>
          </table:table-cell>
          <table:table-cell table:number-columns-repeated="6"/>
          <table:table-cell table:formula="of:=10^(([.$L$2]-[.D79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float" office:value="7.12080116937178" calcext:value-type="float">
            <text:p>7.1208011693717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02042298409" calcext:value-type="float">
            <text:p>-78.102042298409</text:p>
          </table:table-cell>
          <table:table-cell office:value-type="float" office:value="14.5908869289145" calcext:value-type="float">
            <text:p>14.5908869289145</text:p>
          </table:table-cell>
          <table:table-cell table:number-columns-repeated="6"/>
          <table:table-cell table:formula="of:=10^(([.$L$2]-[.D79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7.12073792603172" calcext:value-type="float">
            <text:p>7.1207379260317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049402561106" calcext:value-type="float">
            <text:p>-78.1049402561106</text:p>
          </table:table-cell>
          <table:table-cell office:value-type="float" office:value="14.594781928131" calcext:value-type="float">
            <text:p>14.594781928131</text:p>
          </table:table-cell>
          <table:table-cell table:number-columns-repeated="6"/>
          <table:table-cell table:formula="of:=10^(([.$L$2]-[.D79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float" office:value="7.12198026261204" calcext:value-type="float">
            <text:p>7.1219802626120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078353158545" calcext:value-type="float">
            <text:p>-78.1078353158545</text:p>
          </table:table-cell>
          <table:table-cell office:value-type="float" office:value="14.598674070549" calcext:value-type="float">
            <text:p>14.598674070549</text:p>
          </table:table-cell>
          <table:table-cell table:number-columns-repeated="6"/>
          <table:table-cell table:formula="of:=10^(([.$L$2]-[.D79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0.8" calcext:value-type="float">
            <text:p>10.8</text:p>
          </table:table-cell>
          <table:table-cell office:value-type="float" office:value="7.1229953041218" calcext:value-type="float">
            <text:p>7.122995304121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107274805386" calcext:value-type="float">
            <text:p>-78.1107274805386</text:p>
          </table:table-cell>
          <table:table-cell office:value-type="float" office:value="14.6025633572263" calcext:value-type="float">
            <text:p>14.6025633572263</text:p>
          </table:table-cell>
          <table:table-cell table:number-columns-repeated="6"/>
          <table:table-cell table:formula="of:=10^(([.$L$2]-[.D79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12397465343533" calcext:value-type="float">
            <text:p>7.1239746534353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136167530581" calcext:value-type="float">
            <text:p>-78.1136167530581</text:p>
          </table:table-cell>
          <table:table-cell office:value-type="float" office:value="14.6064497892222" calcext:value-type="float">
            <text:p>14.6064497892222</text:p>
          </table:table-cell>
          <table:table-cell table:number-columns-repeated="6"/>
          <table:table-cell table:formula="of:=10^(([.$L$2]-[.D79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float" office:value="7.12485552228839" calcext:value-type="float">
            <text:p>7.1248555222883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165031363051" calcext:value-type="float">
            <text:p>-78.1165031363051</text:p>
          </table:table-cell>
          <table:table-cell office:value-type="float" office:value="14.6103333675982" calcext:value-type="float">
            <text:p>14.6103333675982</text:p>
          </table:table-cell>
          <table:table-cell table:number-columns-repeated="6"/>
          <table:table-cell table:formula="of:=10^(([.$L$2]-[.D79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float" office:value="7.12572460975526" calcext:value-type="float">
            <text:p>7.12572460975526</text:p>
          </table:table-cell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office:value-type="float" office:value="-78.1193866331688" calcext:value-type="float">
            <text:p>-78.1193866331688</text:p>
          </table:table-cell>
          <table:table-cell office:value-type="float" office:value="14.6142140934174" calcext:value-type="float">
            <text:p>14.6142140934174</text:p>
          </table:table-cell>
          <table:table-cell table:number-columns-repeated="6"/>
          <table:table-cell table:formula="of:=10^(([.$L$2]-[.D79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1.6" calcext:value-type="float">
            <text:p>11.6</text:p>
          </table:table-cell>
          <table:table-cell office:value-type="float" office:value="7.12643520019825" calcext:value-type="float">
            <text:p>7.12643520019825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78.1222672465356" calcext:value-type="float">
            <text:p>-78.1222672465356</text:p>
          </table:table-cell>
          <table:table-cell office:value-type="float" office:value="14.6180919677445" calcext:value-type="float">
            <text:p>14.6180919677445</text:p>
          </table:table-cell>
          <table:table-cell table:number-columns-repeated="6"/>
          <table:table-cell table:formula="of:=10^(([.$L$2]-[.D80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1.8" calcext:value-type="float">
            <text:p>11.8</text:p>
          </table:table-cell>
          <table:table-cell office:value-type="float" office:value="7.12811568742782" calcext:value-type="float">
            <text:p>7.12811568742782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78.1251449792891" calcext:value-type="float">
            <text:p>-78.1251449792891</text:p>
          </table:table-cell>
          <table:table-cell office:value-type="float" office:value="14.6219669916462" calcext:value-type="float">
            <text:p>14.6219669916462</text:p>
          </table:table-cell>
          <table:table-cell table:number-columns-repeated="6"/>
          <table:table-cell table:formula="of:=10^(([.$L$2]-[.D80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7.12811568742782" calcext:value-type="float">
            <text:p>7.1281156874278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280198343098" calcext:value-type="float">
            <text:p>-78.1280198343098</text:p>
          </table:table-cell>
          <table:table-cell office:value-type="float" office:value="14.6258391661909" calcext:value-type="float">
            <text:p>14.6258391661909</text:p>
          </table:table-cell>
          <table:table-cell table:number-columns-repeated="6"/>
          <table:table-cell table:formula="of:=10^(([.$L$2]-[.D80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float" office:value="7.12688365438193" calcext:value-type="float">
            <text:p>7.1268836543819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308918144755" calcext:value-type="float">
            <text:p>-78.1308918144755</text:p>
          </table:table-cell>
          <table:table-cell office:value-type="float" office:value="14.6297084924487" calcext:value-type="float">
            <text:p>14.6297084924487</text:p>
          </table:table-cell>
          <table:table-cell table:number-columns-repeated="6"/>
          <table:table-cell table:formula="of:=10^(([.$L$2]-[.D80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float" office:value="7.123663329475" calcext:value-type="float">
            <text:p>7.123663329475</text:p>
          </table:table-cell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office:value-type="float" office:value="-78.132760922661" calcext:value-type="float">
            <text:p>-78.132760922661</text:p>
          </table:table-cell>
          <table:table-cell office:value-type="float" office:value="14.6322272314946" calcext:value-type="float">
            <text:p>14.6322272314946</text:p>
          </table:table-cell>
          <table:table-cell table:number-columns-repeated="6"/>
          <table:table-cell table:formula="of:=10^(([.$L$2]-[.D804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7.12168895849824" calcext:value-type="float">
            <text:p>7.1216889584982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1356281617383" calcext:value-type="float">
            <text:p>-78.1356281617383</text:p>
          </table:table-cell>
          <table:table-cell office:value-type="float" office:value="14.6360918565924" calcext:value-type="float">
            <text:p>14.6360918565924</text:p>
          </table:table-cell>
          <table:table-cell table:number-columns-repeated="6"/>
          <table:table-cell table:formula="of:=10^(([.$L$2]-[.D80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float" office:value="7.12085144011962" calcext:value-type="float">
            <text:p>7.1208514401196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384925335766" calcext:value-type="float">
            <text:p>-78.1384925335766</text:p>
          </table:table-cell>
          <table:table-cell office:value-type="float" office:value="14.639953636249" calcext:value-type="float">
            <text:p>14.639953636249</text:p>
          </table:table-cell>
          <table:table-cell table:number-columns-repeated="6"/>
          <table:table-cell table:formula="of:=10^(([.$L$2]-[.D80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1210151005433" calcext:value-type="float">
            <text:p>7.121015100543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41354041043" calcext:value-type="float">
            <text:p>-78.141354041043</text:p>
          </table:table-cell>
          <table:table-cell office:value-type="float" office:value="14.6438125715409" calcext:value-type="float">
            <text:p>14.6438125715409</text:p>
          </table:table-cell>
          <table:table-cell table:number-columns-repeated="6"/>
          <table:table-cell table:formula="of:=10^(([.$L$2]-[.D80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float" office:value="7.12118902306935" calcext:value-type="float">
            <text:p>7.12118902306935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144212687002" calcext:value-type="float">
            <text:p>-78.144212687002</text:p>
          </table:table-cell>
          <table:table-cell office:value-type="float" office:value="14.6476686635462" calcext:value-type="float">
            <text:p>14.6476686635462</text:p>
          </table:table-cell>
          <table:table-cell table:number-columns-repeated="6"/>
          <table:table-cell table:formula="of:=10^(([.$L$2]-[.D80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float" office:value="7.122446818479" calcext:value-type="float">
            <text:p>7.12244681847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47068474315" calcext:value-type="float">
            <text:p>-78.147068474315</text:p>
          </table:table-cell>
          <table:table-cell office:value-type="float" office:value="14.6515219133449" calcext:value-type="float">
            <text:p>14.6515219133449</text:p>
          </table:table-cell>
          <table:table-cell table:number-columns-repeated="6"/>
          <table:table-cell table:formula="of:=10^(([.$L$2]-[.D80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float" office:value="7.12310226110336" calcext:value-type="float">
            <text:p>7.1231022611033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499214058407" calcext:value-type="float">
            <text:p>-78.1499214058407</text:p>
          </table:table-cell>
          <table:table-cell office:value-type="float" office:value="14.6553723220186" calcext:value-type="float">
            <text:p>14.6553723220186</text:p>
          </table:table-cell>
          <table:table-cell table:number-columns-repeated="6"/>
          <table:table-cell table:formula="of:=10^(([.$L$2]-[.D81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3.8" calcext:value-type="float">
            <text:p>13.8</text:p>
          </table:table-cell>
          <table:table-cell office:value-type="float" office:value="7.12369480052299" calcext:value-type="float">
            <text:p>7.1236948005229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527714844348" calcext:value-type="float">
            <text:p>-78.1527714844348</text:p>
          </table:table-cell>
          <table:table-cell office:value-type="float" office:value="14.6592198906506" calcext:value-type="float">
            <text:p>14.6592198906506</text:p>
          </table:table-cell>
          <table:table-cell table:number-columns-repeated="6"/>
          <table:table-cell table:formula="of:=10^(([.$L$2]-[.D81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7.12349193318539" calcext:value-type="float">
            <text:p>7.12349193318539</text:p>
          </table:table-cell>
          <table:table-cell office:value-type="float" office:value="-51" calcext:value-type="float">
            <text:p>-51</text:p>
          </table:table-cell>
          <table:table-cell office:value-type="float" office:value="-80" calcext:value-type="float">
            <text:p>-80</text:p>
          </table:table-cell>
          <table:table-cell office:value-type="float" office:value="-78.1546187129504" calcext:value-type="float">
            <text:p>-78.1546187129504</text:p>
          </table:table-cell>
          <table:table-cell office:value-type="float" office:value="14.6617141643573" calcext:value-type="float">
            <text:p>14.6617141643573</text:p>
          </table:table-cell>
          <table:table-cell table:number-columns-repeated="6"/>
          <table:table-cell table:formula="of:=10^(([.$L$2]-[.D812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7.12555196537422" calcext:value-type="float">
            <text:p>7.1255519653742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574640942375" calcext:value-type="float">
            <text:p>-78.1574640942375</text:p>
          </table:table-cell>
          <table:table-cell office:value-type="float" office:value="14.6655570530756" calcext:value-type="float">
            <text:p>14.6655570530756</text:p>
          </table:table-cell>
          <table:table-cell table:number-columns-repeated="6"/>
          <table:table-cell table:formula="of:=10^(([.$L$2]-[.D81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float" office:value="7.1317759984159" calcext:value-type="float">
            <text:p>7.131775998415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1603066301432" calcext:value-type="float">
            <text:p>-78.1603066301432</text:p>
          </table:table-cell>
          <table:table-cell office:value-type="float" office:value="14.6693971046298" calcext:value-type="float">
            <text:p>14.6693971046298</text:p>
          </table:table-cell>
          <table:table-cell table:number-columns-repeated="6"/>
          <table:table-cell table:formula="of:=10^(([.$L$2]-[.D81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7.1316778285828" calcext:value-type="float">
            <text:p>7.131677828582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631463235131" calcext:value-type="float">
            <text:p>-78.1631463235131</text:p>
          </table:table-cell>
          <table:table-cell office:value-type="float" office:value="14.6732343201095" calcext:value-type="float">
            <text:p>14.6732343201095</text:p>
          </table:table-cell>
          <table:table-cell table:number-columns-repeated="6"/>
          <table:table-cell table:formula="of:=10^(([.$L$2]-[.D81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float" office:value="7.13153403493121" calcext:value-type="float">
            <text:p>7.1315340349312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1649831771896" calcext:value-type="float">
            <text:p>-78.1649831771896</text:p>
          </table:table-cell>
          <table:table-cell office:value-type="float" office:value="14.6757169548732" calcext:value-type="float">
            <text:p>14.6757169548732</text:p>
          </table:table-cell>
          <table:table-cell table:number-columns-repeated="6"/>
          <table:table-cell table:formula="of:=10^(([.$L$2]-[.D816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12418252512549" calcext:value-type="float">
            <text:p>7.1241825251254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678181940124" calcext:value-type="float">
            <text:p>-78.1678181940124</text:p>
          </table:table-cell>
          <table:table-cell office:value-type="float" office:value="14.6795495006335" calcext:value-type="float">
            <text:p>14.6795495006335</text:p>
          </table:table-cell>
          <table:table-cell table:number-columns-repeated="6"/>
          <table:table-cell table:formula="of:=10^(([.$L$2]-[.D81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float" office:value="7.12435190673185" calcext:value-type="float">
            <text:p>7.1243519067318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8.1696503758184" calcext:value-type="float">
            <text:p>-78.1696503758184</text:p>
          </table:table-cell>
          <table:table-cell office:value-type="float" office:value="14.6820268862861" calcext:value-type="float">
            <text:p>14.6820268862861</text:p>
          </table:table-cell>
          <table:table-cell table:number-columns-repeated="6"/>
          <table:table-cell table:formula="of:=10^(([.$L$2]-[.D818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float" office:value="7.12435190673185" calcext:value-type="float">
            <text:p>7.12435190673185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1714807254425" calcext:value-type="float">
            <text:p>-78.1714807254425</text:p>
          </table:table-cell>
          <table:table-cell office:value-type="float" office:value="14.6845022120206" calcext:value-type="float">
            <text:p>14.6845022120206</text:p>
          </table:table-cell>
          <table:table-cell table:number-columns-repeated="6"/>
          <table:table-cell table:formula="of:=10^(([.$L$2]-[.D819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float" office:value="7.12585442335683" calcext:value-type="float">
            <text:p>7.12585442335683</text:p>
          </table:table-cell>
          <table:table-cell office:value-type="float" office:value="-67" calcext:value-type="float">
            <text:p>-67</text:p>
          </table:table-cell>
          <table:table-cell office:value-type="float" office:value="-81" calcext:value-type="float">
            <text:p>-81</text:p>
          </table:table-cell>
          <table:table-cell office:value-type="float" office:value="-78.1743092447171" calcext:value-type="float">
            <text:p>-78.1743092447171</text:p>
          </table:table-cell>
          <table:table-cell office:value-type="float" office:value="14.6883282618617" calcext:value-type="float">
            <text:p>14.6883282618617</text:p>
          </table:table-cell>
          <table:table-cell table:number-columns-repeated="6"/>
          <table:table-cell table:formula="of:=10^(([.$L$2]-[.D82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5.8" calcext:value-type="float">
            <text:p>15.8</text:p>
          </table:table-cell>
          <table:table-cell office:value-type="float" office:value="7.12654041611539" calcext:value-type="float">
            <text:p>7.1265404161153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771349354724" calcext:value-type="float">
            <text:p>-78.1771349354724</text:p>
          </table:table-cell>
          <table:table-cell office:value-type="float" office:value="14.6921514810361" calcext:value-type="float">
            <text:p>14.6921514810361</text:p>
          </table:table-cell>
          <table:table-cell table:number-columns-repeated="6"/>
          <table:table-cell table:formula="of:=10^(([.$L$2]-[.D82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7.12654041611539" calcext:value-type="float">
            <text:p>7.12654041611539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1799578005369" calcext:value-type="float">
            <text:p>-78.1799578005369</text:p>
          </table:table-cell>
          <table:table-cell office:value-type="float" office:value="14.6959718706432" calcext:value-type="float">
            <text:p>14.6959718706432</text:p>
          </table:table-cell>
          <table:table-cell table:number-columns-repeated="6"/>
          <table:table-cell table:formula="of:=10^(([.$L$2]-[.D82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float" office:value="7.12668939227911" calcext:value-type="float">
            <text:p>7.1266893922791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827778427364" calcext:value-type="float">
            <text:p>-78.1827778427364</text:p>
          </table:table-cell>
          <table:table-cell office:value-type="float" office:value="14.6997894317841" calcext:value-type="float">
            <text:p>14.6997894317841</text:p>
          </table:table-cell>
          <table:table-cell table:number-columns-repeated="6"/>
          <table:table-cell table:formula="of:=10^(([.$L$2]-[.D82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float" office:value="7.12665941821853" calcext:value-type="float">
            <text:p>7.126659418218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855950648937" calcext:value-type="float">
            <text:p>-78.1855950648937</text:p>
          </table:table-cell>
          <table:table-cell office:value-type="float" office:value="14.7036041655617" calcext:value-type="float">
            <text:p>14.7036041655617</text:p>
          </table:table-cell>
          <table:table-cell table:number-columns-repeated="6"/>
          <table:table-cell table:formula="of:=10^(([.$L$2]-[.D82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float" office:value="7.12548233191862" calcext:value-type="float">
            <text:p>7.1254823319186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884094698288" calcext:value-type="float">
            <text:p>-78.1884094698288</text:p>
          </table:table-cell>
          <table:table-cell office:value-type="float" office:value="14.7074160730803" calcext:value-type="float">
            <text:p>14.7074160730803</text:p>
          </table:table-cell>
          <table:table-cell table:number-columns-repeated="6"/>
          <table:table-cell table:formula="of:=10^(([.$L$2]-[.D82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float" office:value="7.12551231093071" calcext:value-type="float">
            <text:p>7.1255123109307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12210603589" calcext:value-type="float">
            <text:p>-78.1912210603589</text:p>
          </table:table-cell>
          <table:table-cell office:value-type="float" office:value="14.711225155446" calcext:value-type="float">
            <text:p>14.711225155446</text:p>
          </table:table-cell>
          <table:table-cell table:number-columns-repeated="6"/>
          <table:table-cell table:formula="of:=10^(([.$L$2]-[.D82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12575454623657" calcext:value-type="float">
            <text:p>7.1257545462365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40298392986" calcext:value-type="float">
            <text:p>-78.1940298392986</text:p>
          </table:table-cell>
          <table:table-cell office:value-type="float" office:value="14.7150314137664" calcext:value-type="float">
            <text:p>14.7150314137664</text:p>
          </table:table-cell>
          <table:table-cell table:number-columns-repeated="6"/>
          <table:table-cell table:formula="of:=10^(([.$L$2]-[.D82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float" office:value="7.12591139458847" calcext:value-type="float">
            <text:p>7.1259113945884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68358094593" calcext:value-type="float">
            <text:p>-78.1968358094593</text:p>
          </table:table-cell>
          <table:table-cell office:value-type="float" office:value="14.7188348491509" calcext:value-type="float">
            <text:p>14.7188348491509</text:p>
          </table:table-cell>
          <table:table-cell table:number-columns-repeated="6"/>
          <table:table-cell table:formula="of:=10^(([.$L$2]-[.D82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float" office:value="7.12648274418867" calcext:value-type="float">
            <text:p>7.1264827441886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96389736498" calcext:value-type="float">
            <text:p>-78.1996389736498</text:p>
          </table:table-cell>
          <table:table-cell office:value-type="float" office:value="14.7226354627104" calcext:value-type="float">
            <text:p>14.7226354627104</text:p>
          </table:table-cell>
          <table:table-cell table:number-columns-repeated="6"/>
          <table:table-cell table:formula="of:=10^(([.$L$2]-[.D82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float" office:value="7.12618918306977" calcext:value-type="float">
            <text:p>7.12618918306977</text:p>
          </table:table-cell>
          <table:table-cell office:value-type="float" office:value="-82" calcext:value-type="float">
            <text:p>-82</text:p>
          </table:table-cell>
          <table:table-cell office:value-type="float" office:value="-81" calcext:value-type="float">
            <text:p>-81</text:p>
          </table:table-cell>
          <table:table-cell office:value-type="float" office:value="-78.2024393346762" calcext:value-type="float">
            <text:p>-78.2024393346762</text:p>
          </table:table-cell>
          <table:table-cell office:value-type="float" office:value="14.7264332555574" calcext:value-type="float">
            <text:p>14.7264332555574</text:p>
          </table:table-cell>
          <table:table-cell table:number-columns-repeated="6"/>
          <table:table-cell table:formula="of:=10^(([.$L$2]-[.D83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float" office:value="7.12642374986589" calcext:value-type="float">
            <text:p>7.12642374986589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2042368953415" calcext:value-type="float">
            <text:p>-78.2042368953415</text:p>
          </table:table-cell>
          <table:table-cell office:value-type="float" office:value="14.7288715871253" calcext:value-type="float">
            <text:p>14.7288715871253</text:p>
          </table:table-cell>
          <table:table-cell table:number-columns-repeated="6"/>
          <table:table-cell table:formula="of:=10^(([.$L$2]-[.D831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7.12510857467011" calcext:value-type="float">
            <text:p>7.12510857467011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8.2060326584462" calcext:value-type="float">
            <text:p>-78.2060326584462</text:p>
          </table:table-cell>
          <table:table-cell office:value-type="float" office:value="14.7313078834834" calcext:value-type="float">
            <text:p>14.7313078834834</text:p>
          </table:table-cell>
          <table:table-cell table:number-columns-repeated="6"/>
          <table:table-cell table:formula="of:=10^(([.$L$2]-[.D832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float" office:value="7.12631796184875" calcext:value-type="float">
            <text:p>7.12631796184875</text:p>
          </table:table-cell>
          <table:table-cell office:value-type="float" office:value="-81" calcext:value-type="float">
            <text:p>-81</text:p>
          </table:table-cell>
          <table:table-cell office:value-type="float" office:value="-70" calcext:value-type="float">
            <text:p>-70</text:p>
          </table:table-cell>
          <table:table-cell office:value-type="float" office:value="-78.1978266257877" calcext:value-type="float">
            <text:p>-78.1978266257877</text:p>
          </table:table-cell>
          <table:table-cell office:value-type="float" office:value="14.7201781153416" calcext:value-type="float">
            <text:p>14.7201781153416</text:p>
          </table:table-cell>
          <table:table-cell table:number-columns-repeated="6"/>
          <table:table-cell table:formula="of:=10^(([.$L$2]-[.D833])/(10*[.$L$3]))" office:value-type="float" office:value="5.01187233627272" calcext:value-type="float">
            <text:p>5.01187233627272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float" office:value="7.13038683692428" calcext:value-type="float">
            <text:p>7.13038683692428</text:p>
          </table:table-cell>
          <table:table-cell office:value-type="float" office:value="-80" calcext:value-type="float">
            <text:p>-80</text:p>
          </table:table-cell>
          <table:table-cell office:value-type="float" office:value="-70" calcext:value-type="float">
            <text:p>-70</text:p>
          </table:table-cell>
          <table:table-cell office:value-type="float" office:value="-78.1896287991619" calcext:value-type="float">
            <text:p>-78.1896287991619</text:p>
          </table:table-cell>
          <table:table-cell office:value-type="float" office:value="14.7090678731013" calcext:value-type="float">
            <text:p>14.7090678731013</text:p>
          </table:table-cell>
          <table:table-cell table:number-columns-repeated="6"/>
          <table:table-cell table:formula="of:=10^(([.$L$2]-[.D834])/(10*[.$L$3]))" office:value-type="float" office:value="5.01187233627272" calcext:value-type="float">
            <text:p>5.01187233627272</text:p>
          </table:table-cell>
        </table:table-row>
        <table:table-row table:style-name="ro1">
          <table:table-cell office:value-type="float" office:value="18.6" calcext:value-type="float">
            <text:p>18.6</text:p>
          </table:table-cell>
          <table:table-cell office:value-type="float" office:value="7.13230460959396" calcext:value-type="float">
            <text:p>7.13230460959396</text:p>
          </table:table-cell>
          <table:table-cell table:number-columns-repeated="2" office:value-type="float" office:value="-70" calcext:value-type="float">
            <text:p>-70</text:p>
          </table:table-cell>
          <table:table-cell office:value-type="float" office:value="-78.1814391703627" calcext:value-type="float">
            <text:p>-78.1814391703627</text:p>
          </table:table-cell>
          <table:table-cell office:value-type="float" office:value="14.6979771141282" calcext:value-type="float">
            <text:p>14.6979771141282</text:p>
          </table:table-cell>
          <table:table-cell table:number-columns-repeated="6"/>
          <table:table-cell table:formula="of:=10^(([.$L$2]-[.D835])/(10*[.$L$3]))" office:value-type="float" office:value="5.01187233627272" calcext:value-type="float">
            <text:p>5.01187233627272</text:p>
          </table:table-cell>
        </table:table-row>
        <table:table-row table:style-name="ro1">
          <table:table-cell office:value-type="float" office:value="18.8" calcext:value-type="float">
            <text:p>18.8</text:p>
          </table:table-cell>
          <table:table-cell office:value-type="float" office:value="7.1350852512206" calcext:value-type="float">
            <text:p>7.1350852512206</text:p>
          </table:table-cell>
          <table:table-cell office:value-type="float" office:value="-58" calcext:value-type="float">
            <text:p>-58</text:p>
          </table:table-cell>
          <table:table-cell office:value-type="float" office:value="-79" calcext:value-type="float">
            <text:p>-79</text:p>
          </table:table-cell>
          <table:table-cell office:value-type="float" office:value="-78.1822577311924" calcext:value-type="float">
            <text:p>-78.1822577311924</text:p>
          </table:table-cell>
          <table:table-cell office:value-type="float" office:value="14.6990852692977" calcext:value-type="float">
            <text:p>14.6990852692977</text:p>
          </table:table-cell>
          <table:table-cell table:number-columns-repeated="6"/>
          <table:table-cell table:formula="of:=10^(([.$L$2]-[.D836])/(10*[.$L$3]))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13546259346812" calcext:value-type="float">
            <text:p>7.13546259346812</text:p>
          </table:table-cell>
          <table:table-cell office:value-type="float" office:value="-63" calcext:value-type="float">
            <text:p>-63</text:p>
          </table:table-cell>
          <table:table-cell office:value-type="float" office:value="-81" calcext:value-type="float">
            <text:p>-81</text:p>
          </table:table-cell>
          <table:table-cell office:value-type="float" office:value="-78.1850754734612" calcext:value-type="float">
            <text:p>-78.1850754734612</text:p>
          </table:table-cell>
          <table:table-cell office:value-type="float" office:value="14.7029005246669" calcext:value-type="float">
            <text:p>14.7029005246669</text:p>
          </table:table-cell>
          <table:table-cell table:number-columns-repeated="6"/>
          <table:table-cell table:formula="of:=10^(([.$L$2]-[.D83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float" office:value="7.13679654277331" calcext:value-type="float">
            <text:p>7.1367965427733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878903979877" calcext:value-type="float">
            <text:p>-78.1878903979877</text:p>
          </table:table-cell>
          <table:table-cell office:value-type="float" office:value="14.7067129535732" calcext:value-type="float">
            <text:p>14.7067129535732</text:p>
          </table:table-cell>
          <table:table-cell table:number-columns-repeated="6"/>
          <table:table-cell table:formula="of:=10^(([.$L$2]-[.D83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float" office:value="7.13331065438942" calcext:value-type="float">
            <text:p>7.13331065438942</text:p>
          </table:table-cell>
          <table:table-cell office:value-type="float" office:value="-79" calcext:value-type="float">
            <text:p>-79</text:p>
          </table:table-cell>
          <table:table-cell office:value-type="float" office:value="-81" calcext:value-type="float">
            <text:p>-81</text:p>
          </table:table-cell>
          <table:table-cell office:value-type="float" office:value="-78.1907025075897" calcext:value-type="float">
            <text:p>-78.1907025075897</text:p>
          </table:table-cell>
          <table:table-cell office:value-type="float" office:value="14.7105225571223" calcext:value-type="float">
            <text:p>14.7105225571223</text:p>
          </table:table-cell>
          <table:table-cell table:number-columns-repeated="6"/>
          <table:table-cell table:formula="of:=10^(([.$L$2]-[.D83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float" office:value="7.13041573687834" calcext:value-type="float">
            <text:p>7.1304157368783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35118050822" calcext:value-type="float">
            <text:p>-78.1935118050822</text:p>
          </table:table-cell>
          <table:table-cell office:value-type="float" office:value="14.7143293364218" calcext:value-type="float">
            <text:p>14.7143293364218</text:p>
          </table:table-cell>
          <table:table-cell table:number-columns-repeated="6"/>
          <table:table-cell table:formula="of:=10^(([.$L$2]-[.D84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float" office:value="7.13026309909002" calcext:value-type="float">
            <text:p>7.1302630990900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63182932771" calcext:value-type="float">
            <text:p>-78.1963182932771</text:p>
          </table:table-cell>
          <table:table-cell office:value-type="float" office:value="14.7181332925804" calcext:value-type="float">
            <text:p>14.7181332925804</text:p>
          </table:table-cell>
          <table:table-cell table:number-columns-repeated="6"/>
          <table:table-cell table:formula="of:=10^(([.$L$2]-[.D84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7.13031100741398" calcext:value-type="float">
            <text:p>7.1303110074139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1991219749838" calcext:value-type="float">
            <text:p>-78.1991219749838</text:p>
          </table:table-cell>
          <table:table-cell office:value-type="float" office:value="14.721934426709" calcext:value-type="float">
            <text:p>14.721934426709</text:p>
          </table:table-cell>
          <table:table-cell table:number-columns-repeated="6"/>
          <table:table-cell table:formula="of:=10^(([.$L$2]-[.D84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float" office:value="7.12997853443895" calcext:value-type="float">
            <text:p>7.12997853443895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8.2009228530088" calcext:value-type="float">
            <text:p>-78.2009228530088</text:p>
          </table:table-cell>
          <table:table-cell office:value-type="float" office:value="14.7243765122696" calcext:value-type="float">
            <text:p>14.7243765122696</text:p>
          </table:table-cell>
          <table:table-cell table:number-columns-repeated="6"/>
          <table:table-cell table:formula="of:=10^(([.$L$2]-[.D843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float" office:value="7.12736276416386" calcext:value-type="float">
            <text:p>7.12736276416386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2027219301558" calcext:value-type="float">
            <text:p>-78.2027219301558</text:p>
          </table:table-cell>
          <table:table-cell office:value-type="float" office:value="14.7268165602323" calcext:value-type="float">
            <text:p>14.7268165602323</text:p>
          </table:table-cell>
          <table:table-cell table:number-columns-repeated="6"/>
          <table:table-cell table:formula="of:=10^(([.$L$2]-[.D844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float" office:value="7.1295430234162" calcext:value-type="float">
            <text:p>7.129543023416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8.2045192082257" calcext:value-type="float">
            <text:p>-78.2045192082257</text:p>
          </table:table-cell>
          <table:table-cell office:value-type="float" office:value="14.7292545718928" calcext:value-type="float">
            <text:p>14.7292545718928</text:p>
          </table:table-cell>
          <table:table-cell table:number-columns-repeated="6"/>
          <table:table-cell table:formula="of:=10^(([.$L$2]-[.D845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float" office:value="7.13512544263803" calcext:value-type="float">
            <text:p>7.13512544263803</text:p>
          </table:table-cell>
          <table:table-cell office:value-type="float" office:value="-73" calcext:value-type="float">
            <text:p>-73</text:p>
          </table:table-cell>
          <table:table-cell office:value-type="float" office:value="-80" calcext:value-type="float">
            <text:p>-80</text:p>
          </table:table-cell>
          <table:table-cell office:value-type="float" office:value="-78.2063146890174" calcext:value-type="float">
            <text:p>-78.2063146890174</text:p>
          </table:table-cell>
          <table:table-cell office:value-type="float" office:value="14.7316905485471" calcext:value-type="float">
            <text:p>14.7316905485471</text:p>
          </table:table-cell>
          <table:table-cell table:number-columns-repeated="6"/>
          <table:table-cell table:formula="of:=10^(([.$L$2]-[.D846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13947336031157" calcext:value-type="float">
            <text:p>7.13947336031157</text:p>
          </table:table-cell>
          <table:table-cell office:value-type="float" office:value="-65" calcext:value-type="float">
            <text:p>-65</text:p>
          </table:table-cell>
          <table:table-cell office:value-type="float" office:value="-80" calcext:value-type="float">
            <text:p>-80</text:p>
          </table:table-cell>
          <table:table-cell office:value-type="float" office:value="-78.2081083743284" calcext:value-type="float">
            <text:p>-78.2081083743284</text:p>
          </table:table-cell>
          <table:table-cell office:value-type="float" office:value="14.7341244914911" calcext:value-type="float">
            <text:p>14.7341244914911</text:p>
          </table:table-cell>
          <table:table-cell table:number-columns-repeated="6"/>
          <table:table-cell table:formula="of:=10^(([.$L$2]-[.D847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1.2" calcext:value-type="float">
            <text:p>21.2</text:p>
          </table:table-cell>
          <table:table-cell office:value-type="float" office:value="7.14015761326392" calcext:value-type="float">
            <text:p>7.14015761326392</text:p>
          </table:table-cell>
          <table:table-cell office:value-type="float" office:value="-81" calcext:value-type="float">
            <text:p>-81</text:p>
          </table:table-cell>
          <table:table-cell office:value-type="float" office:value="-80" calcext:value-type="float">
            <text:p>-80</text:p>
          </table:table-cell>
          <table:table-cell office:value-type="float" office:value="-78.2099002659541" calcext:value-type="float">
            <text:p>-78.2099002659541</text:p>
          </table:table-cell>
          <table:table-cell office:value-type="float" office:value="14.7365564020208" calcext:value-type="float">
            <text:p>14.7365564020208</text:p>
          </table:table-cell>
          <table:table-cell table:number-columns-repeated="6"/>
          <table:table-cell table:formula="of:=10^(([.$L$2]-[.D848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1.4" calcext:value-type="float">
            <text:p>21.4</text:p>
          </table:table-cell>
          <table:table-cell office:value-type="float" office:value="7.14090227087281" calcext:value-type="float">
            <text:p>7.14090227087281</text:p>
          </table:table-cell>
          <table:table-cell table:number-columns-repeated="2" office:value-type="float" office:value="-80" calcext:value-type="float">
            <text:p>-80</text:p>
          </table:table-cell>
          <table:table-cell office:value-type="float" office:value="-78.2116903656881" calcext:value-type="float">
            <text:p>-78.2116903656881</text:p>
          </table:table-cell>
          <table:table-cell office:value-type="float" office:value="14.738986281432" calcext:value-type="float">
            <text:p>14.738986281432</text:p>
          </table:table-cell>
          <table:table-cell table:number-columns-repeated="6"/>
          <table:table-cell table:formula="of:=10^(([.$L$2]-[.D849])/(10*[.$L$3]))" office:value-type="float" office:value="10.7977516232771" calcext:value-type="float">
            <text:p>10.7977516232771</text:p>
          </table:table-cell>
        </table:table-row>
        <table:table-row table:style-name="ro1">
          <table:table-cell office:value-type="float" office:value="21.6" calcext:value-type="float">
            <text:p>21.6</text:p>
          </table:table-cell>
          <table:table-cell office:value-type="float" office:value="7.14088566580628" calcext:value-type="float">
            <text:p>7.14088566580628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2144786753224" calcext:value-type="float">
            <text:p>-78.2144786753224</text:p>
          </table:table-cell>
          <table:table-cell office:value-type="float" office:value="14.7427719279656" calcext:value-type="float">
            <text:p>14.7427719279656</text:p>
          </table:table-cell>
          <table:table-cell table:number-columns-repeated="6"/>
          <table:table-cell table:formula="of:=10^(([.$L$2]-[.D85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1.8" calcext:value-type="float">
            <text:p>21.8</text:p>
          </table:table-cell>
          <table:table-cell office:value-type="float" office:value="7.14009126640207" calcext:value-type="float">
            <text:p>7.1400912664020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172641966471" calcext:value-type="float">
            <text:p>-78.2172641966471</text:p>
          </table:table-cell>
          <table:table-cell office:value-type="float" office:value="14.746554759722" calcext:value-type="float">
            <text:p>14.746554759722</text:p>
          </table:table-cell>
          <table:table-cell table:number-columns-repeated="6"/>
          <table:table-cell table:formula="of:=10^(([.$L$2]-[.D85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7.13790574622263" calcext:value-type="float">
            <text:p>7.13790574622263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2200469324505" calcext:value-type="float">
            <text:p>-78.2200469324505</text:p>
          </table:table-cell>
          <table:table-cell office:value-type="float" office:value="14.7503347778238" calcext:value-type="float">
            <text:p>14.7503347778238</text:p>
          </table:table-cell>
          <table:table-cell table:number-columns-repeated="6"/>
          <table:table-cell table:formula="of:=10^(([.$L$2]-[.D85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2.2" calcext:value-type="float">
            <text:p>22.2</text:p>
          </table:table-cell>
          <table:table-cell office:value-type="float" office:value="7.13733788620384" calcext:value-type="float">
            <text:p>7.137337886203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22826885518" calcext:value-type="float">
            <text:p>-78.222826885518</text:p>
          </table:table-cell>
          <table:table-cell office:value-type="float" office:value="14.7541119833951" calcext:value-type="float">
            <text:p>14.7541119833951</text:p>
          </table:table-cell>
          <table:table-cell table:number-columns-repeated="6"/>
          <table:table-cell table:formula="of:=10^(([.$L$2]-[.D85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7.13415069510616" calcext:value-type="float">
            <text:p>7.1341506951061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256040586325" calcext:value-type="float">
            <text:p>-78.2256040586325</text:p>
          </table:table-cell>
          <table:table-cell office:value-type="float" office:value="14.7578863775618" calcext:value-type="float">
            <text:p>14.7578863775618</text:p>
          </table:table-cell>
          <table:table-cell table:number-columns-repeated="6"/>
          <table:table-cell table:formula="of:=10^(([.$L$2]-[.D85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2.6" calcext:value-type="float">
            <text:p>22.6</text:p>
          </table:table-cell>
          <table:table-cell office:value-type="float" office:value="7.13395523268646" calcext:value-type="float">
            <text:p>7.13395523268646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2283784545739" calcext:value-type="float">
            <text:p>-78.2283784545739</text:p>
          </table:table-cell>
          <table:table-cell office:value-type="float" office:value="14.7616579614512" calcext:value-type="float">
            <text:p>14.7616579614512</text:p>
          </table:table-cell>
          <table:table-cell table:number-columns-repeated="6"/>
          <table:table-cell table:formula="of:=10^(([.$L$2]-[.D85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2.8" calcext:value-type="float">
            <text:p>22.8</text:p>
          </table:table-cell>
          <table:table-cell office:value-type="float" office:value="7.13375978711218" calcext:value-type="float">
            <text:p>7.1337597871121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311500761193" calcext:value-type="float">
            <text:p>-78.2311500761193</text:p>
          </table:table-cell>
          <table:table-cell office:value-type="float" office:value="14.7654267361922" calcext:value-type="float">
            <text:p>14.7654267361922</text:p>
          </table:table-cell>
          <table:table-cell table:number-columns-repeated="6"/>
          <table:table-cell table:formula="of:=10^(([.$L$2]-[.D85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3377290781934" calcext:value-type="float">
            <text:p>7.1337729078193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2339189260432" calcext:value-type="float">
            <text:p>-78.2339189260432</text:p>
          </table:table-cell>
          <table:table-cell office:value-type="float" office:value="14.7691927029152" calcext:value-type="float">
            <text:p>14.7691927029152</text:p>
          </table:table-cell>
          <table:table-cell table:number-columns-repeated="6"/>
          <table:table-cell table:formula="of:=10^(([.$L$2]-[.D85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3.2" calcext:value-type="float">
            <text:p>23.2</text:p>
          </table:table-cell>
          <table:table-cell office:value-type="float" office:value="7.13314921073077" calcext:value-type="float">
            <text:p>7.1331492107307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366850071171" calcext:value-type="float">
            <text:p>-78.2366850071171</text:p>
          </table:table-cell>
          <table:table-cell office:value-type="float" office:value="14.7729558627524" calcext:value-type="float">
            <text:p>14.7729558627524</text:p>
          </table:table-cell>
          <table:table-cell table:number-columns-repeated="6"/>
          <table:table-cell table:formula="of:=10^(([.$L$2]-[.D85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3.4" calcext:value-type="float">
            <text:p>23.4</text:p>
          </table:table-cell>
          <table:table-cell office:value-type="float" office:value="7.13493452679944" calcext:value-type="float">
            <text:p>7.1349345267994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3944832211" calcext:value-type="float">
            <text:p>-78.23944832211</text:p>
          </table:table-cell>
          <table:table-cell office:value-type="float" office:value="14.7767162168372" calcext:value-type="float">
            <text:p>14.7767162168372</text:p>
          </table:table-cell>
          <table:table-cell table:number-columns-repeated="6"/>
          <table:table-cell table:formula="of:=10^(([.$L$2]-[.D85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3.6" calcext:value-type="float">
            <text:p>23.6</text:p>
          </table:table-cell>
          <table:table-cell office:value-type="float" office:value="7.13499441776874" calcext:value-type="float">
            <text:p>7.13499441776874</text:p>
          </table:table-cell>
          <table:table-cell office:value-type="float" office:value="-80" calcext:value-type="float">
            <text:p>-80</text:p>
          </table:table-cell>
          <table:table-cell office:value-type="float" office:value="-81" calcext:value-type="float">
            <text:p>-81</text:p>
          </table:table-cell>
          <table:table-cell office:value-type="float" office:value="-78.2422088737879" calcext:value-type="float">
            <text:p>-78.2422088737879</text:p>
          </table:table-cell>
          <table:table-cell office:value-type="float" office:value="14.7804737663047" calcext:value-type="float">
            <text:p>14.7804737663047</text:p>
          </table:table-cell>
          <table:table-cell table:number-columns-repeated="6"/>
          <table:table-cell table:formula="of:=10^(([.$L$2]-[.D86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3.8" calcext:value-type="float">
            <text:p>23.8</text:p>
          </table:table-cell>
          <table:table-cell office:value-type="float" office:value="7.13515779232134" calcext:value-type="float">
            <text:p>7.1351577923213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449666649142" calcext:value-type="float">
            <text:p>-78.2449666649142</text:p>
          </table:table-cell>
          <table:table-cell office:value-type="float" office:value="14.7842285122917" calcext:value-type="float">
            <text:p>14.7842285122917</text:p>
          </table:table-cell>
          <table:table-cell table:number-columns-repeated="6"/>
          <table:table-cell table:formula="of:=10^(([.$L$2]-[.D86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7.13886197872104" calcext:value-type="float">
            <text:p>7.13886197872104</text:p>
          </table:table-cell>
          <table:table-cell office:value-type="float" office:value="-62" calcext:value-type="float">
            <text:p>-62</text:p>
          </table:table-cell>
          <table:table-cell office:value-type="float" office:value="-81" calcext:value-type="float">
            <text:p>-81</text:p>
          </table:table-cell>
          <table:table-cell office:value-type="float" office:value="-78.2477216982492" calcext:value-type="float">
            <text:p>-78.2477216982492</text:p>
          </table:table-cell>
          <table:table-cell office:value-type="float" office:value="14.7879804559363" calcext:value-type="float">
            <text:p>14.7879804559363</text:p>
          </table:table-cell>
          <table:table-cell table:number-columns-repeated="6"/>
          <table:table-cell table:formula="of:=10^(([.$L$2]-[.D86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4.2" calcext:value-type="float">
            <text:p>24.2</text:p>
          </table:table-cell>
          <table:table-cell office:value-type="float" office:value="7.14124340644608" calcext:value-type="float">
            <text:p>7.1412434064460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50473976551" calcext:value-type="float">
            <text:p>-78.250473976551</text:p>
          </table:table-cell>
          <table:table-cell office:value-type="float" office:value="14.7917295983782" calcext:value-type="float">
            <text:p>14.7917295983782</text:p>
          </table:table-cell>
          <table:table-cell table:number-columns-repeated="6"/>
          <table:table-cell table:formula="of:=10^(([.$L$2]-[.D86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4.4" calcext:value-type="float">
            <text:p>24.4</text:p>
          </table:table-cell>
          <table:table-cell office:value-type="float" office:value="7.14311348523694" calcext:value-type="float">
            <text:p>7.1431134852369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532235025744" calcext:value-type="float">
            <text:p>-78.2532235025744</text:p>
          </table:table-cell>
          <table:table-cell office:value-type="float" office:value="14.7954759407586" calcext:value-type="float">
            <text:p>14.7954759407586</text:p>
          </table:table-cell>
          <table:table-cell table:number-columns-repeated="6"/>
          <table:table-cell table:formula="of:=10^(([.$L$2]-[.D86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4.6" calcext:value-type="float">
            <text:p>24.6</text:p>
          </table:table-cell>
          <table:table-cell office:value-type="float" office:value="7.1442470963019" calcext:value-type="float">
            <text:p>7.144247096301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559702790719" calcext:value-type="float">
            <text:p>-78.2559702790719</text:p>
          </table:table-cell>
          <table:table-cell office:value-type="float" office:value="14.7992194842203" calcext:value-type="float">
            <text:p>14.7992194842203</text:p>
          </table:table-cell>
          <table:table-cell table:number-columns-repeated="6"/>
          <table:table-cell table:formula="of:=10^(([.$L$2]-[.D86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4.8" calcext:value-type="float">
            <text:p>24.8</text:p>
          </table:table-cell>
          <table:table-cell office:value-type="float" office:value="7.14519901069244" calcext:value-type="float">
            <text:p>7.1451990106924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587143087928" calcext:value-type="float">
            <text:p>-78.2587143087928</text:p>
          </table:table-cell>
          <table:table-cell office:value-type="float" office:value="14.8029602299074" calcext:value-type="float">
            <text:p>14.8029602299074</text:p>
          </table:table-cell>
          <table:table-cell table:number-columns-repeated="6"/>
          <table:table-cell table:formula="of:=10^(([.$L$2]-[.D86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14664313167932" calcext:value-type="float">
            <text:p>7.1466431316793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61455594484" calcext:value-type="float">
            <text:p>-78.261455594484</text:p>
          </table:table-cell>
          <table:table-cell office:value-type="float" office:value="14.8066981789659" calcext:value-type="float">
            <text:p>14.8066981789659</text:p>
          </table:table-cell>
          <table:table-cell table:number-columns-repeated="6"/>
          <table:table-cell table:formula="of:=10^(([.$L$2]-[.D86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5.2" calcext:value-type="float">
            <text:p>25.2</text:p>
          </table:table-cell>
          <table:table-cell office:value-type="float" office:value="7.14603359931553" calcext:value-type="float">
            <text:p>7.1460335993155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641941388895" calcext:value-type="float">
            <text:p>-78.2641941388895</text:p>
          </table:table-cell>
          <table:table-cell office:value-type="float" office:value="14.810433332543" calcext:value-type="float">
            <text:p>14.810433332543</text:p>
          </table:table-cell>
          <table:table-cell table:number-columns-repeated="6"/>
          <table:table-cell table:formula="of:=10^(([.$L$2]-[.D86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5.4" calcext:value-type="float">
            <text:p>25.4</text:p>
          </table:table-cell>
          <table:table-cell office:value-type="float" office:value="7.14617475175995" calcext:value-type="float">
            <text:p>7.1461747517599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669299447506" calcext:value-type="float">
            <text:p>-78.2669299447506</text:p>
          </table:table-cell>
          <table:table-cell office:value-type="float" office:value="14.8141656917873" calcext:value-type="float">
            <text:p>14.8141656917873</text:p>
          </table:table-cell>
          <table:table-cell table:number-columns-repeated="6"/>
          <table:table-cell table:formula="of:=10^(([.$L$2]-[.D86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5.6" calcext:value-type="float">
            <text:p>25.6</text:p>
          </table:table-cell>
          <table:table-cell office:value-type="float" office:value="7.14617475175995" calcext:value-type="float">
            <text:p>7.14617475175995</text:p>
          </table:table-cell>
          <table:table-cell office:value-type="float" office:value="-68" calcext:value-type="float">
            <text:p>-68</text:p>
          </table:table-cell>
          <table:table-cell office:value-type="float" office:value="-81" calcext:value-type="float">
            <text:p>-81</text:p>
          </table:table-cell>
          <table:table-cell office:value-type="float" office:value="-78.2696630148059" calcext:value-type="float">
            <text:p>-78.2696630148059</text:p>
          </table:table-cell>
          <table:table-cell office:value-type="float" office:value="14.8178952578492" calcext:value-type="float">
            <text:p>14.8178952578492</text:p>
          </table:table-cell>
          <table:table-cell table:number-columns-repeated="6"/>
          <table:table-cell table:formula="of:=10^(([.$L$2]-[.D87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5.8" calcext:value-type="float">
            <text:p>25.8</text:p>
          </table:table-cell>
          <table:table-cell office:value-type="float" office:value="7.14497998615723" calcext:value-type="float">
            <text:p>7.14497998615723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723933517911" calcext:value-type="float">
            <text:p>-78.2723933517911</text:p>
          </table:table-cell>
          <table:table-cell office:value-type="float" office:value="14.8216220318804" calcext:value-type="float">
            <text:p>14.8216220318804</text:p>
          </table:table-cell>
          <table:table-cell table:number-columns-repeated="6"/>
          <table:table-cell table:formula="of:=10^(([.$L$2]-[.D87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.14279918892332" calcext:value-type="float">
            <text:p>7.1427991889233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751209584393" calcext:value-type="float">
            <text:p>-78.2751209584393</text:p>
          </table:table-cell>
          <table:table-cell office:value-type="float" office:value="14.8253460150342" calcext:value-type="float">
            <text:p>14.8253460150342</text:p>
          </table:table-cell>
          <table:table-cell table:number-columns-repeated="6"/>
          <table:table-cell table:formula="of:=10^(([.$L$2]-[.D87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6.2" calcext:value-type="float">
            <text:p>26.2</text:p>
          </table:table-cell>
          <table:table-cell office:value-type="float" office:value="7.14166741545271" calcext:value-type="float">
            <text:p>7.1416674154527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778458374809" calcext:value-type="float">
            <text:p>-78.2778458374809</text:p>
          </table:table-cell>
          <table:table-cell office:value-type="float" office:value="14.8290672084652" calcext:value-type="float">
            <text:p>14.8290672084652</text:p>
          </table:table-cell>
          <table:table-cell table:number-columns-repeated="6"/>
          <table:table-cell table:formula="of:=10^(([.$L$2]-[.D87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6.4" calcext:value-type="float">
            <text:p>26.4</text:p>
          </table:table-cell>
          <table:table-cell office:value-type="float" office:value="7.14152478627247" calcext:value-type="float">
            <text:p>7.1415247862724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805679916434" calcext:value-type="float">
            <text:p>-78.2805679916434</text:p>
          </table:table-cell>
          <table:table-cell office:value-type="float" office:value="14.8327856133296" calcext:value-type="float">
            <text:p>14.8327856133296</text:p>
          </table:table-cell>
          <table:table-cell table:number-columns-repeated="6"/>
          <table:table-cell table:formula="of:=10^(([.$L$2]-[.D87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6.6" calcext:value-type="float">
            <text:p>26.6</text:p>
          </table:table-cell>
          <table:table-cell office:value-type="float" office:value="7.1419300664439" calcext:value-type="float">
            <text:p>7.141930066443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832874236518" calcext:value-type="float">
            <text:p>-78.2832874236518</text:p>
          </table:table-cell>
          <table:table-cell office:value-type="float" office:value="14.836501230785" calcext:value-type="float">
            <text:p>14.836501230785</text:p>
          </table:table-cell>
          <table:table-cell table:number-columns-repeated="6"/>
          <table:table-cell table:formula="of:=10^(([.$L$2]-[.D87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6.8" calcext:value-type="float">
            <text:p>26.8</text:p>
          </table:table-cell>
          <table:table-cell office:value-type="float" office:value="7.14340914341889" calcext:value-type="float">
            <text:p>7.1434091434188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860041362281" calcext:value-type="float">
            <text:p>-78.2860041362281</text:p>
          </table:table-cell>
          <table:table-cell office:value-type="float" office:value="14.8402140619905" calcext:value-type="float">
            <text:p>14.8402140619905</text:p>
          </table:table-cell>
          <table:table-cell table:number-columns-repeated="6"/>
          <table:table-cell table:formula="of:=10^(([.$L$2]-[.D87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14599407576745" calcext:value-type="float">
            <text:p>7.1459940757674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887181320919" calcext:value-type="float">
            <text:p>-78.2887181320919</text:p>
          </table:table-cell>
          <table:table-cell office:value-type="float" office:value="14.8439241081067" calcext:value-type="float">
            <text:p>14.8439241081067</text:p>
          </table:table-cell>
          <table:table-cell table:number-columns-repeated="6"/>
          <table:table-cell table:formula="of:=10^(([.$L$2]-[.D87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7.2" calcext:value-type="float">
            <text:p>27.2</text:p>
          </table:table-cell>
          <table:table-cell office:value-type="float" office:value="7.14646822576341" calcext:value-type="float">
            <text:p>7.1464682257634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914294139598" calcext:value-type="float">
            <text:p>-78.2914294139598</text:p>
          </table:table-cell>
          <table:table-cell office:value-type="float" office:value="14.8476313702956" calcext:value-type="float">
            <text:p>14.8476313702956</text:p>
          </table:table-cell>
          <table:table-cell table:number-columns-repeated="6"/>
          <table:table-cell table:formula="of:=10^(([.$L$2]-[.D87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7.4" calcext:value-type="float">
            <text:p>27.4</text:p>
          </table:table-cell>
          <table:table-cell office:value-type="float" office:value="7.14891944078225" calcext:value-type="float">
            <text:p>7.148919440782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941379845458" calcext:value-type="float">
            <text:p>-78.2941379845458</text:p>
          </table:table-cell>
          <table:table-cell office:value-type="float" office:value="14.8513358497206" calcext:value-type="float">
            <text:p>14.8513358497206</text:p>
          </table:table-cell>
          <table:table-cell table:number-columns-repeated="6"/>
          <table:table-cell table:formula="of:=10^(([.$L$2]-[.D87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7.6" calcext:value-type="float">
            <text:p>27.6</text:p>
          </table:table-cell>
          <table:table-cell office:value-type="float" office:value="7.15199839845025" calcext:value-type="float">
            <text:p>7.1519983984502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968438465613" calcext:value-type="float">
            <text:p>-78.2968438465613</text:p>
          </table:table-cell>
          <table:table-cell office:value-type="float" office:value="14.8550375475467" calcext:value-type="float">
            <text:p>14.8550375475467</text:p>
          </table:table-cell>
          <table:table-cell table:number-columns-repeated="6"/>
          <table:table-cell table:formula="of:=10^(([.$L$2]-[.D88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7.8" calcext:value-type="float">
            <text:p>27.8</text:p>
          </table:table-cell>
          <table:table-cell office:value-type="float" office:value="7.15382044250295" calcext:value-type="float">
            <text:p>7.1538204425029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2995470027147" calcext:value-type="float">
            <text:p>-78.2995470027147</text:p>
          </table:table-cell>
          <table:table-cell office:value-type="float" office:value="14.8587364649401" calcext:value-type="float">
            <text:p>14.8587364649401</text:p>
          </table:table-cell>
          <table:table-cell table:number-columns-repeated="6"/>
          <table:table-cell table:formula="of:=10^(([.$L$2]-[.D88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7.15752935195171" calcext:value-type="float">
            <text:p>7.1575293519517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02247455712" calcext:value-type="float">
            <text:p>-78.302247455712</text:p>
          </table:table-cell>
          <table:table-cell office:value-type="float" office:value="14.8624326030687" calcext:value-type="float">
            <text:p>14.8624326030687</text:p>
          </table:table-cell>
          <table:table-cell table:number-columns-repeated="6"/>
          <table:table-cell table:formula="of:=10^(([.$L$2]-[.D88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8.2" calcext:value-type="float">
            <text:p>28.2</text:p>
          </table:table-cell>
          <table:table-cell office:value-type="float" office:value="7.15801133926935" calcext:value-type="float">
            <text:p>7.15801133926935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049452082563" calcext:value-type="float">
            <text:p>-78.3049452082563</text:p>
          </table:table-cell>
          <table:table-cell office:value-type="float" office:value="14.8661259631015" calcext:value-type="float">
            <text:p>14.8661259631015</text:p>
          </table:table-cell>
          <table:table-cell table:number-columns-repeated="6"/>
          <table:table-cell table:formula="of:=10^(([.$L$2]-[.D88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8.4" calcext:value-type="float">
            <text:p>28.4</text:p>
          </table:table-cell>
          <table:table-cell office:value-type="float" office:value="7.16184680454846" calcext:value-type="float">
            <text:p>7.16184680454846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076402630481" calcext:value-type="float">
            <text:p>-78.3076402630481</text:p>
          </table:table-cell>
          <table:table-cell office:value-type="float" office:value="14.8698165462093" calcext:value-type="float">
            <text:p>14.8698165462093</text:p>
          </table:table-cell>
          <table:table-cell table:number-columns-repeated="6"/>
          <table:table-cell table:formula="of:=10^(([.$L$2]-[.D884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8.6" calcext:value-type="float">
            <text:p>28.6</text:p>
          </table:table-cell>
          <table:table-cell office:value-type="float" office:value="7.16314238737933" calcext:value-type="float">
            <text:p>7.16314238737933</text:p>
          </table:table-cell>
          <table:table-cell office:value-type="float" office:value="-64" calcext:value-type="float">
            <text:p>-64</text:p>
          </table:table-cell>
          <table:table-cell office:value-type="float" office:value="-81" calcext:value-type="float">
            <text:p>-81</text:p>
          </table:table-cell>
          <table:table-cell office:value-type="float" office:value="-78.310332622785" calcext:value-type="float">
            <text:p>-78.310332622785</text:p>
          </table:table-cell>
          <table:table-cell office:value-type="float" office:value="14.873504353564" calcext:value-type="float">
            <text:p>14.873504353564</text:p>
          </table:table-cell>
          <table:table-cell table:number-columns-repeated="6"/>
          <table:table-cell table:formula="of:=10^(([.$L$2]-[.D885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8.8" calcext:value-type="float">
            <text:p>28.8</text:p>
          </table:table-cell>
          <table:table-cell office:value-type="float" office:value="7.16322959932578" calcext:value-type="float">
            <text:p>7.16322959932578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130222901622" calcext:value-type="float">
            <text:p>-78.3130222901622</text:p>
          </table:table-cell>
          <table:table-cell office:value-type="float" office:value="14.8771893863391" calcext:value-type="float">
            <text:p>14.8771893863391</text:p>
          </table:table-cell>
          <table:table-cell table:number-columns-repeated="6"/>
          <table:table-cell table:formula="of:=10^(([.$L$2]-[.D886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1646336801474" calcext:value-type="float">
            <text:p>7.164633680147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157092678721" calcext:value-type="float">
            <text:p>-78.3157092678721</text:p>
          </table:table-cell>
          <table:table-cell office:value-type="float" office:value="14.8808716457094" calcext:value-type="float">
            <text:p>14.8808716457094</text:p>
          </table:table-cell>
          <table:table-cell table:number-columns-repeated="6"/>
          <table:table-cell table:formula="of:=10^(([.$L$2]-[.D887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9.2" calcext:value-type="float">
            <text:p>29.2</text:p>
          </table:table-cell>
          <table:table-cell office:value-type="float" office:value="7.16557733915637" calcext:value-type="float">
            <text:p>7.16557733915637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183935586042" calcext:value-type="float">
            <text:p>-78.3183935586042</text:p>
          </table:table-cell>
          <table:table-cell office:value-type="float" office:value="14.8845511328512" calcext:value-type="float">
            <text:p>14.8845511328512</text:p>
          </table:table-cell>
          <table:table-cell table:number-columns-repeated="6"/>
          <table:table-cell table:formula="of:=10^(([.$L$2]-[.D888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9.4" calcext:value-type="float">
            <text:p>29.4</text:p>
          </table:table-cell>
          <table:table-cell office:value-type="float" office:value="7.16568335978669" calcext:value-type="float">
            <text:p>7.16568335978669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210751650456" calcext:value-type="float">
            <text:p>-78.3210751650456</text:p>
          </table:table-cell>
          <table:table-cell office:value-type="float" office:value="14.8882278489421" calcext:value-type="float">
            <text:p>14.8882278489421</text:p>
          </table:table-cell>
          <table:table-cell table:number-columns-repeated="6"/>
          <table:table-cell table:formula="of:=10^(([.$L$2]-[.D889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9.6" calcext:value-type="float">
            <text:p>29.6</text:p>
          </table:table-cell>
          <table:table-cell office:value-type="float" office:value="7.16633755083172" calcext:value-type="float">
            <text:p>7.1663375508317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237540898806" calcext:value-type="float">
            <text:p>-78.3237540898806</text:p>
          </table:table-cell>
          <table:table-cell office:value-type="float" office:value="14.8919017951611" calcext:value-type="float">
            <text:p>14.8919017951611</text:p>
          </table:table-cell>
          <table:table-cell table:number-columns-repeated="6"/>
          <table:table-cell table:formula="of:=10^(([.$L$2]-[.D890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29.8" calcext:value-type="float">
            <text:p>29.8</text:p>
          </table:table-cell>
          <table:table-cell office:value-type="float" office:value="7.17237654636742" calcext:value-type="float">
            <text:p>7.17237654636742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264303357907" calcext:value-type="float">
            <text:p>-78.3264303357907</text:p>
          </table:table-cell>
          <table:table-cell office:value-type="float" office:value="14.8955729726887" calcext:value-type="float">
            <text:p>14.8955729726887</text:p>
          </table:table-cell>
          <table:table-cell table:number-columns-repeated="6"/>
          <table:table-cell table:formula="of:=10^(([.$L$2]-[.D891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.17387258478751" calcext:value-type="float">
            <text:p>7.17387258478751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291039054549" calcext:value-type="float">
            <text:p>-78.3291039054549</text:p>
          </table:table-cell>
          <table:table-cell office:value-type="float" office:value="14.8992413827067" calcext:value-type="float">
            <text:p>14.8992413827067</text:p>
          </table:table-cell>
          <table:table-cell table:number-columns-repeated="6"/>
          <table:table-cell table:formula="of:=10^(([.$L$2]-[.D892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office:value-type="float" office:value="30.2" calcext:value-type="float">
            <text:p>30.2</text:p>
          </table:table-cell>
          <table:table-cell office:value-type="float" office:value="7.17610775713584" calcext:value-type="float">
            <text:p>7.17610775713584</text:p>
          </table:table-cell>
          <table:table-cell table:number-columns-repeated="2" office:value-type="float" office:value="-81" calcext:value-type="float">
            <text:p>-81</text:p>
          </table:table-cell>
          <table:table-cell office:value-type="float" office:value="-78.3317748015494" calcext:value-type="float">
            <text:p>-78.3317748015494</text:p>
          </table:table-cell>
          <table:table-cell office:value-type="float" office:value="14.9029070263983" calcext:value-type="float">
            <text:p>14.9029070263983</text:p>
          </table:table-cell>
          <table:table-cell table:number-columns-repeated="6"/>
          <table:table-cell table:formula="of:=10^(([.$L$2]-[.D893])/(10*[.$L$3]))" office:value-type="float" office:value="11.6591440117983" calcext:value-type="float">
            <text:p>11.6591440117983</text:p>
          </table:table-cell>
        </table:table-row>
        <table:table-row table:style-name="ro1">
          <table:table-cell table:number-columns-repeated="6" office:value-type="string" calcext:value-type="string">
            <text:p>END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E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5">00/00/0000</text:date>, <text:time style:data-style-name="N2" text:time-value="11:49:44.25166057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15T17:43:00.780942445</dc:date>
    <meta:editing-duration>PT6H26M39S</meta:editing-duration>
    <meta:editing-cycles>2</meta:editing-cycles>
    <meta:generator>LibreOffice/6.4.7.2$Linux_X86_64 LibreOffice_project/40$Build-2</meta:generator>
    <meta:document-statistic meta:table-count="1" meta:cell-count="62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717cm" svg:height="12.778cm" xlink:href=".." xlink:type="simple" chart:class="chart:line" chart:style-name="ch1">
        <chart:legend chart:legend-position="end" svg:x="19.819cm" svg:y="5.592cm" style:legend-expansion="high" chart:style-name="ch2"/>
        <chart:plot-area chart:style-name="ch3" table:cell-range-address="test01.B1:test01.B894 test01.F1:test01.F894 test01.M1:test01.M894" chart:data-source-has-labels="row" svg:x="0.454cm" svg:y="0.255cm" svg:width="18.911cm" svg:height="12.268cm">
          <chartooo:coordinate-region svg:x="1.075cm" svg:y="0.376cm" svg:width="18.29cm" svg:height="11.14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est01.B2:test01.B894" chart:label-cell-address="test01.B1:test01.B1" chart:class="chart:line">
            <chart:data-point chart:repeated="893"/>
          </chart:series>
          <chart:series chart:style-name="ch7" chart:values-cell-range-address="test01.F2:test01.F894" chart:label-cell-address="test01.F1:test01.F1" chart:class="chart:line">
            <chart:data-point chart:repeated="893"/>
          </chart:series>
          <chart:series chart:style-name="ch8" chart:values-cell-range-address="test01.M2:test01.M894" chart:label-cell-address="test01.M1:test01.M1" chart:class="chart:line">
            <chart:data-point chart:repeated="89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ist (true)</text:p>
                <draw:g>
                  <svg:desc>test01.B1:test01.B1</svg:desc>
                </draw:g>
              </table:table-cell>
              <table:table-cell office:value-type="string">
                <text:p>dist est</text:p>
                <draw:g>
                  <svg:desc>test01.F1:test01.F1</svg:desc>
                </draw:g>
              </table:table-cell>
              <table:table-cell office:value-type="string">
                <text:p>Est (adjusted)</text:p>
                <draw:g>
                  <svg:desc>test01.M1:test01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4054554068129">
                <text:p>43.4054554068129</text:p>
                <draw:g>
                  <svg:desc>test01.B2:test01.B894</svg:desc>
                </draw:g>
              </table:table-cell>
              <table:table-cell office:value-type="float" office:value="75.8577575029184">
                <text:p>75.8577575029184</text:p>
                <draw:g>
                  <svg:desc>test01.F2:test01.F894</svg:desc>
                </draw:g>
              </table:table-cell>
              <table:table-cell office:value-type="float" office:value="36.8694506451958">
                <text:p>36.8694506451958</text:p>
                <draw:g>
                  <svg:desc>test01.M2:test01.M89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3.4021755840081">
                <text:p>43.4021755840081</text:p>
              </table:table-cell>
              <table:table-cell office:value-type="float" office:value="75.8577575029184">
                <text:p>75.8577575029184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3.3923850761102">
                <text:p>43.3923850761102</text:p>
              </table:table-cell>
              <table:table-cell office:value-type="float" office:value="75.8577575029184">
                <text:p>75.8577575029184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3.3921289637132">
                <text:p>43.3921289637132</text:p>
              </table:table-cell>
              <table:table-cell office:value-type="float" office:value="75.8577575029184">
                <text:p>75.8577575029184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3.3897682929064">
                <text:p>43.3897682929064</text:p>
              </table:table-cell>
              <table:table-cell office:value-type="float" office:value="75.8577575029184">
                <text:p>75.8577575029184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3.3878594765399">
                <text:p>43.3878594765399</text:p>
              </table:table-cell>
              <table:table-cell office:value-type="float" office:value="75.8577575029184">
                <text:p>75.8577575029184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.3883928243815">
                <text:p>43.3883928243815</text:p>
              </table:table-cell>
              <table:table-cell office:value-type="float" office:value="75.8717323053348">
                <text:p>75.8717323053348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3.3882632469228">
                <text:p>43.3882632469228</text:p>
              </table:table-cell>
              <table:table-cell office:value-type="float" office:value="75.8856957035792">
                <text:p>75.8856957035792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3.3823565219605">
                <text:p>43.3823565219605</text:p>
              </table:table-cell>
              <table:table-cell office:value-type="float" office:value="75.8996477043889">
                <text:p>75.899647704388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3.3822856694887">
                <text:p>43.3822856694887</text:p>
              </table:table-cell>
              <table:table-cell office:value-type="float" office:value="75.9205805363742">
                <text:p>75.9205805363742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3.3829759446894">
                <text:p>43.3829759446894</text:p>
              </table:table-cell>
              <table:table-cell office:value-type="float" office:value="75.9414982000649">
                <text:p>75.9414982000649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3.3850350117331">
                <text:p>43.3850350117331</text:p>
              </table:table-cell>
              <table:table-cell office:value-type="float" office:value="75.9554046272179">
                <text:p>75.955404627217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.3862301070475">
                <text:p>43.3862301070475</text:p>
              </table:table-cell>
              <table:table-cell office:value-type="float" office:value="75.9692996906735">
                <text:p>75.9692996906735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.3878390030287">
                <text:p>43.3878390030287</text:p>
              </table:table-cell>
              <table:table-cell office:value-type="float" office:value="75.9831833971769">
                <text:p>75.983183397176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.3908059242352">
                <text:p>43.3908059242352</text:p>
              </table:table-cell>
              <table:table-cell office:value-type="float" office:value="75.9970557534743">
                <text:p>75.997055753474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3.4006956869718">
                <text:p>43.4006956869718</text:p>
              </table:table-cell>
              <table:table-cell office:value-type="float" office:value="76.010916766313">
                <text:p>76.01091676631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3.4035241698803">
                <text:p>43.4035241698803</text:p>
              </table:table-cell>
              <table:table-cell office:value-type="float" office:value="76.0247664424415">
                <text:p>76.0247664424415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3.4048937599946">
                <text:p>43.4048937599946</text:p>
              </table:table-cell>
              <table:table-cell office:value-type="float" office:value="76.0386047886095">
                <text:p>76.0386047886095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3.4048937599946">
                <text:p>43.4048937599946</text:p>
              </table:table-cell>
              <table:table-cell office:value-type="float" office:value="76.0524318115677">
                <text:p>76.052431811567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3.4043603072095">
                <text:p>43.4043603072095</text:p>
              </table:table-cell>
              <table:table-cell office:value-type="float" office:value="76.0662475180682">
                <text:p>76.0662475180682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3.4016211019358">
                <text:p>43.4016211019358</text:p>
              </table:table-cell>
              <table:table-cell office:value-type="float" office:value="76.0800519148637">
                <text:p>76.080051914863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3.3978953908525">
                <text:p>43.3978953908525</text:p>
              </table:table-cell>
              <table:table-cell office:value-type="float" office:value="76.0938450087084">
                <text:p>76.0938450087084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3971311437274">
                <text:p>43.3971311437274</text:p>
              </table:table-cell>
              <table:table-cell office:value-type="float" office:value="76.1146369006573">
                <text:p>76.1146369006573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3.3970603601443">
                <text:p>43.3970603601443</text:p>
              </table:table-cell>
              <table:table-cell office:value-type="float" office:value="76.1354136733741">
                <text:p>76.1354136733741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3.3958478722628">
                <text:p>43.3958478722628</text:p>
              </table:table-cell>
              <table:table-cell office:value-type="float" office:value="76.1491614122291">
                <text:p>76.1491614122291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3.3971240552285">
                <text:p>43.3971240552285</text:p>
              </table:table-cell>
              <table:table-cell office:value-type="float" office:value="76.162897882046">
                <text:p>76.162897882046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3965730469804">
                <text:p>43.3965730469804</text:p>
              </table:table-cell>
              <table:table-cell office:value-type="float" office:value="76.1766230895851">
                <text:p>76.1766230895851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3.3964597677935">
                <text:p>43.3964597677935</text:p>
              </table:table-cell>
              <table:table-cell office:value-type="float" office:value="76.1903370416078">
                <text:p>76.1903370416078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.395981486092">
                <text:p>43.395981486092</text:p>
              </table:table-cell>
              <table:table-cell office:value-type="float" office:value="76.2040397448765">
                <text:p>76.2040397448765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3.3953596251171">
                <text:p>43.3953596251171</text:p>
              </table:table-cell>
              <table:table-cell office:value-type="float" office:value="76.2177312061543">
                <text:p>76.217731206154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.3962933354786">
                <text:p>43.3962933354786</text:p>
              </table:table-cell>
              <table:table-cell office:value-type="float" office:value="76.2314114322057">
                <text:p>76.231411432205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3.3971251068404">
                <text:p>43.3971251068404</text:p>
              </table:table-cell>
              <table:table-cell office:value-type="float" office:value="76.2450804297955">
                <text:p>76.2450804297955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3.397825962783">
                <text:p>43.397825962783</text:p>
              </table:table-cell>
              <table:table-cell office:value-type="float" office:value="76.2587382056904">
                <text:p>76.2587382056904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3.3977482003938">
                <text:p>43.3977482003938</text:p>
              </table:table-cell>
              <table:table-cell office:value-type="float" office:value="76.2723847666569">
                <text:p>76.272384766656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3.3980419363132">
                <text:p>43.3980419363132</text:p>
              </table:table-cell>
              <table:table-cell office:value-type="float" office:value="76.2860201194633">
                <text:p>76.286020119463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3.3960979411608">
                <text:p>43.3960979411608</text:p>
              </table:table-cell>
              <table:table-cell office:value-type="float" office:value="76.2996442708783">
                <text:p>76.299644270878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3.3960284305047">
                <text:p>43.3960284305047</text:p>
              </table:table-cell>
              <table:table-cell office:value-type="float" office:value="76.3132572276717">
                <text:p>76.313257227671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3.3945066987596">
                <text:p>43.3945066987596</text:p>
              </table:table-cell>
              <table:table-cell office:value-type="float" office:value="76.3268589966139">
                <text:p>76.326858996613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3.3924465193626">
                <text:p>43.3924465193626</text:p>
              </table:table-cell>
              <table:table-cell office:value-type="float" office:value="76.3404495844767">
                <text:p>76.340449584476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3.3921536767466">
                <text:p>43.3921536767466</text:p>
              </table:table-cell>
              <table:table-cell office:value-type="float" office:value="76.3540289980322">
                <text:p>76.3540289980322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.3912384162853">
                <text:p>43.3912384162853</text:p>
              </table:table-cell>
              <table:table-cell office:value-type="float" office:value="76.3675972440533">
                <text:p>76.367597244053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3.30293721091">
                <text:p>43.30293721091</text:p>
              </table:table-cell>
              <table:table-cell office:value-type="float" office:value="76.3811543293142">
                <text:p>76.3811543293142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.3015943437735">
                <text:p>43.3015943437735</text:p>
              </table:table-cell>
              <table:table-cell office:value-type="float" office:value="76.3947002605894">
                <text:p>76.3947002605894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.3014043162271">
                <text:p>43.3014043162271</text:p>
              </table:table-cell>
              <table:table-cell office:value-type="float" office:value="76.4082350446547">
                <text:p>76.408235044654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3.3048770354232">
                <text:p>43.3048770354232</text:p>
              </table:table-cell>
              <table:table-cell office:value-type="float" office:value="76.4217586882862">
                <text:p>76.4217586882862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3075499914326">
                <text:p>43.3075499914326</text:p>
              </table:table-cell>
              <table:table-cell office:value-type="float" office:value="76.4352711982611">
                <text:p>76.4352711982611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3.3080770257248">
                <text:p>43.3080770257248</text:p>
              </table:table-cell>
              <table:table-cell office:value-type="float" office:value="76.448772581357">
                <text:p>76.44877258135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3.3090576308039">
                <text:p>43.3090576308039</text:p>
              </table:table-cell>
              <table:table-cell office:value-type="float" office:value="76.4622628443527">
                <text:p>76.4622628443527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3099238593934">
                <text:p>43.3099238593934</text:p>
              </table:table-cell>
              <table:table-cell office:value-type="float" office:value="76.4757419940274">
                <text:p>76.4757419940274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.3111855053624">
                <text:p>43.3111855053624</text:p>
              </table:table-cell>
              <table:table-cell office:value-type="float" office:value="76.489210037161">
                <text:p>76.489210037161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3125300820125">
                <text:p>43.3125300820125</text:p>
              </table:table-cell>
              <table:table-cell office:value-type="float" office:value="76.5026669805342">
                <text:p>76.5026669805342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3.3129908267921">
                <text:p>43.3129908267921</text:p>
              </table:table-cell>
              <table:table-cell office:value-type="float" office:value="76.5161128309285">
                <text:p>76.5161128309285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3.3142096522718">
                <text:p>43.3142096522718</text:p>
              </table:table-cell>
              <table:table-cell office:value-type="float" office:value="76.5295475951259">
                <text:p>76.529547595125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3.3142178345577">
                <text:p>43.3142178345577</text:p>
              </table:table-cell>
              <table:table-cell office:value-type="float" office:value="76.5429712799091">
                <text:p>76.5429712799091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3.3123395428082">
                <text:p>43.3123395428082</text:p>
              </table:table-cell>
              <table:table-cell office:value-type="float" office:value="76.5563838920616">
                <text:p>76.5563838920616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3.3126855369774">
                <text:p>43.3126855369774</text:p>
              </table:table-cell>
              <table:table-cell office:value-type="float" office:value="76.5697854383673">
                <text:p>76.569785438367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3.3093600884121">
                <text:p>43.3093600884121</text:p>
              </table:table-cell>
              <table:table-cell office:value-type="float" office:value="76.583175925611">
                <text:p>76.583175925611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3.3059136218912">
                <text:p>43.3059136218912</text:p>
              </table:table-cell>
              <table:table-cell office:value-type="float" office:value="76.5965553605778">
                <text:p>76.5965553605778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3.3031120548023">
                <text:p>43.3031120548023</text:p>
              </table:table-cell>
              <table:table-cell office:value-type="float" office:value="76.6099237500536">
                <text:p>76.6099237500536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3.3008691896485">
                <text:p>43.3008691896485</text:p>
              </table:table-cell>
              <table:table-cell office:value-type="float" office:value="76.6232811008249">
                <text:p>76.623281100824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3.3022672827906">
                <text:p>43.3022672827906</text:p>
              </table:table-cell>
              <table:table-cell office:value-type="float" office:value="76.6366274196789">
                <text:p>76.6366274196789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3.3030413213121">
                <text:p>43.3030413213121</text:p>
              </table:table-cell>
              <table:table-cell office:value-type="float" office:value="76.649962713403">
                <text:p>76.649962713403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3.3037379526611">
                <text:p>43.3037379526611</text:p>
              </table:table-cell>
              <table:table-cell office:value-type="float" office:value="76.6632869887854">
                <text:p>76.6632869887854</text:p>
              </table:table-cell>
              <table:table-cell office:value-type="float" office:value="42.9866234708228">
                <text:p>42.986623470822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3.3048142505465">
                <text:p>43.3048142505465</text:p>
              </table:table-cell>
              <table:table-cell office:value-type="float" office:value="76.6695384019612">
                <text:p>76.669538401961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3.3061972100329">
                <text:p>43.3061972100329</text:p>
              </table:table-cell>
              <table:table-cell office:value-type="float" office:value="76.6757840727231">
                <text:p>76.675784072723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3.3083894589677">
                <text:p>43.3083894589677</text:p>
              </table:table-cell>
              <table:table-cell office:value-type="float" office:value="76.6820240058376">
                <text:p>76.682024005837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3.3086419323686">
                <text:p>43.3086419323686</text:p>
              </table:table-cell>
              <table:table-cell office:value-type="float" office:value="76.6882582060679">
                <text:p>76.688258206067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3.3092266814763">
                <text:p>43.3092266814763</text:p>
              </table:table-cell>
              <table:table-cell office:value-type="float" office:value="76.6944866781746">
                <text:p>76.694486678174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3.3153690177898">
                <text:p>43.3153690177898</text:p>
              </table:table-cell>
              <table:table-cell office:value-type="float" office:value="76.700709426915">
                <text:p>76.70070942691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3.3157750680777">
                <text:p>43.3157750680777</text:p>
              </table:table-cell>
              <table:table-cell office:value-type="float" office:value="76.7069264570439">
                <text:p>76.706926457043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3.3110970960964">
                <text:p>43.3110970960964</text:p>
              </table:table-cell>
              <table:table-cell office:value-type="float" office:value="76.7131377733127">
                <text:p>76.713137773312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3.3120061768496">
                <text:p>43.3120061768496</text:p>
              </table:table-cell>
              <table:table-cell office:value-type="float" office:value="76.7193433804701">
                <text:p>76.719343380470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3.313705991737">
                <text:p>43.313705991737</text:p>
              </table:table-cell>
              <table:table-cell office:value-type="float" office:value="76.7255432832619">
                <text:p>76.725543283261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3.3128930410187">
                <text:p>43.3128930410187</text:p>
              </table:table-cell>
              <table:table-cell office:value-type="float" office:value="76.731737486431">
                <text:p>76.73173748643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3.3130273860973">
                <text:p>43.3130273860973</text:p>
              </table:table-cell>
              <table:table-cell office:value-type="float" office:value="76.7379259947172">
                <text:p>76.737925994717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3.3099549272726">
                <text:p>43.3099549272726</text:p>
              </table:table-cell>
              <table:table-cell office:value-type="float" office:value="76.7441088128575">
                <text:p>76.744108812857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3.3133904573469">
                <text:p>43.3133904573469</text:p>
              </table:table-cell>
              <table:table-cell office:value-type="float" office:value="76.7502859455857">
                <text:p>76.750285945585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3.3126044683041">
                <text:p>43.3126044683041</text:p>
              </table:table-cell>
              <table:table-cell office:value-type="float" office:value="76.756457397633">
                <text:p>76.75645739763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3.3116842688214">
                <text:p>43.3116842688214</text:p>
              </table:table-cell>
              <table:table-cell office:value-type="float" office:value="76.7626231737275">
                <text:p>76.762623173727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3.3128840215783">
                <text:p>43.3128840215783</text:p>
              </table:table-cell>
              <table:table-cell office:value-type="float" office:value="76.7687832785944">
                <text:p>76.7687832785944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3.3186171169035">
                <text:p>43.3186171169035</text:p>
              </table:table-cell>
              <table:table-cell office:value-type="float" office:value="76.7749377169559">
                <text:p>76.774937716955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3.31895280217">
                <text:p>43.31895280217</text:p>
              </table:table-cell>
              <table:table-cell office:value-type="float" office:value="76.7810864935313">
                <text:p>76.781086493531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3.3200349460035">
                <text:p>43.3200349460035</text:p>
              </table:table-cell>
              <table:table-cell office:value-type="float" office:value="76.7872296130369">
                <text:p>76.787229613036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3.321432873321">
                <text:p>43.321432873321</text:p>
              </table:table-cell>
              <table:table-cell office:value-type="float" office:value="76.7933670801861">
                <text:p>76.793367080186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3.3222274351773">
                <text:p>43.3222274351773</text:p>
              </table:table-cell>
              <table:table-cell office:value-type="float" office:value="76.7994988996896">
                <text:p>76.799498899689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3.3220100118086">
                <text:p>43.3220100118086</text:p>
              </table:table-cell>
              <table:table-cell office:value-type="float" office:value="76.8056250762546">
                <text:p>76.805625076254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3.3233075961596">
                <text:p>43.3233075961596</text:p>
              </table:table-cell>
              <table:table-cell office:value-type="float" office:value="76.8117456145858">
                <text:p>76.8117456145858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3.3250575731083">
                <text:p>43.3250575731083</text:p>
              </table:table-cell>
              <table:table-cell office:value-type="float" office:value="76.817860519385">
                <text:p>76.81786051938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3.3236941619117">
                <text:p>43.3236941619117</text:p>
              </table:table-cell>
              <table:table-cell office:value-type="float" office:value="76.8239697953506">
                <text:p>76.823969795350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3.3234980622105">
                <text:p>43.3234980622105</text:p>
              </table:table-cell>
              <table:table-cell office:value-type="float" office:value="76.8300734471787">
                <text:p>76.830073447178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3.3253597271325">
                <text:p>43.3253597271325</text:p>
              </table:table-cell>
              <table:table-cell office:value-type="float" office:value="76.8361714795619">
                <text:p>76.836171479561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3.3254478424032">
                <text:p>43.3254478424032</text:p>
              </table:table-cell>
              <table:table-cell office:value-type="float" office:value="76.8422638971901">
                <text:p>76.842263897190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3.3289822252257">
                <text:p>43.3289822252257</text:p>
              </table:table-cell>
              <table:table-cell office:value-type="float" office:value="76.8483507047502">
                <text:p>76.848350704750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3.3364960709648">
                <text:p>43.3364960709648</text:p>
              </table:table-cell>
              <table:table-cell office:value-type="float" office:value="76.8544319069263">
                <text:p>76.854431906926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3.3408588967095">
                <text:p>43.3408588967095</text:p>
              </table:table-cell>
              <table:table-cell office:value-type="float" office:value="76.8251200855141">
                <text:p>76.8251200855141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3.3492201755083">
                <text:p>43.3492201755083</text:p>
              </table:table-cell>
              <table:table-cell office:value-type="float" office:value="76.7817037232385">
                <text:p>76.7817037232385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.3512056402532">
                <text:p>43.3512056402532</text:p>
              </table:table-cell>
              <table:table-cell office:value-type="float" office:value="76.7383552765297">
                <text:p>76.738355276529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3.353426997537">
                <text:p>43.353426997537</text:p>
              </table:table-cell>
              <table:table-cell office:value-type="float" office:value="76.7092036708299">
                <text:p>76.7092036708299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3.3519213404907">
                <text:p>43.3519213404907</text:p>
              </table:table-cell>
              <table:table-cell office:value-type="float" office:value="76.7154128940633">
                <text:p>76.715412894063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3.3513759890617">
                <text:p>43.3513759890617</text:p>
              </table:table-cell>
              <table:table-cell office:value-type="float" office:value="76.7216164099251">
                <text:p>76.721616409925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3.3513141053923">
                <text:p>43.3513141053923</text:p>
              </table:table-cell>
              <table:table-cell office:value-type="float" office:value="76.72781422316">
                <text:p>76.7278142231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3.351021410117">
                <text:p>43.351021410117</text:p>
              </table:table-cell>
              <table:table-cell office:value-type="float" office:value="76.7340063385098">
                <text:p>76.7340063385098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3.3519857711315">
                <text:p>43.3519857711315</text:p>
              </table:table-cell>
              <table:table-cell office:value-type="float" office:value="76.7401927607131">
                <text:p>76.740192760713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3.3540843088507">
                <text:p>43.3540843088507</text:p>
              </table:table-cell>
              <table:table-cell office:value-type="float" office:value="76.7463734945059">
                <text:p>76.746373494505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3.3541681301688">
                <text:p>43.3541681301688</text:p>
              </table:table-cell>
              <table:table-cell office:value-type="float" office:value="76.7525485446211">
                <text:p>76.752548544621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3.3542819460488">
                <text:p>43.3542819460488</text:p>
              </table:table-cell>
              <table:table-cell office:value-type="float" office:value="76.7587179157886">
                <text:p>76.758717915788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3.3557465650208">
                <text:p>43.3557465650208</text:p>
              </table:table-cell>
              <table:table-cell office:value-type="float" office:value="76.7648816127355">
                <text:p>76.764881612735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3.3582155388159">
                <text:p>43.3582155388159</text:p>
              </table:table-cell>
              <table:table-cell office:value-type="float" office:value="76.7710396401859">
                <text:p>76.771039640185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3.3631128137605">
                <text:p>43.3631128137605</text:p>
              </table:table-cell>
              <table:table-cell office:value-type="float" office:value="76.7771920028609">
                <text:p>76.777192002860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3.3653651444325">
                <text:p>43.3653651444325</text:p>
              </table:table-cell>
              <table:table-cell office:value-type="float" office:value="76.7833387054787">
                <text:p>76.783338705478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3.3670808426948">
                <text:p>43.3670808426948</text:p>
              </table:table-cell>
              <table:table-cell office:value-type="float" office:value="76.7894797527547">
                <text:p>76.789479752754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3.3686264486434">
                <text:p>43.3686264486434</text:p>
              </table:table-cell>
              <table:table-cell office:value-type="float" office:value="76.7956151494011">
                <text:p>76.795615149401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3.369911089123">
                <text:p>43.369911089123</text:p>
              </table:table-cell>
              <table:table-cell office:value-type="float" office:value="76.8017449001274">
                <text:p>76.8017449001274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3.3703481275564">
                <text:p>43.3703481275564</text:p>
              </table:table-cell>
              <table:table-cell office:value-type="float" office:value="76.80786900964">
                <text:p>76.80786900964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3.3715077989398">
                <text:p>43.3715077989398</text:p>
              </table:table-cell>
              <table:table-cell office:value-type="float" office:value="76.8139874826423">
                <text:p>76.813987482642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3.3712023936181">
                <text:p>43.3712023936181</text:p>
              </table:table-cell>
              <table:table-cell office:value-type="float" office:value="76.8201003238351">
                <text:p>76.820100323835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3.373429966027">
                <text:p>43.373429966027</text:p>
              </table:table-cell>
              <table:table-cell office:value-type="float" office:value="76.8262075379158">
                <text:p>76.8262075379158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3.3711019954017">
                <text:p>43.3711019954017</text:p>
              </table:table-cell>
              <table:table-cell office:value-type="float" office:value="76.8323091295791">
                <text:p>76.832309129579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3.3735825924027">
                <text:p>43.3735825924027</text:p>
              </table:table-cell>
              <table:table-cell office:value-type="float" office:value="76.838405103517">
                <text:p>76.83840510351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3.3741117751824">
                <text:p>43.3741117751824</text:p>
              </table:table-cell>
              <table:table-cell office:value-type="float" office:value="76.8444954644179">
                <text:p>76.844495464417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3.3703534038268">
                <text:p>43.3703534038268</text:p>
              </table:table-cell>
              <table:table-cell office:value-type="float" office:value="76.8505802169679">
                <text:p>76.850580216967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3.3681558088615">
                <text:p>43.3681558088615</text:p>
              </table:table-cell>
              <table:table-cell office:value-type="float" office:value="76.8566593658499">
                <text:p>76.856659365849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3.3681738255582">
                <text:p>43.3681738255582</text:p>
              </table:table-cell>
              <table:table-cell office:value-type="float" office:value="76.8627329157437">
                <text:p>76.8627329157437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3.3694713631824">
                <text:p>43.3694713631824</text:p>
              </table:table-cell>
              <table:table-cell office:value-type="float" office:value="76.8688008713265">
                <text:p>76.868800871326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3.3695795030402">
                <text:p>43.3695795030402</text:p>
              </table:table-cell>
              <table:table-cell office:value-type="float" office:value="76.8748632372722">
                <text:p>76.874863237272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3.3783946069324">
                <text:p>43.3783946069324</text:p>
              </table:table-cell>
              <table:table-cell office:value-type="float" office:value="76.880920018252">
                <text:p>76.88092001825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3.3786469617396">
                <text:p>43.3786469617396</text:p>
              </table:table-cell>
              <table:table-cell office:value-type="float" office:value="76.8869712189342">
                <text:p>76.886971218934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3.3822986415871">
                <text:p>43.3822986415871</text:p>
              </table:table-cell>
              <table:table-cell office:value-type="float" office:value="76.8930168439838">
                <text:p>76.8930168439838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3.3835902036014">
                <text:p>43.3835902036014</text:p>
              </table:table-cell>
              <table:table-cell office:value-type="float" office:value="76.8990568980633">
                <text:p>76.899056898063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3.3902284240443">
                <text:p>43.3902284240443</text:p>
              </table:table-cell>
              <table:table-cell office:value-type="float" office:value="76.905091385832">
                <text:p>76.90509138583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3.3901681618705">
                <text:p>43.3901681618705</text:p>
              </table:table-cell>
              <table:table-cell office:value-type="float" office:value="76.9111203119461">
                <text:p>76.911120311946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3.3918339981313">
                <text:p>43.3918339981313</text:p>
              </table:table-cell>
              <table:table-cell office:value-type="float" office:value="76.9171436810594">
                <text:p>76.9171436810594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3.3919444742261">
                <text:p>43.3919444742261</text:p>
              </table:table-cell>
              <table:table-cell office:value-type="float" office:value="76.9231614978222">
                <text:p>76.923161497822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3.3927071027819">
                <text:p>43.3927071027819</text:p>
              </table:table-cell>
              <table:table-cell office:value-type="float" office:value="76.9291737668821">
                <text:p>76.929173766882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3.3938017319486">
                <text:p>43.3938017319486</text:p>
              </table:table-cell>
              <table:table-cell office:value-type="float" office:value="76.9351804928836">
                <text:p>76.935180492883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3.3927498984922">
                <text:p>43.3927498984922</text:p>
              </table:table-cell>
              <table:table-cell office:value-type="float" office:value="76.9411816804685">
                <text:p>76.941181680468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3.3910899958844">
                <text:p>43.3910899958844</text:p>
              </table:table-cell>
              <table:table-cell office:value-type="float" office:value="76.9471773342755">
                <text:p>76.947177334275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3.3917365511423">
                <text:p>43.3917365511423</text:p>
              </table:table-cell>
              <table:table-cell office:value-type="float" office:value="76.9531674589405">
                <text:p>76.953167458940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3.3902822884108">
                <text:p>43.3902822884108</text:p>
              </table:table-cell>
              <table:table-cell office:value-type="float" office:value="76.959152059096">
                <text:p>76.95915205909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3.3893458887846">
                <text:p>43.3893458887846</text:p>
              </table:table-cell>
              <table:table-cell office:value-type="float" office:value="76.9651311393722">
                <text:p>76.965131139372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3.3897258832782">
                <text:p>43.3897258832782</text:p>
              </table:table-cell>
              <table:table-cell office:value-type="float" office:value="76.9711047043959">
                <text:p>76.971104704395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3.3875362730247">
                <text:p>43.3875362730247</text:p>
              </table:table-cell>
              <table:table-cell office:value-type="float" office:value="76.9770727587912">
                <text:p>76.9770727587912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3.3882366108216">
                <text:p>43.3882366108216</text:p>
              </table:table-cell>
              <table:table-cell office:value-type="float" office:value="76.9830353071789">
                <text:p>76.9830353071789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3.3879552448165">
                <text:p>43.3879552448165</text:p>
              </table:table-cell>
              <table:table-cell office:value-type="float" office:value="76.9889923541773">
                <text:p>76.9889923541773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3.3882987299483">
                <text:p>43.3882987299483</text:p>
              </table:table-cell>
              <table:table-cell office:value-type="float" office:value="76.9949439044015">
                <text:p>76.9949439044015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3.3883373140012">
                <text:p>43.3883373140012</text:p>
              </table:table-cell>
              <table:table-cell office:value-type="float" office:value="77.0008899624636">
                <text:p>77.0008899624636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3.3892145169864">
                <text:p>43.3892145169864</text:p>
              </table:table-cell>
              <table:table-cell office:value-type="float" office:value="77.0068305329731">
                <text:p>77.0068305329731</text:p>
              </table:table-cell>
              <table:table-cell office:value-type="float" office:value="39.8107170553497">
                <text:p>39.8107170553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.867089247004">
                <text:p>36.867089247004</text:p>
              </table:table-cell>
              <table:table-cell office:value-type="float" office:value="69.1830970918937">
                <text:p>69.183097091893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.8048890311685">
                <text:p>36.8048890311685</text:p>
              </table:table-cell>
              <table:table-cell office:value-type="float" office:value="69.1830970918937">
                <text:p>69.183097091893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6.770487369318">
                <text:p>36.770487369318</text:p>
              </table:table-cell>
              <table:table-cell office:value-type="float" office:value="69.1830970918937">
                <text:p>69.183097091893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6.7363062174848">
                <text:p>36.7363062174848</text:p>
              </table:table-cell>
              <table:table-cell office:value-type="float" office:value="69.1830970918937">
                <text:p>69.183097091893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6.7011444321954">
                <text:p>36.7011444321954</text:p>
              </table:table-cell>
              <table:table-cell office:value-type="float" office:value="69.1830970918937">
                <text:p>69.183097091893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.6853228754609">
                <text:p>36.6853228754609</text:p>
              </table:table-cell>
              <table:table-cell office:value-type="float" office:value="69.1894693840661">
                <text:p>69.1894693840661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.680988076996">
                <text:p>36.680988076996</text:p>
              </table:table-cell>
              <table:table-cell office:value-type="float" office:value="69.2149580477313">
                <text:p>69.2149580477313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6.6677739884197">
                <text:p>36.6677739884197</text:p>
              </table:table-cell>
              <table:table-cell office:value-type="float" office:value="69.240430598404">
                <text:p>69.240430598404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6.6800053972773">
                <text:p>36.6800053972773</text:p>
              </table:table-cell>
              <table:table-cell office:value-type="float" office:value="69.2658870368986">
                <text:p>69.2658870368986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6.7205259172422">
                <text:p>36.7205259172422</text:p>
              </table:table-cell>
              <table:table-cell office:value-type="float" office:value="69.2913273640507">
                <text:p>69.2913273640507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6.7123693641687">
                <text:p>36.7123693641687</text:p>
              </table:table-cell>
              <table:table-cell office:value-type="float" office:value="69.316751580716">
                <text:p>69.316751580716</text:p>
              </table:table-cell>
              <table:table-cell office:value-type="float" office:value="46.4158883361278">
                <text:p>46.415888336127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6.7714816869518">
                <text:p>36.7714816869518</text:p>
              </table:table-cell>
              <table:table-cell office:value-type="float" office:value="69.3230023877864">
                <text:p>69.3230023877864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6.774644674065">
                <text:p>36.774644674065</text:p>
              </table:table-cell>
              <table:table-cell office:value-type="float" office:value="69.3292475068861">
                <text:p>69.3292475068861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.7746842084652">
                <text:p>36.7746842084652</text:p>
              </table:table-cell>
              <table:table-cell office:value-type="float" office:value="69.3354869426288">
                <text:p>69.3354869426288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6.7708189917429">
                <text:p>36.7708189917429</text:p>
              </table:table-cell>
              <table:table-cell office:value-type="float" office:value="69.3353343852342">
                <text:p>69.335334385234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6.714384713704">
                <text:p>36.714384713704</text:p>
              </table:table-cell>
              <table:table-cell office:value-type="float" office:value="69.335181980732">
                <text:p>69.33518198073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.6455618485837">
                <text:p>36.6455618485837</text:p>
              </table:table-cell>
              <table:table-cell office:value-type="float" office:value="69.335029728969">
                <text:p>69.33502972896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6.6155651542708">
                <text:p>36.6155651542708</text:p>
              </table:table-cell>
              <table:table-cell office:value-type="float" office:value="69.3348776297915">
                <text:p>69.334877629791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6.5959487751757">
                <text:p>36.5959487751757</text:p>
              </table:table-cell>
              <table:table-cell office:value-type="float" office:value="69.3347256830463">
                <text:p>69.334725683046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6.5955803526992">
                <text:p>36.5955803526992</text:p>
              </table:table-cell>
              <table:table-cell office:value-type="float" office:value="69.3345738885803">
                <text:p>69.334573888580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.5985337562988">
                <text:p>36.5985337562988</text:p>
              </table:table-cell>
              <table:table-cell office:value-type="float" office:value="69.3344222462407">
                <text:p>69.334422246240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6.6171147171963">
                <text:p>36.6171147171963</text:p>
              </table:table-cell>
              <table:table-cell office:value-type="float" office:value="69.3342707558746">
                <text:p>69.334270755874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6.6231280689817">
                <text:p>36.6231280689817</text:p>
              </table:table-cell>
              <table:table-cell office:value-type="float" office:value="69.3341194173293">
                <text:p>69.334119417329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6.6313646126493">
                <text:p>36.6313646126493</text:p>
              </table:table-cell>
              <table:table-cell office:value-type="float" office:value="69.3339682304524">
                <text:p>69.333968230452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6.6361008933672">
                <text:p>36.6361008933672</text:p>
              </table:table-cell>
              <table:table-cell office:value-type="float" office:value="69.3338171950916">
                <text:p>69.333817195091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6.6412950308494">
                <text:p>36.6412950308494</text:p>
              </table:table-cell>
              <table:table-cell office:value-type="float" office:value="69.3336663110946">
                <text:p>69.333666311094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6.6471370981573">
                <text:p>36.6471370981573</text:p>
              </table:table-cell>
              <table:table-cell office:value-type="float" office:value="69.3335155783094">
                <text:p>69.333515578309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6.6583022365351">
                <text:p>36.6583022365351</text:p>
              </table:table-cell>
              <table:table-cell office:value-type="float" office:value="69.3333649965844">
                <text:p>69.333364996584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6.6654737246502">
                <text:p>36.6654737246502</text:p>
              </table:table-cell>
              <table:table-cell office:value-type="float" office:value="69.3332145657675">
                <text:p>69.333214565767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6.6683787164824">
                <text:p>36.6683787164824</text:p>
              </table:table-cell>
              <table:table-cell office:value-type="float" office:value="69.3330642857074">
                <text:p>69.333064285707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6.675727463955">
                <text:p>36.675727463955</text:p>
              </table:table-cell>
              <table:table-cell office:value-type="float" office:value="69.3329141562525">
                <text:p>69.332914156252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.6840493502953">
                <text:p>36.6840493502953</text:p>
              </table:table-cell>
              <table:table-cell office:value-type="float" office:value="69.3327641772518">
                <text:p>69.332764177251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6.6902066155917">
                <text:p>36.6902066155917</text:p>
              </table:table-cell>
              <table:table-cell office:value-type="float" office:value="69.332614348554">
                <text:p>69.33261434855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6.6999777404266">
                <text:p>36.6999777404266</text:p>
              </table:table-cell>
              <table:table-cell office:value-type="float" office:value="69.3324646700081">
                <text:p>69.332464670008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6.706270983441">
                <text:p>36.706270983441</text:p>
              </table:table-cell>
              <table:table-cell office:value-type="float" office:value="69.3323151414635">
                <text:p>69.332315141463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6.7122963808152">
                <text:p>36.7122963808152</text:p>
              </table:table-cell>
              <table:table-cell office:value-type="float" office:value="69.3321657627694">
                <text:p>69.332165762769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6.7171802521973">
                <text:p>36.7171802521973</text:p>
              </table:table-cell>
              <table:table-cell office:value-type="float" office:value="69.3320165337754">
                <text:p>69.332016533775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6.7182532076222">
                <text:p>36.7182532076222</text:p>
              </table:table-cell>
              <table:table-cell office:value-type="float" office:value="69.3318674543311">
                <text:p>69.331867454331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.7214649266971">
                <text:p>36.7214649266971</text:p>
              </table:table-cell>
              <table:table-cell office:value-type="float" office:value="69.3381045056289">
                <text:p>69.3381045056289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.7297727918537">
                <text:p>36.7297727918537</text:p>
              </table:table-cell>
              <table:table-cell office:value-type="float" office:value="69.3443358801153">
                <text:p>69.3443358801153</text:p>
              </table:table-cell>
              <table:table-cell office:value-type="float" office:value="36.8694506451958">
                <text:p>36.869450645195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.7337672453836">
                <text:p>36.7337672453836</text:p>
              </table:table-cell>
              <table:table-cell office:value-type="float" office:value="69.3441744537684">
                <text:p>69.344174453768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.7383017328258">
                <text:p>36.7383017328258</text:p>
              </table:table-cell>
              <table:table-cell office:value-type="float" office:value="69.3440131892231">
                <text:p>69.344013189223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6.7396441402465">
                <text:p>36.7396441402465</text:p>
              </table:table-cell>
              <table:table-cell office:value-type="float" office:value="69.3438520863168">
                <text:p>69.343852086316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6.7453662217324">
                <text:p>36.7453662217324</text:p>
              </table:table-cell>
              <table:table-cell office:value-type="float" office:value="69.3436911448872">
                <text:p>69.343691144887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6.7511626110763">
                <text:p>36.7511626110763</text:p>
              </table:table-cell>
              <table:table-cell office:value-type="float" office:value="69.3435303647719">
                <text:p>69.343530364771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6.756630680989">
                <text:p>36.756630680989</text:p>
              </table:table-cell>
              <table:table-cell office:value-type="float" office:value="69.343369745809">
                <text:p>69.34336974580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7599615557378">
                <text:p>36.7599615557378</text:p>
              </table:table-cell>
              <table:table-cell office:value-type="float" office:value="69.3432092878366">
                <text:p>69.343209287836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6.7708164385301">
                <text:p>36.7708164385301</text:p>
              </table:table-cell>
              <table:table-cell office:value-type="float" office:value="69.3430489906928">
                <text:p>69.343048990692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6.7746149851012">
                <text:p>36.7746149851012</text:p>
              </table:table-cell>
              <table:table-cell office:value-type="float" office:value="69.3428888542161">
                <text:p>69.342888854216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.7765273194519">
                <text:p>36.7765273194519</text:p>
              </table:table-cell>
              <table:table-cell office:value-type="float" office:value="69.3427288782453">
                <text:p>69.342728878245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6.7822700125677">
                <text:p>36.7822700125677</text:p>
              </table:table-cell>
              <table:table-cell office:value-type="float" office:value="69.3425690626189">
                <text:p>69.342569062618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.78530062462">
                <text:p>36.78530062462</text:p>
              </table:table-cell>
              <table:table-cell office:value-type="float" office:value="69.3424094071759">
                <text:p>69.342409407175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6.785494079503">
                <text:p>36.785494079503</text:p>
              </table:table-cell>
              <table:table-cell office:value-type="float" office:value="69.3422499117553">
                <text:p>69.342249911755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6.7881170905009">
                <text:p>36.7881170905009</text:p>
              </table:table-cell>
              <table:table-cell office:value-type="float" office:value="69.3420905761965">
                <text:p>69.342090576196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6.7908233851118">
                <text:p>36.7908233851118</text:p>
              </table:table-cell>
              <table:table-cell office:value-type="float" office:value="69.3419314003389">
                <text:p>69.341931400338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6.7913068114663">
                <text:p>36.7913068114663</text:p>
              </table:table-cell>
              <table:table-cell office:value-type="float" office:value="69.3417723840219">
                <text:p>69.341772384021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6.7912868877168">
                <text:p>36.7912868877168</text:p>
              </table:table-cell>
              <table:table-cell office:value-type="float" office:value="69.3416135270853">
                <text:p>69.341613527085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.8000395069478">
                <text:p>36.8000395069478</text:p>
              </table:table-cell>
              <table:table-cell office:value-type="float" office:value="69.3414548293692">
                <text:p>69.341454829369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.8057568630705">
                <text:p>36.8057568630705</text:p>
              </table:table-cell>
              <table:table-cell office:value-type="float" office:value="69.3412962907133">
                <text:p>69.341296290713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.8074413536255">
                <text:p>36.8074413536255</text:p>
              </table:table-cell>
              <table:table-cell office:value-type="float" office:value="69.3411379109581">
                <text:p>69.341137910958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6.8131039502928">
                <text:p>36.8131039502928</text:p>
              </table:table-cell>
              <table:table-cell office:value-type="float" office:value="69.3409796899438">
                <text:p>69.340979689943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.8199664473204">
                <text:p>36.8199664473204</text:p>
              </table:table-cell>
              <table:table-cell office:value-type="float" office:value="69.340821627511">
                <text:p>69.34082162751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6.8247888938555">
                <text:p>36.8247888938555</text:p>
              </table:table-cell>
              <table:table-cell office:value-type="float" office:value="69.3406637235004">
                <text:p>69.340663723500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6.8297737579821">
                <text:p>36.8297737579821</text:p>
              </table:table-cell>
              <table:table-cell office:value-type="float" office:value="69.3405059777529">
                <text:p>69.340505977752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6.835485688934">
                <text:p>36.835485688934</text:p>
              </table:table-cell>
              <table:table-cell office:value-type="float" office:value="69.3403483901095">
                <text:p>69.340348390109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6.8371226583889">
                <text:p>36.8371226583889</text:p>
              </table:table-cell>
              <table:table-cell office:value-type="float" office:value="69.3401909604113">
                <text:p>69.340190960411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6.8411216402639">
                <text:p>36.8411216402639</text:p>
              </table:table-cell>
              <table:table-cell office:value-type="float" office:value="69.3400336884996">
                <text:p>69.340033688499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6.8423721188716">
                <text:p>36.8423721188716</text:p>
              </table:table-cell>
              <table:table-cell office:value-type="float" office:value="69.339876574216">
                <text:p>69.33987657421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6.844515147672">
                <text:p>36.844515147672</text:p>
              </table:table-cell>
              <table:table-cell office:value-type="float" office:value="69.3397196174023">
                <text:p>69.339719617402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.8465317392726">
                <text:p>36.8465317392726</text:p>
              </table:table-cell>
              <table:table-cell office:value-type="float" office:value="69.3395628179">
                <text:p>69.339562817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6.8517036088548">
                <text:p>36.8517036088548</text:p>
              </table:table-cell>
              <table:table-cell office:value-type="float" office:value="69.3394061755513">
                <text:p>69.339406175551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6.8539660465665">
                <text:p>36.8539660465665</text:p>
              </table:table-cell>
              <table:table-cell office:value-type="float" office:value="69.3392496901983">
                <text:p>69.339249690198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.8557696450109">
                <text:p>36.8557696450109</text:p>
              </table:table-cell>
              <table:table-cell office:value-type="float" office:value="69.3390933616833">
                <text:p>69.339093361683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6.8613012264798">
                <text:p>36.8613012264798</text:p>
              </table:table-cell>
              <table:table-cell office:value-type="float" office:value="69.3389371898487">
                <text:p>69.338937189848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6.8654119943223">
                <text:p>36.8654119943223</text:p>
              </table:table-cell>
              <table:table-cell office:value-type="float" office:value="69.3387811745371">
                <text:p>69.338781174537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.871762361968">
                <text:p>36.871762361968</text:p>
              </table:table-cell>
              <table:table-cell office:value-type="float" office:value="69.3386253155914">
                <text:p>69.338625315591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6.8755960205096">
                <text:p>36.8755960205096</text:p>
              </table:table-cell>
              <table:table-cell office:value-type="float" office:value="69.3384696128545">
                <text:p>69.338469612854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6.8816070467562">
                <text:p>36.8816070467562</text:p>
              </table:table-cell>
              <table:table-cell office:value-type="float" office:value="69.3383140661694">
                <text:p>69.338314066169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6.8820331103067">
                <text:p>36.8820331103067</text:p>
              </table:table-cell>
              <table:table-cell office:value-type="float" office:value="69.3381586753794">
                <text:p>69.338158675379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.8825517575505">
                <text:p>36.8825517575505</text:p>
              </table:table-cell>
              <table:table-cell office:value-type="float" office:value="69.3380034403279">
                <text:p>69.338003440327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.8835869616294">
                <text:p>36.8835869616294</text:p>
              </table:table-cell>
              <table:table-cell office:value-type="float" office:value="69.3378483608584">
                <text:p>69.337848360858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6.8835869616294">
                <text:p>36.8835869616294</text:p>
              </table:table-cell>
              <table:table-cell office:value-type="float" office:value="69.3376934368148">
                <text:p>69.337693436814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.8836464696567">
                <text:p>36.8836464696567</text:p>
              </table:table-cell>
              <table:table-cell office:value-type="float" office:value="69.3375386680409">
                <text:p>69.337538668040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6.8881403820678">
                <text:p>36.8881403820678</text:p>
              </table:table-cell>
              <table:table-cell office:value-type="float" office:value="69.3373840543807">
                <text:p>69.337384054380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6.892659184172">
                <text:p>36.892659184172</text:p>
              </table:table-cell>
              <table:table-cell office:value-type="float" office:value="69.3372295956783">
                <text:p>69.337229595678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6.8948483062527">
                <text:p>36.8948483062527</text:p>
              </table:table-cell>
              <table:table-cell office:value-type="float" office:value="69.3370752917783">
                <text:p>69.337075291778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6.8979666614604">
                <text:p>36.8979666614604</text:p>
              </table:table-cell>
              <table:table-cell office:value-type="float" office:value="69.336921142525">
                <text:p>69.33692114252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6.9036945521124">
                <text:p>36.9036945521124</text:p>
              </table:table-cell>
              <table:table-cell office:value-type="float" office:value="69.3367671477632">
                <text:p>69.336767147763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6.9058670733334">
                <text:p>36.9058670733334</text:p>
              </table:table-cell>
              <table:table-cell office:value-type="float" office:value="69.3366133073376">
                <text:p>69.336613307337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.9062735663335">
                <text:p>36.9062735663335</text:p>
              </table:table-cell>
              <table:table-cell office:value-type="float" office:value="69.3300737912431">
                <text:p>69.3300737912431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6.9172071872255">
                <text:p>36.9172071872255</text:p>
              </table:table-cell>
              <table:table-cell office:value-type="float" office:value="69.3235414305174">
                <text:p>69.3235414305174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6.9193175435079">
                <text:p>36.9193175435079</text:p>
              </table:table-cell>
              <table:table-cell office:value-type="float" office:value="69.3170162167163">
                <text:p>69.3170162167163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6.9208963507921">
                <text:p>36.9208963507921</text:p>
              </table:table-cell>
              <table:table-cell office:value-type="float" office:value="69.3104981414065">
                <text:p>69.3104981414065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6.9218116146071">
                <text:p>36.9218116146071</text:p>
              </table:table-cell>
              <table:table-cell office:value-type="float" office:value="69.303987196166">
                <text:p>69.303987196166</text:p>
              </table:table-cell>
              <table:table-cell office:value-type="float" office:value="31.6227766016838">
                <text:p>31.622776601683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6.9218116146071">
                <text:p>36.9218116146071</text:p>
              </table:table-cell>
              <table:table-cell office:value-type="float" office:value="69.3038662006075">
                <text:p>69.303866200607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6.9249538149544">
                <text:p>36.9249538149544</text:p>
              </table:table-cell>
              <table:table-cell office:value-type="float" office:value="69.3037453262555">
                <text:p>69.303745326255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6.9265148914031">
                <text:p>36.9265148914031</text:p>
              </table:table-cell>
              <table:table-cell office:value-type="float" office:value="69.3036245729884">
                <text:p>69.303624572988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6.929108483632">
                <text:p>36.929108483632</text:p>
              </table:table-cell>
              <table:table-cell office:value-type="float" office:value="69.3035039406846">
                <text:p>69.303503940684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6.9292198220414">
                <text:p>36.9292198220414</text:p>
              </table:table-cell>
              <table:table-cell office:value-type="float" office:value="69.3033834292227">
                <text:p>69.303383429222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6.9299202096059">
                <text:p>36.9299202096059</text:p>
              </table:table-cell>
              <table:table-cell office:value-type="float" office:value="69.3032630384816">
                <text:p>69.303263038481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.9277939451376">
                <text:p>36.9277939451376</text:p>
              </table:table-cell>
              <table:table-cell office:value-type="float" office:value="69.30314276834">
                <text:p>69.3031427683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6.9298185257645">
                <text:p>36.9298185257645</text:p>
              </table:table-cell>
              <table:table-cell office:value-type="float" office:value="69.303022618677">
                <text:p>69.30302261867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.9317125365308">
                <text:p>36.9317125365308</text:p>
              </table:table-cell>
              <table:table-cell office:value-type="float" office:value="69.3029025893716">
                <text:p>69.302902589371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.9342523325173">
                <text:p>36.9342523325173</text:p>
              </table:table-cell>
              <table:table-cell office:value-type="float" office:value="69.3027826803031">
                <text:p>69.302782680303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.9357036613539">
                <text:p>36.9357036613539</text:p>
              </table:table-cell>
              <table:table-cell office:value-type="float" office:value="69.3026628913509">
                <text:p>69.302662891350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.9398581738167">
                <text:p>36.9398581738167</text:p>
              </table:table-cell>
              <table:table-cell office:value-type="float" office:value="69.3025432223943">
                <text:p>69.302543222394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.9421259086147">
                <text:p>36.9421259086147</text:p>
              </table:table-cell>
              <table:table-cell office:value-type="float" office:value="69.3024236733131">
                <text:p>69.302423673313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.946298619036">
                <text:p>36.946298619036</text:p>
              </table:table-cell>
              <table:table-cell office:value-type="float" office:value="69.3023042439868">
                <text:p>69.302304243986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.9480439154108">
                <text:p>36.9480439154108</text:p>
              </table:table-cell>
              <table:table-cell office:value-type="float" office:value="69.3021849342954">
                <text:p>69.302184934295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6.9483160394351">
                <text:p>36.9483160394351</text:p>
              </table:table-cell>
              <table:table-cell office:value-type="float" office:value="69.3020657441187">
                <text:p>69.302065744118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6.9495456262389">
                <text:p>36.9495456262389</text:p>
              </table:table-cell>
              <table:table-cell office:value-type="float" office:value="69.3019466733368">
                <text:p>69.301946673336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6.9504949739746">
                <text:p>36.9504949739746</text:p>
              </table:table-cell>
              <table:table-cell office:value-type="float" office:value="69.30182772183">
                <text:p>69.3018277218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6.9551198319242">
                <text:p>36.9551198319242</text:p>
              </table:table-cell>
              <table:table-cell office:value-type="float" office:value="69.3017088894787">
                <text:p>69.301708889478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.957447660551">
                <text:p>36.957447660551</text:p>
              </table:table-cell>
              <table:table-cell office:value-type="float" office:value="69.3015901761631">
                <text:p>69.301590176163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6.9598915375047">
                <text:p>36.9598915375047</text:p>
              </table:table-cell>
              <table:table-cell office:value-type="float" office:value="69.3014715817639">
                <text:p>69.301471581763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6.962743282781">
                <text:p>36.962743282781</text:p>
              </table:table-cell>
              <table:table-cell office:value-type="float" office:value="69.3013531061618">
                <text:p>69.301353106161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6.9663731361147">
                <text:p>36.9663731361147</text:p>
              </table:table-cell>
              <table:table-cell office:value-type="float" office:value="69.3012347492375">
                <text:p>69.301234749237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6.9720691678924">
                <text:p>36.9720691678924</text:p>
              </table:table-cell>
              <table:table-cell office:value-type="float" office:value="69.3011165108719">
                <text:p>69.301116510871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6.9748738647302">
                <text:p>36.9748738647302</text:p>
              </table:table-cell>
              <table:table-cell office:value-type="float" office:value="69.3009983909462">
                <text:p>69.300998390946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6.9750070410445">
                <text:p>36.9750070410445</text:p>
              </table:table-cell>
              <table:table-cell office:value-type="float" office:value="69.3008803893414">
                <text:p>69.300880389341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6.9765045513587">
                <text:p>36.9765045513587</text:p>
              </table:table-cell>
              <table:table-cell office:value-type="float" office:value="69.3007625059388">
                <text:p>69.300762505938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6.9812255274137">
                <text:p>36.9812255274137</text:p>
              </table:table-cell>
              <table:table-cell office:value-type="float" office:value="69.3006447406198">
                <text:p>69.300644740619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6.9833581361822">
                <text:p>36.9833581361822</text:p>
              </table:table-cell>
              <table:table-cell office:value-type="float" office:value="69.300527093266">
                <text:p>69.30052709326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6.9875726234781">
                <text:p>36.9875726234781</text:p>
              </table:table-cell>
              <table:table-cell office:value-type="float" office:value="69.3004095637589">
                <text:p>69.300409563758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6.9930006561275">
                <text:p>36.9930006561275</text:p>
              </table:table-cell>
              <table:table-cell office:value-type="float" office:value="69.3002921519804">
                <text:p>69.300292151980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6.9943983951687">
                <text:p>36.9943983951687</text:p>
              </table:table-cell>
              <table:table-cell office:value-type="float" office:value="69.3001748578123">
                <text:p>69.300174857812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6.9979737561458">
                <text:p>36.9979737561458</text:p>
              </table:table-cell>
              <table:table-cell office:value-type="float" office:value="69.3000576811366">
                <text:p>69.3000576811366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6.9998079180734">
                <text:p>36.9998079180734</text:p>
              </table:table-cell>
              <table:table-cell office:value-type="float" office:value="69.2999406218353">
                <text:p>69.299940621835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7.0029784814493">
                <text:p>37.0029784814493</text:p>
              </table:table-cell>
              <table:table-cell office:value-type="float" office:value="69.2998236797908">
                <text:p>69.299823679790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7.0051663116314">
                <text:p>37.0051663116314</text:p>
              </table:table-cell>
              <table:table-cell office:value-type="float" office:value="69.2997068548855">
                <text:p>69.299706854885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.0055450833399">
                <text:p>37.0055450833399</text:p>
              </table:table-cell>
              <table:table-cell office:value-type="float" office:value="69.2995901470017">
                <text:p>69.299590147001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.0077586585114">
                <text:p>37.0077586585114</text:p>
              </table:table-cell>
              <table:table-cell office:value-type="float" office:value="69.299473556022">
                <text:p>69.299473556022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.0105297683532">
                <text:p>37.0105297683532</text:p>
              </table:table-cell>
              <table:table-cell office:value-type="float" office:value="69.2993570818291">
                <text:p>69.2993570818291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.0125683684435">
                <text:p>37.0125683684435</text:p>
              </table:table-cell>
              <table:table-cell office:value-type="float" office:value="69.2992407243059">
                <text:p>69.299240724305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7.0167491465933">
                <text:p>37.0167491465933</text:p>
              </table:table-cell>
              <table:table-cell office:value-type="float" office:value="69.2991244833353">
                <text:p>69.299124483335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.0169224405494">
                <text:p>37.0169224405494</text:p>
              </table:table-cell>
              <table:table-cell office:value-type="float" office:value="69.2990083588004">
                <text:p>69.2990083588004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.0189919232012">
                <text:p>37.0189919232012</text:p>
              </table:table-cell>
              <table:table-cell office:value-type="float" office:value="69.2988923505843">
                <text:p>69.298892350584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7.0233057464242">
                <text:p>37.0233057464242</text:p>
              </table:table-cell>
              <table:table-cell office:value-type="float" office:value="69.2987764585703">
                <text:p>69.298776458570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7.0276386618226">
                <text:p>37.0276386618226</text:p>
              </table:table-cell>
              <table:table-cell office:value-type="float" office:value="69.2986606826419">
                <text:p>69.298660682641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7.0295135986447">
                <text:p>37.0295135986447</text:p>
              </table:table-cell>
              <table:table-cell office:value-type="float" office:value="69.2985450226825">
                <text:p>69.2985450226825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7.0359016659469">
                <text:p>37.0359016659469</text:p>
              </table:table-cell>
              <table:table-cell office:value-type="float" office:value="69.2984294785759">
                <text:p>69.298429478575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7.0369748887872">
                <text:p>37.0369748887872</text:p>
              </table:table-cell>
              <table:table-cell office:value-type="float" office:value="69.2983140502057">
                <text:p>69.298314050205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.037599214829">
                <text:p>37.037599214829</text:p>
              </table:table-cell>
              <table:table-cell office:value-type="float" office:value="69.2981987374558">
                <text:p>69.2981987374558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.0406610830369">
                <text:p>37.0406610830369</text:p>
              </table:table-cell>
              <table:table-cell office:value-type="float" office:value="69.2980835402103">
                <text:p>69.298083540210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7.0416682523209">
                <text:p>37.0416682523209</text:p>
              </table:table-cell>
              <table:table-cell office:value-type="float" office:value="69.2979684583533">
                <text:p>69.2979684583533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7.0439623717726">
                <text:p>37.0439623717726</text:p>
              </table:table-cell>
              <table:table-cell office:value-type="float" office:value="69.297853491769">
                <text:p>69.297853491769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.0465167609343">
                <text:p>37.0465167609343</text:p>
              </table:table-cell>
              <table:table-cell office:value-type="float" office:value="69.2977386403417">
                <text:p>69.2977386403417</text:p>
              </table:table-cell>
              <table:table-cell office:value-type="float" office:value="34.145488738336">
                <text:p>34.14548873833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.729591676587">
                <text:p>29.729591676587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.7296453909061">
                <text:p>29.7296453909061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9.7249440004778">
                <text:p>29.7249440004778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9.7262877825818">
                <text:p>29.7262877825818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9.7222298200121">
                <text:p>29.7222298200121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9.720711930316">
                <text:p>29.720711930316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9.720711930316">
                <text:p>29.720711930316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9.7205227663094">
                <text:p>29.7205227663094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9.7446995403627">
                <text:p>29.7446995403627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9.7448295879847">
                <text:p>29.7448295879847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9.7406869339374">
                <text:p>29.7406869339374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9.766763532348">
                <text:p>29.766763532348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9.7516249297636">
                <text:p>29.7516249297636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9.7355638002296">
                <text:p>29.7355638002296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9.7797763910934">
                <text:p>29.7797763910934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9.7940447012581">
                <text:p>29.7940447012581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9.8094559232225">
                <text:p>29.8094559232225</text:p>
              </table:table-cell>
              <table:table-cell office:value-type="float" office:value="52.4807460249773">
                <text:p>52.4807460249773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9.8302898539456">
                <text:p>29.8302898539456</text:p>
              </table:table-cell>
              <table:table-cell office:value-type="float" office:value="52.4855799029208">
                <text:p>52.485579902920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9.8485477863727">
                <text:p>29.8485477863727</text:p>
              </table:table-cell>
              <table:table-cell office:value-type="float" office:value="52.4904093915559">
                <text:p>52.490409391555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.8486190432276">
                <text:p>29.8486190432276</text:p>
              </table:table-cell>
              <table:table-cell office:value-type="float" office:value="52.4952344944239">
                <text:p>52.495234494423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9.850446431992">
                <text:p>29.850446431992</text:p>
              </table:table-cell>
              <table:table-cell office:value-type="float" office:value="52.5000552150644">
                <text:p>52.500055215064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9.850446431992">
                <text:p>29.850446431992</text:p>
              </table:table-cell>
              <table:table-cell office:value-type="float" office:value="52.5048715570149">
                <text:p>52.504871557014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9.8509221049699">
                <text:p>29.8509221049699</text:p>
              </table:table-cell>
              <table:table-cell office:value-type="float" office:value="52.5096835238108">
                <text:p>52.509683523810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9.8508394573844">
                <text:p>29.8508394573844</text:p>
              </table:table-cell>
              <table:table-cell office:value-type="float" office:value="52.5144911189858">
                <text:p>52.514491118985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9.8423542829243">
                <text:p>29.8423542829243</text:p>
              </table:table-cell>
              <table:table-cell office:value-type="float" office:value="52.5192943460714">
                <text:p>52.519294346071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9.846115332241">
                <text:p>29.846115332241</text:p>
              </table:table-cell>
              <table:table-cell office:value-type="float" office:value="52.5240932085974">
                <text:p>52.524093208597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9.8408704736081">
                <text:p>29.8408704736081</text:p>
              </table:table-cell>
              <table:table-cell office:value-type="float" office:value="52.5288877100913">
                <text:p>52.528887710091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9.838270977318">
                <text:p>29.838270977318</text:p>
              </table:table-cell>
              <table:table-cell office:value-type="float" office:value="52.5336778540789">
                <text:p>52.533677854078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9.8286245738308">
                <text:p>29.8286245738308</text:p>
              </table:table-cell>
              <table:table-cell office:value-type="float" office:value="52.5384636440839">
                <text:p>52.538463644083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9.8307639226934">
                <text:p>29.8307639226934</text:p>
              </table:table-cell>
              <table:table-cell office:value-type="float" office:value="52.5432450836281">
                <text:p>52.543245083628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9.8295114987671">
                <text:p>29.8295114987671</text:p>
              </table:table-cell>
              <table:table-cell office:value-type="float" office:value="52.5480221762311">
                <text:p>52.548022176231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29.8332190891195">
                <text:p>29.8332190891195</text:p>
              </table:table-cell>
              <table:table-cell office:value-type="float" office:value="52.5527949254108">
                <text:p>52.552794925410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29.8340952110807">
                <text:p>29.8340952110807</text:p>
              </table:table-cell>
              <table:table-cell office:value-type="float" office:value="52.5575633346831">
                <text:p>52.557563334683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9.8343805579296">
                <text:p>29.8343805579296</text:p>
              </table:table-cell>
              <table:table-cell office:value-type="float" office:value="52.5623274075619">
                <text:p>52.562327407561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29.8330638437014">
                <text:p>29.8330638437014</text:p>
              </table:table-cell>
              <table:table-cell office:value-type="float" office:value="52.5670871475588">
                <text:p>52.567087147558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9.8320700727373">
                <text:p>29.8320700727373</text:p>
              </table:table-cell>
              <table:table-cell office:value-type="float" office:value="52.571842558184">
                <text:p>52.57184255818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9.8290447621974">
                <text:p>29.8290447621974</text:p>
              </table:table-cell>
              <table:table-cell office:value-type="float" office:value="52.5765936429452">
                <text:p>52.576593642945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9.8274567354692">
                <text:p>29.8274567354692</text:p>
              </table:table-cell>
              <table:table-cell office:value-type="float" office:value="52.5813404053485">
                <text:p>52.581340405348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29.8246511695069">
                <text:p>29.8246511695069</text:p>
              </table:table-cell>
              <table:table-cell office:value-type="float" office:value="52.5860828488978">
                <text:p>52.586082848897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9.8211998401283">
                <text:p>29.8211998401283</text:p>
              </table:table-cell>
              <table:table-cell office:value-type="float" office:value="52.5859774065368">
                <text:p>52.5859774065368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9.8195028669735">
                <text:p>29.8195028669735</text:p>
              </table:table-cell>
              <table:table-cell office:value-type="float" office:value="52.5907156306852">
                <text:p>52.590715630685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9.81799021717">
                <text:p>29.81799021717</text:p>
              </table:table-cell>
              <table:table-cell office:value-type="float" office:value="52.5954495429038">
                <text:p>52.595449542903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9.8171126203533">
                <text:p>29.8171126203533</text:p>
              </table:table-cell>
              <table:table-cell office:value-type="float" office:value="52.6001791466906">
                <text:p>52.600179146690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9.8179517804949">
                <text:p>29.8179517804949</text:p>
              </table:table-cell>
              <table:table-cell office:value-type="float" office:value="52.6049044455417">
                <text:p>52.604904445541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9.8175821524811">
                <text:p>29.8175821524811</text:p>
              </table:table-cell>
              <table:table-cell office:value-type="float" office:value="52.6096254429512">
                <text:p>52.609625442951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9.8177666120825">
                <text:p>29.8177666120825</text:p>
              </table:table-cell>
              <table:table-cell office:value-type="float" office:value="52.6143421424112">
                <text:p>52.614342142411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9.8177287878728">
                <text:p>29.8177287878728</text:p>
              </table:table-cell>
              <table:table-cell office:value-type="float" office:value="52.6190545474119">
                <text:p>52.619054547411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9.8159786258627">
                <text:p>29.8159786258627</text:p>
              </table:table-cell>
              <table:table-cell office:value-type="float" office:value="52.6237626614413">
                <text:p>52.623762661441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9.8157064955052">
                <text:p>29.8157064955052</text:p>
              </table:table-cell>
              <table:table-cell office:value-type="float" office:value="52.6284664879857">
                <text:p>52.628466487985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9.8160254450398">
                <text:p>29.8160254450398</text:p>
              </table:table-cell>
              <table:table-cell office:value-type="float" office:value="52.6331660305292">
                <text:p>52.633166030529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9.8143680541906">
                <text:p>29.8143680541906</text:p>
              </table:table-cell>
              <table:table-cell office:value-type="float" office:value="52.637861292554">
                <text:p>52.63786129255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9.8142936020283">
                <text:p>29.8142936020283</text:p>
              </table:table-cell>
              <table:table-cell office:value-type="float" office:value="52.6425522775402">
                <text:p>52.642552277540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9.8155828770266">
                <text:p>29.8155828770266</text:p>
              </table:table-cell>
              <table:table-cell office:value-type="float" office:value="52.6472389889661">
                <text:p>52.647238988966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29.8155988372054">
                <text:p>29.8155988372054</text:p>
              </table:table-cell>
              <table:table-cell office:value-type="float" office:value="52.651921430308">
                <text:p>52.65192143030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9.8144291083981">
                <text:p>29.8144291083981</text:p>
              </table:table-cell>
              <table:table-cell office:value-type="float" office:value="52.65659960504">
                <text:p>52.6565996050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9.8128451116328">
                <text:p>29.8128451116328</text:p>
              </table:table-cell>
              <table:table-cell office:value-type="float" office:value="52.6612735166344">
                <text:p>52.661273516634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9.81234951267">
                <text:p>29.81234951267</text:p>
              </table:table-cell>
              <table:table-cell office:value-type="float" office:value="52.6659431685614">
                <text:p>52.665943168561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9.8098041198641">
                <text:p>29.8098041198641</text:p>
              </table:table-cell>
              <table:table-cell office:value-type="float" office:value="52.6706085642893">
                <text:p>52.670608564289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9.8050392229096">
                <text:p>29.8050392229096</text:p>
              </table:table-cell>
              <table:table-cell office:value-type="float" office:value="52.6752697072843">
                <text:p>52.675269707284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9.8047418032489">
                <text:p>29.8047418032489</text:p>
              </table:table-cell>
              <table:table-cell office:value-type="float" office:value="52.6799266010107">
                <text:p>52.679926601010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9.8037227833229">
                <text:p>29.8037227833229</text:p>
              </table:table-cell>
              <table:table-cell office:value-type="float" office:value="52.6845792489307">
                <text:p>52.684579248930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.8016748942373">
                <text:p>29.8016748942373</text:p>
              </table:table-cell>
              <table:table-cell office:value-type="float" office:value="52.6843750207738">
                <text:p>52.6843750207738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9.8004082719229">
                <text:p>29.8004082719229</text:p>
              </table:table-cell>
              <table:table-cell office:value-type="float" office:value="52.6890236125744">
                <text:p>52.689023612574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.8019456073677">
                <text:p>29.8019456073677</text:p>
              </table:table-cell>
              <table:table-cell office:value-type="float" office:value="52.6936679653354">
                <text:p>52.693667965335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9.8026751866808">
                <text:p>29.8026751866808</text:p>
              </table:table-cell>
              <table:table-cell office:value-type="float" office:value="52.6983080825132">
                <text:p>52.698308082513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9.8040994206834">
                <text:p>29.8040994206834</text:p>
              </table:table-cell>
              <table:table-cell office:value-type="float" office:value="52.702943967562">
                <text:p>52.70294396756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9.8046647161506">
                <text:p>29.8046647161506</text:p>
              </table:table-cell>
              <table:table-cell office:value-type="float" office:value="52.7075756239345">
                <text:p>52.707575623934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9.8044630580376">
                <text:p>29.8044630580376</text:p>
              </table:table-cell>
              <table:table-cell office:value-type="float" office:value="52.7122030550809">
                <text:p>52.712203055080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9.8051047492287">
                <text:p>29.8051047492287</text:p>
              </table:table-cell>
              <table:table-cell office:value-type="float" office:value="52.7168262644495">
                <text:p>52.716826264449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9.8051047492287">
                <text:p>29.8051047492287</text:p>
              </table:table-cell>
              <table:table-cell office:value-type="float" office:value="52.7214452554867">
                <text:p>52.721445255486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9.8051047492287">
                <text:p>29.8051047492287</text:p>
              </table:table-cell>
              <table:table-cell office:value-type="float" office:value="52.7260600316371">
                <text:p>52.726060031637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9.8049508226941">
                <text:p>29.8049508226941</text:p>
              </table:table-cell>
              <table:table-cell office:value-type="float" office:value="52.7306705963429">
                <text:p>52.730670596342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29.8038892041545">
                <text:p>29.8038892041545</text:p>
              </table:table-cell>
              <table:table-cell office:value-type="float" office:value="52.7352769530446">
                <text:p>52.735276953044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9.8021268721313">
                <text:p>29.8021268721313</text:p>
              </table:table-cell>
              <table:table-cell office:value-type="float" office:value="52.7398791051805">
                <text:p>52.739879105180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9.8012225638488">
                <text:p>29.8012225638488</text:p>
              </table:table-cell>
              <table:table-cell office:value-type="float" office:value="52.7444770561869">
                <text:p>52.744477056186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29.8011321334095">
                <text:p>29.8011321334095</text:p>
              </table:table-cell>
              <table:table-cell office:value-type="float" office:value="52.7490708094983">
                <text:p>52.749070809498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9.8008167537657">
                <text:p>29.8008167537657</text:p>
              </table:table-cell>
              <table:table-cell office:value-type="float" office:value="52.7536603685471">
                <text:p>52.753660368547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9.8004550285813">
                <text:p>29.8004550285813</text:p>
              </table:table-cell>
              <table:table-cell office:value-type="float" office:value="52.7582457367635">
                <text:p>52.758245736763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9.7992574704555">
                <text:p>29.7992574704555</text:p>
              </table:table-cell>
              <table:table-cell office:value-type="float" office:value="52.7628269175761">
                <text:p>52.762826917576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9.7992574704555">
                <text:p>29.7992574704555</text:p>
              </table:table-cell>
              <table:table-cell office:value-type="float" office:value="52.767403914411">
                <text:p>52.76740391441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29.7992943504004">
                <text:p>29.7992943504004</text:p>
              </table:table-cell>
              <table:table-cell office:value-type="float" office:value="52.7719767306928">
                <text:p>52.771976730692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29.8002084768669">
                <text:p>29.8002084768669</text:p>
              </table:table-cell>
              <table:table-cell office:value-type="float" office:value="52.7765453698437">
                <text:p>52.776545369843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29.799762789469">
                <text:p>29.799762789469</text:p>
              </table:table-cell>
              <table:table-cell office:value-type="float" office:value="52.7811098352841">
                <text:p>52.781109835284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9.7981156536636">
                <text:p>29.7981156536636</text:p>
              </table:table-cell>
              <table:table-cell office:value-type="float" office:value="52.7856701304323">
                <text:p>52.785670130432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9.7975263097246">
                <text:p>29.7975263097246</text:p>
              </table:table-cell>
              <table:table-cell office:value-type="float" office:value="52.7902262587047">
                <text:p>52.790226258704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9.7953085395684">
                <text:p>29.7953085395684</text:p>
              </table:table-cell>
              <table:table-cell office:value-type="float" office:value="52.7947782235155">
                <text:p>52.794778223515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9.7932959920742">
                <text:p>29.7932959920742</text:p>
              </table:table-cell>
              <table:table-cell office:value-type="float" office:value="52.7993260282771">
                <text:p>52.799326028277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9.7936228389588">
                <text:p>29.7936228389588</text:p>
              </table:table-cell>
              <table:table-cell office:value-type="float" office:value="52.8038696763998">
                <text:p>52.803869676399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9.7938933735884">
                <text:p>29.7938933735884</text:p>
              </table:table-cell>
              <table:table-cell office:value-type="float" office:value="52.8084091712919">
                <text:p>52.808409171291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9.7939956937117">
                <text:p>29.7939956937117</text:p>
              </table:table-cell>
              <table:table-cell office:value-type="float" office:value="52.8129445163596">
                <text:p>52.812944516359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9.7932853023664">
                <text:p>29.7932853023664</text:p>
              </table:table-cell>
              <table:table-cell office:value-type="float" office:value="52.8174757150074">
                <text:p>52.817475715007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9.7936268684873">
                <text:p>29.7936268684873</text:p>
              </table:table-cell>
              <table:table-cell office:value-type="float" office:value="52.8220027706372">
                <text:p>52.822002770637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9.7960055836231">
                <text:p>29.7960055836231</text:p>
              </table:table-cell>
              <table:table-cell office:value-type="float" office:value="52.8265256866495">
                <text:p>52.826525686649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9.7981983973063">
                <text:p>29.7981983973063</text:p>
              </table:table-cell>
              <table:table-cell office:value-type="float" office:value="52.8310444664425">
                <text:p>52.831044466442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29.8021775659715">
                <text:p>29.8021775659715</text:p>
              </table:table-cell>
              <table:table-cell office:value-type="float" office:value="52.8355591134125">
                <text:p>52.835559113412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9.8014147823568">
                <text:p>29.8014147823568</text:p>
              </table:table-cell>
              <table:table-cell office:value-type="float" office:value="52.8400696309535">
                <text:p>52.840069630953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9.8020480470508">
                <text:p>29.8020480470508</text:p>
              </table:table-cell>
              <table:table-cell office:value-type="float" office:value="52.8445760224578">
                <text:p>52.844576022457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29.801810926741">
                <text:p>29.801810926741</text:p>
              </table:table-cell>
              <table:table-cell office:value-type="float" office:value="52.8490782913157">
                <text:p>52.849078291315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9.8006342957212">
                <text:p>29.8006342957212</text:p>
              </table:table-cell>
              <table:table-cell office:value-type="float" office:value="52.8535764409151">
                <text:p>52.853576440915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9.8004065943949">
                <text:p>29.8004065943949</text:p>
              </table:table-cell>
              <table:table-cell office:value-type="float" office:value="52.8580704746425">
                <text:p>52.858070474642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9.8001930715579">
                <text:p>29.8001930715579</text:p>
              </table:table-cell>
              <table:table-cell office:value-type="float" office:value="52.8625603958818">
                <text:p>52.862560395881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9.793648752615">
                <text:p>29.793648752615</text:p>
              </table:table-cell>
              <table:table-cell office:value-type="float" office:value="52.8670462080152">
                <text:p>52.867046208015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9.7910631476008">
                <text:p>29.7910631476008</text:p>
              </table:table-cell>
              <table:table-cell office:value-type="float" office:value="52.8715279144227">
                <text:p>52.871527914422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29.7902249104485">
                <text:p>29.7902249104485</text:p>
              </table:table-cell>
              <table:table-cell office:value-type="float" office:value="52.8760055184826">
                <text:p>52.876005518482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9.7871830581938">
                <text:p>29.7871830581938</text:p>
              </table:table-cell>
              <table:table-cell office:value-type="float" office:value="52.8804790235707">
                <text:p>52.880479023570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9.7852147746866">
                <text:p>29.7852147746866</text:p>
              </table:table-cell>
              <table:table-cell office:value-type="float" office:value="52.8849484330613">
                <text:p>52.884948433061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9.7822127417998">
                <text:p>29.7822127417998</text:p>
              </table:table-cell>
              <table:table-cell office:value-type="float" office:value="52.8894137503263">
                <text:p>52.889413750326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9.7818851240298">
                <text:p>29.7818851240298</text:p>
              </table:table-cell>
              <table:table-cell office:value-type="float" office:value="52.8938749787359">
                <text:p>52.893874978735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9.7816107826278">
                <text:p>29.7816107826278</text:p>
              </table:table-cell>
              <table:table-cell office:value-type="float" office:value="52.8983321216579">
                <text:p>52.898332121657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9.7790795873598">
                <text:p>29.7790795873598</text:p>
              </table:table-cell>
              <table:table-cell office:value-type="float" office:value="52.9027851824582">
                <text:p>52.902785182458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9.7784353983171">
                <text:p>29.7784353983171</text:p>
              </table:table-cell>
              <table:table-cell office:value-type="float" office:value="52.9072341645011">
                <text:p>52.907234164501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9.775654628272">
                <text:p>29.775654628272</text:p>
              </table:table-cell>
              <table:table-cell office:value-type="float" office:value="52.9116790711482">
                <text:p>52.911679071148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9.7747964977113">
                <text:p>29.7747964977113</text:p>
              </table:table-cell>
              <table:table-cell office:value-type="float" office:value="52.9161199057597">
                <text:p>52.916119905759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9.7734429492737">
                <text:p>29.7734429492737</text:p>
              </table:table-cell>
              <table:table-cell office:value-type="float" office:value="52.9205566716933">
                <text:p>52.920556671693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9.7720741620523">
                <text:p>29.7720741620523</text:p>
              </table:table-cell>
              <table:table-cell office:value-type="float" office:value="52.9249893723049">
                <text:p>52.924989372304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9.7709694257524">
                <text:p>29.7709694257524</text:p>
              </table:table-cell>
              <table:table-cell office:value-type="float" office:value="52.9294180109485">
                <text:p>52.929418010948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9.7707225166799">
                <text:p>29.7707225166799</text:p>
              </table:table-cell>
              <table:table-cell office:value-type="float" office:value="52.9338425909757">
                <text:p>52.933842590975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9.7679905956601">
                <text:p>29.7679905956601</text:p>
              </table:table-cell>
              <table:table-cell office:value-type="float" office:value="52.9382631157365">
                <text:p>52.938263115736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9.7673177100306">
                <text:p>29.7673177100306</text:p>
              </table:table-cell>
              <table:table-cell office:value-type="float" office:value="52.9426795885786">
                <text:p>52.942679588578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29.7668819584134">
                <text:p>29.7668819584134</text:p>
              </table:table-cell>
              <table:table-cell office:value-type="float" office:value="52.9422156300256">
                <text:p>52.9422156300256</text:p>
              </table:table-cell>
              <table:table-cell office:value-type="float" office:value="27.1227257933203">
                <text:p>27.122725793320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29.766717791859">
                <text:p>29.766717791859</text:p>
              </table:table-cell>
              <table:table-cell office:value-type="float" office:value="52.9466284796221">
                <text:p>52.946628479622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9.7635864736729">
                <text:p>29.7635864736729</text:p>
              </table:table-cell>
              <table:table-cell office:value-type="float" office:value="52.9510372836382">
                <text:p>52.951037283638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9.7635864736729">
                <text:p>29.7635864736729</text:p>
              </table:table-cell>
              <table:table-cell office:value-type="float" office:value="52.9554420454157">
                <text:p>52.955442045415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29.7632243215479">
                <text:p>29.7632243215479</text:p>
              </table:table-cell>
              <table:table-cell office:value-type="float" office:value="52.9598427682946">
                <text:p>52.959842768294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9.7629134432131">
                <text:p>29.7629134432131</text:p>
              </table:table-cell>
              <table:table-cell office:value-type="float" office:value="52.9642394556127">
                <text:p>52.964239455612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9.7611979401262">
                <text:p>29.7611979401262</text:p>
              </table:table-cell>
              <table:table-cell office:value-type="float" office:value="52.9686321107059">
                <text:p>52.968632110705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9.7607336288787">
                <text:p>29.7607336288787</text:p>
              </table:table-cell>
              <table:table-cell office:value-type="float" office:value="52.973020736908">
                <text:p>52.97302073690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9.7599963886957">
                <text:p>29.7599963886957</text:p>
              </table:table-cell>
              <table:table-cell office:value-type="float" office:value="52.9774053375509">
                <text:p>52.977405337550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9.7585591947897">
                <text:p>29.7585591947897</text:p>
              </table:table-cell>
              <table:table-cell office:value-type="float" office:value="52.9817859159643">
                <text:p>52.981785915964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9.7585591947897">
                <text:p>29.7585591947897</text:p>
              </table:table-cell>
              <table:table-cell office:value-type="float" office:value="52.9861624754759">
                <text:p>52.986162475475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29.7580159397139">
                <text:p>29.7580159397139</text:p>
              </table:table-cell>
              <table:table-cell office:value-type="float" office:value="52.9905350194116">
                <text:p>52.990535019411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9.7574726869236">
                <text:p>29.7574726869236</text:p>
              </table:table-cell>
              <table:table-cell office:value-type="float" office:value="52.9949035510949">
                <text:p>52.9949035510949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9.7580159397139">
                <text:p>29.7580159397139</text:p>
              </table:table-cell>
              <table:table-cell office:value-type="float" office:value="52.9992680738476">
                <text:p>52.999268073847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9.7587786845208">
                <text:p>29.7587786845208</text:p>
              </table:table-cell>
              <table:table-cell office:value-type="float" office:value="53.0036285909893">
                <text:p>53.003628590989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9.7588197877298">
                <text:p>29.7588197877298</text:p>
              </table:table-cell>
              <table:table-cell office:value-type="float" office:value="53.0079851058376">
                <text:p>53.007985105837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9.7595768475984">
                <text:p>29.7595768475984</text:p>
              </table:table-cell>
              <table:table-cell office:value-type="float" office:value="53.0123376217082">
                <text:p>53.0123376217082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9.7595768475984">
                <text:p>29.7595768475984</text:p>
              </table:table-cell>
              <table:table-cell office:value-type="float" office:value="53.0166861419145">
                <text:p>53.016686141914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29.7559368092939">
                <text:p>29.7559368092939</text:p>
              </table:table-cell>
              <table:table-cell office:value-type="float" office:value="53.0210306697681">
                <text:p>53.0210306697681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29.7548940414392">
                <text:p>29.7548940414392</text:p>
              </table:table-cell>
              <table:table-cell office:value-type="float" office:value="53.0253712085786">
                <text:p>53.0253712085786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29.7508575007004">
                <text:p>29.7508575007004</text:p>
              </table:table-cell>
              <table:table-cell office:value-type="float" office:value="53.0297077616533">
                <text:p>53.029707761653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9.7498790946644">
                <text:p>29.7498790946644</text:p>
              </table:table-cell>
              <table:table-cell office:value-type="float" office:value="53.0340403322978">
                <text:p>53.034040332297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9.7485391586537">
                <text:p>29.7485391586537</text:p>
              </table:table-cell>
              <table:table-cell office:value-type="float" office:value="53.0383689238154">
                <text:p>53.0383689238154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29.7448264117118">
                <text:p>29.7448264117118</text:p>
              </table:table-cell>
              <table:table-cell office:value-type="float" office:value="53.0426935395075">
                <text:p>53.042693539507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29.7442798391225">
                <text:p>29.7442798391225</text:p>
              </table:table-cell>
              <table:table-cell office:value-type="float" office:value="53.0470141826735">
                <text:p>53.0470141826735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9.7442932857145">
                <text:p>29.7442932857145</text:p>
              </table:table-cell>
              <table:table-cell office:value-type="float" office:value="53.0513308566107">
                <text:p>53.0513308566107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9.7430255473327">
                <text:p>29.7430255473327</text:p>
              </table:table-cell>
              <table:table-cell office:value-type="float" office:value="53.0556435646143">
                <text:p>53.0556435646143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29.7434903597257">
                <text:p>29.7434903597257</text:p>
              </table:table-cell>
              <table:table-cell office:value-type="float" office:value="53.0599523099778">
                <text:p>53.0599523099778</text:p>
              </table:table-cell>
              <table:table-cell office:value-type="float" office:value="29.2864456462524">
                <text:p>29.2864456462524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24.5029730611898">
                <text:p>24.5029730611898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4.1980934832182">
                <text:p>24.1980934832182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23.9508133332105">
                <text:p>23.9508133332105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23.6793174551769">
                <text:p>23.6793174551769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3.3862025559805">
                <text:p>23.3862025559805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3.1612705468806">
                <text:p>23.1612705468806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2.8769613510405">
                <text:p>22.8769613510405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2.6552243272558">
                <text:p>22.6552243272558</text:p>
              </table:table-cell>
              <table:table-cell office:value-type="float" office:value="43.6515832240166">
                <text:p>43.651583224016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2.4761256888844">
                <text:p>22.4761256888844</text:p>
              </table:table-cell>
              <table:table-cell office:value-type="float" office:value="43.6556038685639">
                <text:p>43.655603868563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2.2806317258692">
                <text:p>22.2806317258692</text:p>
              </table:table-cell>
              <table:table-cell office:value-type="float" office:value="43.6596208622435">
                <text:p>43.659620862243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.1148332315221">
                <text:p>22.1148332315221</text:p>
              </table:table-cell>
              <table:table-cell office:value-type="float" office:value="43.663634208001">
                <text:p>43.66363420800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22.0092386108045">
                <text:p>22.0092386108045</text:p>
              </table:table-cell>
              <table:table-cell office:value-type="float" office:value="43.6676439087803">
                <text:p>43.667643908780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21.9554534416888">
                <text:p>21.9554534416888</text:p>
              </table:table-cell>
              <table:table-cell office:value-type="float" office:value="43.6716499675239">
                <text:p>43.671649967523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1.9359754992372">
                <text:p>21.9359754992372</text:p>
              </table:table-cell>
              <table:table-cell office:value-type="float" office:value="43.6756523871725">
                <text:p>43.675652387172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21.9344763387712">
                <text:p>21.9344763387712</text:p>
              </table:table-cell>
              <table:table-cell office:value-type="float" office:value="43.6796511706651">
                <text:p>43.679651170665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.9230293750202">
                <text:p>21.9230293750202</text:p>
              </table:table-cell>
              <table:table-cell office:value-type="float" office:value="43.6836463209393">
                <text:p>43.683646320939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21.9145761871119">
                <text:p>21.9145761871119</text:p>
              </table:table-cell>
              <table:table-cell office:value-type="float" office:value="43.6876378409309">
                <text:p>43.687637840930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1.9034982197528">
                <text:p>21.9034982197528</text:p>
              </table:table-cell>
              <table:table-cell office:value-type="float" office:value="43.6916257335739">
                <text:p>43.691625733573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1.8955312727072">
                <text:p>21.8955312727072</text:p>
              </table:table-cell>
              <table:table-cell office:value-type="float" office:value="43.6956100018011">
                <text:p>43.695610001801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.8988140023461">
                <text:p>21.8988140023461</text:p>
              </table:table-cell>
              <table:table-cell office:value-type="float" office:value="43.6995906485434">
                <text:p>43.699590648543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1.905171101589">
                <text:p>21.905171101589</text:p>
              </table:table-cell>
              <table:table-cell office:value-type="float" office:value="43.7035676767299">
                <text:p>43.703567676729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1.9011811339968">
                <text:p>21.9011811339968</text:p>
              </table:table-cell>
              <table:table-cell office:value-type="float" office:value="43.7075410892883">
                <text:p>43.707541089288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1.9012298848316">
                <text:p>21.9012298848316</text:p>
              </table:table-cell>
              <table:table-cell office:value-type="float" office:value="43.7115108891445">
                <text:p>43.711510889144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1.8794312199812">
                <text:p>21.8794312199812</text:p>
              </table:table-cell>
              <table:table-cell office:value-type="float" office:value="43.715477079223">
                <text:p>43.71547707922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1.8706362308612">
                <text:p>21.8706362308612</text:p>
              </table:table-cell>
              <table:table-cell office:value-type="float" office:value="43.7194396624464">
                <text:p>43.719439662446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1.9067432017955">
                <text:p>21.9067432017955</text:p>
              </table:table-cell>
              <table:table-cell office:value-type="float" office:value="43.7233986417357">
                <text:p>43.723398641735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21.9591912766138">
                <text:p>21.9591912766138</text:p>
              </table:table-cell>
              <table:table-cell office:value-type="float" office:value="43.7273540200104">
                <text:p>43.727354020010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2.014829914875">
                <text:p>22.014829914875</text:p>
              </table:table-cell>
              <table:table-cell office:value-type="float" office:value="43.7313058001882">
                <text:p>43.731305800188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22.0308727084397">
                <text:p>22.0308727084397</text:p>
              </table:table-cell>
              <table:table-cell office:value-type="float" office:value="43.7352539851853">
                <text:p>43.735253985185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22.0574737952562">
                <text:p>22.0574737952562</text:p>
              </table:table-cell>
              <table:table-cell office:value-type="float" office:value="43.7391985779161">
                <text:p>43.739198577916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22.061883679953">
                <text:p>22.061883679953</text:p>
              </table:table-cell>
              <table:table-cell office:value-type="float" office:value="43.7431395812934">
                <text:p>43.743139581293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22.0632464905132">
                <text:p>22.0632464905132</text:p>
              </table:table-cell>
              <table:table-cell office:value-type="float" office:value="43.7470769982284">
                <text:p>43.747076998228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22.0629057395744">
                <text:p>22.0629057395744</text:p>
              </table:table-cell>
              <table:table-cell office:value-type="float" office:value="43.7510108316306">
                <text:p>43.751010831630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.0594391499892">
                <text:p>22.0594391499892</text:p>
              </table:table-cell>
              <table:table-cell office:value-type="float" office:value="43.754941084408">
                <text:p>43.75494108440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2.0595017343178">
                <text:p>22.0595017343178</text:p>
              </table:table-cell>
              <table:table-cell office:value-type="float" office:value="43.7588677594666">
                <text:p>43.758867759466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.0582315549467">
                <text:p>22.0582315549467</text:p>
              </table:table-cell>
              <table:table-cell office:value-type="float" office:value="43.7627908597112">
                <text:p>43.762790859711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.0667135585473">
                <text:p>22.0667135585473</text:p>
              </table:table-cell>
              <table:table-cell office:value-type="float" office:value="43.7667103880446">
                <text:p>43.766710388044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2.0713157412395">
                <text:p>22.0713157412395</text:p>
              </table:table-cell>
              <table:table-cell office:value-type="float" office:value="43.7706263473682">
                <text:p>43.770626347368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.0749409398128">
                <text:p>22.0749409398128</text:p>
              </table:table-cell>
              <table:table-cell office:value-type="float" office:value="43.7745387405815">
                <text:p>43.774538740581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2.0757888869997">
                <text:p>22.0757888869997</text:p>
              </table:table-cell>
              <table:table-cell office:value-type="float" office:value="43.7784475705825">
                <text:p>43.778447570582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.0756273447694">
                <text:p>22.0756273447694</text:p>
              </table:table-cell>
              <table:table-cell office:value-type="float" office:value="43.7823528402676">
                <text:p>43.782352840267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2.0766927019025">
                <text:p>22.0766927019025</text:p>
              </table:table-cell>
              <table:table-cell office:value-type="float" office:value="43.7862545525312">
                <text:p>43.786254552531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.0829107527762">
                <text:p>22.0829107527762</text:p>
              </table:table-cell>
              <table:table-cell office:value-type="float" office:value="43.7861196738837">
                <text:p>43.786119673883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.0922476631759">
                <text:p>22.0922476631759</text:p>
              </table:table-cell>
              <table:table-cell office:value-type="float" office:value="43.7859849305297">
                <text:p>43.785984930529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.094144720362">
                <text:p>22.094144720362</text:p>
              </table:table-cell>
              <table:table-cell office:value-type="float" office:value="43.785850322333">
                <text:p>43.785850322333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2.1011910673709">
                <text:p>22.1011910673709</text:p>
              </table:table-cell>
              <table:table-cell office:value-type="float" office:value="43.7897488483454">
                <text:p>43.789748848345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2.1059217745953">
                <text:p>22.1059217745953</text:p>
              </table:table-cell>
              <table:table-cell office:value-type="float" office:value="43.7896104645097">
                <text:p>43.789610464509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2.1065547300688">
                <text:p>22.1065547300688</text:p>
              </table:table-cell>
              <table:table-cell office:value-type="float" office:value="43.7935055646726">
                <text:p>43.793505564672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.1114500642726">
                <text:p>22.1114500642726</text:p>
              </table:table-cell>
              <table:table-cell office:value-type="float" office:value="43.7973971156862">
                <text:p>43.797397115686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1111605903153">
                <text:p>22.1111605903153</text:p>
              </table:table-cell>
              <table:table-cell office:value-type="float" office:value="43.8012851204388">
                <text:p>43.801285120438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2.1109460905851">
                <text:p>22.1109460905851</text:p>
              </table:table-cell>
              <table:table-cell office:value-type="float" office:value="43.805169581817">
                <text:p>43.80516958181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2.1072046696825">
                <text:p>22.1072046696825</text:p>
              </table:table-cell>
              <table:table-cell office:value-type="float" office:value="43.8090505027058">
                <text:p>43.809050502705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2.1057459058649">
                <text:p>22.1057459058649</text:p>
              </table:table-cell>
              <table:table-cell office:value-type="float" office:value="43.8129278859885">
                <text:p>43.812927885988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2.1046905324062">
                <text:p>22.1046905324062</text:p>
              </table:table-cell>
              <table:table-cell office:value-type="float" office:value="43.8168017345468">
                <text:p>43.816801734546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22.1063620720427">
                <text:p>22.1063620720427</text:p>
              </table:table-cell>
              <table:table-cell office:value-type="float" office:value="43.8206720512605">
                <text:p>43.820672051260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22.109741430054">
                <text:p>22.109741430054</text:p>
              </table:table-cell>
              <table:table-cell office:value-type="float" office:value="43.824538839008">
                <text:p>43.82453883900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2.1139581609794">
                <text:p>22.1139581609794</text:p>
              </table:table-cell>
              <table:table-cell office:value-type="float" office:value="43.8284021006661">
                <text:p>43.828402100666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22.1183636495944">
                <text:p>22.1183636495944</text:p>
              </table:table-cell>
              <table:table-cell office:value-type="float" office:value="43.8322618391097">
                <text:p>43.832261839109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22.120382708484">
                <text:p>22.120382708484</text:p>
              </table:table-cell>
              <table:table-cell office:value-type="float" office:value="43.8361180572121">
                <text:p>43.836118057212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22.1236991235009">
                <text:p>22.1236991235009</text:p>
              </table:table-cell>
              <table:table-cell office:value-type="float" office:value="43.8399707578451">
                <text:p>43.839970757845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2.1266064501929">
                <text:p>22.1266064501929</text:p>
              </table:table-cell>
              <table:table-cell office:value-type="float" office:value="43.8438199438786">
                <text:p>43.843819943878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22.1277874909693">
                <text:p>22.1277874909693</text:p>
              </table:table-cell>
              <table:table-cell office:value-type="float" office:value="43.8476656181811">
                <text:p>43.847665618181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22.1375064710286">
                <text:p>22.1375064710286</text:p>
              </table:table-cell>
              <table:table-cell office:value-type="float" office:value="43.8515077836193">
                <text:p>43.851507783619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22.1409729636316">
                <text:p>22.1409729636316</text:p>
              </table:table-cell>
              <table:table-cell office:value-type="float" office:value="43.855346443058">
                <text:p>43.85534644305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22.1403137110461">
                <text:p>22.1403137110461</text:p>
              </table:table-cell>
              <table:table-cell office:value-type="float" office:value="43.8591815993608">
                <text:p>43.8591815993608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22.1452687972797">
                <text:p>22.1452687972797</text:p>
              </table:table-cell>
              <table:table-cell office:value-type="float" office:value="43.8589735086112">
                <text:p>43.858973508611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22.1457982495738">
                <text:p>22.1457982495738</text:p>
              </table:table-cell>
              <table:table-cell office:value-type="float" office:value="43.8587656269382">
                <text:p>43.858765626938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22.144704580013">
                <text:p>22.144704580013</text:p>
              </table:table-cell>
              <table:table-cell office:value-type="float" office:value="43.8585579541307">
                <text:p>43.858557954130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22.1439896185156">
                <text:p>22.1439896185156</text:p>
              </table:table-cell>
              <table:table-cell office:value-type="float" office:value="43.8583504899778">
                <text:p>43.858350489977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22.1440515290114">
                <text:p>22.1440515290114</text:p>
              </table:table-cell>
              <table:table-cell office:value-type="float" office:value="43.8621829045726">
                <text:p>43.862182904572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22.1446576327292">
                <text:p>22.1446576327292</text:p>
              </table:table-cell>
              <table:table-cell office:value-type="float" office:value="43.8660118211332">
                <text:p>43.866011821133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22.144657312336">
                <text:p>22.144657312336</text:p>
              </table:table-cell>
              <table:table-cell office:value-type="float" office:value="43.8698372425185">
                <text:p>43.869837242518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22.1478327397127">
                <text:p>22.1478327397127</text:p>
              </table:table-cell>
              <table:table-cell office:value-type="float" office:value="43.8736591715855">
                <text:p>43.8736591715855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22.153442287923">
                <text:p>22.153442287923</text:p>
              </table:table-cell>
              <table:table-cell office:value-type="float" office:value="43.8734365322564">
                <text:p>43.873436532256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22.1562365327584">
                <text:p>22.1562365327584</text:p>
              </table:table-cell>
              <table:table-cell office:value-type="float" office:value="43.8732141166949">
                <text:p>43.873214116694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22.1586004815571">
                <text:p>22.1586004815571</text:p>
              </table:table-cell>
              <table:table-cell office:value-type="float" office:value="43.8729919246747">
                <text:p>43.872991924674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22.1625074818745">
                <text:p>22.1625074818745</text:p>
              </table:table-cell>
              <table:table-cell office:value-type="float" office:value="43.87276995597">
                <text:p>43.8727699559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22.1641201781147">
                <text:p>22.1641201781147</text:p>
              </table:table-cell>
              <table:table-cell office:value-type="float" office:value="43.8725482103555">
                <text:p>43.8725482103555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22.1682294382408">
                <text:p>22.1682294382408</text:p>
              </table:table-cell>
              <table:table-cell office:value-type="float" office:value="43.8723266876056">
                <text:p>43.872326687605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22.1707874582241">
                <text:p>22.1707874582241</text:p>
              </table:table-cell>
              <table:table-cell office:value-type="float" office:value="43.8721053874954">
                <text:p>43.872105387495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22.1740079864851">
                <text:p>22.1740079864851</text:p>
              </table:table-cell>
              <table:table-cell office:value-type="float" office:value="43.8718843097998">
                <text:p>43.871884309799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22.1783643964729">
                <text:p>22.1783643964729</text:p>
              </table:table-cell>
              <table:table-cell office:value-type="float" office:value="43.8716634542943">
                <text:p>43.8716634542943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22.1859601845603">
                <text:p>22.1859601845603</text:p>
              </table:table-cell>
              <table:table-cell office:value-type="float" office:value="43.8714428207545">
                <text:p>43.8714428207545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22.1895397469236">
                <text:p>22.1895397469236</text:p>
              </table:table-cell>
              <table:table-cell office:value-type="float" office:value="43.8712224089561">
                <text:p>43.8712224089561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2.1900022863465">
                <text:p>22.1900022863465</text:p>
              </table:table-cell>
              <table:table-cell office:value-type="float" office:value="43.8710022186752">
                <text:p>43.871002218675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22.1942526227101">
                <text:p>22.1942526227101</text:p>
              </table:table-cell>
              <table:table-cell office:value-type="float" office:value="43.8707822496881">
                <text:p>43.8707822496881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22.1969997264582">
                <text:p>22.1969997264582</text:p>
              </table:table-cell>
              <table:table-cell office:value-type="float" office:value="43.8705625017712">
                <text:p>43.870562501771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2.1988513655925">
                <text:p>22.1988513655925</text:p>
              </table:table-cell>
              <table:table-cell office:value-type="float" office:value="43.8703429747013">
                <text:p>43.8703429747013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22.1995024422087">
                <text:p>22.1995024422087</text:p>
              </table:table-cell>
              <table:table-cell office:value-type="float" office:value="43.8701236682554">
                <text:p>43.870123668255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22.1996484294425">
                <text:p>22.1996484294425</text:p>
              </table:table-cell>
              <table:table-cell office:value-type="float" office:value="43.873945335824">
                <text:p>43.87394533582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22.2027828729903">
                <text:p>22.2027828729903</text:p>
              </table:table-cell>
              <table:table-cell office:value-type="float" office:value="43.8737224088792">
                <text:p>43.873722408879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22.202057750491">
                <text:p>22.202057750491</text:p>
              </table:table-cell>
              <table:table-cell office:value-type="float" office:value="43.8734997059922">
                <text:p>43.873499705992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22.2018563743236">
                <text:p>22.2018563743236</text:p>
              </table:table-cell>
              <table:table-cell office:value-type="float" office:value="43.8732772269369">
                <text:p>43.873277226936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22.201999683853">
                <text:p>22.201999683853</text:p>
              </table:table-cell>
              <table:table-cell office:value-type="float" office:value="43.8730549714871">
                <text:p>43.8730549714871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22.2059938353017">
                <text:p>22.2059938353017</text:p>
              </table:table-cell>
              <table:table-cell office:value-type="float" office:value="43.872832939417">
                <text:p>43.87283293941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22.2052284173932">
                <text:p>22.2052284173932</text:p>
              </table:table-cell>
              <table:table-cell office:value-type="float" office:value="43.8726111305009">
                <text:p>43.872611130500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2.2059273418204">
                <text:p>22.2059273418204</text:p>
              </table:table-cell>
              <table:table-cell office:value-type="float" office:value="43.8764305270111">
                <text:p>43.876430527011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22.2060938494565">
                <text:p>22.2060938494565</text:p>
              </table:table-cell>
              <table:table-cell office:value-type="float" office:value="43.8762051021898">
                <text:p>43.876205102189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2.2059639605066">
                <text:p>22.2059639605066</text:p>
              </table:table-cell>
              <table:table-cell office:value-type="float" office:value="43.8759799039499">
                <text:p>43.875979903949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2.2058155423043">
                <text:p>22.2058155423043</text:p>
              </table:table-cell>
              <table:table-cell office:value-type="float" office:value="43.8757549320622">
                <text:p>43.875754932062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22.2078039885076">
                <text:p>22.2078039885076</text:p>
              </table:table-cell>
              <table:table-cell office:value-type="float" office:value="43.8755301862983">
                <text:p>43.8755301862983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2.2075075790001">
                <text:p>22.2075075790001</text:p>
              </table:table-cell>
              <table:table-cell office:value-type="float" office:value="43.8753056664296">
                <text:p>43.875305666429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2.2080186025443">
                <text:p>22.2080186025443</text:p>
              </table:table-cell>
              <table:table-cell office:value-type="float" office:value="43.875081372228">
                <text:p>43.87508137222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2.208672018366">
                <text:p>22.208672018366</text:p>
              </table:table-cell>
              <table:table-cell office:value-type="float" office:value="43.8748573034654">
                <text:p>43.874857303465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2.2096715746879">
                <text:p>22.2096715746879</text:p>
              </table:table-cell>
              <table:table-cell office:value-type="float" office:value="43.8746334599143">
                <text:p>43.8746334599143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2.2070339717706">
                <text:p>22.2070339717706</text:p>
              </table:table-cell>
              <table:table-cell office:value-type="float" office:value="43.8744098413469">
                <text:p>43.874409841346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2.2070724277305">
                <text:p>22.2070724277305</text:p>
              </table:table-cell>
              <table:table-cell office:value-type="float" office:value="43.8741864475362">
                <text:p>43.874186447536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2.2087628880194">
                <text:p>22.2087628880194</text:p>
              </table:table-cell>
              <table:table-cell office:value-type="float" office:value="43.8739632782551">
                <text:p>43.8739632782551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22.209878734043">
                <text:p>22.209878734043</text:p>
              </table:table-cell>
              <table:table-cell office:value-type="float" office:value="43.8737403332767">
                <text:p>43.873740333276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2.2103891332551">
                <text:p>22.2103891332551</text:p>
              </table:table-cell>
              <table:table-cell office:value-type="float" office:value="43.8775586987757">
                <text:p>43.877558698775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2.2153384101324">
                <text:p>22.2153384101324</text:p>
              </table:table-cell>
              <table:table-cell office:value-type="float" office:value="43.8773321399778">
                <text:p>43.877332139977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22.2195608549195">
                <text:p>22.2195608549195</text:p>
              </table:table-cell>
              <table:table-cell office:value-type="float" office:value="43.8771058089067">
                <text:p>43.877105808906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22.2278189781343">
                <text:p>22.2278189781343</text:p>
              </table:table-cell>
              <table:table-cell office:value-type="float" office:value="43.8768797053324">
                <text:p>43.876879705332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2.2347653599981">
                <text:p>22.2347653599981</text:p>
              </table:table-cell>
              <table:table-cell office:value-type="float" office:value="43.8806952042959">
                <text:p>43.880695204295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22.2393773281135">
                <text:p>22.2393773281135</text:p>
              </table:table-cell>
              <table:table-cell office:value-type="float" office:value="43.8804654927016">
                <text:p>43.880465492701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22.2389369563793">
                <text:p>22.2389369563793</text:p>
              </table:table-cell>
              <table:table-cell office:value-type="float" office:value="43.8842777172367">
                <text:p>43.884277717236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22.2414610513801">
                <text:p>22.2414610513801</text:p>
              </table:table-cell>
              <table:table-cell office:value-type="float" office:value="43.8880864602473">
                <text:p>43.888086460247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22.2419110370127">
                <text:p>22.2419110370127</text:p>
              </table:table-cell>
              <table:table-cell office:value-type="float" office:value="43.8918917245822">
                <text:p>43.8918917245822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22.2392181360655">
                <text:p>22.2392181360655</text:p>
              </table:table-cell>
              <table:table-cell office:value-type="float" office:value="43.8956935130889">
                <text:p>43.8956935130889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22.2370383428919">
                <text:p>22.2370383428919</text:p>
              </table:table-cell>
              <table:table-cell office:value-type="float" office:value="43.8994918286133">
                <text:p>43.899491828613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22.2375989255247">
                <text:p>22.2375989255247</text:p>
              </table:table-cell>
              <table:table-cell office:value-type="float" office:value="43.9032866739993">
                <text:p>43.9032866739993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2.2365760415878">
                <text:p>22.2365760415878</text:p>
              </table:table-cell>
              <table:table-cell office:value-type="float" office:value="43.9030342469805">
                <text:p>43.9030342469805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2.2399692917457">
                <text:p>22.2399692917457</text:p>
              </table:table-cell>
              <table:table-cell office:value-type="float" office:value="43.9027820738379">
                <text:p>43.902782073837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22.2411568992929">
                <text:p>22.2411568992929</text:p>
              </table:table-cell>
              <table:table-cell office:value-type="float" office:value="43.9025301543147">
                <text:p>43.902530154314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22.2428262900609">
                <text:p>22.2428262900609</text:p>
              </table:table-cell>
              <table:table-cell office:value-type="float" office:value="43.9022784881545">
                <text:p>43.9022784881545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22.248182762257">
                <text:p>22.248182762257</text:p>
              </table:table-cell>
              <table:table-cell office:value-type="float" office:value="43.9020270751009">
                <text:p>43.902027075100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.2489106004491">
                <text:p>22.2489106004491</text:p>
              </table:table-cell>
              <table:table-cell office:value-type="float" office:value="43.9017759148979">
                <text:p>43.9017759148979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22.2492654861343">
                <text:p>22.2492654861343</text:p>
              </table:table-cell>
              <table:table-cell office:value-type="float" office:value="43.9015250072898">
                <text:p>43.901525007289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22.2488136430658">
                <text:p>22.2488136430658</text:p>
              </table:table-cell>
              <table:table-cell office:value-type="float" office:value="43.9012743520211">
                <text:p>43.9012743520211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22.2445568102542">
                <text:p>22.2445568102542</text:p>
              </table:table-cell>
              <table:table-cell office:value-type="float" office:value="43.9010239488367">
                <text:p>43.901023948836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22.242930325968">
                <text:p>22.242930325968</text:p>
              </table:table-cell>
              <table:table-cell office:value-type="float" office:value="43.9007737974816">
                <text:p>43.9007737974816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22.2416653011386">
                <text:p>22.2416653011386</text:p>
              </table:table-cell>
              <table:table-cell office:value-type="float" office:value="43.9005238977011">
                <text:p>43.9005238977011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22.2405334491392">
                <text:p>22.2405334491392</text:p>
              </table:table-cell>
              <table:table-cell office:value-type="float" office:value="43.9002742492407">
                <text:p>43.900274249240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22.2411557752909">
                <text:p>22.2411557752909</text:p>
              </table:table-cell>
              <table:table-cell office:value-type="float" office:value="43.9000248518464">
                <text:p>43.900024851846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22.2432340865291">
                <text:p>22.2432340865291</text:p>
              </table:table-cell>
              <table:table-cell office:value-type="float" office:value="43.8997757052642">
                <text:p>43.8997757052642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22.2521803592514">
                <text:p>22.2521803592514</text:p>
              </table:table-cell>
              <table:table-cell office:value-type="float" office:value="43.8995268092404">
                <text:p>43.899526809240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22.256425648944">
                <text:p>22.256425648944</text:p>
              </table:table-cell>
              <table:table-cell office:value-type="float" office:value="43.9033216226667">
                <text:p>43.903321622666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22.2581150603065">
                <text:p>22.2581150603065</text:p>
              </table:table-cell>
              <table:table-cell office:value-type="float" office:value="43.9030691604984">
                <text:p>43.9030691604984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22.2601936583043">
                <text:p>22.2601936583043</text:p>
              </table:table-cell>
              <table:table-cell office:value-type="float" office:value="43.9068607373364">
                <text:p>43.906860737336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22.261494286046">
                <text:p>22.261494286046</text:p>
              </table:table-cell>
              <table:table-cell office:value-type="float" office:value="43.9106488495564">
                <text:p>43.9106488495564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2.2625787905459">
                <text:p>22.2625787905459</text:p>
              </table:table-cell>
              <table:table-cell office:value-type="float" office:value="43.9144334999977">
                <text:p>43.914433499997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22.2632368664947">
                <text:p>22.2632368664947</text:p>
              </table:table-cell>
              <table:table-cell office:value-type="float" office:value="43.9182146914976">
                <text:p>43.918214691497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22.2628087836644">
                <text:p>22.2628087836644</text:p>
              </table:table-cell>
              <table:table-cell office:value-type="float" office:value="43.9219924268921">
                <text:p>43.9219924268921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2.2639590149594">
                <text:p>22.2639590149594</text:p>
              </table:table-cell>
              <table:table-cell office:value-type="float" office:value="43.9217211826967">
                <text:p>43.9217211826967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22.2637399056194">
                <text:p>22.2637399056194</text:p>
              </table:table-cell>
              <table:table-cell office:value-type="float" office:value="43.921450211418">
                <text:p>43.921450211418</text:p>
              </table:table-cell>
              <table:table-cell office:value-type="float" office:value="23.2630506715363">
                <text:p>23.263050671536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22.2668355745459">
                <text:p>22.2668355745459</text:p>
              </table:table-cell>
              <table:table-cell office:value-type="float" office:value="43.9252249892066">
                <text:p>43.9252249892066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22.2701757252073">
                <text:p>22.2701757252073</text:p>
              </table:table-cell>
              <table:table-cell office:value-type="float" office:value="43.9289963161497">
                <text:p>43.9289963161497</text:p>
              </table:table-cell>
              <table:table-cell office:value-type="float" office:value="25.1188643150958">
                <text:p>25.1188643150958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14.4630223357503">
                <text:p>14.4630223357503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4.4630979159846">
                <text:p>14.4630979159846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14.4663364890806">
                <text:p>14.4663364890806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14.4707472841237">
                <text:p>14.4707472841237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14.4697196815794">
                <text:p>14.4697196815794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14.4694623833982">
                <text:p>14.4694623833982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14.4613873655733">
                <text:p>14.4613873655733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14.4559252286293">
                <text:p>14.4559252286293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14.4483960982581">
                <text:p>14.4483960982581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14.4483234086766">
                <text:p>14.4483234086766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14.4463782319743">
                <text:p>14.4463782319743</text:p>
              </table:table-cell>
              <table:table-cell office:value-type="float" office:value="36.3078054770101">
                <text:p>36.3078054770101</text:p>
              </table:table-cell>
              <table:table-cell office:value-type="float" office:value="19.9526231496888">
                <text:p>19.952623149688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4.4450007802787">
                <text:p>14.4450007802787</text:p>
              </table:table-cell>
              <table:table-cell office:value-type="float" office:value="36.3044615585396">
                <text:p>36.3044615585396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4.4433073792476">
                <text:p>14.4433073792476</text:p>
              </table:table-cell>
              <table:table-cell office:value-type="float" office:value="36.3011212914979">
                <text:p>36.3011212914979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4.4433073792476">
                <text:p>14.4433073792476</text:p>
              </table:table-cell>
              <table:table-cell office:value-type="float" office:value="36.2977846715905">
                <text:p>36.2977846715905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14.4446946666237">
                <text:p>14.4446946666237</text:p>
              </table:table-cell>
              <table:table-cell office:value-type="float" office:value="36.2944516945288">
                <text:p>36.2944516945288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14.4518837369438">
                <text:p>14.4518837369438</text:p>
              </table:table-cell>
              <table:table-cell office:value-type="float" office:value="36.2911223560297">
                <text:p>36.2911223560297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14.4525695274952">
                <text:p>14.4525695274952</text:p>
              </table:table-cell>
              <table:table-cell office:value-type="float" office:value="36.2877966518159">
                <text:p>36.2877966518159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4.4546277663639">
                <text:p>14.4546277663639</text:p>
              </table:table-cell>
              <table:table-cell office:value-type="float" office:value="36.2844745776155">
                <text:p>36.2844745776155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.4663516028441">
                <text:p>14.4663516028441</text:p>
              </table:table-cell>
              <table:table-cell office:value-type="float" office:value="36.2811561291625">
                <text:p>36.2811561291625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4.4676271551197">
                <text:p>14.4676271551197</text:p>
              </table:table-cell>
              <table:table-cell office:value-type="float" office:value="36.2778413021962">
                <text:p>36.2778413021962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14.4690533773001">
                <text:p>14.4690533773001</text:p>
              </table:table-cell>
              <table:table-cell office:value-type="float" office:value="36.2745300924619">
                <text:p>36.2745300924619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4.4688147333607">
                <text:p>14.4688147333607</text:p>
              </table:table-cell>
              <table:table-cell office:value-type="float" office:value="36.2712224957102">
                <text:p>36.2712224957102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4.4689062013206">
                <text:p>14.4689062013206</text:p>
              </table:table-cell>
              <table:table-cell office:value-type="float" office:value="36.2679185076974">
                <text:p>36.2679185076974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4.4697050409542">
                <text:p>14.4697050409542</text:p>
              </table:table-cell>
              <table:table-cell office:value-type="float" office:value="36.2646181241855">
                <text:p>36.2646181241855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14.4699828630502">
                <text:p>14.4699828630502</text:p>
              </table:table-cell>
              <table:table-cell office:value-type="float" office:value="36.261321340942">
                <text:p>36.261321340942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4.470698694468">
                <text:p>14.470698694468</text:p>
              </table:table-cell>
              <table:table-cell office:value-type="float" office:value="36.2580281537398">
                <text:p>36.2580281537398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4.4741421395834">
                <text:p>14.4741421395834</text:p>
              </table:table-cell>
              <table:table-cell office:value-type="float" office:value="36.2547385583577">
                <text:p>36.2547385583577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4.4745859638878">
                <text:p>14.4745859638878</text:p>
              </table:table-cell>
              <table:table-cell office:value-type="float" office:value="36.2514525505797">
                <text:p>36.2514525505797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4.4746723854999">
                <text:p>14.4746723854999</text:p>
              </table:table-cell>
              <table:table-cell office:value-type="float" office:value="36.244831700091">
                <text:p>36.24483170009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4.4749255592421">
                <text:p>14.4749255592421</text:p>
              </table:table-cell>
              <table:table-cell office:value-type="float" office:value="36.2382186778507">
                <text:p>36.238218677850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4.4758852570601">
                <text:p>14.4758852570601</text:p>
              </table:table-cell>
              <table:table-cell office:value-type="float" office:value="36.2316134733973">
                <text:p>36.2316134733973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4.4917388517077">
                <text:p>14.4917388517077</text:p>
              </table:table-cell>
              <table:table-cell office:value-type="float" office:value="36.2250160762854">
                <text:p>36.225016076285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4.4933117393591">
                <text:p>14.4933117393591</text:p>
              </table:table-cell>
              <table:table-cell office:value-type="float" office:value="36.2184264760862">
                <text:p>36.218426476086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4.4968018177327">
                <text:p>14.4968018177327</text:p>
              </table:table-cell>
              <table:table-cell office:value-type="float" office:value="36.2118446623872">
                <text:p>36.211844662387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4.4994366215538">
                <text:p>14.4994366215538</text:p>
              </table:table-cell>
              <table:table-cell office:value-type="float" office:value="36.2052706247922">
                <text:p>36.205270624792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14.5059546095047">
                <text:p>14.5059546095047</text:p>
              </table:table-cell>
              <table:table-cell office:value-type="float" office:value="36.1987043529213">
                <text:p>36.1987043529213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4.5057462423795">
                <text:p>14.5057462423795</text:p>
              </table:table-cell>
              <table:table-cell office:value-type="float" office:value="36.192145836411">
                <text:p>36.19214583641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4.5058034488345">
                <text:p>14.5058034488345</text:p>
              </table:table-cell>
              <table:table-cell office:value-type="float" office:value="36.1855950649138">
                <text:p>36.185595064913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4.5075049843157">
                <text:p>14.5075049843157</text:p>
              </table:table-cell>
              <table:table-cell office:value-type="float" office:value="36.1790520280986">
                <text:p>36.179052028098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.5155239487268">
                <text:p>14.5155239487268</text:p>
              </table:table-cell>
              <table:table-cell office:value-type="float" office:value="36.1725167156506">
                <text:p>36.172516715650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4.5209687367969">
                <text:p>14.5209687367969</text:p>
              </table:table-cell>
              <table:table-cell office:value-type="float" office:value="36.1693202813707">
                <text:p>36.1693202813707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4.5201711042387">
                <text:p>14.5201711042387</text:p>
              </table:table-cell>
              <table:table-cell office:value-type="float" office:value="36.1661273255589">
                <text:p>36.1661273255589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4.5205400713884">
                <text:p>14.5205400713884</text:p>
              </table:table-cell>
              <table:table-cell office:value-type="float" office:value="36.1596072678652">
                <text:p>36.159607267865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14.5180478984987">
                <text:p>14.5180478984987</text:p>
              </table:table-cell>
              <table:table-cell office:value-type="float" office:value="36.1530949039078">
                <text:p>36.153094903907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4.5152181638713">
                <text:p>14.5152181638713</text:p>
              </table:table-cell>
              <table:table-cell office:value-type="float" office:value="36.1465902234357">
                <text:p>36.146590223435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4.5100528829941">
                <text:p>14.5100528829941</text:p>
              </table:table-cell>
              <table:table-cell office:value-type="float" office:value="36.1400932162143">
                <text:p>36.1400932162143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14.5085391110784">
                <text:p>14.5085391110784</text:p>
              </table:table-cell>
              <table:table-cell office:value-type="float" office:value="36.1302759973759">
                <text:p>36.1302759973759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4.5075884079813">
                <text:p>14.5075884079813</text:p>
              </table:table-cell>
              <table:table-cell office:value-type="float" office:value="36.1204712585408">
                <text:p>36.1204712585408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4.5098129641105">
                <text:p>14.5098129641105</text:p>
              </table:table-cell>
              <table:table-cell office:value-type="float" office:value="36.1140050507984">
                <text:p>36.114005050798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14.5051997547849">
                <text:p>14.5051997547849</text:p>
              </table:table-cell>
              <table:table-cell office:value-type="float" office:value="36.1075464650945">
                <text:p>36.107546465094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4.5012938564164">
                <text:p>14.5012938564164</text:p>
              </table:table-cell>
              <table:table-cell office:value-type="float" office:value="36.1010954912901">
                <text:p>36.101095491290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4.5049808863498">
                <text:p>14.5049808863498</text:p>
              </table:table-cell>
              <table:table-cell office:value-type="float" office:value="36.0946521192622">
                <text:p>36.094652119262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4.5032316996813">
                <text:p>14.5032316996813</text:p>
              </table:table-cell>
              <table:table-cell office:value-type="float" office:value="36.0848926444088">
                <text:p>36.0848926444088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4.5036697972188">
                <text:p>14.5036697972188</text:p>
              </table:table-cell>
              <table:table-cell office:value-type="float" office:value="36.0751455638953">
                <text:p>36.0751455638953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4.5036366261373">
                <text:p>14.5036366261373</text:p>
              </table:table-cell>
              <table:table-cell office:value-type="float" office:value="36.0654108593498">
                <text:p>36.0654108593498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4.5054362409676">
                <text:p>14.5054362409676</text:p>
              </table:table-cell>
              <table:table-cell office:value-type="float" office:value="36.0556885124334">
                <text:p>36.0556885124334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14.5065815427297">
                <text:p>14.5065815427297</text:p>
              </table:table-cell>
              <table:table-cell office:value-type="float" office:value="36.0492986150445">
                <text:p>36.049298615044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4.5088387429757">
                <text:p>14.5088387429757</text:p>
              </table:table-cell>
              <table:table-cell office:value-type="float" office:value="36.0429162382918">
                <text:p>36.042916238291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4.5148366266446">
                <text:p>14.5148366266446</text:p>
              </table:table-cell>
              <table:table-cell office:value-type="float" office:value="36.0365413721945">
                <text:p>36.036541372194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14.5179198281449">
                <text:p>14.5179198281449</text:p>
              </table:table-cell>
              <table:table-cell office:value-type="float" office:value="36.0301740067873">
                <text:p>36.0301740067873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4.5232262829821">
                <text:p>14.5232262829821</text:p>
              </table:table-cell>
              <table:table-cell office:value-type="float" office:value="36.0238141321206">
                <text:p>36.023814132120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4.5267844116616">
                <text:p>14.5267844116616</text:p>
              </table:table-cell>
              <table:table-cell office:value-type="float" office:value="36.0174617382601">
                <text:p>36.017461738260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4.5270812259486">
                <text:p>14.5270812259486</text:p>
              </table:table-cell>
              <table:table-cell office:value-type="float" office:value="36.0111168152868">
                <text:p>36.011116815286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14.5321920238052">
                <text:p>14.5321920238052</text:p>
              </table:table-cell>
              <table:table-cell office:value-type="float" office:value="36.0014633432791">
                <text:p>36.0014633432791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14.5375260153103">
                <text:p>14.5375260153103</text:p>
              </table:table-cell>
              <table:table-cell office:value-type="float" office:value="35.9918221086619">
                <text:p>35.9918221086619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14.5332679097307">
                <text:p>14.5332679097307</text:p>
              </table:table-cell>
              <table:table-cell office:value-type="float" office:value="35.9821930933421">
                <text:p>35.9821930933421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14.5332679097307">
                <text:p>14.5332679097307</text:p>
              </table:table-cell>
              <table:table-cell office:value-type="float" office:value="35.9725762792584">
                <text:p>35.9725762792584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14.5332679097307">
                <text:p>14.5332679097307</text:p>
              </table:table-cell>
              <table:table-cell office:value-type="float" office:value="35.9662841130207">
                <text:p>35.966284113020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14.5330687710796">
                <text:p>14.5330687710796</text:p>
              </table:table-cell>
              <table:table-cell office:value-type="float" office:value="35.9599993378971">
                <text:p>35.959999337897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4.5224570956108">
                <text:p>14.5224570956108</text:p>
              </table:table-cell>
              <table:table-cell office:value-type="float" office:value="35.9537219441083">
                <text:p>35.9537219441083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4.5201543106106">
                <text:p>14.5201543106106</text:p>
              </table:table-cell>
              <table:table-cell office:value-type="float" office:value="35.9474519218897">
                <text:p>35.947451921889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14.5195981038814">
                <text:p>14.5195981038814</text:p>
              </table:table-cell>
              <table:table-cell office:value-type="float" office:value="35.9411892614922">
                <text:p>35.941189261492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14.5192430483047">
                <text:p>14.5192430483047</text:p>
              </table:table-cell>
              <table:table-cell office:value-type="float" office:value="35.9349339531815">
                <text:p>35.934933953181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14.5203436094592">
                <text:p>14.5203436094592</text:p>
              </table:table-cell>
              <table:table-cell office:value-type="float" office:value="35.9286859872387">
                <text:p>35.928685987238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14.5226533451383">
                <text:p>14.5226533451383</text:p>
              </table:table-cell>
              <table:table-cell office:value-type="float" office:value="35.9224453539595">
                <text:p>35.922445353959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14.5281383781207">
                <text:p>14.5281383781207</text:p>
              </table:table-cell>
              <table:table-cell office:value-type="float" office:value="35.9162120436552">
                <text:p>35.916212043655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14.5282946867033">
                <text:p>14.5282946867033</text:p>
              </table:table-cell>
              <table:table-cell office:value-type="float" office:value="35.9099860466516">
                <text:p>35.909986046651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14.5281620522435">
                <text:p>14.5281620522435</text:p>
              </table:table-cell>
              <table:table-cell office:value-type="float" office:value="35.9037673532897">
                <text:p>35.903767353289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14.5263643149602">
                <text:p>14.5263643149602</text:p>
              </table:table-cell>
              <table:table-cell office:value-type="float" office:value="35.8975559539254">
                <text:p>35.897555953925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4.5244488069919">
                <text:p>14.5244488069919</text:p>
              </table:table-cell>
              <table:table-cell office:value-type="float" office:value="35.8913518389295">
                <text:p>35.891351838929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4.5247897727812">
                <text:p>14.5247897727812</text:p>
              </table:table-cell>
              <table:table-cell office:value-type="float" office:value="35.8851549986878">
                <text:p>35.885154998687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5248531734656">
                <text:p>14.5248531734656</text:p>
              </table:table-cell>
              <table:table-cell office:value-type="float" office:value="35.8789654236007">
                <text:p>35.878965423600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4.5229734632444">
                <text:p>14.5229734632444</text:p>
              </table:table-cell>
              <table:table-cell office:value-type="float" office:value="35.8727831040837">
                <text:p>35.872783104083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4.5230162703131">
                <text:p>14.5230162703131</text:p>
              </table:table-cell>
              <table:table-cell office:value-type="float" office:value="35.866608030567">
                <text:p>35.86660803056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4.5253005285646">
                <text:p>14.5253005285646</text:p>
              </table:table-cell>
              <table:table-cell office:value-type="float" office:value="35.8604401934954">
                <text:p>35.860440193495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4.5253184441644">
                <text:p>14.5253184441644</text:p>
              </table:table-cell>
              <table:table-cell office:value-type="float" office:value="35.8542795833289">
                <text:p>35.854279583328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4.5268940002026">
                <text:p>14.5268940002026</text:p>
              </table:table-cell>
              <table:table-cell office:value-type="float" office:value="35.8481261905416">
                <text:p>35.848126190541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4.5300844050182">
                <text:p>14.5300844050182</text:p>
              </table:table-cell>
              <table:table-cell office:value-type="float" office:value="35.8419800056229">
                <text:p>35.841980005622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4.5315326027253">
                <text:p>14.5315326027253</text:p>
              </table:table-cell>
              <table:table-cell office:value-type="float" office:value="35.8358410190766">
                <text:p>35.835841019076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4.535188051573">
                <text:p>14.535188051573</text:p>
              </table:table-cell>
              <table:table-cell office:value-type="float" office:value="35.8297092214209">
                <text:p>35.829709221420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4.5373109220467">
                <text:p>14.5373109220467</text:p>
              </table:table-cell>
              <table:table-cell office:value-type="float" office:value="35.8235846031891">
                <text:p>35.823584603189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4.5381133883959">
                <text:p>14.5381133883959</text:p>
              </table:table-cell>
              <table:table-cell office:value-type="float" office:value="35.8174671549288">
                <text:p>35.817467154928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4.5403825194298">
                <text:p>14.5403825194298</text:p>
              </table:table-cell>
              <table:table-cell office:value-type="float" office:value="35.8113568672022">
                <text:p>35.811356867202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4.5404412055623">
                <text:p>14.5404412055623</text:p>
              </table:table-cell>
              <table:table-cell office:value-type="float" office:value="35.8052537305861">
                <text:p>35.805253730586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4.5404412055623">
                <text:p>14.5404412055623</text:p>
              </table:table-cell>
              <table:table-cell office:value-type="float" office:value="35.7991577356716">
                <text:p>35.799157735671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14.5385550583542">
                <text:p>14.5385550583542</text:p>
              </table:table-cell>
              <table:table-cell office:value-type="float" office:value="35.7930688730646">
                <text:p>35.793068873064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14.5373962116571">
                <text:p>14.5373962116571</text:p>
              </table:table-cell>
              <table:table-cell office:value-type="float" office:value="35.7869871333852">
                <text:p>35.786987133385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14.5374139164865">
                <text:p>14.5374139164865</text:p>
              </table:table-cell>
              <table:table-cell office:value-type="float" office:value="35.7809125072681">
                <text:p>35.780912507268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14.5369496520008">
                <text:p>14.5369496520008</text:p>
              </table:table-cell>
              <table:table-cell office:value-type="float" office:value="35.7748449853622">
                <text:p>35.774844985362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14.5380467982424">
                <text:p>14.5380467982424</text:p>
              </table:table-cell>
              <table:table-cell office:value-type="float" office:value="35.7687845583311">
                <text:p>35.768784558331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14.5378126856846">
                <text:p>14.5378126856846</text:p>
              </table:table-cell>
              <table:table-cell office:value-type="float" office:value="35.7627312168524">
                <text:p>35.762731216852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14.532041878114">
                <text:p>14.532041878114</text:p>
              </table:table-cell>
              <table:table-cell office:value-type="float" office:value="35.7533917908865">
                <text:p>35.7533917908865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14.5325788418406">
                <text:p>14.5325788418406</text:p>
              </table:table-cell>
              <table:table-cell office:value-type="float" office:value="35.7440641396776">
                <text:p>35.7440641396776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14.5326649293948">
                <text:p>14.5326649293948</text:p>
              </table:table-cell>
              <table:table-cell office:value-type="float" office:value="35.7347482459487">
                <text:p>35.7347482459487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14.5326649293948">
                <text:p>14.5326649293948</text:p>
              </table:table-cell>
              <table:table-cell office:value-type="float" office:value="35.7287346789882">
                <text:p>35.728734678988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14.5332160824648">
                <text:p>14.5332160824648</text:p>
              </table:table-cell>
              <table:table-cell office:value-type="float" office:value="35.722728136061">
                <text:p>35.72272813606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14.5329804972781">
                <text:p>14.5329804972781</text:p>
              </table:table-cell>
              <table:table-cell office:value-type="float" office:value="35.7167286079538">
                <text:p>35.716728607953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14.5319299202624">
                <text:p>14.5319299202624</text:p>
              </table:table-cell>
              <table:table-cell office:value-type="float" office:value="35.710736085467">
                <text:p>35.71073608546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14.5318438267772">
                <text:p>14.5318438267772</text:p>
              </table:table-cell>
              <table:table-cell office:value-type="float" office:value="35.7047505594156">
                <text:p>35.7047505594156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14.5323782199122">
                <text:p>14.5323782199122</text:p>
              </table:table-cell>
              <table:table-cell office:value-type="float" office:value="35.6987720206282">
                <text:p>35.698772020628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14.5335110931078">
                <text:p>14.5335110931078</text:p>
              </table:table-cell>
              <table:table-cell office:value-type="float" office:value="35.6928004599477">
                <text:p>35.692800459947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14.5387997351455">
                <text:p>14.5387997351455</text:p>
              </table:table-cell>
              <table:table-cell office:value-type="float" office:value="35.6868358682311">
                <text:p>35.686835868231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4.5388888285968">
                <text:p>14.5388888285968</text:p>
              </table:table-cell>
              <table:table-cell office:value-type="float" office:value="35.6808782363492">
                <text:p>35.680878236349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4.537968934052">
                <text:p>14.537968934052</text:p>
              </table:table-cell>
              <table:table-cell office:value-type="float" office:value="35.6749275551868">
                <text:p>35.674927555186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4.5423364648198">
                <text:p>14.5423364648198</text:p>
              </table:table-cell>
              <table:table-cell office:value-type="float" office:value="35.6689838156429">
                <text:p>35.668983815642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4.5423876535747">
                <text:p>14.5423876535747</text:p>
              </table:table-cell>
              <table:table-cell office:value-type="float" office:value="35.66304700863">
                <text:p>35.66304700863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4.5423154124297">
                <text:p>14.5423154124297</text:p>
              </table:table-cell>
              <table:table-cell office:value-type="float" office:value="35.6571171250749">
                <text:p>35.657117125074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4.5422715056072">
                <text:p>14.5422715056072</text:p>
              </table:table-cell>
              <table:table-cell office:value-type="float" office:value="35.651194155918">
                <text:p>35.651194155918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4.5393163870591">
                <text:p>14.5393163870591</text:p>
              </table:table-cell>
              <table:table-cell office:value-type="float" office:value="35.6452780921137">
                <text:p>35.6452780921137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4.5397401744722">
                <text:p>14.5397401744722</text:p>
              </table:table-cell>
              <table:table-cell office:value-type="float" office:value="35.6393689246301">
                <text:p>35.639368924630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4.5408532660288">
                <text:p>14.5408532660288</text:p>
              </table:table-cell>
              <table:table-cell office:value-type="float" office:value="35.6334666444492">
                <text:p>35.633466644449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4.5415546081383">
                <text:p>14.5415546081383</text:p>
              </table:table-cell>
              <table:table-cell office:value-type="float" office:value="35.6275712425669">
                <text:p>35.627571242566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4.5414955718544">
                <text:p>14.5414955718544</text:p>
              </table:table-cell>
              <table:table-cell office:value-type="float" office:value="35.6216827099924">
                <text:p>35.621682709992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4.5431317061245">
                <text:p>14.5431317061245</text:p>
              </table:table-cell>
              <table:table-cell office:value-type="float" office:value="35.6158010377491">
                <text:p>35.6158010377491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14.5423747738667">
                <text:p>14.5423747738667</text:p>
              </table:table-cell>
              <table:table-cell office:value-type="float" office:value="35.6099262168739">
                <text:p>35.6099262168739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4.5428754795624">
                <text:p>14.5428754795624</text:p>
              </table:table-cell>
              <table:table-cell office:value-type="float" office:value="35.6040582384172">
                <text:p>35.6040582384172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4.5428458575828">
                <text:p>14.5428458575828</text:p>
              </table:table-cell>
              <table:table-cell office:value-type="float" office:value="35.5981970934434">
                <text:p>35.598197093443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4.5431005176014">
                <text:p>14.5431005176014</text:p>
              </table:table-cell>
              <table:table-cell office:value-type="float" office:value="35.5923427730304">
                <text:p>35.5923427730304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4.5453812485502">
                <text:p>14.5453812485502</text:p>
              </table:table-cell>
              <table:table-cell office:value-type="float" office:value="35.5864952682695">
                <text:p>35.5864952682695</text:p>
              </table:table-cell>
              <table:table-cell office:value-type="float" office:value="17.1132830416178">
                <text:p>17.1132830416178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4.5456104232862">
                <text:p>14.5456104232862</text:p>
              </table:table-cell>
              <table:table-cell office:value-type="float" office:value="35.5839318205789">
                <text:p>35.5839318205789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4.545632847922">
                <text:p>14.545632847922</text:p>
              </table:table-cell>
              <table:table-cell office:value-type="float" office:value="35.5813711207152">
                <text:p>35.5813711207152</text:p>
              </table:table-cell>
              <table:table-cell office:value-type="float" office:value="18.4784979742229">
                <text:p>18.4784979742229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4.5463494247881">
                <text:p>14.5463494247881</text:p>
              </table:table-cell>
              <table:table-cell office:value-type="float" office:value="35.5722599095588">
                <text:p>35.5722599095588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4.5466500711617">
                <text:p>14.5466500711617</text:p>
              </table:table-cell>
              <table:table-cell office:value-type="float" office:value="35.5631601391949">
                <text:p>35.5631601391949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4.5461367479942">
                <text:p>14.5461367479942</text:p>
              </table:table-cell>
              <table:table-cell office:value-type="float" office:value="35.554071792931">
                <text:p>35.554071792931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4.5459188813314">
                <text:p>14.5459188813314</text:p>
              </table:table-cell>
              <table:table-cell office:value-type="float" office:value="35.5449948541039">
                <text:p>35.5449948541039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4.5460462099889">
                <text:p>14.5460462099889</text:p>
              </table:table-cell>
              <table:table-cell office:value-type="float" office:value="35.5359293060795">
                <text:p>35.5359293060795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4.5452011928941">
                <text:p>14.5452011928941</text:p>
              </table:table-cell>
              <table:table-cell office:value-type="float" office:value="35.5268751322525">
                <text:p>35.5268751322525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4.5438888477277">
                <text:p>14.5438888477277</text:p>
              </table:table-cell>
              <table:table-cell office:value-type="float" office:value="35.5178323160468">
                <text:p>35.5178323160468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14.5431504236319">
                <text:p>14.5431504236319</text:p>
              </table:table-cell>
              <table:table-cell office:value-type="float" office:value="35.508800840915">
                <text:p>35.508800840915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4.5410581129074">
                <text:p>14.5410581129074</text:p>
              </table:table-cell>
              <table:table-cell office:value-type="float" office:value="35.4997806903386">
                <text:p>35.4997806903386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4.5407716000724">
                <text:p>14.5407716000724</text:p>
              </table:table-cell>
              <table:table-cell office:value-type="float" office:value="35.4907718478278">
                <text:p>35.4907718478278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4.540642448531">
                <text:p>14.540642448531</text:p>
              </table:table-cell>
              <table:table-cell office:value-type="float" office:value="35.4817742969215">
                <text:p>35.4817742969215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4.5381791547071">
                <text:p>14.5381791547071</text:p>
              </table:table-cell>
              <table:table-cell office:value-type="float" office:value="35.4727880211874">
                <text:p>35.4727880211874</text:p>
              </table:table-cell>
              <table:table-cell office:value-type="float" office:value="15.8489319246111">
                <text:p>15.848931924611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4.5396512741555">
                <text:p>14.5396512741555</text:p>
              </table:table-cell>
              <table:table-cell office:value-type="float" office:value="35.4605468167508">
                <text:p>35.4605468167508</text:p>
              </table:table-cell>
              <table:table-cell office:value-type="float" office:value="14.6779926762207">
                <text:p>14.6779926762207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4.5397404002164">
                <text:p>14.5397404002164</text:p>
              </table:table-cell>
              <table:table-cell office:value-type="float" office:value="35.4483220714677">
                <text:p>35.4483220714677</text:p>
              </table:table-cell>
              <table:table-cell office:value-type="float" office:value="14.6779926762207">
                <text:p>14.6779926762207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14.5396798524809">
                <text:p>14.5396798524809</text:p>
              </table:table-cell>
              <table:table-cell office:value-type="float" office:value="35.4361137589958">
                <text:p>35.4361137589958</text:p>
              </table:table-cell>
              <table:table-cell office:value-type="float" office:value="14.6779926762207">
                <text:p>14.6779926762207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14.5382644176631">
                <text:p>14.5382644176631</text:p>
              </table:table-cell>
              <table:table-cell office:value-type="float" office:value="35.4239218530441">
                <text:p>35.4239218530441</text:p>
              </table:table-cell>
              <table:table-cell office:value-type="float" office:value="14.6779926762207">
                <text:p>14.6779926762207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6.90869637564685">
                <text:p>6.90869637564685</text:p>
              </table:table-cell>
              <table:table-cell office:value-type="float" office:value="14.4543977074593">
                <text:p>14.4543977074593</text:p>
              </table:table-cell>
              <table:table-cell office:value-type="float" office:value="9.26118728128794">
                <text:p>9.26118728128794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6.89682302811801">
                <text:p>6.89682302811801</text:p>
              </table:table-cell>
              <table:table-cell office:value-type="float" office:value="14.4543977074593">
                <text:p>14.4543977074593</text:p>
              </table:table-cell>
              <table:table-cell office:value-type="float" office:value="9.26118728128794">
                <text:p>9.26118728128794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6.89694920464585">
                <text:p>6.89694920464585</text:p>
              </table:table-cell>
              <table:table-cell office:value-type="float" office:value="14.4543977074593">
                <text:p>14.4543977074593</text:p>
              </table:table-cell>
              <table:table-cell office:value-type="float" office:value="9.26118728128794">
                <text:p>9.26118728128794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6.89694920464585">
                <text:p>6.89694920464585</text:p>
              </table:table-cell>
              <table:table-cell office:value-type="float" office:value="14.4570605511639">
                <text:p>14.4570605511639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6.8964810839924">
                <text:p>6.8964810839924</text:p>
              </table:table-cell>
              <table:table-cell office:value-type="float" office:value="14.4597212218482">
                <text:p>14.4597212218482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.89352530885423">
                <text:p>6.89352530885423</text:p>
              </table:table-cell>
              <table:table-cell office:value-type="float" office:value="14.4623797207962">
                <text:p>14.4623797207962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6.89401039326073">
                <text:p>6.89401039326073</text:p>
              </table:table-cell>
              <table:table-cell office:value-type="float" office:value="14.4650360492919">
                <text:p>14.4650360492919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.89892879384947">
                <text:p>6.89892879384947</text:p>
              </table:table-cell>
              <table:table-cell office:value-type="float" office:value="14.4676902086196">
                <text:p>14.4676902086196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6.8922967356242">
                <text:p>6.8922967356242</text:p>
              </table:table-cell>
              <table:table-cell office:value-type="float" office:value="14.4690094936686">
                <text:p>14.469009493668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.87077637998105">
                <text:p>6.87077637998105</text:p>
              </table:table-cell>
              <table:table-cell office:value-type="float" office:value="14.4703275795555">
                <text:p>14.470327579555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6.8733561592769">
                <text:p>6.8733561592769</text:p>
              </table:table-cell>
              <table:table-cell office:value-type="float" office:value="14.4716444672504">
                <text:p>14.471644467250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.87308667651288">
                <text:p>6.87308667651288</text:p>
              </table:table-cell>
              <table:table-cell office:value-type="float" office:value="14.475626421072">
                <text:p>14.47562642107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6.85286348935582">
                <text:p>6.85286348935582</text:p>
              </table:table-cell>
              <table:table-cell office:value-type="float" office:value="14.4809391693208">
                <text:p>14.4809391693208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6.8832625624484">
                <text:p>6.8832625624484</text:p>
              </table:table-cell>
              <table:table-cell office:value-type="float" office:value="14.4862485517468">
                <text:p>14.4862485517468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6.94023127136972">
                <text:p>6.94023127136972</text:p>
              </table:table-cell>
              <table:table-cell office:value-type="float" office:value="14.4915545685365">
                <text:p>14.4915545685365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7.00629049792425">
                <text:p>7.00629049792425</text:p>
              </table:table-cell>
              <table:table-cell office:value-type="float" office:value="14.4968572198804">
                <text:p>14.4968572198804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7.03685181536678">
                <text:p>7.03685181536678</text:p>
              </table:table-cell>
              <table:table-cell office:value-type="float" office:value="14.5021565059734">
                <text:p>14.5021565059734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7.03685181536678">
                <text:p>7.03685181536678</text:p>
              </table:table-cell>
              <table:table-cell office:value-type="float" office:value="14.5074524270148">
                <text:p>14.5074524270148</text:p>
              </table:table-cell>
              <table:table-cell office:value-type="float" office:value="12.5892541179417">
                <text:p>12.5892541179417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.17153999516097">
                <text:p>7.17153999516097</text:p>
              </table:table-cell>
              <table:table-cell office:value-type="float" office:value="14.5020555361472">
                <text:p>14.5020555361472</text:p>
              </table:table-cell>
              <table:table-cell office:value-type="float" office:value="6.81292069057961">
                <text:p>6.81292069057961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.19666227518343">
                <text:p>7.19666227518343</text:p>
              </table:table-cell>
              <table:table-cell office:value-type="float" office:value="14.4966660468477">
                <text:p>14.4966660468477</text:p>
              </table:table-cell>
              <table:table-cell office:value-type="float" office:value="6.81292069057961">
                <text:p>6.81292069057961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7.19610213749098">
                <text:p>7.19610213749098</text:p>
              </table:table-cell>
              <table:table-cell office:value-type="float" office:value="14.4912839469638">
                <text:p>14.4912839469638</text:p>
              </table:table-cell>
              <table:table-cell office:value-type="float" office:value="6.81292069057961">
                <text:p>6.8129206905796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7.19917938532989">
                <text:p>7.19917938532989</text:p>
              </table:table-cell>
              <table:table-cell office:value-type="float" office:value="14.4939166459692">
                <text:p>14.4939166459692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7.15880510374076">
                <text:p>7.15880510374076</text:p>
              </table:table-cell>
              <table:table-cell office:value-type="float" office:value="14.496547189853">
                <text:p>14.496547189853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7.10887709509344">
                <text:p>7.10887709509344</text:p>
              </table:table-cell>
              <table:table-cell office:value-type="float" office:value="14.5005110648246">
                <text:p>14.500511064824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.07665161725428">
                <text:p>7.07665161725428</text:p>
              </table:table-cell>
              <table:table-cell office:value-type="float" office:value="14.5044720581613">
                <text:p>14.504472058161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.08723824010146">
                <text:p>7.08723824010146</text:p>
              </table:table-cell>
              <table:table-cell office:value-type="float" office:value="14.5084301708762">
                <text:p>14.508430170876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.08713930659427">
                <text:p>7.08713930659427</text:p>
              </table:table-cell>
              <table:table-cell office:value-type="float" office:value="14.5123854039846">
                <text:p>14.512385403984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7.08683996866065">
                <text:p>7.08683996866065</text:p>
              </table:table-cell>
              <table:table-cell office:value-type="float" office:value="14.5163377585035">
                <text:p>14.516337758503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7.10162770793186">
                <text:p>7.10162770793186</text:p>
              </table:table-cell>
              <table:table-cell office:value-type="float" office:value="14.520287235452">
                <text:p>14.52028723545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.1080266152556">
                <text:p>7.1080266152556</text:p>
              </table:table-cell>
              <table:table-cell office:value-type="float" office:value="14.524233835851">
                <text:p>14.52423383585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7.10654046366824">
                <text:p>7.10654046366824</text:p>
              </table:table-cell>
              <table:table-cell office:value-type="float" office:value="14.5281775607233">
                <text:p>14.528177560723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7.10503741940847">
                <text:p>7.10503741940847</text:p>
              </table:table-cell>
              <table:table-cell office:value-type="float" office:value="14.5321184110935">
                <text:p>14.532118411093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.1050138755138">
                <text:p>7.1050138755138</text:p>
              </table:table-cell>
              <table:table-cell office:value-type="float" office:value="14.5360563879883">
                <text:p>14.536056387988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.10490855403537">
                <text:p>7.10490855403537</text:p>
              </table:table-cell>
              <table:table-cell office:value-type="float" office:value="14.5399914924362">
                <text:p>14.539991492436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.10896545645619">
                <text:p>7.10896545645619</text:p>
              </table:table-cell>
              <table:table-cell office:value-type="float" office:value="14.5439237254674">
                <text:p>14.543923725467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.11073521105937">
                <text:p>7.11073521105937</text:p>
              </table:table-cell>
              <table:table-cell office:value-type="float" office:value="14.5478530881141">
                <text:p>14.547853088114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7.11257432256843">
                <text:p>7.11257432256843</text:p>
              </table:table-cell>
              <table:table-cell office:value-type="float" office:value="14.5517795814105">
                <text:p>14.551779581410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7.11384407562833">
                <text:p>7.11384407562833</text:p>
              </table:table-cell>
              <table:table-cell office:value-type="float" office:value="14.5557032063923">
                <text:p>14.555703206392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.11543840687013">
                <text:p>7.11543840687013</text:p>
              </table:table-cell>
              <table:table-cell office:value-type="float" office:value="14.5596239640975">
                <text:p>14.559623964097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7.11659986600978">
                <text:p>7.11659986600978</text:p>
              </table:table-cell>
              <table:table-cell office:value-type="float" office:value="14.5635418555655">
                <text:p>14.563541855565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7.11679749686521">
                <text:p>7.11679749686521</text:p>
              </table:table-cell>
              <table:table-cell office:value-type="float" office:value="14.5674568818379">
                <text:p>14.567456881837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7.1176615802243">
                <text:p>7.1176615802243</text:p>
              </table:table-cell>
              <table:table-cell office:value-type="float" office:value="14.5713690439579">
                <text:p>14.571369043957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7.11766500904425">
                <text:p>7.11766500904425</text:p>
              </table:table-cell>
              <table:table-cell office:value-type="float" office:value="14.5752783429706">
                <text:p>14.575278342970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7.11783873525457">
                <text:p>7.11783873525457</text:p>
              </table:table-cell>
              <table:table-cell office:value-type="float" office:value="14.5791847799229">
                <text:p>14.579184779922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7.11731217325906">
                <text:p>7.11731217325906</text:p>
              </table:table-cell>
              <table:table-cell office:value-type="float" office:value="14.5830883558637">
                <text:p>14.583088355863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7.11809411720796">
                <text:p>7.11809411720796</text:p>
              </table:table-cell>
              <table:table-cell office:value-type="float" office:value="14.5869890718434">
                <text:p>14.586989071843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7.12080116937178">
                <text:p>7.12080116937178</text:p>
              </table:table-cell>
              <table:table-cell office:value-type="float" office:value="14.5908869289145">
                <text:p>14.590886928914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7.12073792603172">
                <text:p>7.12073792603172</text:p>
              </table:table-cell>
              <table:table-cell office:value-type="float" office:value="14.594781928131">
                <text:p>14.59478192813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7.12198026261204">
                <text:p>7.12198026261204</text:p>
              </table:table-cell>
              <table:table-cell office:value-type="float" office:value="14.598674070549">
                <text:p>14.59867407054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7.1229953041218">
                <text:p>7.1229953041218</text:p>
              </table:table-cell>
              <table:table-cell office:value-type="float" office:value="14.6025633572263">
                <text:p>14.602563357226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7.12397465343533">
                <text:p>7.12397465343533</text:p>
              </table:table-cell>
              <table:table-cell office:value-type="float" office:value="14.6064497892222">
                <text:p>14.606449789222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7.12485552228839">
                <text:p>7.12485552228839</text:p>
              </table:table-cell>
              <table:table-cell office:value-type="float" office:value="14.6103333675982">
                <text:p>14.610333367598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7.12572460975526">
                <text:p>7.12572460975526</text:p>
              </table:table-cell>
              <table:table-cell office:value-type="float" office:value="14.6142140934174">
                <text:p>14.614214093417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7.12643520019825">
                <text:p>7.12643520019825</text:p>
              </table:table-cell>
              <table:table-cell office:value-type="float" office:value="14.6180919677445">
                <text:p>14.618091967744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.12811568742782">
                <text:p>7.12811568742782</text:p>
              </table:table-cell>
              <table:table-cell office:value-type="float" office:value="14.6219669916462">
                <text:p>14.621966991646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.12811568742782">
                <text:p>7.12811568742782</text:p>
              </table:table-cell>
              <table:table-cell office:value-type="float" office:value="14.6258391661909">
                <text:p>14.625839166190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7.12688365438193">
                <text:p>7.12688365438193</text:p>
              </table:table-cell>
              <table:table-cell office:value-type="float" office:value="14.6297084924487">
                <text:p>14.629708492448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7.123663329475">
                <text:p>7.123663329475</text:p>
              </table:table-cell>
              <table:table-cell office:value-type="float" office:value="14.6322272314946">
                <text:p>14.6322272314946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7.12168895849824">
                <text:p>7.12168895849824</text:p>
              </table:table-cell>
              <table:table-cell office:value-type="float" office:value="14.6360918565924">
                <text:p>14.636091856592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7.12085144011962">
                <text:p>7.12085144011962</text:p>
              </table:table-cell>
              <table:table-cell office:value-type="float" office:value="14.639953636249">
                <text:p>14.63995363624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.1210151005433">
                <text:p>7.1210151005433</text:p>
              </table:table-cell>
              <table:table-cell office:value-type="float" office:value="14.6438125715409">
                <text:p>14.643812571540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7.12118902306935">
                <text:p>7.12118902306935</text:p>
              </table:table-cell>
              <table:table-cell office:value-type="float" office:value="14.6476686635462">
                <text:p>14.647668663546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7.122446818479">
                <text:p>7.122446818479</text:p>
              </table:table-cell>
              <table:table-cell office:value-type="float" office:value="14.6515219133449">
                <text:p>14.651521913344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7.12310226110336">
                <text:p>7.12310226110336</text:p>
              </table:table-cell>
              <table:table-cell office:value-type="float" office:value="14.6553723220186">
                <text:p>14.655372322018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7.12369480052299">
                <text:p>7.12369480052299</text:p>
              </table:table-cell>
              <table:table-cell office:value-type="float" office:value="14.6592198906506">
                <text:p>14.659219890650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7.12349193318539">
                <text:p>7.12349193318539</text:p>
              </table:table-cell>
              <table:table-cell office:value-type="float" office:value="14.6617141643573">
                <text:p>14.6617141643573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7.12555196537422">
                <text:p>7.12555196537422</text:p>
              </table:table-cell>
              <table:table-cell office:value-type="float" office:value="14.6655570530756">
                <text:p>14.665557053075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7.1317759984159">
                <text:p>7.1317759984159</text:p>
              </table:table-cell>
              <table:table-cell office:value-type="float" office:value="14.6693971046298">
                <text:p>14.6693971046298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.1316778285828">
                <text:p>7.1316778285828</text:p>
              </table:table-cell>
              <table:table-cell office:value-type="float" office:value="14.6732343201095">
                <text:p>14.673234320109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.13153403493121">
                <text:p>7.13153403493121</text:p>
              </table:table-cell>
              <table:table-cell office:value-type="float" office:value="14.6757169548732">
                <text:p>14.6757169548732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7.12418252512549">
                <text:p>7.12418252512549</text:p>
              </table:table-cell>
              <table:table-cell office:value-type="float" office:value="14.6795495006335">
                <text:p>14.679549500633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7.12435190673185">
                <text:p>7.12435190673185</text:p>
              </table:table-cell>
              <table:table-cell office:value-type="float" office:value="14.6820268862861">
                <text:p>14.6820268862861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7.12435190673185">
                <text:p>7.12435190673185</text:p>
              </table:table-cell>
              <table:table-cell office:value-type="float" office:value="14.6845022120206">
                <text:p>14.6845022120206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7.12585442335683">
                <text:p>7.12585442335683</text:p>
              </table:table-cell>
              <table:table-cell office:value-type="float" office:value="14.6883282618617">
                <text:p>14.688328261861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7.12654041611539">
                <text:p>7.12654041611539</text:p>
              </table:table-cell>
              <table:table-cell office:value-type="float" office:value="14.6921514810361">
                <text:p>14.692151481036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7.12654041611539">
                <text:p>7.12654041611539</text:p>
              </table:table-cell>
              <table:table-cell office:value-type="float" office:value="14.6959718706432">
                <text:p>14.695971870643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7.12668939227911">
                <text:p>7.12668939227911</text:p>
              </table:table-cell>
              <table:table-cell office:value-type="float" office:value="14.6997894317841">
                <text:p>14.699789431784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7.12665941821853">
                <text:p>7.12665941821853</text:p>
              </table:table-cell>
              <table:table-cell office:value-type="float" office:value="14.7036041655617">
                <text:p>14.703604165561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7.12548233191862">
                <text:p>7.12548233191862</text:p>
              </table:table-cell>
              <table:table-cell office:value-type="float" office:value="14.7074160730803">
                <text:p>14.707416073080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.12551231093071">
                <text:p>7.12551231093071</text:p>
              </table:table-cell>
              <table:table-cell office:value-type="float" office:value="14.711225155446">
                <text:p>14.71122515544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7.12575454623657">
                <text:p>7.12575454623657</text:p>
              </table:table-cell>
              <table:table-cell office:value-type="float" office:value="14.7150314137664">
                <text:p>14.715031413766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7.12591139458847">
                <text:p>7.12591139458847</text:p>
              </table:table-cell>
              <table:table-cell office:value-type="float" office:value="14.7188348491509">
                <text:p>14.718834849150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.12648274418867">
                <text:p>7.12648274418867</text:p>
              </table:table-cell>
              <table:table-cell office:value-type="float" office:value="14.7226354627104">
                <text:p>14.722635462710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7.12618918306977">
                <text:p>7.12618918306977</text:p>
              </table:table-cell>
              <table:table-cell office:value-type="float" office:value="14.7264332555574">
                <text:p>14.726433255557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7.12642374986589">
                <text:p>7.12642374986589</text:p>
              </table:table-cell>
              <table:table-cell office:value-type="float" office:value="14.7288715871253">
                <text:p>14.7288715871253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7.12510857467011">
                <text:p>7.12510857467011</text:p>
              </table:table-cell>
              <table:table-cell office:value-type="float" office:value="14.7313078834834">
                <text:p>14.7313078834834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7.12631796184875">
                <text:p>7.12631796184875</text:p>
              </table:table-cell>
              <table:table-cell office:value-type="float" office:value="14.7201781153416">
                <text:p>14.7201781153416</text:p>
              </table:table-cell>
              <table:table-cell office:value-type="float" office:value="5.01187233627272">
                <text:p>5.0118723362727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7.13038683692428">
                <text:p>7.13038683692428</text:p>
              </table:table-cell>
              <table:table-cell office:value-type="float" office:value="14.7090678731013">
                <text:p>14.7090678731013</text:p>
              </table:table-cell>
              <table:table-cell office:value-type="float" office:value="5.01187233627272">
                <text:p>5.0118723362727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7.13230460959396">
                <text:p>7.13230460959396</text:p>
              </table:table-cell>
              <table:table-cell office:value-type="float" office:value="14.6979771141282">
                <text:p>14.6979771141282</text:p>
              </table:table-cell>
              <table:table-cell office:value-type="float" office:value="5.01187233627272">
                <text:p>5.01187233627272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7.1350852512206">
                <text:p>7.1350852512206</text:p>
              </table:table-cell>
              <table:table-cell office:value-type="float" office:value="14.6990852692977">
                <text:p>14.699085269297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7.13546259346812">
                <text:p>7.13546259346812</text:p>
              </table:table-cell>
              <table:table-cell office:value-type="float" office:value="14.7029005246669">
                <text:p>14.702900524666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7.13679654277331">
                <text:p>7.13679654277331</text:p>
              </table:table-cell>
              <table:table-cell office:value-type="float" office:value="14.7067129535732">
                <text:p>14.706712953573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7.13331065438942">
                <text:p>7.13331065438942</text:p>
              </table:table-cell>
              <table:table-cell office:value-type="float" office:value="14.7105225571223">
                <text:p>14.710522557122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7.13041573687834">
                <text:p>7.13041573687834</text:p>
              </table:table-cell>
              <table:table-cell office:value-type="float" office:value="14.7143293364218">
                <text:p>14.7143293364218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7.13026309909002">
                <text:p>7.13026309909002</text:p>
              </table:table-cell>
              <table:table-cell office:value-type="float" office:value="14.7181332925804">
                <text:p>14.718133292580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7.13031100741398">
                <text:p>7.13031100741398</text:p>
              </table:table-cell>
              <table:table-cell office:value-type="float" office:value="14.721934426709">
                <text:p>14.72193442670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.12997853443895">
                <text:p>7.12997853443895</text:p>
              </table:table-cell>
              <table:table-cell office:value-type="float" office:value="14.7243765122696">
                <text:p>14.7243765122696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7.12736276416386">
                <text:p>7.12736276416386</text:p>
              </table:table-cell>
              <table:table-cell office:value-type="float" office:value="14.7268165602323">
                <text:p>14.7268165602323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7.1295430234162">
                <text:p>7.1295430234162</text:p>
              </table:table-cell>
              <table:table-cell office:value-type="float" office:value="14.7292545718928">
                <text:p>14.7292545718928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7.13512544263803">
                <text:p>7.13512544263803</text:p>
              </table:table-cell>
              <table:table-cell office:value-type="float" office:value="14.7316905485471">
                <text:p>14.7316905485471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7.13947336031157">
                <text:p>7.13947336031157</text:p>
              </table:table-cell>
              <table:table-cell office:value-type="float" office:value="14.7341244914911">
                <text:p>14.7341244914911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7.14015761326392">
                <text:p>7.14015761326392</text:p>
              </table:table-cell>
              <table:table-cell office:value-type="float" office:value="14.7365564020208">
                <text:p>14.7365564020208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7.14090227087281">
                <text:p>7.14090227087281</text:p>
              </table:table-cell>
              <table:table-cell office:value-type="float" office:value="14.738986281432">
                <text:p>14.738986281432</text:p>
              </table:table-cell>
              <table:table-cell office:value-type="float" office:value="10.7977516232771">
                <text:p>10.7977516232771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7.14088566580628">
                <text:p>7.14088566580628</text:p>
              </table:table-cell>
              <table:table-cell office:value-type="float" office:value="14.7427719279656">
                <text:p>14.742771927965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.14009126640207">
                <text:p>7.14009126640207</text:p>
              </table:table-cell>
              <table:table-cell office:value-type="float" office:value="14.746554759722">
                <text:p>14.74655475972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7.13790574622263">
                <text:p>7.13790574622263</text:p>
              </table:table-cell>
              <table:table-cell office:value-type="float" office:value="14.7503347778238">
                <text:p>14.7503347778238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7.13733788620384">
                <text:p>7.13733788620384</text:p>
              </table:table-cell>
              <table:table-cell office:value-type="float" office:value="14.7541119833951">
                <text:p>14.754111983395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7.13415069510616">
                <text:p>7.13415069510616</text:p>
              </table:table-cell>
              <table:table-cell office:value-type="float" office:value="14.7578863775618">
                <text:p>14.7578863775618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7.13395523268646">
                <text:p>7.13395523268646</text:p>
              </table:table-cell>
              <table:table-cell office:value-type="float" office:value="14.7616579614512">
                <text:p>14.761657961451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7.13375978711218">
                <text:p>7.13375978711218</text:p>
              </table:table-cell>
              <table:table-cell office:value-type="float" office:value="14.7654267361922">
                <text:p>14.765426736192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7.13377290781934">
                <text:p>7.13377290781934</text:p>
              </table:table-cell>
              <table:table-cell office:value-type="float" office:value="14.7691927029152">
                <text:p>14.769192702915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7.13314921073077">
                <text:p>7.13314921073077</text:p>
              </table:table-cell>
              <table:table-cell office:value-type="float" office:value="14.7729558627524">
                <text:p>14.772955862752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7.13493452679944">
                <text:p>7.13493452679944</text:p>
              </table:table-cell>
              <table:table-cell office:value-type="float" office:value="14.7767162168372">
                <text:p>14.776716216837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.13499441776874">
                <text:p>7.13499441776874</text:p>
              </table:table-cell>
              <table:table-cell office:value-type="float" office:value="14.7804737663047">
                <text:p>14.780473766304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7.13515779232134">
                <text:p>7.13515779232134</text:p>
              </table:table-cell>
              <table:table-cell office:value-type="float" office:value="14.7842285122917">
                <text:p>14.784228512291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7.13886197872104">
                <text:p>7.13886197872104</text:p>
              </table:table-cell>
              <table:table-cell office:value-type="float" office:value="14.7879804559363">
                <text:p>14.787980455936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7.14124340644608">
                <text:p>7.14124340644608</text:p>
              </table:table-cell>
              <table:table-cell office:value-type="float" office:value="14.7917295983782">
                <text:p>14.791729598378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7.14311348523694">
                <text:p>7.14311348523694</text:p>
              </table:table-cell>
              <table:table-cell office:value-type="float" office:value="14.7954759407586">
                <text:p>14.795475940758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.1442470963019">
                <text:p>7.1442470963019</text:p>
              </table:table-cell>
              <table:table-cell office:value-type="float" office:value="14.7992194842203">
                <text:p>14.799219484220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7.14519901069244">
                <text:p>7.14519901069244</text:p>
              </table:table-cell>
              <table:table-cell office:value-type="float" office:value="14.8029602299074">
                <text:p>14.802960229907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7.14664313167932">
                <text:p>7.14664313167932</text:p>
              </table:table-cell>
              <table:table-cell office:value-type="float" office:value="14.8066981789659">
                <text:p>14.8066981789659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7.14603359931553">
                <text:p>7.14603359931553</text:p>
              </table:table-cell>
              <table:table-cell office:value-type="float" office:value="14.810433332543">
                <text:p>14.81043333254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7.14617475175995">
                <text:p>7.14617475175995</text:p>
              </table:table-cell>
              <table:table-cell office:value-type="float" office:value="14.8141656917873">
                <text:p>14.814165691787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.14617475175995">
                <text:p>7.14617475175995</text:p>
              </table:table-cell>
              <table:table-cell office:value-type="float" office:value="14.8178952578492">
                <text:p>14.817895257849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7.14497998615723">
                <text:p>7.14497998615723</text:p>
              </table:table-cell>
              <table:table-cell office:value-type="float" office:value="14.8216220318804">
                <text:p>14.821622031880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7.14279918892332">
                <text:p>7.14279918892332</text:p>
              </table:table-cell>
              <table:table-cell office:value-type="float" office:value="14.8253460150342">
                <text:p>14.825346015034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.14166741545271">
                <text:p>7.14166741545271</text:p>
              </table:table-cell>
              <table:table-cell office:value-type="float" office:value="14.8290672084652">
                <text:p>14.829067208465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.14152478627247">
                <text:p>7.14152478627247</text:p>
              </table:table-cell>
              <table:table-cell office:value-type="float" office:value="14.8327856133296">
                <text:p>14.832785613329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.1419300664439">
                <text:p>7.1419300664439</text:p>
              </table:table-cell>
              <table:table-cell office:value-type="float" office:value="14.836501230785">
                <text:p>14.83650123078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7.14340914341889">
                <text:p>7.14340914341889</text:p>
              </table:table-cell>
              <table:table-cell office:value-type="float" office:value="14.8402140619905">
                <text:p>14.840214061990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.14599407576745">
                <text:p>7.14599407576745</text:p>
              </table:table-cell>
              <table:table-cell office:value-type="float" office:value="14.8439241081067">
                <text:p>14.843924108106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.14646822576341">
                <text:p>7.14646822576341</text:p>
              </table:table-cell>
              <table:table-cell office:value-type="float" office:value="14.8476313702956">
                <text:p>14.847631370295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7.14891944078225">
                <text:p>7.14891944078225</text:p>
              </table:table-cell>
              <table:table-cell office:value-type="float" office:value="14.8513358497206">
                <text:p>14.8513358497206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7.15199839845025">
                <text:p>7.15199839845025</text:p>
              </table:table-cell>
              <table:table-cell office:value-type="float" office:value="14.8550375475467">
                <text:p>14.855037547546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.15382044250295">
                <text:p>7.15382044250295</text:p>
              </table:table-cell>
              <table:table-cell office:value-type="float" office:value="14.8587364649401">
                <text:p>14.858736464940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7.15752935195171">
                <text:p>7.15752935195171</text:p>
              </table:table-cell>
              <table:table-cell office:value-type="float" office:value="14.8624326030687">
                <text:p>14.862432603068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7.15801133926935">
                <text:p>7.15801133926935</text:p>
              </table:table-cell>
              <table:table-cell office:value-type="float" office:value="14.8661259631015">
                <text:p>14.8661259631015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7.16184680454846">
                <text:p>7.16184680454846</text:p>
              </table:table-cell>
              <table:table-cell office:value-type="float" office:value="14.8698165462093">
                <text:p>14.869816546209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7.16314238737933">
                <text:p>7.16314238737933</text:p>
              </table:table-cell>
              <table:table-cell office:value-type="float" office:value="14.873504353564">
                <text:p>14.87350435356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7.16322959932578">
                <text:p>7.16322959932578</text:p>
              </table:table-cell>
              <table:table-cell office:value-type="float" office:value="14.8771893863391">
                <text:p>14.877189386339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7.1646336801474">
                <text:p>7.1646336801474</text:p>
              </table:table-cell>
              <table:table-cell office:value-type="float" office:value="14.8808716457094">
                <text:p>14.8808716457094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7.16557733915637">
                <text:p>7.16557733915637</text:p>
              </table:table-cell>
              <table:table-cell office:value-type="float" office:value="14.8845511328512">
                <text:p>14.8845511328512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7.16568335978669">
                <text:p>7.16568335978669</text:p>
              </table:table-cell>
              <table:table-cell office:value-type="float" office:value="14.8882278489421">
                <text:p>14.888227848942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7.16633755083172">
                <text:p>7.16633755083172</text:p>
              </table:table-cell>
              <table:table-cell office:value-type="float" office:value="14.8919017951611">
                <text:p>14.8919017951611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7.17237654636742">
                <text:p>7.17237654636742</text:p>
              </table:table-cell>
              <table:table-cell office:value-type="float" office:value="14.8955729726887">
                <text:p>14.895572972688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7.17387258478751">
                <text:p>7.17387258478751</text:p>
              </table:table-cell>
              <table:table-cell office:value-type="float" office:value="14.8992413827067">
                <text:p>14.8992413827067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7.17610775713584">
                <text:p>7.17610775713584</text:p>
              </table:table-cell>
              <table:table-cell office:value-type="float" office:value="14.9029070263983">
                <text:p>14.9029070263983</text:p>
              </table:table-cell>
              <table:table-cell office:value-type="float" office:value="11.6591440117983">
                <text:p>11.659144011798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